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accoun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bankId</text:p>
          </table:table-cell>
          <table:table-cell office:value-type="string">
            <text:p>name</text:p>
          </table:table-cell>
          <table:table-cell office:value-type="string">
            <text:p>color</text:p>
          </table:table-cell>
          <table:table-cell office:value-type="string">
            <text:p>type</text:p>
          </table:table-cell>
          <table:table-cell office:value-type="string">
            <text:p>number</text:p>
          </table:table-cell>
          <table:table-cell office:value-type="string">
            <text:p>visible</text:p>
          </table:table-cell>
          <table:table-cell office:value-type="string">
            <text:p>routing</text:p>
          </table:table-cell>
          <table:table-cell office:value-type="string">
            <text:p>key</text:p>
          </table:table-cell>
          <table:table-cell office:value-type="string">
            <text:p>icon</text:p>
          </table:table-cell>
          <table:table-cell office:value-type="string">
            <text:p>sortOrder</text:p>
          </table:table-cell>
          <table:table-cell office:value-type="string">
            <text:p>currencyCode</text:p>
          </table:table-cell>
        </table:table-row>
        <table:table-row>
          <table:table-cell office:value-type="string">
            <text:p>a824ce7e50b1798f1e10fcf94e13ea287</text:p>
          </table:table-cell>
          <table:table-cell office:value-type="float" office:value="0">
            <text:p>0</text:p>
          </table:table-cell>
          <table:table-cell office:value-type="string">
            <text:p>[<text:line-break/><text:s text:c="2"/>{<text:line-break/><text:s text:c="4"/>"t": 0,<text:line-break/><text:s text:c="4"/>"q": {<text:line-break/><text:s text:c="6"/>"$set": {<text:line-break/><text:s text:c="8"/>"name": "Chase Credit Card",<text:line-break/><text:s text:c="8"/>"type": "CREDITCARD",<text:line-break/><text:s text:c="8"/>"color": "#d87204",<text:line-break/><text:s text:c="8"/>"number": "",<text:line-break/><text:s text:c="8"/>"visible": true,<text:line-break/><text:s text:c="8"/>"routing": "",<text:line-break/><text:s text:c="8"/>"key": "",<text:line-break/><text:s text:c="8"/>"sortOrder": -1,<text:line-break/><text:s text:c="8"/>"icon": "data:image/png;width=100;height=63;base64,iVBORw0KGgoAAAANSUhEUgAAAfQAAAE8CAIAAAC5D9QEAAAgAElEQVR4nOy9WbMtuXkltr4PyNzDme5QI6tYHMRBHIqkqKFbarXUmrrVLx0h+6Gj7Vc/+d0/w/4TDofDjg5H2BFWqCVb88RWUyQlzkNVkTWQVbfuvWfaQ2YC3/IDgMzc++x96xzWLbI7wqgK3DzYmUgkElhYWN8HpJwaJ4IKkLZRA9wEBkSAgdJ1VQjVZIn6HFgCq/J/CxhggAAADCCGMD6OV1JQLrkaCHS7Th7nsHXAzbO58+L+VwG5+9YhAIDIkEmKZfNsEahABKGFCBwhAmf5GAJjqRTkhxQOpXLIKcPvCgNIkDldR9c6yedLyTOVM5VERg8rwyGUw7PYqPw6Omcr5yH/djgel/lqxQpBQVRQhpy3rpXRhenAGQBQtk8OO9/KlQyHdB3y7GMKzMEk55/vm+JSRHJoOQLUOlTdxiPq0FSGZxeoQRQcFcwEAJwHSmvfeBQZ7p6yiaX86UJKbpY5uFERRgXS8csbhf707ZrfU2/7gu45v9pz/r7s3Z70fec/sr/uCHuqYXf+sv/8fffdd/5Nw77nveFryeWsgRkwAWrgADgCXMSJQwUgoPIwWBfXVPNSm6EKonCyIgWoEBWGzhAUUsEjOnSCS+BH6/XD1t9b6tdfOfvqS6//aPlwbW3btjFGAwGYmZnBDdUydC0qdcfr5h4MJkBRAxS4ZgwzA4TcSnciu8/f00vkSm9IhRQ4JJACBBARESohIgIoRAmFaGoWYs4N+STcSPdzziGDqSi1z18rT5KMAMQopRxeFIDQUkpKJmBM9akiFGo/+Hh1/VOOnzDnR4XYCMfgIBBL5Rmf6cSP/xSRBDGp/ONsE7ibpFEeIglvhwtJQxnJ+jceYwQ2wZcEpIvxyjtRCkII3NUhIqXPluQ4//H5GZ1lqBIrl5Tbx74YlCHdoABSC99oruyUYMZCJUDSBCGE3B0AlhIYSJP0V4Ly/hxArEB6LHehsDTPocC5noNR8vFoUE+jhqV0hfTnwDg+/x1jJ3o1ffvZR2FfutvoXqOn6NvhOIhBuZPpme0e7WUPKm/13/5Ptcc1fDzivjcov96wOKo+dq0gHs6qJ44O33f39gefeuq5k+OPP3fyxAy3HGrABTAsvbTTSb3uzIur3QyENIxgW0sEIuBC5xuZBI8fdlh6fOut1V98+Stf+varD9eg3lnpvJtM1pAYI0kRERFLzXJUuZu9K1fWvtaw+eQqVFB6ML0aD+ABEKi8T+lGjs90qjtzIGwnWIQQRhkPBc6JpfOg4JoqFBDCIaM8ACc0C4ULS4JOl0Gzhz7pG6jQJg4Cy/fK0D9AvHJoPSpCIHhSbAD30rAqdRATquxq/iIOsA0mKJIgf/zIEBOLEEtvFhmyN85JcJ9/BZU2dKShDZiq9g/V1ycFHawQ54xoJgA0g35KLGU0Qfofo/aTXl8sVD/lkEfKKC445cYbBGCiCf5H2J1AVqMmgJahPCCAmM+UVOwht+j62jDkASaSIpLGBgpAieUhSEmsOGWYOgsFNInIw0n/EwBVP+JGQ9sr4KtjcJcyeClhAgcxQTpGtP74OjFD3Jkulds9yd7TnTMX4DZEhjzl3Op73J4av0OwPXP+zTKMsMjtQZ39g9Zubn2V/KXy7EnfJkM/XhBCxCnNi6lEDR1CU1k7tTBn+88/96nf+aWPffQER8Ax7UA6IBicER4eUSR0S3Um0gJCVA0OLoCHwHeW+PNvvvXnX/3aa+cXsZrTHbZtvQpqk3kovV1V07PFK7OcvooScxkzggTDY5YxZgo+4fvVWrSNeuyPQ69TXGP8oICMOwcN73zfPfpOEku3UaqJFbkjU2klE6wnfE+o59QAy2AKJ0KlFtjd4MIABOZhQnNwEANVhQBUaBEKE3GS+K8SVEikN5b+kGosjRouzxLSwDKqq1Fl6qgtZsgepaRRRBFF2deEKJUOYhZzGUTp4FDK5mhlYlGempobfXmvYvmYyhaIkudaZALTMfVWwKxAgAnaGPr6T/+hzHsogAklDetGilB89MpNPkE1gZmNMZoCGkzUnI+iYgN9Rg/9AlCH80kgk49SACVpZBmiUAaGUYcXN7ocEUzjB8WhYH2fA0nIVuPPf8ZhZjMm9UZEAFfB/abxxFc707s9M6f9ITXO7WvE+63Cp5NFds8kduIDBWDcSdoSqdlKAYA9zP2m4K77dLE9g80Yl95VaANEVaVWUaEwCmLFcODD5VuvfuDQ/+7Pf/K3P/3hF2/pERDWl9PpJHTNXHyimmsg0JplCJjcXqJ6JeBLr/N/+8svfuv08kch4PDI3ISLFqyr+ZGFVrhBo8wMpJaRyt6xKXAkCV8Nyt2C2B5x3VXVKI07j0dBII7Qq41jQ3QfkLFkYpIpRv5JVFVgSZPpwV1oXkVgSQbJIEgFzIkXkQzBV57dQQGKqGTabmnETjgvIgn6nUSRrm9PBcqJAu45XYY5hyaZRWz7nE1wHyDeKMIE0yJOhFoGnh7ue4gXmmOfCZWF0Kc3KCam/bWgUq2FGCIpZDQMfFlESFpS6UeCQJreig3/AZrPB4SaciszNwSh9Y2T0pP6MnqojbUXIsARmoEDsJH8Pc6nHxjGE7uYQBkbxBwFINIlIU/PpSfpCdzVVT2gZzoPAgbZIrMFU3omuIU+3CSzZUZ70xh7ZITK+Z1KyD7GauBOBIjdHsa9T6fY3X/TyLpfOdlVqp13uI6QsJnx7ufdl4/Pg9m7CgY17wFFJENEBJyi8uLAxenJ7YNDWzSvfe9DU/tvfuNXf/czT90G5gDa8wPxqpWwXUPFlGuZLIDXiD/80r0/+PJ3v7uwe1o3vkJdQ5OVqqqcsl31Gl/fJbYefvx2rz78WO64GkRAMaHuiw2xjymWYZcjEMlA7LbTkwghV7pHCqp9qRLQlPKUQQtRBjkCzjkhtcjuWasRSgwjYg4Ufu1Fs8RRQB9QS/cSTTKIQnrFvOj1ArFBBiE9gxaNu/Q6AnAjjFaMBKVc/izs9I/r8r3GtB0AGFiuyuAu1DJv2JjbKJzStKhG/YwksfhisehzNkApZtDEtckYk+gxHpILE+8lncSYemiPiErtTZHj9gATE2s1mmSCnIaBsQqU9JlUZWXwIDG8+qQRJcpSWPyGhl5UMkV6SDLdS51HHht65UcAxBFoRggZLc1kRCiwNMiJpqHOxIxXlIqsq28ifhlAYWF/a98Z7wZ4dX7nTBohXl8mNtlnqNRdzFcB4z5L7p4g2A2aW8pwPllEbsjc9+PSnsFsz6AYd9iQbhwoQOxQVdCJUBGV4gEFIiqHZoHKTlycnd973wS/+/nP/utfvPMR4Bg2BZX0aCU63031Eng54I++9Ob/+6XvffXN8/bwCcwPMZ2AEdEARdd1qw5iUEnTHoUk3V1Vx414/IaTVQ1XanNn5SoV5gW9DLIjhphSpaTUrjaYQlMcGdOxgxun51gC2XFXa00vY6RmZLrnXC8E26CaE4gmaY4hmUamdC9wBVuzVpMQPPamUTiYCISk0JQUU4j0OAuQsTBrSJIxSYUIUCWLM5CU1oFxI5e/18SL50+eHoqIYGhwxUgwQHNK9jIppwO9OcEooiCTzC6ioAolzVj6m4mmEQhAfpoy2ECExdjrADMRIgLK4r2S9BmokpGQnKjoLCZUzvMZJFcYioghDwKSgTy1SgAmGZdtk7ZDjVsKvsIgHXoQT5MGgeVeuynLUDnyB0mw7hMl70Kqr2EukhX5oXqFAlgsLJ6AiJJRoRCLFEKjqckOFxXv6vGfLNSBwtQjKFSoSWrnJpQd7R+21zGh3a3R79OOd/Zft4c4gWrxKgjqfmzcK4NQ9skdMi5RqvB9rnHpjH2/7A77RrhtGS0HVz8G5g5ETKKTVkOMgTCnOqWfd1IbFP4QjJeMqzqeLi9W33jjjdXiv/+1938IqkBsW4+6DoYFcB/4y++u/88vfOPl+83smQ80AZEOXciPxTilo3pWVZBICpP93oyiRgJuZ7MRqdKx5Al1fIT/CwFRJxQKBDqOI03gTAA4qvTpnRmAmLtxTMcAYgayzThCFCR3eAvAja0CEMkxNPVYEWQDJpUwhYpks6RAqRleokWjOBEROvFA4rwEAANEFERC1ESOGIUGkd4MmDBmYO6gFHBUg8APw8B42mTZxS5hRh4XAB0xIxnNmTTDTXIsGlh/cj7CiPtnF8bsBZSQK7nBkEI4JQRpmCGAxOXHUo+5fsZEMUYhSMv2D2TQBASkSRLiDb2qLo4CCgFHIemYiiQiUCMFzsgkrGtqQnBMbJoaextnhttM5TJzF2qZpAmYJHCkOQGyeFeYf3HqzaVNdiONqS2BXiSm63qzKmCgS95NBEWcwCAeMEFSjh1g6gEYxQtMFHR6BS8MsM42JsQbPjOSFB5lAmijihgtKV1bMSw5Lm/FLjl4AltxiLyRdr9L41aAMvaaG0YAlT3Mfa9Yw904sx0zW4DIPedQdqXvB/19Mo7szMcs4FrlfHQsEV2XPOecAkZhF5slDOJqrScxWozQ+riD+9bpcvHVt1980k1/9n3PCaSqhWteOjzw+OMf4n/69392L844u71oSa9BLWoez52pNzXo2id757iaHlFZSae+tkOWcFtDfPxhryvkbi2yPz+b8kqjMUtCSjKZqlCpQqtEiwZtSZVOmrXmvETB3gUFYh4xI2mh4YlNZ5/3BMTsma8KfF+xhRdLX8qk1Fx1cEy30LF0w9H5YyAWAhzDfQpuD0OBihX77aDpl5RRSfLEpfe9GDg1CWgczfD6nwww0ZHnSa94MPNobv2UfGu0z4fDT1nMGSnppJqJUWx8x/KrZAF9lAMpBhkcK5nLlhV5gMVPZiT+bHj7WBk8YgHnmP12CCCAUNpIFCr1WcSZjZT8AvK9d4ktu7zNbti55No5v4N6s1X+nsrcyPVQy4zl3YHm3vjHC+9FSUosETDQHOFoaslJTyU6qmOav7tIMard6k6fPvvu//Dv/s0vv3D7APCs0AheM/zhF7/1Q/Pt0d1FC3h4JWDCpEWoQQ3O8tKRLU3w0Y1pmws8KgZ6fPgJh75/4kqJSsgoykJMiWTLEyqMFM1NL+WkmQio9l5lzMtVRBCTukEYVIsenZgcTQdEpibWl4ivCYpjPTBM9gf9PcneugPcNzT3oo8nE+7oNIFJ7FV1jNR2YreG218IWBw5YuYuKEgKci4gERV5liaEicFgQljyZpHkFVM0dAoMhl7ryFMeTZqWaSb4SNYXqhKEZnAHIbAi+yTy379oZMaqhFoxxvY+LRQw+73k15AvUUQWGw9ANZKpZrJfvBiQLQclpdxdSAgUMfmtZ59IJY1QwgxKJHP2LnFDRvE4hVd+fXT8EwjvgPLvJlheJnX9wexG8RCuD8HvTUly7GETCIAYJUSJToI3czAnEEsqiEQwOphpI/W5O/iD//j1J279sw8cw68VDfBnX379b7/73dPqSatqa9fwlaAVGpVRhPCQKkgFUNAIw/jxkutb8ljI3HbkI8FMFq5VWUZQFPJY5KpdQQwIu11r907HNL+/jTMtU18mXU9UAYkEIjOBTbqvpum+mjCvq0LvypLWwlBNNMkwaTwo3jWJv4sIsnOhKmAm3RZwa7pRklAAkeRSchXf0Zu7Eo1Pxy6jbhFhxCDGPFcAYSKAWEQEDEIgDfEGgdIcy7giFKJ380xKvBJI3j7ZnpndCNMME8KsS5NIjqVmTFAPU1UpbBmZ+Wqi1xQkR538OGYQ0swE5kCJPWcvdlQAOubshU0LqKBCBxN6odwwSZo4MzkmM5OSUKbwKLOgWHgfgWSc4biyISp5WVHS43I7IkSyK2fMAiCcUBMTKH5lI0aZoXyUInv8qfd6g9yEuTPf8ZqyDLB3kdEWL95nn7xGiNReLXjs8bi01wb396QkBqqxIucQD+kgLaSLiijBJZWPcJYaMGAQQWC9qm594Xs/eupLP/i9X3/BnwM/ivj9v/7bRXUrzg8ZArxHJRZMgYLsDuIJTZxdAO2fCkgLHcvMMpnjkwqR1o7mrnidGAXm3vOR+V2N6rl9ZlKYHfcgmgGTxbFP4IgkYSdzX053yASeZBQAVDEAhuhEKCZEFBPkmqQacp0TYizSUL9kSVCGnPSOilxj+Vkp0GwPFQIqMMCllzjkBociSEvCd0aIgBEEJRZHEYjlY0co0zwxK1GIRVxKJZLcYJC6vUrHmNaoZUZrIKkCY9q/IUnYSaZP1yZDaXJhSoNWtqgCxfNKSSJZLagdAdOxvJNuFakjgSXPnSDRAwA1FveerM6nx0nqv9EEAk2ATIiAhvxikrk5teGk8rte5pc8I8vWYhqT+3F6UIHQLKWnHKiCXk8XJtGmR+OegNuoTfb8favF2q42LMBoVfM1g/K68XDJNgTq1jBQaobXHDYGTT8/dNrm4x3iAZGuGaOQuTG+PTqWG9/lOiVPsRIxja+uvGsBVCOtEzXTICoEKcw2oXpVnzhX/fGXv/X5f/qCXwFfeeXtV0+XfPY5Ooc2ovJg1OSDCwfRvGSfETASFLfDarI5Eg+SGkaN8p1jE1qixT/2cox3iv1ur4C9C0CK413pIL3zHwDEzMWdUNX3PogCjLR4pNm5CJRQ8UlDT5BvkgxlWeaOzA426XaSgKCn3jRPExgY8/Kosj9BajfJOz4xQ0mwm0EqL49KhqbkiV/WNFEQAQqTv4dLWlAqhhmLk2V5mdk1KJUH3qiQPOcYyeupxeR/05JXFq+VTQ6XXBpSiyrOLzBS6ChJhs44buUA6O3HkjtNqj1EEYNQmay8jKViSSoASRq3CiNElXDZDUZcz+jLeiUWn3oAhuK9bkpxWWHbtbVAmkcZKEQaAJLak8+xPJMoalHWZ6yYYS1Nnsq0wwlYHEp6B9BEm9JarVSCHYt9dm4/oJb8kK5vBTNsbmdxvZDMxY+KVYpz803scXlwGk2mHx3/GOHGU4qb185N8NDFNQCjESEhMACIBvFBBfR5GgyQ0VBFnR8enbzx2it/803I18n/8f/4m7990H17rd38CbgJoNKsJwwUNK6CeogDAUubYeyad3F0sMVz5SYVTQhNcTNmcYNQZl5XPegVbpdn/XDpwBp6l3BGJWBMGKrZEVHSudIvWUqbRBGSCSl9Sk/OKy4pIQn0MscvfoxIo0XBaAjNg449B9MecDWVsV/RmmA7XViYmhY63Fs+y0CVuhpMNENGUfOhveoifayQlK6Asx32W4WNXdlSnaScSKZyj6e1JIrmnsEOAE1MEHQkhXPw3EjgPjaxpoMoaes5GRtUSw6KYV+BnKJUISzXjI5tqhiK1/M6taijBq29gRQZsoetBcpdpAfx4RwAkIiN4pXLh2dkXrxaGq+MipSqGdA9W3Vt2GM3wg06F2Vo9jcIO+YKV1P67nTDzp57zzVPHh3snsdcjeWGc3re7Pwd9bM/xhgPDTATpSiSdp12tDKCBppGMzGI1I5PWXdnVvl7wNdeeoinXgiLFTqBcz60LnS1MIp2kufhYKysUVqTM32H1zpU740ah4BQu5kB/Wb5A0hcxGQjlryecisduPoIknhRstf1++AxcU+VDIcOwkS9Cc3O4UnLlkS3I6AQZ06LjWHknlgWJeXdZnoN3REJiTQLKUlaYSpVZqApRSFUI9G7ThaDZJ4f5CQhoExSAWh5cpoHDGM/EiT+CxFhdm9HzFutoBSvd9fRAe7zkuM01JnLMnMyWkrhr1rUFhqYubOqAK43iJIAomXXto1lFQN8w3OGTLTZX5X+TKuKPAavGEtmEsnThWI+AAYMTYrPgJXM+9GlVhE3ZuYFuFlmGBm1gWSHT8dE2axG8kYF/Xhmmhl9Xg2U3PqNI0DPLWXA3L0ueruTb8o0r7+CKQVLlTHeBnMjLukDE79J7gLs9XPfcz6Hf68X6w2AHb2Ecn24vtHzGl0XYWKoDGqKtCeEKpVQQjooYUHYeQ2RLlZHbdN208kbD8/8d1Z4rdHFg+Xh8e2LIAgBISaZDBBl2lUtrbaBAI4WgU18T9poNhxLaT6po6RX4Syt8NYoZSex1Amouf2I9WN4YnCpVRUTHHzyZ5eBs7jkAEKJArq0rs9S61JqcoQoBCG5TgBIS59gYhAThoqIooCGRMjMFGZqBKIAgCOMoBidAR4pWyospO0vIBIESchSWlAPwEMio8/WSiQlxWUl2gwmeYEiBE5ZlvijMHiMPVI4Ui8BwpCgUzPKJ12+H7ggRekWg0vPngCayW2fye8mwQqkd7FJgxaQjCgkLYkeAiTDZj9l2WypvTEtd6P8Bgc9JB0EJCk7aSaST4Mkhm6F/ApkzDoHuCWQxjyjCgQy3tFImC5M7UPzSidmm6RmBt1z4J4+aJQ81eVoPt7D8RCk35wsZVyyEiTtvqQws7m+xOCosghJdtT+8mS25qg6BY9EgS0q/Z5NcoHNjnydwLEyvgPZh1hG8Q34X8rhumtxNdmlkDbawzXiNEZfKeE7xNfJucTFcnm9uJf1oZb3KoRQixZvAAHLTiI0EZWqoui9iwd3Z4f+97+NxZ1ngqsiDW3rZzMAwXvLIFjIFX0nqjCBKbQ3pEEIBEio67pt1wwBIqCIsRa4qrqwoNRZK2oaVBov0UUo0Ihq5UMNAyvXWQusUCkgCBGRXp2Ia2l0gKNfN5XTC40QEX+g1IqspZbgGo+1W8MHWAsL3ryHXzXEtEY1QQwIHSypqSqoVMz82iFMGZTaiG9c2r3bKu88ZNGu4VXqGZsgQT2trVuoQQXq0dUw8eaFFr0YDZMKMFucwqkJIa6ieooLomAUmNA5RxpjVK+V8+uubSUezg7YWjIwMgFr3muzrGsSEpaNrkmPLTpMauZ9m+9VkCy4l3XXJF1y4S8xEqQMC5oS4khpKLm/yegqYGC1BZaBsm+w5jlH4uwZCfKuk5nRylDmZB3mUFQIoKLqEhYzm6mRNIlhkQuZHGck8Yg8IUC2pWaGbhAFYnGdTCumhCPqHUGMth5LC21Z7NvD6qVhaXWp6cw6CUDgssJuzEXIUKiRLJMiAEisBsnshWTVLtgt8NmbXhKTEDKKCIetKAGoOAhizGNZ8iFKP+VZ9TgMo85uyNSbT4tvNvmGPpLsl9Iy/9F78W6Ffe40ybMqWbLeMU7lAa8d/xhB0yxWt+JMtrJ5YBTjJjE9TIGKRBTk/aCTFTB3uES0KsAFrQFo2wjNT2aXZv77C1yKd6LJDdeDDU1FQ6ZdabIPAhQ1SllUnf8F0zcm2Dx8iNlUJ1MaYqAqusjlOmDqjCKoHDQK8rgAwjmnzpkPMcYYoRESQGB6hM67zsSQrXoKwOppLTGIc1TQYoyUjoztRGYUKw7kBjEiwty0njVUNmuIYVpXqq4LGtEGjQIIg5S2ogDUHR/Hy8t2sYhiTiUi8empRipihaZD0i0S65R5XTF0y9CBAU4gBouQkL7lkXzsKDSqQgQOMbF17YKZQkQqOAsx8/WsZkQgcTshgyQ38KGfJhEo6zAi0veNDfDKPuy5y7hyclaEBnWlNI3EJNnjew6Dz8/YL2WUAiCCLs/sgExhihrDoczjwGFQKbfIVJj9r/0JIhssfuypkBum5BY+mkZYn5C8CdOaI+shhGTvIJ/ulUbH4nloMqSkuuopzriCsqpQ+qKVFB3uky/UEd0eznFKkiLJdSS5dVp2jc0PzuxYkqQ26Rnx1n3HlYsfN+zX6G8WbuTjqBjWlF0zMK9BIPLS4EfGvQ0I14yvU4Axu8ouALs0mBvd9xH4ngvGoiXkvNN3CEoTLr5mpgySxBWI/9EP37YIpxqjqXpAadbzwNKcChURGe2tQcCElqQXOTwyqYwJfLypN19BI+QStKV6JwhqeUMWMcC6btF1nfqqOpj4WppmGZZLrDv4aVAfnaugdIBGhO48RMQWzkNqQKBepxW7uLImwhAijFAFvVEDtWtaN5lGb9AIO+sWTdc4VDP4CdTgBJCVqxTopAI0PjiDk4NqNhFZCxbLAFXMDtq4rhidiXRdcGnL2aiGi8uzw/nsoKoacQEWQ+s8JnXVrDtRBGUUp6rO1Bs8RETFC3yMMQiiF50Y0ESO9h1A9nwgJDf6vKOYFRAcqRw9+KYXPMI3JAY8ZvfDyel1luMMIkPKMHPucTyfeSWfMeiX242AuOy4g8KLONqnfmOoSALRlU4+zh+5pRuAOJKTU2saX5mw9Z02bbpyr41UG553I08bnWsAhTqG2vTYgo2xti8Vd+5zImlm/ShkkVExyiCRcnokHu0BzccF4vtve8P89zP0PTe4YXludvresNUa+/51fc3qJxPYIwLgHz58mJ3wYlRf9TLl/tDTBXMMQiNgohYVXQchJgdwFZqAdQONmAmgyVlZ8uJZA8z7iTgHX3ddaB682WAtU5lPqyBzqu8i2bRtBLzHxKGqIIJIeAcAzRrWmtTRArzkJSAxLTZRUoPpbHqw7tZozuAbmaqrVaXyzq9CRwEsQhAJMnn+OVQKoL08izFODg5nlV91Ec2aCjPUoJrROtNICUL4OaZVvGxCgEStETutqSFOYWQIWVI3R1URD1gINEPtVRi6AENFNTPUQ/MYN/MiLGykKMSgurlCeAy75cKhIcYRl+zBNOH4iBf3Bzneosz9D1uIv3XfXnreR/ZH48c2K3+vw9hL+t2cKXvwYkyi9z2XAhFF54w2zIr7Dpk2pe9zKHNmDFOZPZm/65r8qTD3dOOb3uGG5z+eMNRP9nXaoDiPOv+9CXvumzbvygXz63XrvWdaLp3ntCpwScori6dTfrnYaYqgDJo3eFKKQHzeFG61clx40dqrejlbLQD4oE5ENEjsEIIQFdh0IpOqmtVddQT6ua1weSlxIdVEqymdd6IQhNABBgtJFveMM3a1QR1ax4WGIILolXBUAgZvRBM6h3hw4GplaO53HY23LYaZO+giksZSdwC1pUAF7Vpmk+nEy2pdxXPnFU7MTxvUQQNi46xTmEaXTHcWuihx3UGnx8m4qLQAACAASURBVJODW7Fr624RLy68imkQa/PaUooYhZh633UNohfvOkaBeDc1sY5xCzeRF8tkYTlr5GnPgbQBIcpOk+zla0A0iZEYTKAA0vlwIytl/kfz3BVluqfM2DHG6K2DR4e8d+5Vhpr2BZNBDLmas46ZUSk5xsyoJyRZyRpYs4zc0NM0dszfpdDpHrWLGYHAhh11zJHLtUONDZcPJcr8PVH1/vJsRe/NGsMzWfI2364fMSGRleK86aqVrMq3WTbnK0DaEucqc3w06LzX4b0fJG5oQv4xvPR3he15ZOErtnusf8/DvnpOXTkd+jzvN0vdzMygWiTQPqfRgaQFLx1oSdUyEdBh1RwcHs6cxYszv76cKT1D06yePDoQqjMFLKpRIkIr1NDJyuqOWLeOoTmZ6F1r28vL2cnxaWge0MxPpzoJZIgEDc6rmjWLql0/Ra3bdtl2qBS3jhfZe9LD6FSFKoA6CZdnEzs71stwcX8yO8bB3fuL2FkL0cjItM1gejsEqsrHru4W03h+EKwW7Yiu8aE6VtjULqu4VktrUTSCnbCaTCiy0tAsz+Ll4smZP5w4bRfCaPQREBFVTpzUhArXcSVdpZx0Eb4+UAkPV6swqaxsmJfF5yste8R8txj9DpFkzMf7RjBMDgZxZlui6fn7VrsZiz/9n/1VSTEfp6ccioiPPXOFzcLcBIyuz8GHG3EbtfeeuUMD2bj1zstHjjjDzCmdT9lA/OwpRqjqePPztBw5ffXFsoGbSEwf2X/Mym6m/Tsd2z/w+ID1/w9Xw3iqiuvQnfd6cN1398Q/RAB4VW+GLlLVpxI78RYMw97cpQ0yt2JBcIzJrceghAdlOpvZ+dtsTp+f8TMfvvNzH3n+Y+9/8skjNKfQCACByF7zNFDbiDjH6w3+4h/e+ua3v/mxJ575nU/+/O0jvLHE333/9b945fU3Ls4DZ1JN6mnNetYtl/VEPe3Dx7PffP/zz84ny7BuD4//1y98kTq/UCFUjaAKIYhO21kdf/Wj7/+tT7/w/NxPDqov38O//9Ovv/T2qnG1aQDAtC+5kAizWR3ffv12uPyVDz/zS5/6wEeeO5lPEdcIazCmRZNdDLQAMzTiTq19UE3/6OVXv/7m2dsP709c/KX3v/CZJ07m4XzGqKrqIKpSQT29w/F8ZoEzPzOZBqn1APcu8YXvnP7RN1/qJj7ZNC0BoiSn62RhZ1JjQFoBx2RKBelESRC2CeiSndmlEH8gLdTUAgoiUrw+hrEhgsj+LVdk/ZH4g6s43t+YWTtC+pZe2mihzCTyLhUF3nZq9ykM+9MAQZLhKDmBZaquac+xTdVbsoCR/BoJQE040O3E33ULtWU01PUPklh2WtVV+suG/j6m8Bxp8VK2WMpEPkspo04EZP6+vU4XSH5yIxMFIKN1XjG7XVpx6idAwu0Gkf3Q8xg+IvGocNMPUu/9WMe+53qvZZ/d4aaa+3s9b9r3WGVvRwDwqtp1HWJU70mSdE5jCBv7L4+C0CSpNSMzoBJzie3y9PkD/t4//dRvvPjMnQq2uNAzuyszUUS6IGHNzsyEFukXrV/E6fnbize/+7X2/o+e+uDdZ1zAg+Uzs4PDduHb1VT9vJ4HrS8iu1UHN3MSsVx44107eSou71+eLmxxK9oScgEADKoCVZhntMXZE7PwuWeOXzyeVKdv+XDysdnsM8898fpb324pqatH8QkLYd3qrbc+fCC/95nP/pvPP/nUFN15G87XYt7FGSMDl11s24DkHaOia+VitXjjzdfePlsE+rtTvSXr2cXqKVkdMDhXiXOsBc5ZcvM7P527+hjHRNv5A2D2/YcX3/rml4kDM9Pe9z9pXjCVvF7/isC9bVPFCGH7V5L+ieUDwSUTGeezlUPxpeGu9A2SuMHcOayA7cvf/7FRqiyG4GrOW21s/MUotS0svi4HH3IYqTGPYOXjsE9Yf9QlW5bVkiibCs/A34vhJO+Cn6s9AL4XeVB0I7LQrDQcGq+qAf+F0vad9fao8NN7zG0r1Oa06T+vQALwbQgQEe/770KF0Oa1iejrfeiwmR7RsikVAkSNhrZ5/mj6X/2zT/zWp2/f6rp5sxIfV6Fbed/BRzIKOogZJEikuuPp2Tn+5KtffOn8zeM7s7Nw0eniaMo2XB5Wwq4D6sv1WmYTcx7i0IWWcuSr2i6PbTVvOvHrWud3fPXq5drNJ6FyaEPnzcUww3om6xefOvnc03fmD988adeMXNf+Nz/+1J9/4e+X4GQyC37SrUyovoJDN3fdh47rf/1zTz5B6Hl7Z16fUv3E3z+LQRngAichauMQW64oeGr2N3/2n77x9sNwcDTx9cXDe+2qPjk59ouFIk5mtxrwItJPDtcV4RUmd45PFjoLnfij2Wtn7Z/845fuxVWYHlEk6e7JIZ1mikTaQIhA8vrjtMBoNO0qCr2UN5OdsMqS1IEypoYYwYFN06SsoNEtT5jMhBPtHH/gJktDfWLeAz+tRyWAkicyuR1Lwr060fcKLQPP1nGZKxSXocxqGZPDaNnRZYu/p3tk9/MsB6UlI5JGApLJ1yZ9tELGRKwXzcu4l3+yIGXpacZk5nchwPijfflZRcm0TTOQV9LGki164Su9gcF3fmQkKOtiJLn8pbcpgx0jaaHqes/IwpS3YOanhfU3WtFq/RTkStidCtzcG/3xzFT2mrH3fWyEV47Swd4PbT+mEIf8H7G57h53KwrEl+91JfpnFduqXX7wfQef+/DtuxVqyrQ6+PbLL79y7/yBzBudGIViEdEYXCCtOl3ZGf3L5+vLalJ534kY2YXGTBlbEYFzFlyIMZKAoZrRGgBKE649WmcNwzK2TWXzigzBIAansE7by+em/PTd49vWVqvl0WTSWrwjsXPVb336o//hmy+9tUb0DjpXeOecrtZzu3jx+Y/e8TgiqdV3X3/wlZfe/sHpRahdp1Y+dDkBHSNa0Te/1nzjwcIOnkA1jW105qcQF80bjHLvcvW9t8/ui+/eXjbqo9rUu0oW0sVVE/Tg1lkXv3m6PJeqgyS9RYiYFhzllatpw/P8xWr0gCVaIKhg0B6KnQWcK/PYDLJ7ZgDDaZt+7ntuIZudcHMc2MwKj0zp0zfO2cOgx/rMO2joV5i+7IeNjQv33XqUPra7liGN4ydXgKOioj+t5++lyw+aD3sdJiF7ctqGAtGSLf96s4rHBe43JKc3GlSEuOk3VB9x4z33uFn+N/f2uekir59c8O/QO7YVNAety94eBkBhguDZHfrwgbtHH7gDdri/jA+W6//9T7/+jbcuHuhxo7P89SK0CnMxCr36A5sfv9EeyOSwk9Zk5nWK2FDRwVpGipijaYQSrkKMoWtDCKGKrcTOMYgGRRsJwBvAFk6hJJs6XHz86PbPP/dkvV7R3Ktnl3U1PZryKcG//NTPfPuV71+u12Eyj1IbKqH5GA64+uxH3ne7Btpwv9H/+0vf++Nvn77egbd8h1jFiKgOlaASIioa55Z6ZJNbWJi27S3eOpS5NuL1yNS91eCvX33tLX904ZpOECIriTE0vkIA68NlEHeJO342DWWCJEn4LkormHdm6CdQSXVOzDR96ntDtJHka2EZ0EUyYRzLMQB6dSTT+p6BUzaMq1f83K94N44PWLzapfj5pNlDpEgejvqV9sOFHOeQbnpF3ByvUM/0tnjLjDQWGx6rF1xGvjTb3jJZl08nKZC/O1DUG5YLB8wlgbTKeUNDNyV7XT6lpLWogqHPZ2f8rLNsvQ1DWY5advNEfvy8U02ay3EMUqnP5ve1T2Dag3XvNRLtA/d9oHnTvWv2ecvsve+ejdX2hpsMThsbLVwz25vaJG4cBjx/p89ijBc3p31OEraUYICnOcYqrg8qCuEVnEx+8MbZP94Pr9vt5fRu66aOKohOIhi8M1BD9LH17eRkVrNdP3SmE6AyO5xXEzUfm0pWzkKQ0AhUotf5RMKh2lxNEWKymYrrVCMgMapXE0OIVVjd9fzE3aPn5745bYOr//Jr//jCcy/84u1nqhheuOU/+8JT3/vWK41wSdIYxGoRhDiv4AGx6Hx1trAfXRifeN9pPDORKjpHcagBpK/HUl0URVB0FBNEMTOIiyHS+aXgrXV3duwvZOqqQ1MJoY2qVVW1iGup1hGYHEZ1jKH/NJwM/b5oBoLRZhkoO5lvuKWPIVKutPL9cFzuNDKZlrFghzNA/8dWVlt0npteMVdBvE/cusXVJv+OHPD6cu2j2e7YpJGTCphu8ffxRGEM/bbL/Tyl9BbR8frVYa0pqQIybUScxlhTKonINKSkV0MSKiPyLv0t3nO0fo+z/y84/xsbDH6ywW++vO1RcdMWnPppByA5RKZ2ZQAYGZqTiQ9L6BTVHA+iv5g9FU5unUeaVt7UMQiC0IkaTPx0ujbAidmK7cLbtI6Lys5jM5l2F7fapTONkaGztZhoPeGJa1YncnaIBu3cKq/1nDq1atJ2jGxrrdfisVrdtu5jt45+9skTrC7DZPbqxfqPv//gQ3H2sU99dhI7Fbz4yef/4OXvnHFFa+BciNHUU/3ZRRPvHsraDmp86O6Td3HaNo3aBbVzEC+q2oiQEjra5So2/gBTYDaXaGfrswfW8PB2PF85R1+xqtdTv25pEgMCZ04ogWhi18IfNm2s5schRqWlb3f0Lu6K9BEPurzBwLgNJTUl92lF8QYpO2ENbvGb/b7nxRjx040XLZK2IN9i6/uwvk8xgcgW/1JA+u8njX170v2HrJI6kfeJtJ7cZf19o7SDCpvxcXy/svCOzLy+967pnz2tBU07q/T6DIj0uZSkuZdfiV38/Wro2boyr5stg+s4B1VsKUL5bfSTHvTzD6ZvL0SB6viT3DI8R34jG/j+n1GQPRR9bzkfk01y/4zh8eTz44etErzH70tGKxxv9EE7E0CtA0ANlOxKSBihYt3xQT0Rsosd/GK9Om+6t8IK8zmEwWLejCqZtFSd+I4BUDM4wUTh2c40oO3eP3Wfe/p2mJ8wtiZhzYamVaNoJzM/u+14y0UXGaMQLsIFQZDgxFWmvovP1tWLzzz9/MlscXm6fuL9f/etH7wU64dvXb58vvzwrdrZ+uPvu/WRZ45Pf3je2dTqSUOL8GuZvvFgFX8GCocOn/7Ak7990V1qFTgz7Yi8lsQYrVt2jA9a+/5FeLm7aIVV7VFZZKRG76LD+s6k+uSzJ4vpdClTwDnDFHQylaq+iGwPTr72+ltLxmVUCkOyjI52D0yaSyz8zomgbMMSSeXAiEdvdaxmcJyI3XL5DtRmlol34/jV8zEabbb8IwvlvDo8DJeXX4cZw/BLKfZPeEHi+I7XUbe3oH9rEnCV2fX8PZb9bsfnlOSccxblRCBQMpBpOL8OW/zpgP5oZ//tX97r8uzJ/5oWij7cVHN/5/y53Rl/YsHnDWh2hNHqxxLUYk0IzWCtekKhnkCUVYwxrBcHzlxcz3R+MoFDM6uOVliD6kwcJBuLVEycGSAe4s3UiVPxMcaJyIHGyZPHR7M7enDC7hKy7twasTrgk3HZGpZxfe/Juls1XVwH09DGYJU3h2CND/G24SPT408/+Wxti8bjB8vFf3z13sPZE0vYf/jKP/63v/b5p2L3lEx+58VP3Hv4lVfPFms3Dayic6ex+uIrP/qNjz3/M4eTOsRPvX/6/mc/TsBWCIaFWoOutYiu0fUqRL65ar9yb/WHry5euliR06lM51L7RtCuVfjs4a3f+OCz3exQ5wfeu1nlXbOeaK1+tuD8fnXQ3Dv95vm60cqqKk/IAder3iI00fxV5UGpTSvTx2r7lmaNnEPiT1ZEWwBJAdhuXmPkLbgMDML3yDEGG78yu+RnUI49GJW7XHW1xJVBZUOu6dX/HTCQJyFXmfjV3V2K7mG9np5P5yM7og3G2w3lpAxR2Pz10Vbcq0+Q5yyPPD9/bzjnHwFI2hJTii6zef6W2HXt8F5uEiyPIKaPibm/dx97SNnftD7f8fz+Aa9Ike9NGPIffMg2YpZK3IwVFARFgBjFkHY8FBfFu8l0tVqpUJMQQa4uF04Ba2BrIogx748qhAQo4RzUMwIRDNY0DS02i7OJxMPZZD6pvWMlPBAeeoTmMsROYF4URoVNnc4qH4I5nYirGVi17S3G903k+aNpWC6nhyc/ePvs9QeXa1Y2OfrTL/7jeWcI3aRZ/9on3/fBw8NDtrY6j3FhHnF28JXv//ALLz88VSzgFutmWgc2y6lhElHFzodQh3Yeu2O2d635xNHkn7zv7i889+TTlbBpYhdgAupEaxdZU+4cHs/VzYE6dJPYHsDmjIfE7Vl1ew40XVw2EzcpO/OqgRFi5Ys8BhoYU8whoO/bo3jj3W6mx8KL+2Bm49w2LrH+y9EbP6WDjcQhVyGZXu44bJVnb0vcPJNF6inbu+9Fokcb4sa/jqVFefS1o8JkaejKtTvyLynD/GZ05jgHHaXkHArB3xckfeGrFIaj8/NV/YcQxvE7hXEOj45vGrgnvFNJ9Fpx8a25Gr/7J83Pa2mPt2vH16iRceW88/mPL3hNe0UWdsSNyurtfDmmMDJEZSsonwJRiLbqVsF0emTOhyX8vG4b1tXRioLaIJB2QjiSBiPW2fWjOmLbOdOuCZOq9l7VIWp9n+H7XXCH0zC5y3Ap0UP8pZ/76RSr0wkXh/MJlxfN6tLNb82ryeXZuj4+mpgexfMn6+7XP/ehcP76rduHP3i4+vu//YdDP79Yt6ELx7ef/09//+2P/8ILcbWaz2b/6pf++Vdf/cPp3J2Gi85NiXhu0//l//n784e/8Gsvnsz1EC06elEsA9acdMZ5fXB2ef+2m1Z2MWvPp+erX//wp77zyg+XbTw4OV5hHYSxdVN/fI7ZW2u3rA8OpnfYxcvOjpyLoYWftVY/6NAdHLb31+mzFZYrVyliIgY4ST4voAxfWlLGQusGFiAiYnl9qWSmV/zb02JJpI/npT1OygdXgbHXthbGxdQ5iy0RZV2rJFOfZKHCQdJXPAWiIkirJLmJLFbSJHNiy+iWlhCngqbilzKgTGHy58LTU1D75boizLunkUzfYkh73KMnJlI+suEIiMQ0dUhLrfLcgwLV3M0KguUKTN1POeqH27srMeuLmoc2FOiStIHP5uJVkBGEQG00hRp38X6GkOcHyes/z2DKbjy9UpQrdVy2dHMDOIr3hkeB2hYKZCy4GVOWPZrRPlwTvR6s93G6ald8tewsr2xfjH5mW2JJE9Yrcfq+WlrOMY7JPV+GGs9IxlTgMc1U9uczeAd5s0F+GccljPfQNgGCueRUBgCJgxvEulk9CSFcXjZ3D4/O16BJXdexC9AA1Zg+7pq/8WOQCCMb6uTEOTepZ5fLVeBBK3LaxS/+4K3/6+tfu49Z13W1Rh+XAdpUtyfV9ITr902CfPjO3VrgK1d5Aw8ODhj1QN2Brf/JJz9c2YOTWVydP2guu7tCTtzdSc0YZs3iwRsvVdX7pxREPH8Ln/zAU3/0ze9OnrjbKsNivZ6dvNaF//mvvvT7f81n7x5YOPPeIx5GUUzWXbeuqbPQfPzpw89/8Innp/HWRNuweP9h9erlenm+8Ldmztd+Olt13Xd+9OBPvvvK68HH+siC1JSpRRVj5d5er3l4cikTf3y8jtG8FwjyJ48ZkwuciMtwy95hJkFcWn1T5ncjbXqsgYzaAPrRYevdXtmTZMufvYB8SdnQWGKRfQYQ38p/sxX104jy1dEdvw4mARYDA/L3tq6YAZgFnO2cyq87dzxP6fuU9PGy1YQLG74xozw38mfZ/gUbKeN8xlel9U2WUbUfcoYziZj2gEiYnt2PyrsWlq0ld9fwON7d+Xs+voXv3IP7e/X9fRr3Dblp+lxiHsZGMbJ37ma86zkfHffNensk2JxmDSl7zt8X84ZgfWPyvree3zkff6O3QTqyFtKxjUk2QATiPKzYXEy8kV3tJ8agLsJWs+qwxdRYORw48SIC6aiEhKo+WCxatdg0jTnpRKrp7HK1wvGzl7Xep92TY5m5+WzibNlRz0PtIa0tZrLuZk9aHZUwV69A9cJ2Ic3Z03P51IeewunLde1qbT90Mv23v/wpHj7lDw7BcLvu7szJcBqqyuLiubsHv/ULH/nSt//hAncerKWbP70WsWO9f//em15fbcPlpd06nHaL1sxCHWD0HU+o99end5944s68lomGdnF3Xk3jOrSrOY+dSaMtD6tG9B719ODupT+OcqBwtcV2dTmt3do1nTqZ1NXhYXO5cOmTRZa4LQGktZ6qmSYSMEv0M68HTUCe2Xr52mpPvVF2kindmJmMk24DfBMjTfo4h+aiObdebc9Qu9nU+vEg0sb36s8f779I2k73x6EsA8dHKeyAivtao+Tdcobv7Q0WAiaKbQAVaa/Q0YX9Xa8bCDCNNhzvSbmRZwImwa79ZyxRG27w9/TbeDBgskyIJbGLPc0X7N1Rcm+RHw/43jT/vdW6DwT32PwenyX9nfPZOZW6cs6Pnf27C+/ihfkbGTQETjgRQkFhMBqEldmEZm0DoJ7OzpZL1er2YeW6M7/ytfhIuLhWOhGBNKJLwMBuKrXFjui62Ep1jMmsWej50hZWddWx+VuNuBUVJh0R6yMXuop2GcIargmtN2u4BELTnJ3Erl7ef/GjP3Nga6dcm/lqYqifObrbmAPbrltMPJeLZnYwR+Uc4ySGn//Q4S9/7AN/8fqyrmadAM26Paox5ckTty7PzlnPFqbV3FvsUIlgirUwdvcXF2vKmiIxxrD2CBqbA+9dlNDGi+WiPp45X8fYVVVFuE5BIgBwVXQ6n046xSrG5fISaT9OYLNPEIAZNX0qTwwQtbSDJbyizA859pkpUszIK2bU7jbSx341mwuXhoIUEjPI8X0b2PSPlNEK8jHTLw1mewaQufMG0F9ZHzuaSWQeu9lKe4Hoaqkeb7jODpTX36WSZTexYWN3GVC+19OZv0Q6DHFSPuNnoztK+ekGrtaPsYYel+/HT297lp+wAp7CjWWZPdsVXI+53yRQYBAVCNWTkVSaGgCppsevv3mKiVuemfP2oafvfva5W9948/xYDyOcUmPa/FQaxxVg58vGz2+dN918PsEiBInLLk7r+bSaV74RueiItSVdwkMdfBVo6iql1LXW4CFtWVkla9/ZQbf4yPHks8/e8cuFnx4+hEl9eLoMdZi1nRxPZq6ar2dYLC/DaXt7Xr1wa7Y6v3zy+OQ3X/zk37/0V5fKtaMeH1Ttg6lr6rd/cHvZTqtbzfIy2pJVFHNiThY8Er2rzd15JXFNh2k1a7p71oX5wQlbOvPz2dx7PV51d7rFdPXQ2UXrp6K1rde3Dg+65bq5iAfzw1k1OaO5g5PLxRLiUrcbv3hmp3OQQmHM3uNgwrq0oDSdmsVqRfrYQ7+ufURQM3/MaymJfp/IRHATf4f156f1NGXF/DbTjRDJH/MrXjEjlrrVYFDmvIPsU+a0Y5NdYt+6a7BJMIddHSOr8Hl+kPIZ/Tri72WF75Ay0mAGTxjm9a5D6UbYPSpVymFjlxv0dTjm76Fn3r3swPFbLiucNvdakOy6LyKbDihJn9us6Z2Wz5vP/vdd8N4ioNvLlB/TfR9hy911rxthr8kjZiR7Zk43yB54dxODm8kyAMloNNMOiGkLAqWsWa11/vVX7y+I27cOz87a52/X//W/+OWvfu+1t99eREyIOlINRkwcJ6Y2mR3/cNH8zXe/7/1B7TqP0IX2wDlC2rZdLxc2nbnpkU4nYEtB6AKsAdo2LEPsmvaiFnStuNjMYjzqFr/wiZ99unJ1tOgOfnB68Vdf+MrDFpODHy0um2lVw1pVxrC+fXT00adPfu8Xf/bQTVzA5z785At3Tk5Plz5G19lBc++3f+6T+vDesZupHkUzmbYt10EiOs7jbEY7YPPMvFKurJ4GmZ41IahvKYHe+Vlz2dHsyPQzT97G8fHSV11V19OJrafHs4Pl+crcNEyOXj67/IfX3+y66N0kKDHazrevaEPaPwrGtKZfkudM3tMz4S/y7jHZJbpM5LdcDPetSyrUGehhemzc32DEG5eXjLFV5nSwS77f3sxgPLfYyrOvDQzcf5Pab5ZknPk+Hq3X3kFq/FGOHt93iu8oajWuwd/HFtpM3guR7zcAGpsvkgk5vW4bkfekYfXj934Q/Kkx4t1hTzn3fUP1xgz3hmFnvY0b83WCEmY3FJDsZq6o70aeeoSf+757GcU6NKBBHeCiTAIqNdHLs7/8WvOrH59UUk8Nn3/+5GfvHGnXKLWlD9AOwWBinVHW0b18tlicvfbK26/PZ+LtcKom0UBThAphgk7QhC6EsKQZ/ETiUl3nJNS1r2Q28za1yoc4jfG5w4OPP/O0b1s3nZ7Fw7975bU/fXV15ueT6BZLpxbUAMPR9CC+cf/brz34+DPP/srH7rLDE8f4lZ//3Pf++G/UOVkv/+Unfua/+xefvLVGZQhAQzTAMlx0YY1Ve8sddYtV264V1kh1KZOX7l9+/7wJs6OzGEM9adUfzg5n0p7MZ0986rCaz0OlDcJ0Wku0qZtYd+f4iefPnH7jbUzd17527/SUabuYvAdgEloB5J5uQklKhkZCkbcVA0XKYkAFWZgverMkgOIQg81N4MpusklvGXqRZf6efh32iM9fHeEAr+knS041WdIf8ux5+gDxafOcPEYMnaqsrR0wOlln3eaNtoa9fHIxN2ajYz/hEFMAVG7v9GsK2oi/l7JZrrVsQwUymm/zd4yXy6KfAWzsUtl/+wkFgYtffK4ZK+93cz83DrtClmcnCESSkB1fbhq9zz3hcWnu3ANGj4lZX9nX7qcQrjNL2HuOjL+5co1w471lruGNsyfcTJYBDP8fe+/WLEtynYd9a2VVd++9z2XOXAAQIi6EQIIQKALgxRB1oyiJkiibUkgO05IVsuiQZVJSSA6HFX5x2LLDLw770e/+CX6yHuTwAx90W3zzhAAAIABJREFUIcKyZBIiIQAEiDswM+fMue69u7sq1+eHlZmVdel9mXPOADOYxEFP7+yszKysrJUrv/zWWhIhhkQAUqgCDdHsV83jvfwfv/GvTlY/9+kf0dM9Tp+cv3z7qN/vAxkoe5/c1otFY7DYfuwDL33qEx/77r/4l2Z22kVb39qd77bS9s1G2xYqXbfvewr6tlVoNOsj4lmPM1k3WNPi/T2CHmk8fc97Xlkdn+zOI5vNYzn+3Lce7m6+75G1tBVaQVitVPaPz7babG6vvvTwm7/12qOP/6GXbIdj4Gd+5s7/+dn1+b2HL2zCn/vZT7/3CDcVT+53qxvt6cNIseOwklb6XVzHnl1/dOPmo747D+u7Mfz2N7/++49P5c77dg8fdUdHD4wmq9Pd9gbjqt2QbIBo/VobBW8dNdY03D6RcOtjH8TXH33gd7717eZkva/U0kG4F5kLFUkheIwgGIrbkyRhExw/7OvzRIyAQopFMlFh8TU+Tky0b5ERal90/No0KcugOl24tZ8J9/zbSI6X+pF7e3V9SriMQZfMS/X3Wluf6O847ITy6sC31+brTVHJ88A4uTMKtRxmONNSJBHykD1NmgBM6vzzxU0OpesK9+fNKjnY7CXtPm1DFwj9a+Vft/4rpCB/7tcEuOI/CFJ0H4kQQBpIgLRA6A3n2935+ZNXX3vt9NRkfbI+Xm97nMfwBOEUq0cSnkh7Krple471/W14JO3u5KVvP+m+cffhe9//4R965UNbW93rwhdff/zVJ/FBH2y1YggiEYKmaa3vSXvlpVc2Ryeb2y/v5Pi+Hf/ud88srD7xYz9y49ZJ1+iT0Pzml77x5TfOHnDdtWsqEQB0kfvQKoT9SnWjX/jib//oJz61uYMngi4gNj/09a9+84/+7Gc++uHj0OCNLd4I4fWAs40+7MMTNqdYncuNbdee4ehur3fRfu61B7/x+d///1598GR18tAQ2ualzea973nplPtutT4Px6fh+LS98ag9Pj269TAcbVc37u7QrW6e6uZ+lHgsuLW+3zXffONRD3UDILgsExFRozEPOyEiKqoiQLZZlfwJcXfqnk9nYTPr4AIH0AWSnas6yzCBuhnD8WlXnjQlx3FK0qPw0PP/C2Sddhb1vJ0xMvMyQAZVSSaspfRYgiKZ1jFjERdjMgA8Op3UztxhEIrvhRJyXehBHG11WW7axSwLDSaDXUyrYirPQk/MQ+UmXY7jDyI5LaaJaUM/Aa+aJRJJKpdKa4kYjMx4hXdcSBor+isFhJGWnj5mUuDAalP80y2/4PmmLv933XSwntG/vGRRdPrTpMDk38HyS4VHF87rX/x36HIeuLVDV1xZ2JZpeeDfVa79X//V4iRYTukiAzsAQAMEyBpoEBrdbze7B7dx/qLu7qzsSK0VdtFAMdEIdgrAAqFsmnB0zvXDzfFr2+3908fvuXHykeMbODvVVfvds913+/VudaNvmj7uYeerwK7rGK0x3mrCSyvcDLK2bh+bN+LxvQf3PvLe1ZGc2fbJ8c0XX32Mbz82O3552zR96E2iohNAKQaNRMPd5uy1T/3I+/r7rweE1ebF1+49Od3yxTt3Xjxu0Z323eOIrg+wqE1/pNSofaAd7QW97WHbwG4dvtvt3+BqtzkxCdh1P0R+4KSNuzda9A1bEaWuGKRrBDB2O+m6F1ZHpDze7tubt8+a8MVX37Ab793qCkAsQESKoGnIx00KEZGksEsybNJ8qikiQijM5a9WmRhMkCEi/t3dA4Qk+q1UgkrgZmHtFRLVwVeSlLV0Hn4dnH9J3l6IiMNCGURKKENVslo8PF+GehqOO7ak+LiVL0kyGXqNGIdUSw5witjVOOZ0ejLkQnmtiRlCGY4nHOaqVpccRCkp1sw2xqX+amnQWNa5tM7I0JMsor0Pnu8LlCERjSIlK/NIDZU6ryzcL0hzNfaZHWweSPUDvUpbhzTx593Pg+k5u0N4mnRd4a4uLgR7RRSCohEhBQtStBK1Owv7sxD3rUYNq06PibZxH/CBogy0YIpOTrfdrl2FmzfQCnf7o7Nt23Uiuy4029Xtbn1komAXZL8OjDGKKKAaRbpO+y5YJxLao5cenz48utFtt3f33fmNmy/s90eN3jKuAEA6SmfiQfUC2ChXxm5zzG57f/fkwa31ehVXAW1ojzvinPsOXWjYNgiMsmewQNF90xpkE9uGAdJD7fH2ETeB603XrPfaoOON87iKew0dGMGGFEPoRaLAwHUj2vVHigay3e3QhnC03ml7GpteWlbIeGGaI2vfiiKsGRqnqZgWWcks6AH35+4iNYlss7oGEXGBXpYN5BcmjFkXQ3kX9DoT8cwzIqcwFvrli1Y1FyGOzNDP2waZtOWprcRRXXPtAKAgWkW4D5lZzsZ8ZsAs6HMxKSPv+VadWeZTh6G8ZaFZTh2qNaOo+JrXgKpvANJqkV0PjPuWq01rTARBnQp3kOInMYNwr2+/GqinFYJvjbhUXI/D+v0m3HnJcvm9TNfE3P0FJxSNEAERNIWZwkIgpBPK5qTZHBvYMXbU2K+BALOEdtI8gtOt483Rjdb6ftv3EIiE/WqzuXGT/bkCEcF6QwCCBrLb7YMwUiIaQRNWx2FF9p2ZnZ7vuFrtN6t9K1H7J7ruiXVYyw6BFoymflInpi3Yhr4BNYZmi52+504n0j/eS2f9Hn0j/eoEa4X06GOz36+VSu5U9iEA7SOslBqkhUQcadOCsK7roISuu9WadhSlM0SwcQAr5nfMlGB/2neNIhwfRXjE48YYJjhBvb8e4doEQItiYsFpMyKWbKAZoBHQfDQ3VJPB8imGXqqE/z56x9KfdaG5K+BxFcs1jL+UOyrfD9Q5LT+vcPFdFsezZCg/4cNLxq8mvV2o6gCWvZgvIyRnSHNr1UJRJ5LFPxM6Npwr+Hlv9o8MACqJF6+1Pz8myg1kKtqeXtK9ZbKSs9nu6ftNiL8d07WpkEhqQijKhMKEFoLsjTDQrJPQURGJnjgJMISOSuuEEIMCZo8e3rt941Ybu747F1MzM7OuPe7jzjQQASqQoALrY9yet21DWgeDghqiUGFktFYk6Om+Z1S0R30fELlThUpjDFCgjZAeK6AFm7CPQcP2DNivbHN09vgRZBMabZqGalgTQnQROzT9ZtOohfNeDcGxSjOnXSMghm7fBQJtgCi6uOt0hzAADyQE6qYApKo2bbMHtrBVuzEg7ntJgYM4Omapzy4F8De8MCD9EWSYVUiFRAA0HWA9Q7b1r/0ROvKscK/l5pLOP5HZ68I4iFEMvhsFmIhUZlmJLCtj9kVTyqSqqoBytWlVcqqTfuSkznow6goTCJN7NZ6dEJFCton5EgDqoU8FKNpiuk3f2Yz8vLs2LwmQH/zFzyiSnF2VEf90YrroRdLyoyvYffSFDlSlxLpk2rmNk3j81dHdX1HqHSpWxnJSQK4pTK/rYneZLfN2EuHfvz29pnAnIT2oHhWIEIGqO4vZbhEahAZUmAKKZoV1gO1BEzOlBWFUQAQhYL3a9x373aZtdLM6353voyn7vo/SqjUCE3S99SBDuzoSWNu00E0nahGI0WDSQNrGjNwBbIEVKNCA0ML2vVgWGQoo0ACCVijR9h3ajYQjcheObwZytzsDe8QOQQCFtAEr62Ho2cRy3gURSACBpkW3h1grus87+xCCBXUZ5hHXGrPGJBBPzs+oR30TbB+32x20AVUlkHHq5lYwiO9pGoxCJTsHtux3wwTiimGO3REzDFLKl0/UwjqtJtmUpkAWGPJr6uRYJa9F+VDngm5eifVRDTLklN/LVaz6VuZgnTPaEIxftfqqRVX9kP5+iP1yccjWK3JmNMdXAZwaWe6LQASa5K+mrBauvFfmqbHaK+CZSsJnUNW1a5ipNW+ynu9V+v7tZ3M9/87JrahClFSiARDRS+K8C6AwwCKsl14lqKGDMEQqTagQTdLzxs39rkdPM4E1nazRtlttwlFDgAnHDzAwCJr1+fljYbAGhMAElvzMot+iF+z0KGy0b3pY16p1W+geso9GEGJtUqeA/bqDbdFHRG1P4z7G+OhJ3O/09g3zoKUwZRO03TPs9taG48geAqjBLIvdBmEDrGK/j9ahiWDfEE20XYyFkUDD3sCIjmzatlexRqFrpNAlTSOh6yMTSSYPsk/rfARXpHxSPQUAQ9I9NWQ9HSNhTcuHmWbD4SQX/pNWCGRxQww4eC2aEzatBIZoIcgbjLpk4b9X8t37TyFsxmssMZgGMZ0oJ1N1MjcxLBv1lzxFhz0Hqn0AJbFGh56P3sp0Rs2JjWs9YAfya/19/KtVf6VvparSDfcKh7Eb4XFj03qq/JFSP8bcD6QDQnMhN0P5B6t6hultI8rf+vTm/e9fl+cOgMVWPM9WpUBUGSP2EZDQNCpAH7u4w6YFoOouY/0tVwhwvouhbVfrrt9z22O9QhuAGNFh30EE6xVWa5hhH/f7vmk30Xp2ESGgUWCFGGER6wbGJoQ2rNBZHy20arFPW9eMbgqNiFADdkDXHm+46/rz03WzMW1ks9p3W2khgHW9kYBoaGXTMAISgB4UMCpJRiLAeoQQVmujQncqEjrru11YNX3BGlSdqKaEqcb9DmywaiECI6Lt+50fhvrIps76/1lUeP8tH06mkZdBiEEh5hGaDKIsHnVB0pL0keEFcs0Xbtx6VV80h/I5E+JFdZ+UyU7Epq/xIs89RfzI9ouHMPqLpNiFVqOXYu5XSbWwTmB6pVDPf0WW0MW5AAHz+EpDMMWhigSyZ/3do60yBzUkAHEsjnVwbU95fa96ey0vNG86Md/5VT7zfUy6DgwT/t30ppPI//ybb+IyjqFAmZmxFbXIFABCwknFFBmSBhISakz2j+kKJ+EM9RMCwxCxPuULYnkL1FQIddKbmKnlHhQffoLk6btP0o3lTkrr+arkoEXh2pzHyFGC5S3N3aMrUO59MFGtE0DgjAXmsA9++CmV1kcVGHRhEhc8YiJYUfFbEhnGafE0VS2EyJCYJ1axHpMlVLpQAfNtlBVWjFfLFAOoXJi4LqlAZe5UR5UvMZ5k8DnDkl+uLfn1rYVE+xlJ6qLGhjwLau1+wpapL5TMCzQkxy0mEJFIA+CHrWP2S48Us4qFyFhSCo5UUxvzz6USP3qiSR3nJHMxpTBbylXIcz/103kvdD8ThAbPTxFafI3LXuNTW+4ch6SgSycyUjNzfFDGNCUIDxmbjsbwmajqZYd18Sdw0AD2gqqvV/y6i8T3gcXss0pvQnMH0ghf9FgGt0wE8lY9/Vk9zyJVJ49MaIv1j9sdnpvLX8s/CUvVtQgy4XCAk2XM+EaGR5s6YEX4GpA92ZZf6z13MmNnrj3P38HtFCdqSiwv+nWSaqWaJ7xd1OGXbKkDlxAGCDUmhnvizpNghMCJdAyTXmUJNXkrCm5e69cY69Q5c6bp24KKvaj7Yya4F/X05VbGSa57tHfNNHU4M94oDGq4UAYG08CWKT5VxGgYjjokUyEzyJX8aBbmvl+ZxotFhRiCdFfJsoICIJ3wXixLn8FuhtWLVR4SB6VglP9uep7pTQr3H5w0WnVmJ3jz9GwX/ong8+QEG8kQMhx4IZk2+EKwJ4OIGNR/EAEZ0iak7B0AShRRd2/nnnh1EKb0DQcH/X2OretM+Bbgv8LQxVchIP2nPub1LynWEmdHsqmzI0AGYy+S9fjIjBeY8lPr7vmyWpPzMbKPiOTIU7FaGpybeN0nKxV4kkhRVQ2SItyq33pWyemLL9JNT28ka/Mu16ut82VKwqVSe1qg/HlI8306cs676S1Izbujf3GaH1JdY8Rq9PDAVcJDgcmmHZjnZ0HGxHD3ozk6DlW5es8VuBMZR+cle4/hcIA5CNxaiA/XYhAh1UHrrORM4KZLDrJlqsIcasg5ox3DbDSmORzXj6uBt7nDw/c3ly6m05QyNfJTrYvMsdzGFgODh/d82M0qfEopduCMgdd9ww9J+eun8aw4VM/zVeKvLd/eQeKwub6Xsrd3uu6rWyTvRMofnDRzAXF4erGKdHGVrpI0jVP2i7NQFCCL/ad7miyOYXNFftpKS240EnelPuvzVvx7zCJjEDeVDl66SQ+DlnkpzkoJqY7Bu2Q+GPT/+IJnlSBLOaWGOoR04qdX7U70dyw+F98lVDaoaRSSBzYFEKVi/iTtflLBiJJYj3zNYZcqc+EUN8dvKmXc12atg4d0oUi+31C6LeX+EjuKpIJ+MG+VRKo8U2I6GhenAzL90PtyqObaUE6uU/45pR9s4f4Dlp5qp3KxWJ+1culCIoOXqoW2JlByaXfWgXQUWIJaAAwpirQrvcNBwKBxj/cilZCtdMZMPfT9wSAEK3152BWMLjmYP4LXs15Z6+nVnqDc3FDDIsuFM2pmaugid+cLqa786vGVru3/XcZXiZQdQwAiwfzIHCMqniNH1S5p97WOP1oyAVx95k92QtfW+xfKX1DJ9d/Hd5D0fc7pB064XzvVc+kKmPsi++WCdOjwv8jd4dQRM3FTXWwUMbigiEU0AGoyyDzSkXcg7RqCJH0/HdoV5pA4xXJAn0PS+k0k8bKdZlMBLOkqyYQQESGUhGaIaCbiRUQMBiY/xhnDL/p7OhCv9w0Fr09jkL3AF4LgiDxTHTIPA0bH0JNrNkf56W6TfYFUITlowZwuVsMuJ3V6QX9H7f89DbkBFPcYQ8qwKviI+bGDZWA92aeWphzCYmVoRrq3f0zSfGUahmtadlqgzvIRPHTBgZpkXOpdWfw9S9d1P/D2T9emRk2NRScK9YWXVg5Drrm9PZQW2MoZrWbm5ynEJO/9/VVPKC1zwUGXx0HBNbqFxS8QscTaXgipcfG1i2wczDzLkwN7ptbcJ9uOxT5fK4nIAKnlEbmUXjJHY+qzzYv8v4/2N8DwXNwfc8LrXHQnklOO2eTSn/lRaV6ZyuMs+nuq+U28489cLHyPMPdr38g7SBw271RbgcOY+AHs75DwVcwfOHE4+tV0Vzs0sFx8fLY2amJcwyU7hlQ4gTOCrBtCXDwK4KT4mKzJ6oipkAENT4BJ6Zw7Co4AyOQVMnuXzAvJiLzoV0XHu43Ilp/ef6vqd/EkiTNoIsLK+w0AcQMKp/BI3lIMXU48eodlTKB0hxNmXoBahlSrpStmQBq5qoRxU5h57gnoyMBIGd5BT545C5tYKuXMNHrpcIXMzmN8n+Q+bbxsNJIpzi3yRohOZXSUCaCSMe8wiHRuLhjikBQ8SjmaLYmUfEXpVSC+a57JXQAzVoWqMtckuh/C6J/dFuGaytYzEqDPY4vzzmXLHLqv62rQRUG6Wj1Pk2qVc47ap/346CWpAYJldzQu5rMQGACKuf5e51cZKBakdQ/JoSNFyGRa4SW6+ayLy+0CQKW2TtLiVsAkhRGvG73u6zfI6OvHb7qozBglV5F5+FCZ7QCSY5nstMczAyTmE+xiJm5uzup9HlzWzB7BFQfjUrFwXbnxvRKCz1m+HezP01FIn0lqEN+874K3Yzo05osiwGodbFL+QP2HeI0XLR516xNsdAJB1P2Z9y0drCaVLyHL9WyiCETFEeaqFiaT3HLA6zIxa7iD/l54LCJizqiHiEgUD/rBAZHnwKKx2vo06ekQDLo/ABMF3TPROFTpuN3peIow+yrwU9+yqSIp4gtD5YAl8WdYlNpxW5UOnounnPLr7Kr6CSSE5LD+LpmCiiTfHfcv/t+FnCM8uS/ploEcZtZEBiAro/CL86ys7FdKTyOADsm6uidVOuhR57rNfo+U1MPtfm92AHV690D1onQBZeLQQx25ALtymuvpi21VoTSxpJmNyxPOag8z885Fnoz3wLKsnP1aM1WGS3KwBZcseRBmjmXqA9WJ7j8ayfHt1GUWVfUJcl1XOOfPLKYp63z2Ul7RJcuhYhlgmZFbvPWZ/j5l12T93TzCalXA2TX089pkCQV1cMcnymhrdeX03KTk4pnt9TcA13u73i7IxHOBZZ55jd8n6RkeYF69fruQt36golTdBX0bYTV57aAA1AGZqUQ+axNQaCSCJAc9AEPGtStfDgKIgQFACp3qfar06MyWQcasR/x3emRHVuAMmNFhnUnkrGwqkFgraUUZebkdFNKM1yeKzjAa8D0EvYYMPU08G0cAUuvvZTESOKDvN1FjL3O6Sy1z/ZKpJ/eK5li2BQUcB1DUbT8Oqf2/54MSOCNeqZwqFsnjbxmeS5ccb8LbqjMPpUXh+6wOGKeVv1lZdugdebsI8bcyvWOF+3XTM5kcQvCaVMjSfK6iwmfG+Hv63Spj+YKhC4rSKxW6kktMEPb0nUgyuxxSRbKpOOySHcdXfZjq765LSuXzPfe/OgGWQRCXO5po1ocwesHoV8f3MXteubYak5nyaubpWfmfOVRPMiudMfRluOcRPdQPS5ebmBH8066FZQKk5oKIAclRGhYuuVJ6rpj7U7xr329C/LpK5LNSOq+S3rHC/TDGfVAVf36duahdjlsfEQnGsgBTDTExoSv9XSp0tWZHOEEmiAkT30TEaUBZmmRkuu7l6JDT60yYvolIBJUJPU8YPUVENPtnX4RiFu69gla8MyEpzDaXaJJ598UqtchNAs7wmK4Wlrp+xXSoYNLfq5x5lKVDXmjKciw5UpXvaby+vOfwk4WkyyPzZOp7L+Zj1ZJZjAhSGb/5oT9Io3HV+8fhufpM0nOq/Hv0Xl9XKL+Vi9MPHs/9+zNxmeuSf0xySgh31ytUeqyG6Wa3Escy8KlzJU6xED+680ICi4kWLeKOwQeJIDlSBIq+PCeqT8GWrJIu3sJocs+Ee52d9yWH5ucSzjNr63KIdgRyT32gz4nqc1D+2aY6yGqxVGByPZ1y0hh6CFYPt5XuwycGJJ1iP8+OLqURT6naTfqPwOLTLORWKmE5Akm9VwVQ+4IFFVdOIgKx7HjpCp9wl7SqhA+mQSh5MPMZumRHtuQBoOuai81zOVBVmmWTh3fSZyO6mD/RhkoyO8AakuX8OacsyV+70swb5OABGIfenxky49QTVwKrk0RIqkfKh6fapbdBQDd7lOisFULUvekLiOBegVOjYgVqF7HkzREcv1tEdGkCx2fyeLkBhfemIO/VvVulY9cUfue1p3wAg+9Dv2psoeqVFup8gihEE1Dl1U6HBCJS9gSWcGV6KgWDKgFSGogj5Ey+16OgUH6G5Ud9JySppgppz+OEbIlaQebuD9JyPe5vX8tql6PPRhSZQgUh6mUjGVJ4rHz4THMH7woWnzMsY1ht6SbpkEYZZq7ZLigsQKCBGhWgUPxZ5daNoEGYe2BAkB7igQ1ARYRYckyqklm8BhjEVCgIZmHxFT644nq8NuQX+cJPgZGd0NQ0mARriNCp9Ao0hWZL0BgtmAlgaBY5F4cAv4O+dJ6DytAg7y7fYZ9OMqsX/fT5rBbIma5dY8RXuPoAUnF5KpamNYi5XA8zCa/SC9TR2KQviQhUhB4PKFJEWEthZv+RmSKZWvMCMeN6FyjLFdxca/rTq5Ikn+VXPZmwaw7uJMaNDsM26VX+6jKw/Dp8nyvphyxOL04DkJLhlEOpDg3udMyJS8gU0wNDhXWfhe4TLds+ObhTx4cSIF5vwl1dsle3YcWNxTCI5Spjku9qMJg0mu89q1EGqIiQAkRQE3YoBkKgljYrVn+KhEmOf9LiYv7iJ2HwADqCFEHo8L2KzweJvM5O4q1Mb3vM/frC8ZrlL5DWCYe+kjyfHqZdsecH4JqC4Q4pToKHlKKVlKx2CYUiCRfWToKEuAGl0ryMq7giYuYYsS+ZBCBJgApcg67MlzDsbAbYJPuo8TKuWWe4eDImB5CWvHxWmnvaWHB+7byGA0OsRQdfgPjTYjZZAEb4u7/Z9f6ufjruDj9W4rhenC5JMkLey+W1o+bhrGVyab378f2JPK0MunTG+jh6NDRA3dYqzRcSzEf9fq7gQxaipT2G5ZnlMc78swVNEYQU9H6r6qYUk0/z75x8Oo515X+ArKGIhqhpD2h+smWZiAqAAkpkMIDG5a3QW3hweii9cy1Un1XiZa/hWP5e/gJcRuFYqB8L+MzVrgW1Ys6la5Psc/1HiegkSIetXIX3CE2lFqRTU2IkN+kxWivau6eaCTPp8FKZLOOrvh26n4HbXhExB8V0zEgZnUBU7U4qHXLSqnCgceAyTzOXpyKOD5lQzIk3yUOksTzB8SKRi1WFi6lqEPFwfUn8X3BvB36aZ180A8V6QfZsMboTYfZBhGSsoYqYkD9/PHVANAUJD1IA9ZAHmdafV46x3p1QVV/A6s9rJVEgJORPDLAUIAEOdtWEWq2ivi3Niu8DufqO1dwPSc8LeL4LlS9oyMudGHTPw2VKz1Ar8lcEcnIT04CEJS1WI9Ur5tIw6XOUAjIIlCVyU474AX8HTQDnxafWARH3iFJ8GsJAMRERc442hGRMFG8gW88DU66Lo9/kwKZXKIkIqzF6DJJaqu17vTYM+4DEt5mNROHIz7dQ5U/noY+AF4diPSDh8A7biG8+ZEKoZamp507Nq1nw+pvW3AW+fERWSEdgkbdFFRjVVdw4qCELTJtUxMf4TaVraBWphd5vymeaJMnu46Y+uYIy+iHQvG7XvtN01ShIN+jbP/ixSvWpS7AM7XpClgooREdwPHsYQFNzkFMNYiJ5CemvJ1LeSs39LWvpLU48dEB6IIkuTPqL/K0DBxT2yx7e1cCcuYJ/ybQ4VGG1sSjOBTzbiTFu4eMaH4FIKNIykPkASTuumeYkfbkgawk3NUatfxyr0rI4YrnkgMLXF6Yv413CpAxGZkOzAswlDl5+SXICwkL+Aa1+IrikWDCl2qZMSvqJeVWgBGDSYgBVPqu6NQ+15zrbnUxqsRU3FNcULgvDclENRNkg5mOaYQkUgJbttwRUmqkQtHrJGeInE56fwpe7Ln9IGdKF0xBxFOs6dywSPBYlhNA+AT6kEFrYCQKU0Gezpsq+AAAgAElEQVTfx+ltL9wPaegX7D8P5C8/p4tmxkz+WtmTHihc8dnLf+daZn3R9Hxy3p+F7cVkSMabhjqXgCYQNDkqQOEDurd3gSVSG8XosztbqCaf715zOvnLVqyObljFh3Ex4ZaoBX9nxoIlo9JFE8/+3DmS7GkbD6Zj4do+SJD4nKidriSpl8WF5J+YCkwVefdkaVJsd12DYxH/SrjAiensQYp/MZcE9f7IlxpfBf1+y5hcKN915s/ArxOvUPIZCTKPP38kuZTnQDot8DG19Myvk8Zu2MqQXJg0I9iWzZ3dokr9MRMOgIgiIMNUuTVTmJDKTmghE7HoVCXzXePS5uOgmL0Ob5IWaBCLgl4RFVEyRUPE8nZoNIKDj7ZxVc/bbuYK6W2PuR+EX645uNeFdxbTBb5oSjNTFfvQ+I9Z5Je3fVk9C627Di7OE6VAIqlS8WhqnToDvVJfDZhmLHV2hll3nmOuS01xme8MaqrMYr6MB6fK0ZFie5mdakHAr5gW8QPUQMrMpoljC1VJCviotql/mwLsZNJLYbsXf5BDhazdNDi3Mm3PVDLMvoQUXTtdVVBkyU4EAjC4DoB0opO6BUKCOXiSByIQCmssNuxCd96iX4m1QlUNQiJAwMirLC8ldfEat6swMQcJpVPttOkkdNr0GvYIpjJId5bj3+X18vtBqr7tjZiuuzgdFJSHDpQON+zVTc+1LhTEBYb2ZDLUc3F/RGQs8qqf0iY4a1XjJqTiek/I3gBAkDQas6SITphndIRaJHlqVN/pOxMbyb9ugNASLixjTTzr+8Ys10PKGbriprUJf6eSGbyvR5JFxR60SDIrUVlhOyTxyST8/MRtWAmGMw+WsUXSjUEy+5bxRc3vwGECV5YpIsFHL9HsU3ylIOIhU8qmpR74ibZey3fvUdoNwDKcwcwL9IKmpFU+32ufM2XQVMQs0kinMSUZD4KqiTI1n7ejc9qFM6GrIFfZqs6QjCcgFKFYWK9stwOAtgVz7FeLWCkoIMJ6FR89IvqXj9fbe3dva/+JD7//k3/wQ++5c6uB0XoxIaObGng//Zkyw3+le/WfxentoTJeT6mkbZp9Fw1tbNbffP3hv/7CV7754MH6hTtYHW9BPV5ZBB4/QbPZtKvtw0d6snaVoh7J+fCWdEV5dak+d5V63vawzHXT896pXLwDmOi2ykE4XYzCX6B+zosuHAYwC4MspJZ430KBOxUQTfUIkv0XMnuyiAY/HdUs70pmXmZGfTgkeSvNHfMyPnKTq+YjM98HzJMsXbJc8jr2ByNNvCJHHoyhOtPWL94N+OPyp2FptRitDSmrrHVM5X1AbbhWWMVPn6dL7/eqLw4BqNKE4kFXooBA30eoIjQQIPYJsA4B/ba5fcv2XXz125s7L+rZdnv/4dH+8Z/+zCf//B/9mT/ykXYNnO3REE2DrodZYlc6J9cAGA3s9x1TrEg3cknQ/q7rWWJXVetBEeh1ArA73xok6FGUzf33vPKhOy989stf/a1vftca5eZo9+QRVJoXbnG73z5+sDk52ufYWFcanOunp6m5+X7Aht7KdG1N/1A9ubopEHG1DpSrBkjzAonjfHMATIryxR2VQYRDGUZIUdVcLj2IVLiuCgglOPsxbQaElkSnCZKrmuxDxtkyEDElkKM1JSTHFUky82eyjasw8bULHx7M9UBZW6IOshtDhNUk+N0u1CAiKfqo69E2HUxL+PsU26mLZc8wbuoJuh9dJEZ5jjrNMsLVICeMvsbfUVxu5o17Wazm8r2uCpU3Sr+Z6QOGZQc1zM/Pn5uqlLhO3g3ft9G3EJEEwgWvwFPqm/k2zImPgECy46NoWLVQotuji4A2EoQ9pMf917mPt26e7B+8fqJ2/uq3Pv7BV37tV37uBYXu0O93R+jb0LAn93tVJSnGiOHTBNb1dU7JTycoZi7Qi0yPcVD/a+G+Yi8U2HbXaZCTox96id3u3r3Xf+/B66uX37NvlF3sd0/QU2iNYMeY7IjHW/mnlKuXVnKV+n/ghPuh9Kan9RWfZalnphgua7iTyofyV9LdR7qzVrv3hcvJGpI1cxoioiCQHtsoupcEJjGXBSvyG5FY8HnvDwDZonWmoZeNxIylvljPHA0YnxqwXJVgEFuOuVqung7pYebMpOeLP/n+ZrQrr+7nUAinQ9r6Qsmsv7Nizgz1V4exZT13krsinZn4euS+yYJItNExw/L0rjIXClz0RkSIluNcoTCRrjKZqI+IvahuBGG/DX23Ct1Lt2+/9IGXv/LFL55Y950vfP6m7H7qF37qh1dYES3iam0gYzw3YLNp+n2kV0xSaGZOCDCFawRkAtMoNLINwUiIRjNCTJT+JU0ymgpIozuYiAHGiCDxdL8Lvd154dbmYx+Ulf5fv/1vv/Lw3nq1kePb5+dnsNBuNme7LUIGP5be3GukmbKFC7eYVxLuB32qvEPT1NVWSYeE+9VMIQZN8FI7lyRS/NmoLRlSThaAsewYvi+o5Dp6casfKlOm2QgMKKwAkEhm5Z9uNyIQ54aMhHKqq2Kpm4hITG46XOwm/V0g7jfdwR4rpI7iCTIfTvmNibh9yyD6q8XA2x0NlIjQsmObBJhLpRanL9nLzYA5zRcA95ATx6MkmXef/TIaM/Zd/xoTU8i3IZNhnvDigQy11xgLq/xDh/NzTR8HVhE/zxx3ZZif1xTcVywQfUUhFfRzCLe2MPQd+g6K242E3Q5nZyfsfuS9t/6zv/6Lv/vvvnX333z221//Wnh47/HXvvSH/8v//NH9+P7b4UYj+32377e6WlP09HwfZA2CXmMyDyXJaATEzEiYCQlLOXGq0RM+leeavkD63uJuv25x1DZ9d94//M7x+uaPvXh0/JlP/ZPP/r+/++q9oKFd3TjrxADToBJk8oZeB9ZbGNexQDiIHFxBbjf4ARPuVw0QXNLB0Z3qfRwL04P1jZ59LIQlObBiTzTNSxbsg73KPWOWMfMVJcMgqHRq52lEMOSskAVc0dBnGm6lj9eDQZbG01BgGIqybNSilrPFuNK4Rz3PX9TBmbpwPeCS2fe5nhRLuq5/ublZZkF1Ln6NLydQPaNUfNEIoAKzZAyatHvj5E6n3X56sQ5HkGzAiojs3QEQBSMYW6Nsd/t7b5xE++FXbv+NX/r5T30Q934vPv76F4/23eOvfxm7U9k+/sCdsAa6s1OL27ZtRHTfo4/SNul4uT5NLaCKiJT8/KytcfeOZIpnKAxAz96dmylprusrBVwd3TyzU9OwadsTcNuftl1876q9eXJDfuaTm9/6/Oe++boey2pz8yxSmg0Zn7kRU/36H1S+r1DP254tc/104H4PbX8uVvTnQMplb/IhGIdLKvz814mOObQ4vE7TBWlZvlQSMGuUJDCAGrnd8Z9gQqWnctPrIqhuol0BOAn5TUQYW7wXVPjQpPL5eWn9ZVKmBnlqHslibVUfptXO0Rj/GA+i71GWdkMYNOZFd2OjZ1fnZ57g7IoRK2a5nrRxGc0ilsdgFAEOnf7x4JG+XlkPJQDpIaCjJGnr5HadhEiANf1+/+AhH9z70Ac//Bf/xB/5zCdvocM3v/Zv79zUz//O76M/A/Y8f6w9uvPzjQiOb4M4PT03NLePb3fn54DRDK6cZ8Q87WhJSW2nf5qnIauFAAAy5YbOFks/6Na0082u3+7jFuwE1kS71R71j+/+9Ad/OIRV7D/3hQe7fRfRrtx5tttQTGbmU6Zheh+q7UrCXTLP9AfhMz/UZ5gmQnlme3LxVSopbP3BYpPv8xdwoUVL/L98rpVLLsmgucTS6qfiXCxC3HuTuaYMqmSCuxJUEQIM2TF2rDwDDzPVOOKtj45eF9gyIpI4+HOJLMBs8AEHi0bKTlrvRjuh5ZV1XludhCgHwIfe4UOM9Tq/fl6Fyb5s9eoM9zHs7s3GMThT1yN5YyNGp8UqLPrveYMzufnRl1pLqCZD0XJY7Zkm4yMgNcHrMavsqVzXNyrrnuv9Dmf3j+z0Mx99z9/8Cx9440F84YVw68Zmd37WxG7/6A09OTpqg0UcHx2BHbou9mybI5VgfQxBBGLZVM2/uJz3pV1q0U7EaEmjAIU0mrvWdNcEfsKjoAmFjLB+v99s1kTo9+eBjbakmUp3q7Hzh6/+6Iu3fvGnPs7f+tLn7z6mynlsAdBPFCrMEFCRgPp1S+ftC095YfCHvMMXLFnUT1KDaN8zUfs9Ee4HcJbDb/UBy9XRtbmoQEQXH2GtBuYsp2sxNXGJy6pSz6gS5v9korZkhy8+1WDWj/KHa4Z7sLpL9GhNwmxerSKARdAdQ4Zk9OT4NUJW/IUiIpFwmS/RDVRMJPHuJYdEKkNhSHwbFAXFl4vMGxbfC4jIcMsJUO+Y9Ovk46MIIw3VwxEgcWnYezU2gD/gcEIgA28nrzXpz3zGCwFoaUFKUVuznAWgaRigZKxioiYL3xyptXIm4/npFS1SO9mhAgRo8MU10YPEOwAMMlc4enZO7xmcaLmA8YWToAhEUqTfSqWvxYQ/LC06QbIPSPnJ4wplfLpjkpz4QvvegEAVbdcWBOc7RMHmSLmR00e3G+vvvmbf/co//ke//ouf+Yn9q/dfOdlst0fEseEIJggNt2eBxoA90bKXRqVphZCeNFN1ezshLSs79BdABCBplnJAgBrc973LcZNE1KIElSofJJQBdtxGs9NIUdVoiBYFEuM2IN5aBevvfvy9N174+T/8Tz/7ud/8/FdOXnjffay5Pra+Q4zNpgW173roitEgzhMWSA8C6vZUOtoa51SQgFn+IaFwubCozGl/ED6fTyoPQOu93zjNC2Oykr+p3dxMCeOBqbOUz+HnSZfSTnb4TC59SbqXQQ9PY5AIMpH9ZCiDYTuwODtL5qGRqXPmY7hYVfmztD1p5VD9hzpZknBQh1POkipwSDuon/JoI8Xpr4eu1Vxy6En13fuv47YkHzVW+QQ42cwtJs03O9/SuW+XxT57Q5uwbps1JNhui12HzRGOj4L167h/Qbn7zjeefO0L/81/8Z/+8Z/8g+3u3vtuaog7jaAFw0qogAWawGgwIIpCYKKmQZQTvak8hbTKjzPrVBQr/+4KifhaV+UDEEQVy+6VGqIxKAAV67cPVt3jG/H0/Rv7+U98+E9+7EObs7sn0vP8SQOuV631kWS72qBPTtPSiuifvhgt0OsPzu2nTD9wRkzPKQ07+kPP6QAl5mmbW/yJY1U95yfryjo/z+gCuRbHhLlk8ojiWpHrrTGd1bmLv2T3NFRHh/HdW+oAlFtSw9O9+4yuUEWBU+ZzjsiQI7O7ZpZoyy9zBYAuBPzDxZj+wtjm/cksM2HxrG1E3XI1Zpo7MtM/sf6zhj7oBMmyVzhYxs7vySubIe85QuywgFWxVet8f17ZLxA4OQkYHsI4Lw392B+vuK85QHIHAIMqLMbOYAgNQoAZ9vsgouen4fRhfHzv/Dtf+mu/9Kd+8Y//bOCTZrV5eHomTTthmo9W3Ko/IqKqNj4UGSGiS/J9NGcOn99IkftoCKEEI0Glh/USW7d6dnZ2vNJO43Z3/pGX77SfPtLV6rNfuxc7WW9ud6HZPTnHpm1OjnDWQSCIig4RzuRyAxFctpxP0zXFfo2xvivcU3pzi+fCEeih17I6dTxYfgl3O5QmK0Tp/+JZZSlTgUKztsY59dT3DBExjHYAjsxI8ThYg6wCB+iV1RmnSMyrRVV50iqrF2/agcUdTnWIunCvpedl5zYAMiNLWiy85HMMLf9ZmDmT/AKX1deOGprlSHZeNimwcDeXsW5ShT6apNbuhSu6PfMSPqqTro0PqglHjzNDNflvzXaw/r883AAQjYEWuz1W0PXG+oj9toGdxLP48Dtn3/7K3/2VX/4bv/xnZfvw5Ob67OzJat1EQxHrkglI01sTiBQULj+ISlufXLX4fbIS1H9WL0UAFMlhj3OvVAgRa1QaSBAEst2diuiH7txqP/WHqF/6N1/97hsP7jY3X2rXJ53pbtejXYMxWB8yU0lFTBqMxuy5p+YgQfYHLR0SqRfG0Jpr0IcsvIeXtnqTl33LXCjiR076ZDZlK5lYAJbpnE5M89yWyHi6EchRTIEit92r+9ANAKQQOeKOK/LZn0j2Mg5KBIKftbljg8qEMmS5K+KhZ72AY7qZY5N59JI13FqMsgzjgIATQJgtTo6C1z4sFyxgZ5r7RAQMMsgPeyvk3WZy2U00Y71sMHnhlYQUQ5K1rZT9CvO1JGKytp2ybjziaJ6ZI8vYIaXJlTRcTb74s4LK+TPPj7Uo634/OjpzEgJUFUTvfmmU6VwitBqhJK3vFWzEmrOH+vhefP2rv/ILP/ur/8GfvN3uY9zFnYdVCqCNxi3PRmYyezruwIJwV9XCFHTL1fKkqvqmxKpy+fwRA4nTJQySThWiSBA2+/1OiHi+0xVePDo6s/352YNXms1f+JmPB+v+2e98ZXva3H7phx/s2J/v5XiNfSeIgT1ggiYiCNxo5nrU86dBbN7V3J82HdKgF4t5GqQJszg8JOIX6hlqWG5xprlPeojJhndxLRldDlTSoPAxkNaSCrrHUDS6dKuudcUf2cH38NblE0vv/Ux9nungM8193M9Ri1XNUyXuUs19eEyoakgLyszS9fD3OhUdPzFbZsUW2VaLrJtJtb5Oe8Bw32CZ6+NZW5exSPdzknmMwDJEC81U17oZKplnb94B7PZd07Z9BPa7TRA5f9K9+s14/xt/5uMf/od/6z+0R6/zKNw8Obr/8MH65gv7fRfCWHnKWwczCMzE1Dk+WamvhTsOQDGHvi9q69MnngPM5D+DkKrsd+c3Tm7uduf73bYJzZEE9vvQct00f/qTP7Zq2n/++a/fu/vq6uSOtcH2O5/syXF0tt7Ls2lBvk90xGeSmrduk/D9nQ4O7RXHJ8+bqxhJTaXt9R8Bk0pW5YyF9cJcqYBFzHYARQQsJFdgqkOFEjFBCEgwoDi4dP09BWNCivsR8xIWIDQBU8zVOIhLBLqTKYqIcx+zn/qxnM16esiqZbnTWuq5X1yt1i3JS9og2XN+PaQTzT0NwFQEpxVEcz0kC+ddUpSMVL7EnGKO8eT8GYEWj2OOyIv4MYXUBHkfE4z193SnHvfKfd8nD/buFacIPrj3eN8ZuNxH5YCspIG0moeifOajEAUgpmUxUKrBXc/nRdUFfc/YisS+sf06dvv733lZd3/4Jz76a7/yy69swv7c1op+e/7yi3devf/w1osvuY+XamiLs5esuZfNWn4WyMJ9onTXk2Ty+Cb5M3CsptiaUpMLBd8PqSJqaNZN2wLo+z5ut9I0R204XvG1h9/5yMsf2Hz6xwH8iy9+68H+oa5vPuk6bdQUZAMgMYkmg/6cUtXEm4y59c5LvGY6WJFVJNvJv1mLGAvZQ9r6oQ6/6V+vkarO1zfu3w2JPDNp0Zll854UQKau5yr9Z9XKfPzrP+c1T7o9b2gx84K+vek0aIu54glxZRHTK2UOXVVqlqxzOvKmTKFRvFoRCbUoROK9XHS+d0mkIUsbNwLI4ZOOjkhwf34Ud+vzh82T1z/94ff813/7b37g5duP7726avTBgwcA7t69+9KdF88fP8KYPeLPw70I1M96smGVnCYjUH8pxeb5i6MHuG9lE5iiT1wwvykVCe3D0+3ZvgvrjbaNCIUWt09eubE6f+1rd5rtn//3fuKPffwDt/oH4fT1W21UdCbWq/YhRA3JU0VWAubp2nLmCqkRe8Yz+B2XDpxJcDZd6O615OD6PMMECaaQpSVzhiFM67B67gLFg2AlF0ZmJjY0uhB/NWmv+WBTxluYuktlm1FiCSFFJrbyFknaAwTJ+9Bky5qwJxnzpl3oxCpUkhhEkE1cUxPlu2UizqCtl6qnDhtqHX/Ydzuy71h/WlyrMWF101VV9Xmw+0JmHmFjolvn8wDJIgp0/mjxrkZS3F4yPS+jENQaaSGzKyPSgX2/5ZBHSU2S1/h8rlsfnOZkyCz7LBmjzz3zg0kSpKEID0qehbnvCZRgNRZMl0CpFGhA3/XSNqqIXRcabVR3+x1WR2L9SSO4f+/Bt7/0Jz7xB//uX/8rN0PfxNiGsI9Ynbyw3fer1WZ3+mTThIjY9z0KaC7iXxLgk5suz1eW4K964TezgsWTVNW6hiI0Jy5/0+DDQiDZAwFGQqOKGE1EoSors9AjQo0kDYIYd082arJ7uLnR/MIf+tBa7F/+3td///63Ni++9/He0G6gK8SIoO1q1W13IJ9LcL4yINUL/K7m/ubTfF297kopzKrxlbcOF3fgWr1d+IlX2jnWVdlSxyNH+eXujKwXnvlnXX997bzA5NdJ5mI9i1XN8w9dtXjhm0gXa+KT9Xde5pCiXTPfNX8JkHq9FprmYkool3YKkzSbEh5Lcr/fbY43jUrs97Bou71af2O92gjl/PGxbfd3v/WjL9/6tV/5S+891rY/he17sx6ICCYNoDDCeOiVYSV/i8NejkHzifJe8uvPixX2SW0AxONjo1eJgqjoRWliURFDMFXTEKWJ0pgGCgR258Z6Fc/Ovvv7L9jjP/WTH/kzn/zRD91axcd3j45a0LDf48YNBO0ePQrN8wm7emBaNnzW5vjvsORmxIcSZwD3FX1IZoB+yKmbvKg/WdcqHUh7eVfNEk590bXpwqQ/jvs1+g9QA/EVfo1apWWm0vmVZICIJdjSjSLpbh6T7aqHosxoNahUEu4LPkWzL9GXco+T78wM78rAkKlYK4UJQkp9oFox6GXYeYy4+QV4ZVKZxyer6Zh3PJLlkDPzyutf8137o07/Ic01+sqT+6C/o1LD00F0it2qA1vG8fdqP6HZ58zkNZbkayCz71HIoFWZTNpBmRsVfJg9Do1yHeE38V2AdNtTDeF4szp/8th2+yDSb7fy5I3XvvXlT//I+/6Hv/+rP7SBnD1cKa2PDBqlda8VQgqjwj3STbUWAGamQjMzkG4cmJ/UBGmpP0t+/QQXsfgacx8etMcaS2bVFoRAsOxF2ijUkHojUYyUoEHNYov+RohN2N9ex09+4EVtPvFP/vXnv316H+EYx7exO8X5HiGou6p81mk0eNUsfZctc0m6WFmrZ0a54uLCdbUqMg0JeRnrZiJkgYUF5lAalWQ6CRxdmOAESQK7yJADIh6+pWeqvJgsEeiNQcSFcpLzpLvS1RHxPW+x0/1OWO0kZPBFn42SKlV6Wk+qpXKPxVGB6Xsw0vTHW/7FHk4ey7AqVLLygkpUpqpqjagcJMNcgRztZHZhxr9yW9lRROEm5TAagCVfQGl1XK7VlT/6YlUNVyP7fof9fn3jRGkhdhtda3d+U7enZ3ff+74X/tt/8Hfef6y7e9+6c9SqcNtHEmq9SIiQQKqIGSzC1CbDleX9ALwPwj2PJwCHXxaF+xxqnwjxycsoWTNwOS6g+JGxU3nB6Gf/EkCCUSxQIxiozW6/ayEvHB/3sX9077U74fgzH/3hbd//xu98+auPH6LVbR8g0qxWz9y/+qE9qKfmcpHwA54ufqvmMPrhAZ1LYTJzyGaY+yWpijRUAx0Tvb7kpI1CjcV753XcmVx5uqdyf0z7/GFhQOqsOK0l9V2T21mAhS0DICPjRrcgl9oSNYnFSjQnjmDy6wRUa0a5i5qFUjozDI8QyRFh8sweiupZXKFVun9R2ydlJJMph1+H7Y9HhipygUik8JEveK0G2yqL1rRfyfo7Mkhe7/3S/qDy9ThS8LNWjazjz3ZicH6/FBvj6oeyj/GGFudtXlR0cEoxQDwgGU42Ats+ehxid7xe70/v3//G53/45vp/++/+pzst46O7L926ZbtTalT0yXmXGaAGMagEZZUmrXtzE+FeBrx8Zox+uHwi3Ov3bi70R9/ppC2jmRpNTH0jBxFIFCtBrShQiokQqqFlj37XC5sbEoLEx6f3f+4j7z/atP/3v/nd33vtWy+88L6+PXlyvmtXR89Kui8of3mXWTLe1dwvSVfR3EfFLlstp8ryuJ5L25Vxgaso7ENtS4Uv2iLU+/Zx4cV2HWlJUVjzn6w21NMW88LjOvVMyCIb6ozXkmpJGIngnOb1DFWAdZnFEai1/pSDQeuf3PikD3W1i92ofpqPH3CZJeoVkzPvJjx6X0GNyYGnkkhmdJdU5YkFo3OlX4yim3Vr52cBPGnbJ/fvPv7al3/8VvjH/+BX1+dvvHjjzn7dot8eHR09eHg3tKpiQpMYKC0lGILQbZgWepAlevqshbuPaknD3ZU+H8jnBG2bwTUmMLYAKL1odIdKBF2ku4pC8QghppRepJfg2BiNDSRQ2ceOXds2P/3DLzb42G987ktf/O7rXdiuVy/0MZZ91fx+L3oMF6d6ntea+1NV+gORLnrVriVh66sml0xk0/WqylvsKrcqUZ8HEBjzwQ9p+rmayq+Lje+U+WjU3SoN2Cx1UHZHsI8xgeVElvkixYDLvX5HMXE6/JKx+GRpYWbK6/gpDIL4Eh8yC6IZS29+zhmNvEgOulVp7gWMHyqsv1fAwvytqy2VDvp/n+WPCw06/mxdHsat+n75u5+cuVOHM4eMjDDuoyj67njV9k8eP777+o994A/87//939mc3X3lzu379+9pZA9I35+cnHT9mYCgARFG07WoCIKhW1TbC+ae9HKzFIc6C+5DmngR/TgsxDHT6PP3YKIkVdxrp7uOBCjRqV4AKT69QQuQntqbqbTr9Qq7vt/tGulfXLePzh/calc/8+FXVuum+83f/crdzkS6ngxvBdnd07tsmWeQxlMzE34v/Mzn2M4UHnHhF+f6c+jnkFM7Grz4kuXNIEcpmrlXSHcbaQBF0z+oO5yJBxw31t9J5liZnBeYX7hYbLGJN/1l8bkMo5dlhy+iuuR/8eKVe8KNKc4gJwXqX+f5pT+FDKNEgNQHyKUV1/E1P/1ygF3+RbjTK1OY0kBDdPS9QRRGIO7k/MGjb37hRT78e//xL08Z6iEAACAASURBVN2IZ++9sdo+unukODpuV6tmv99rEzyUuaBMFgN8hrgqbh7mDlSHoUzMQCMj0bM3xB7SeyA9X/vcV7NSJAWYmXxeoNqXnPpX/+5kGfHIIsVOFYBQBQITWHYbSYGRDCGY4Gy/62DhqNVV6LrtUYO17cLZo4+98uIv/9Gf/on3v9A8/M5NnAeLoDhTyENTiUUwes0CK0/hqp/MSgGni/W7sMxl6QrUpVoJSrRn94VefQpCiso7fIICCcvr6zRG4qA3TfvjDR+SGRx6mP6sUfhSgsPBZSaZT1EUzSrqULWIuI0is14pIi40eogYguuuBAYDV0lmq0ybDdf6G/VIm6LpEj+lJEFXzUWElnolIvT3qmLCeFdFF0xtWWAfv5P6ha/ktSU93fMH4l1GxlU4mD24MEgFAEgy1qTbiyaMe9ST5BFa8uW5sYLRV6CT10S3GLCpxu9UHyoBUT/nzIiJjwBcemr2Mpmv0iaIERnwcMlOAD0NSddIx5sGgyhaBYm+C9JstOn2tu0i2jWkBWm78xPrd9/9vR/C6//Lf/X3PvUjL94MYlHaNpiB1ilsvV7FPmpYk5HRCCFFrO9xZhRIExVR+557ozjLp7d9F/emJhIMiBoBKIKK0GJjEcG3R0GEAhWwbdRXDDP4qbyB4ga5Pp+qOB6A9GmppgoJGg1ggIrtmY4WyACYknR7aDAtRuWFEdPGaAJozxV25M7dZ67a3b6TdnXcNC37T7xy86U/8uP/fPW53/jtf9f8gU/ee7JH0OOTdbffdd1u1Qao9jECaikqoYJKD2UuHLbli585kEueaoM8eVe4P4M0h1mSCK4+PSqvzHIQrxS5qW5rMf9ilXChh+Ok+XPEzpxcMsspAMgkWaHEJFKgi0IhrRU1UkmISnYkK9mOv3Z2lu60chhQR27KJ7sLRLe6/ARsSQWmtzCCZTBgTsvjJsQoVEUet4KruCpJpMjQozPSq4EhyLVJvj5O8jF8Jj5M/o60N0xZmnAvr8FKZ1NteUAK1p9BoTxRSTSNSNud72O/W+n6eLVBaM622yZYsz/d3v3WR+9s/v5f+dVPffCll1d9H4v2YQBFmI9U3NtiWQFBOkhBOi2SECqoTvhxz5MiKmJIMyY9QooaKBIgQDL6ck9rSjGKQo2mKfCUBF/H6n8A4Oa6zME9ZADDJZ/eM5FyvbeW+j34nFARNkAkKTRhTIZ4BHW9XndR7HQL2d8+0c3Ndv+hl62P//RL37jzvo/udruz+/eObt7Q9Xq3O2tkJSKkKeCn8kJQQxrDKyvyk9TgXQvVp0g1Bp2zLipfw3xDztITmMqUfOGbPm2bN31h6eo/9SWc5dQ/JQeEAwbNiXxMOlFCpkIiSRYPlQQRswfK2hbfK3H3KlJxVwpjfVgMKvbLiJPjQmS8+SCpHseJNgNhB0E8LDZMu/EiBUrvWQCu8fP0251bCxV/kJP8mg8zz5/7nhzVOZ9KYpIVURffmYdqWWiUSyYOCz36poEB254QDSsgMIQIdtuHa4nt/vTs1d+/HR//2t/+m3/8Ex/54K3N6RuvCgRu1jBGPBYXUZASpekl9NKYNibRtKGGHiGyNTZCpQjNlI2QAqpE7x5FRSXtoGA0SF5M/J+Lcp2ghikhZMRPlGaQXA6yWN6PkizZZyDlmAVYYyClJwPEXAWhxH1/1K5W7eq867jdrderH/0D7z958f0P8KUv3n19f7a7cXTTRHZGrG/0qrAoQjCmR+MQkcf1uh5KP8yddzH3p0ppPrypq4owWvw3KlNdeGmd00lcofkXFDtUftrDxZz6y0RHnrY7vDkpM9EAx5mH+pYrnBTGZTVM+lNnLtY8yRk+pwvuwuOQKtWZk8/rpkO1TYsRWALrl2q0mrJj4oCZr5d5+aKuAWw7dFi1N5p200PIbq39TTk//84Xb2xf+3v/0V/8Mz/9iZeONo/feNTI2gMvTpKqzocljZ4ZHcQ3aRjEVAk1BkMwDZGhpxqDRTFrzPcSYgbSoa8UG8ohcpEgElQb1ca/C1QlqLgL3+EfKJMv/k+hIsO/XHn6PvkpQAOkoahIK9pQ/M+Ghr5vyaMQNhqw3+L8fKPy/ttHf/mP/eSPvxxe4Omx7Bl7ULE6grZQTaZ37s8ZmPoCuX5qsDRB301XTbMt/7JWC2CpDMlLHyAnp/wHdlqLr/o46NJI6V4UTN5ALp81hoEAV+kQJZPjykmHPIuzqkn10UwyByOj8EwCZWigtkcVpM138gmT0APn8nks5owniDirAcoEjjCDM+65SeuIQt4fEEDg5Pby+UHFdWE1gKz00PkcKPr7ABkheXJHtiHKOHvy7Dism0j3whlnxncSaWT8wCZTKiv/kYszKgdVJUzMR2VceVHbCyztHSP2/Sa0Flbd3qJRxFZqJ7rvXvvy0ZNv//pf+0u/+st/8mjXnaA536M5Pu7j6TiuxsjUCNWUSIuoiZmZk2EAqjDSzGBCNQggfswoASZUEmqiCjWGANX6hROX+GZmBkuHQUmfsKxYuCWRDXqGDH4OMOw7LTkOyqcgVQ3lTzCqqKjHBIQog4+e6PFmRbN+fwrjpl2jkX3c2+7swzdu/tWf+/ido/af/btvoH2xOX6p3+7RBvj9i6kh+pPPBizX1NyH9C7m/nRpQGPyFFvYgueScwwnXXtpI5zqO1dLyTglgwjLHZ73c7helnNK5kSSZGSmlByJRQCE0TRbrrKqipiK0dJC+U8pM+Sjrl8qjdxRlLpk6eMyCj9pve62zBwSYKEnKXP4Pl4DxKmTE0r+m31xRRIGM7c/8pzkL74C6D2Vs5CM41MYoqIojalb0ORlOGKz3pzuGfen4ehoHbi/9+q9e195Ib7x6//Jv//rf/WXbmIX2PdnT26e3DrbnqNZ2FgUO6PJzklEeva9sBcaGRVQREMPRqEkn6N9pMMmvYoqJNsoG0xMGKhUhERaQBQ00A4WKDGZ2FL9ho09LQgjqTATKHKOlymQiwOK+ZMZ4PHTUxYPSSJQMTGhRvY0IUCF+pMnqVChoY+MAjlpaOevf/TOS/aTH91FfParb9w7fYD2GBYQJDlqggEN6PGJnwpZeRdzf6o0wdwpLgmWinJJsAoqP7iTmidBDFJzhw3RDy8RrD6LArVUPiN95e9K2a81dJ1dy7x6LWmy+VIK4W+sFmCbDCLpwJ/0WE6ulSebWK/CIFLFexqWkKS/S+acSLZKFRE1ERETG5B3H3EPt5PGIz0DyWMeapw938CiKB9ipI5Tkuasdj9plXWboQEBz5cPev081Qz30ZKTxfqUIL8Ex2ToH5chsS7mXewrgN45iH0HxpOW/ZM3+je+cbN/9Fd//mf/0V//yzx7dAyenp4er2/s+m2Ead7uzMdERIrLxjKYnXKP2EnsgsVAqPUBnXCH3mAKBlqkgTT0Kuo4O5CmohBEAKmhLXa4xYTOxXXiylj2qZ62N9lzqYi7/GH1sJIy4Zfk5+h/Mi8AUNBIdY0ekWIixqhENJpFCaJNQ8q+7/d9DG27aVvdxSd3v/uhm+/7Cz/7E9r+3r/+6t0H3D6JIBrCfQ0h7fsS2n6VCBHL6V3N/anSFDM5YMY9v6ySmMuPrqg288xrpWmXloRv9SsATmV3veeY5yTNkJP8uXDPXwbfMmNNfInuMnhEmbNZhp0Bxg+iurDqTL0PGI/50oUjRb5+CjFH5Xblc6zgj2DxkYYug9lreSKLxkpXSUMnCz+nqtMyN65W3tOFSDo782JiBMXcjUru0kiaRKKnqdoqQE/vnn/jiy/gyZ/9qU/8j//wbwXruDsXxdG6AazdrKJa5NBevdeZjGcaK/dqI2aIhmhCqMAQFT0MsBZwfAViwobsRRpzMMoXZQ/bAgZpTEyhJgRpShCRvVINUUxMIiKi9mISJQ75HuY0fxdLyIiFCCAylRcTCxERfq3nRPVzeMTkCRWk0CiBIbT9vuv6rTZt2wrQdGa789MbYjdUzraPPnDj5T/36R8X/u7/84Wvh7DZoe1kFeEnH2W7FZ8Gd39XuD9tmkrJuCw45pcBFWaSS08LXNi0jMtzLGFFJH2ZAROHKiwuYGqe++iSsiYlxRkY9VKqnwaJmexIAQBm5vTjIo9dT26cnUFJkc18d2vwGKo5shLIzIJ07zGJvaCVlm1Fgrg+runkwf5/9t401pouOw961tq76pxz732Hb+rR3e52t006dtwtN46T2I1JSJwowUkMFlZisHAM2JaT2ASEkRUBPxASkfiD4F8QCJFICBByhBSBEgx4irHjtjue4k7bPX7zO93hnFNVe6+HH2vvqjrTO/Tg7ojsfvt859St2rVrV9Xaz3rWNCF66jgr6n7eU03ZkZ13eWTiJFK5vBoNcOAiORdkoxkOIqkkFvdziXlEV8VjgcKpItUUX+rLhtsY8owb80CfAvnLzS1Yb9QJxntWh7wf3aoQE5ai05WPKUqhmBKiXmOKZkCI2zw03F7ocPXyxxfXL/8r3/GR/+iv/IXzjDZbszynDRQOzIkbNKoJIsFB+ki/zKdovl6KoIFth20gmxBsGCCQqLUgqlIgyF4ywDmQQUHJbs00iH9CSQwQqgTX3QygwohhSBQjYZKdyoE7V2ajGODCXcbtomowAv6Z3QNSDCJeN9sAM9YHU1KfS1WBUhq3uFPlRNWoCNnMxX6p0mUNjZI6sXvvPLv7pz70/otGfvbXPn6/a2Rxa4irAQ0EIgLLlrPEZsqx9DRt9rb/M+H+5WyVNz29xyFq3vnjE7zXn5XS3YH5R0+9t5G7gz89Wu7+6ejIWY2fI4qnINdIpfGoQ5C+1+EB8D9UJg6TDRyy6r7Pbm/YyYJ5iOt3rne3jVzNFG50dKaevc3xO0S8et8I3vetsnVRVhgpWqvvKS1bBqAiNEs5KRBiE1eLtL68taBevqmXn/tTf/Dr/7Mf+wsXQOwtUiiBQtPMGkyKECRPBlWvleEG1RHCj98Vkrut55WUbI3GYdMzbZhoWUydC/HwNqEEaOBgVFKo9JW5aidBxABVr+Ko9CqIog0AMwWZTWGWqELm5AMWUaKEPUGEFAl+LKx+BiGzef613f1JRmmpnAWaB3fCVA+eUnrOAqVFEiJdQgxhERBBS+uXFs2Hv+Ydt+/e+d9+7mMP0tCxaRbLDKS+Q04hRhI2grb6JD3lg/HPskJ+kdsBSj7Crpw85pQ8nVMHlX2f97/TdmXoKQlyekg2DWmmX8+E/u6WPZvPAe0znij7+1zCwykO1FFkby7llybEDSfQqRkeU05/b2qBVgEQxLWFmT87RCYvl0mmOKqt3uWz8ToHZSIiBYyNLLyUIPbdfsDK7M9pHG+6M23zLQQw1oydyXcTKfjdu8nlKNm7d3MdyX1p9nIEOac/27deHzlaI3DgzT4GNAkYnNhRWsqWk4hEhM3De6uYtm++cvXyx//EN37Nf/7jP3IbiEOOBBCSxKzBJBE9LLnGJQwkHX27WJ94mPpI+M8ALCRAQ+gzNv0COjA07a1lOAtsAiUIhDm7oJVltADNQgqDCtSiCoRBlJqDBkiGOhaQSAIaup5EpolRLMMImhDSIFAyKYZkTuFQCDd8Gk2MYfyEWNnHhMhm9TsJBILm80xz06swizj9SHMvU2EWGpXLhYagNjBtmYezGN/54u3F3ZdeX8uvfPL13371EdAuzy6aZWDaxhjX6SBC/rGAb97+qUkc9gT5+AW3L/487ArZ0yfetU+OnMbuQr3Tg8x2O90Kufms4H3kIGb97559dzyHIzmgZXDSeDCJsOrEMa0qrIqBVKrnkOPeGVi14802OuUzI6llf8GrXFb5tce51133zzjPKb9zXSce1H0KfhbLunc5j99yqsloyi5BNBylPw8yTXrMqqBw7lqiQRFVBDBLgRYaEUJzd8au3Vzh5s1//gNf/V/89X//HSus771xq2mkPYc0EEBaoQKm6M1KYq9xEmS3lSKLNU8vyCbETFVIkEBThGXT4OP/5FPves/XRNElKMIUEkWiLIOEqBSWBWN0nx/PtbeFszJ7e3X1hmFA4TKPtL0/oZaHPNhNs3kuSeSSVsxgVEBzddYiCWQwgRRZDxuSmtdkapZRz/Im2lrwgQ984L4tX1l/6npASslSb9sNYHp+S0aP26cW697+f0fL/N4tZk/iTDDKjL2Ei9ilxWfC0f2wiq1/b7fa5v1wltZxf7cT4+E8yn9nXRjR5rj8zI/cv9hpnncFriPTUNJYzeQdKKxnpEAke2IUT2BgIiKeM9KxcEBlq1FKtkKENezSV4XCOdRXUlztFskwkelvPkiCYk5ET1ip9F/y4/p7WmJfMTL+uzzynspSa6v6VTunPzMtlnm2sshPOkdJrYPqF58OblaJVCpe/MDE8pkcPBpakl2M92j0AkGtuWpNCMiWhz6qtE2bhz5dP7w9dNef+8Qf/fDX/cc/9gN325w218q+vbjLQbOfXhAQYdEkSmGx56upjILYRe1OjVOAol1KsVk2q4veBFnW6/Xf/p/+1//hf/7JADYUSO5DoqiyjQzBUpg9vHKAIXaefzKlHrtvvX9v23a+ffyis5s4Sva9Y6efQHY/fAi1xq+6wSbbmMSJQhNQkEWorZkFyc0q3rp9+/zFF8Pdt9jZ8+n2217ZcMgMoYWYNrFtLmKMmyFN6GS2jD2NHPunJojpSz7KL9Y8PIlZ3tl3h5Lh3nNZ+5tRwyMnfkjAHV3VjQinSfATjYedH55x+rlz1JHrPaZklJdn5i00BrmGUeaQ5B5GPkTi+/TFxBrV7eMSdfR2zKHxPG97vdZ5/xP2n51qB1+PW+ancDG9D8kPtxy7IU8L22tv1Tsd2PWceXwr6R6NlrPQmMnEoe94c3nz6me//m13fvRf/9deaJGu7g8cbp+vhu2NyLlpcJghBNEIozJnCSI7QnZP4M5jmqgisugzNmAvOkDQLpAXn/qtT2DZggozCKEDRJEbUAHCcqWXvFBU/b736XbrEDwZUPX/RzGbJCtbDj8nZ5Vjn4VJZElrY1bs7AK4l6ZniMlTAp+axlMgQCIkQxUx4PwcL63vflVz8dbzbnuva86pCwMsDQBTMuS1rs5wuKg8nbCKT4hR/oppXyxS5kuN3I9GqD9OxM9uwNwdcGIKsNvDnqzcw/gHywMPYjLLaU8Oabbd6kM5G2JR6U8bTmUu/Y+OU6YoWEXJHlbyHIJZik1KrUR6suJfqf7vLkbnUnUSgtzfPnrazC5ZgeL/LpzuUcHjVMDZ8L3+JwFeFKkZ1z+y7ROKt8lTftIn6v7zLVoWMhud0E/J9DnzPm+nMtIc7iNEdYYcmwEIIVgahNYEpaXtzXW33S667Yfe9db/9K/+wFvO27i+WUY9axchxsvr7WK5IhCqa5AiGFqTREyutKyc+wjVx6sr90I0t2JcbUT7GJoXXxwWTYO7Q7dGNcVADMEggDUwgdZMq8iHuVePfOa8L5Qn0bwruP0BnCddOzzq8NM58SLfKxEGeFBUzb823jwiGEhoAw0ILeT2wyFsOonLdsjoUwdkaRahadAiDXnHmvoUZOz8zn4F0jIK1Dfe51v832zx99zT5W54Aevq/O8/ZCoUudeqKlwc84QmHvkhYuKJr50KMGUGQCifMJv7JwCOANVTwnQHMZzec3/7M7JvT3hAp89j4z/iGQkXontXcaQdHefsFJ4kcLpZVMIyNAgNDkhVaFbtqC6sA8SjVVwImicneIJTzYnUygf+NntffB2pO49/me1zGng8O5IwhVgV8S6iyvcZb34Ixg8XgzFONc/vLsvhuyy8mlgbgg1bYTqPyjxcXd2P25vbafMTP/LX3vvixSLmvtuq4OGjdRPi+a1bZgSzv30i47KjqkKbEodVp8YyyHFOqnC3Ppme35HlMtx57tZXn18/fNTosFSjBpo7g1rWBA20SBM+KQX3/utzDL3uoIH5bZqqV7pQD56BJ9ACE2iBSWFF8pBCBCvKQtYpHlSA8jSaC3g6daZk40kkNXKxHMJiq9EWF0HQgotgpnGArNMm9QFxibZFGmAeUzYqkI999x17ERDE49rgl625lzMEosgOclINWwToXuRmbCiNGUnTJjRxsGFInUSI0JigjQ0msRVRpkzLIFRVREENzVJCTMOgHGLITR5y6hFiLw21cToX1jfsBOilAZ92CdzxI8Q+RXP6sN0sspzWpbnErMh03M3PUOUODp7U2W6H6ic9r+iorlbxXITg+CBVrDgR8VXbrj3XoEjdHdjs2J1x+ktNTJYDwAS5vgYimAxIKHQ7Sh8lujOXJwRSdB0Z/4ZSP3WaNL+iYsqrI5Galde8Griz8BVrS8XvfnbOpXlVpPZesVHkSPEyHK/OvYBc86guN9Pyg8rjO5wWQEIlpEiyJCV3ahsEa/b2UZBMi5Z7pwcEI0XM5yMQEM2kelpzLxQg3q2Yuv0vdKlfxqbNSW8eLtP69U987Bve+67/8Ef/7XffDWl7n0GagJSlXVwE0a63GOgpVYhgAoiFJiqZ8oxEIyfCqmR0oYpASkluIdpGr/uthHYblvktL+kL7zT0yYwaAE20UOGXYQGoeN7E2j8O2v6yd+y1k9nn/AuAIMyJiQoJIhqJyH7JnusHH/7977t+83NnEeetWur9oWJoPYmji++Rc98fFUnSoFFaAJGJzJSQNHa6SCEOqpeb9c1meNjnO3fechOXA5dozjA8hOQpHq2QYDxCJpm/pcKin33lIXeSlVklQRODAeoSp2hPIgpmigE6DLnrU1xq0zTDcBXasFrEzWYdRKzbImUxtiqLGCRbSgZpbLhmaHO3Pls0tG20ftE2PS1TjAtn5aoIM32Stjtvsit+d9bYE8J9TGwrRh6G9X/hbXRVLOVI9z5ZpM+JLBanUpeMlzY+x4fjnx/7GL57/I4qNAFSVUo1IFWXsFKXvfo911QB3lxLl1nPhxB+/qfHU32PQfRHL2duA6gqkG+ps3EQyyrVZDrNGPzpn+5FgOwl/C9gfBeqj2tGGZv3Npv/+d3VwhPvtCiquWe37R/d4/WDxebhe259zde+eB7yjUiGKTWSalkLHlCaJZFQGTIxhwC17U3O3KA67iBAgIkINFhsusXZlhJwls0QIkRBU6TGMqhJGhfurtY/pVZ0inY+dbgJM8UYgEASZIOh4fb526vv+s7vfO9LZ+eRGDaS+6ZpkrHLNstBVhqAnPP8jlThHrqeMDa2VUuAJYRemyRNUn14s/3kKy//8j/+3Y9+4nNp+SLO34JuC5jH7o339Ohn0RqcSarbv/JcIdWrbZnb4ikQz9+fQAqrN3QOwWv0MraAprwNYmeLpQ03af3wQriKcRlksZCLprm9WtxatW1Ti7iLMjSbbbO6dbHtu2S4f7P9xMv3BgTIUD3IpEerMONj0rkcaZWxeIJMn9rsLfCMj3MRub9a7AokzpXcCtwPVLYnVZLaRdanyfTx77Ib8TgbraPveV1mVlm8+zo501X4bgLjClrc1EGWQs4kc42cLXneOQ2bEBLqqWdKAvfZyOamzh3TZaF3MFtcj10yR7PnRMdMyL0ItTnPMO85HOt5FHvz2diR+8Az5X/HTIJoJYym3ogC8yoxMwYxietaRcxbK1DLttlcvvlm9/KneO+NM5VFCEiWJaNKq3HAOWf3O0SNVPKOZNcxBrNHVGpumXHYCiokQGT0YkQMahDJEhyHivvfe9AmPOpKgP2JOCnHTr1/x/c3U3daUhqYTK3T3ME268uHC+vuNLdW6AYOAmpOebu9vYhEJmg0o00JJmfXPm7MDEttILmRLTCQ2agdm4TGJN55bvH2O+9+63O3ch4++TA/5M2m34zT9Zh26tq/IpE7QLHy3FEIatZAhzVKAaNlqWah9WZ5fotAd/Mg6XDR2EXLu6v26979zve+420feO973v22F55boXEDTB7I3DRNQuiJsMKjHjeGv/NTv/47L/9f6tVUkAAF1CTw883KNn/h51se0/Yw7Ome9/ffP+QxlswTJ97p4dTuBxD78NRHN3I24oPLOAqoJ7MkxAkOjiltR/10bjgdz6J1cT28lB1kfWQ75lh+XHIg+7djLu7rAnY4ZXNKd5qu/QPrpB3e8T2143BlmrbvYnY89vkpQn40/9JpOfN/7Lq0WW8fPMIrn8PVPen77uoqtNlqPdJRXu8FKHEnXUzZ08844fQ6A3WXUUATXlXOXQVHnyMSFA/p9VvDetsVPLzGU1fNZ0mMSPG8jwIkNaol9uvtzYN0c/9sQdk+spsowVbIKkZY2wjTmsw+Gy7E52J9FPRlB4hpA2NMG+VglhKCICaJ/YBhjVu37rznxfMPf91Xv/Zz/+gy5/PzF7ZWEp7Nn4HHXPj851cacmfhamVGjGVVSvCM/hAGDiTUoBmGs1ur9eufunvn7G3PnV3d+/R7X3jhX/6jH/ng1733a79qcStgJWCPvN7KMLQRTSvX15fn8Xzbd9auboZWdLHe4pf+wc+TQlItZzeji5Ys30xPlo+HbU9iPs2V150dS+6mYj++f2WBj+3Jg/xfp088DhgA5i/D0Q7GSxsVwT25f6Bt1Ld4hjtn/PUo5ln91l0lEdQYJ2HpwkBIcGpuZ2FwGWOjnurkTialGlKzg2avLLrrSTnH8jISTXU5QfWpHy/lQNzPfGCKwBVISZg+J44KzgX8r2SxEsOF1hQDfyT/e8XjHsvuPvpemGmaiHomty5Mz8Yufi+zrZ4oxXwYpilb36frNTYbbDuk/iJok7PHY464W0RIuCAbndZdhPkwxqChEcKPwn2+UI1zrhJVdKxqS08SRiIoihgIrio6cheAXkF1t51Sr58C+M46EYMMFCJnCAMyhs324Rt8/dPERrePXli+tFKkbptzFo2qNMtAhsDEqGUiSBZaxrllmNE8kHUwA3OQTpmAHGEKNuCy0Zu+awZdWPzG97/rp37+l+LAoOjyPoe2B2h2L2BHcf8KRO7uGWe7G0lKwyCh2QAAIABJREFUIARmZCDNMiTBBl7ef9/zZ1f3P3vnxVs/9sPf963f9I424XYD3WJBBEvB+iCDarK+G242t5qmsQ1ylxNvUgqLxac/+/onX341n72FiEIIcg3x/7wmh0VQlZ9PQtDzrSfvGXZ2mk/LPv9zBB0/qc09F/d6ONoOTnQKUxw/5NT87OxeUaHCRXyWuY9HycuIKgrrMnOgvqCcEFWajJrBuAVlGjl7Z4BROM72nx8y/zki6D3JNT/74bF7W6auZt/38r/PLrnsowQPsHyYKoE8oQnh5uRAtEFNdLPdotsg9Uhp4elszXItmzf6p8+Ru0sxETHjHL7PRf+I3DGH7SIAQwiKoKrKMG6sd9CroNJAUA0wcVLmCQrK3iQf3X7ycGcIQGYDBxvWvLyPNz533V82aXOrRbq5ts02hpCZbzabtoHSZtoGHZcgp2lLLR1iQlEhTMs6DRVGQRbbbjslGmT06e1vf9ft1fkiYb3ZSmiO4ImjYv2gfcUFMYkIPWWeTG6/nlTNBMJMUi3FlFPum3z9FmzktU/9G3/6O77/e/+l2w1uHuSzoMtsCwWHPm03fe6joGlFGolhmaHddhAJ/SA99bLj//kLv7rRsyzLhAhCkAXZHPlS/U4/2zXwGViRvUUZKG4nOy4fs5101uFonZfJNHeYnvephPWEvk9qDLsy/ahAnwtxm4kt2Tlkv5+C9CcW3iujittfqhu4ywOvIuRIFIQX/ahgDyJSGJxRStbzVtdXtx7P8lgBgGeG9OEU18Ya87nPuTuM8sVA5wJaisYwF/E4eA/H6Rr94rlbGVXqbXxS/veRfzcp2c3gGoPL91Twu463cdd2ZKM/k9CEDAExKq2HZZhh6Ibt2vqeSoHknOfCHZVvmV9UKUMXJvE9onig3KmRc/cvClI8S2Y9ihDPKOPvHUkIp8hszv3l9x+qY+3U439auAMq8MxfOcnQobvG+hLaa9qmbs3cLVpdnp0lCFS9SCBnrXQemknimwlJMwVTBkUHmJpQmCGZTYacXZzddL0xDCltHt1shoxwqzdYeArV48S1fMUh92oAnCeVJlWGkrk/R2SxIbJv2J0P6w++8+73//nv+ZYPv8c62M32pUYb9kwDu9zEeHa2HCwMuU/MRphIGxd9Z+fn51uD6sWmk1/+zX/SXLzY2cJElFncbVqSMXz+F8FDw+apHY/4XZyEwAB3ZfF847Oe+vhJTz30419PeIkcH4z/nER5laYH/czPPvaQgejp+SpD4xLF6Lb2mSh0moLUas7d+9y7zL0ve5/zKyrE0JPiDx7T8/waH39zd2ajHjk6vSiPFMguRoix56rN7OWTmQZc1Scr3z3KxlLXN8w0gwJNAAyWAphzAeROxYwQfpRik5R3m+fspZFZO+UtAwNBGkbJWC9MUVgpqn+RaAXW2/wcj4fwTwnwZ7OjUA3qRVwJGiBQaRtV5KgMyzbnfLm56kw0Nl75jyNoR7mMmlrGFyUxkpBMseiO/0ZRy8iQLIGUbcqbTbe6aO++8MJrvZostFmJtTsI62le7dn1xid7U/wet+zOviy0u1+LkA1yN1BylEG269sNHrz+8h/7tm/6ie//7rcs8nJrHLaK1Bppaei6tlmK4nJ9E1cLtO2624Ymdl3Xd/3q/HZSWXdZnwv/8KO/89r9a7t718TDl7I6/kK16JYX4anbxHQ/3VNlM2BYjyNqwqOCH6fdd4TFfLuWt1YmzxkANdnK7Ph68KFsHdXhXWE9+08ROrNDR1cYoOoc87OVa6zqhczPK/P/uh/06Gg0fvYpiUhUCVLNpY7han748fKrozvH1IgFHc/xuwc9lYpLBfmShIK1fuYcs5fhj1pNzUhT5ZIj1hkVU+DnpAfo7HIOm28PFcKj1uXyntR1WDEpikGptloyR4rTB8VIQMLEKuaHiAQgo2hB4/BGOp+gwFPJg4TEkLphsWhuLGHoEaJZyjb4cunXUh1mJnmNQsh4BdF6FkyZfsfLlFqAaTzQzAQQSAwRZiKSUgqL1nIyWmHXQY5VTz2Z/fR6jU/y0an1fTD3Npm/O/t4aGzaIJklAxmgIhEEjEO/FRGqDEMexKRdqKiBzLUqrRtOx1sZI6opFfBkm+bmC4KmUUxzhGU1CARm6fzWRT+k7bqTxS3R5uYmWbPMHObJjp4sVHaF+1dW8zW9ABdPih/opcnDSrTrQ+4WdtO/8eDf+XN/+vv+3EdeWuAcWZLl3AWaV2GQGEVkyKlLgw2KJmSFxBiFTdLLy4eL81umcTvglz76sbhcxbOz9XU39wbW8pp92Va+Pbb38K/78uKA5D3SZtTnkzt89t2OYuT5XwthdQK8T7sdwF46X+moiA5mBfRs72D1/kaJdeMky445uT9m5AeXsP9XYH+3Iz2c6P+UPjFveyl5nV3yPg/vrMxw/bRxhvofg9/Fqfn6lBF5gpoCx5pkNoPYhMHHdAIjCzEmeiQnID+uzVLJd1bL6qgYiUeNVcfIw2v3ZhUvUezELo9rh8h9f8v+T4UzQVR3wq7KTgFbFoQMgyIBpAax8TYevJGTqPcvoqjGaREpHrzVqG7igfEwoUHMROzoXX/q9hUn3OHMHdRdR8ujpsTmJpw1/fph6C6fQ/7mP/C+H/nuj7y4QkgQC5ZNJEAkI0OAGCSEZbOIy5WprLebYRhEtQlsJfdqIliuzj/28Vc++tFfTfls8+CexpWjJCNUphDwZ24nXK9OycRy5/3Rn28vb9rpfka2vQJQHEPWsCpD65H+3zmq2umwjGoSPTL7tCqj5xJw7ES4g6eOMDY7/5l2lhK7tLO9YEApjjRmJgWTklYiR0WEVg4viSZLbkUTkeItU5ZJGUfl7HDxcy+D9KurzEbdZDO8X8e5/8UTX2j14ZMpc04JJhz33/nkzoS7t4yNyoF7XEydjCLbAAaUmH4nZMY7XvO8m8h0lJIZNp6jyPUqekp1ISuUtpV5IsAMJpoZNM88HXefn/lGMQGQkbU2YALOnLtFjocUISfjuuiUBWCY+J1cc4GNj8dTy3c55go5u78HJKRUTUlhFHfQhAIKDSYKCYSakhoMKszBqDKMEZdzckalbiEJqhAGYQCgNNdOzNxOAjIHZiJlxoAcmAOzMH8h4v3LZ1B9Ol5YYIQqGZvY33/zxYWs7z/4I3/kw3/9h77vhQZ2lSQEwlQQYgsOyYxkCGHT9dwOQzKqNG175+J5Qx42697S+cXFDZoN5f/5fz+aNN6+dedamjwMruASRbktt+lZwfuzWudxREo+pnEmEP3nrlQ8jaxPjODUefe2T0fv2wnlMZ3sDanIyxowrRDPArRfA3j24k3HspzFaKi1TJVFy3Pet7pvc/5U85hs3RverpI+M5Mey/B+vB8c9FMh8RwmTL0dztTIsx140cyTzEj1lgEQgORbDs4+x++TokAqfLomKyv27nIF/QZahqkxz+5glc5z4V4QfYn+y/Opngv3+ZzPi3g4eNcjSQXy7D56VuS8L69O0IzH93nMlmljBtQHY4XjcgZLISqiUBGoiAQKCaGp0JGofxn/HW6JgEkWApJFTBiyJ8MTCrLCMnMUU8kCIzO9dPfnK96/fFkhTwg7EwWkpDwSEUikhWRhWOv6enh088Gveutf+0vf+9IKTerbJa43CSoaXWkXo0AVIWoIbbtYSri52fTbtBA0cdGsGrUkq4v1Gh9/7eZnPvbbXTzbdnltazRLwIg4I/U8CccX57qeKLVRvV/ksYbNQiCPL+devyrYVdM5T5g1Q8TzHucbJww+HjKPmB13Hd/2WTL6uYwuRO0ureE/Cjfk1+HCZTaiUV6gjGSE+2OKrlp+QcrFqlM9osayPyFSo13cm8QzTdbY2hrMXeAmK353AkRI5oKFd4QsUDhs3Z/CUuNkrhuhLr3Fge+Y46P/LJ7sY6r36tYSZvgdRaP1Pm2cBydk1V2sK1RHZdtdIdQJAkiGBUBIIZ3CJKmEIpSIUarbM2iSCctZRXdkcRXuUlma+kkR8aV3z5dGdWfC5i6SGiCQKQmHg6sCqqq6KO4gPfJ4Y1LRea+nMM3ES+0sfgfO42VKxSjOIpWUhXAUIcXAGxGB5LqPCRQQKkZVrP5zPdHc0Wcm6z0wQSilaJ9WTkayigS/AbQvCiH8ZQtiOiHs1O9pUoNCKGpEzpq7/PBB223O8vo/+MF/76WVxrwR3tiARhfQBjDL2SxRTLQxKBTrLpvZvXtX9+8/XF/fXF49TCBbSe0577z7N167vNTbaRmGTCRk19elvqEkmITGZ2SunkaIz9sR7uKxd+QUgh6B/OMGwB0hurPxGM1ydDwHa88ukD/Bue+Mc2/QgFRXufnmw0WOs6GyCHGMn/6nPPNQnPv+cfYfmVVGrZumQe3N/tHbUQcyVwiOKQG1hx0hNHLoBzdrXvJ0T2M4HMNhO6pS7PXm8T8l0Vu1YggQxnoghcQLgJqZJ3dyV8i5cB/R9wjhRcXMwzvL/mNdJJHq1lTh/Mjdi1SBDpN9DqXozfRqJM65jzrMKQi/28FRyb573M66AxEQBk9dVWy+NVWtKoIgkaKuwlEEgVA3BDnQJuqDJ6ObDEZGQDzRnmRKEIZCKwIoGdUEKtRAqEEyT65ZT9O+bJz7KZIAGJc6UiTTMPTcbm5rfP2Tn/5v/uZ/+bUvPffCSjSlxUIu799bLV5QQcaQclaFhNDbsN52d2699JP/y0/+nZ/833/1V379+nqNbFdXV1wu0sVy8favfuvv+5ar9s79tLCwgEIaMGe4D0V5gDJg6iUMnoV/P/UMPV7ol4eeAI5bwI7ME3cy8Z6STSdptz0hPh6u+4vEXsTpUbpmwvvkiIpduorIXJXY0YT8pCoA9HAkrIB2bz1zpIziBC0oMEwAMTeHFRnnhsC5V7vTm3qMeNmTjDJbQrzDUqPHBJ7MCQw7/fjYDumaaTbmfUr1Xp9mZjaA3RqqBHa2aFm6RkvmKDi0KDjVclD3rKeY5l9KNlqP9XXnnCq4Z8un5tzTC9vO5DtOc+5BA0lW15qp7p2IzP1kakfi5a8mzn1c3SrPzl3Onb7l6ZpMj9McVEz3a1+LLSeAMMPMs1/4JVJEJBaVWUppE4hJO8F1dYeZKaPnnHP33AaqQUhDpJpRsyGLqCTRBmKmkiUaYpY4SKjE2+fZvuTCXUYqbRKRfs+mvMMzCwmhCq8LI4BktaT9WreXr//Ox7/jD3/TN77nhbffRX91SV7jXNtb56kbWtVQ0pjGpO262967HH7w3/2Rn//5j95/7R7CAstzbBO6KLefZ1zx9jvf6HUL4fIMISD1zEVdL7ig3N+j11Myyo6v5SiL99wWx7ySVX32rbuTUM7q+1GhNm3ATnelq4matNIbi+lpms+iEZazkEBwj4dxFAVweSLH00aCxyxIO3+VOWey21yxHWeAILPCKAGYnBSlJJBKgRaMYNaSubfk6Q0GCpLE1DRZFlnEclAhBIpcCAkITBk0FWuw9wmKglYmga53C+He04TbE0XH6hyoFJMnJvecfFqdx0Umhdkpnapn+CUqaXowb3PJLlLgWnEknN9hz0gKGdklFMctrznEaUWaH/AkaD/fYVq9UOoiOP/ujiECAAGmMBCaSaPBMCYbOBTu3qGZSQ4gPDlfTVTA8cLHAzHXzMgpvAzmCkUtxIHCz1ABKiWXN+jgSndVz6ech+OtTIHz+yhnzC6ua7UTcQsoFGBxbVTPe1UWycJ+WnVFcscu515GGE8vOUF171StBj9Q1KSc0Ec9DewZP7+0wt09e6rUhCe0KMN1v3L3FR6pNBJdp8uFNjGtr1XtQvL26vXu/su4+tRf/f7/5B13kbtNE2XTCdpbQ98N3K4Wbb7sWz3baLMZ9NP3rv/iv/WXP/OpN7C8K+/7KrYLSERC29MQ9K0v8tZtWZy3y3Zja/QZItAgWdSNKFDAXYZ9cE5jV9+S6m0ZKl4zFm6ulC0q790YSFe8vczhF4JTeACLoFcrJ6VYuTElA7j7wJdFQExpxdYLmCBQKLAx17zObuUU3CuQtopVgzjcI5lF/UkjwBp54mmpJ7Jv5z0Yn+xxQykwpoWpdIrDxSp8sSkwpxDgEIg10jH3CK1JY9kQIhTstsoc02Zh3Ye+9r0r5lWURdDt+sZUFxqx3rYXt9/M/N2b/rfeXOP8eUCNJuhFzCRFMGQVCb3ELBAJSkSAcCuKFg5Vyqe5jyEYIB7VKlAr658jdy8BQghlXrHFIAIxhxNSfU/8s4Sv0ly+sxg6Jy0niwgMKtVONgLp4tYSiGiqYNaCNI3OjxMqyMJigRMhxcThQIGO7ufu8svDPjPy+GdfpFx8lOXQuwVMZEBGEBFBMiSCyIpB6Gc3szErpEgEkLPP0iRUq8y3eU1qjGJ9xO2uBKgKIBoaSIO2jZpzaheLzhAQRUJ2JxlRMZWSobpgLz2mSc/TRcyb7bvWjAzRdNROyxAJIEVYfIcMMNIGL7tqKjmGZDlYDDQyl8cfJqSJf0I90RlNHE4oAMugFWd9Gi2Wl1wglOi6E6ObIXJWSxJ9VXCnA6iHZHM/k/upzy+tcD/0zq1uufVuYbZaEhBrzha5H1LKiyaGYdNdvaHdZX//lb/8l77369/31lat47aJMaHd9tYNvPvC86+/eu+cZ01cbBhevUk/8Tf+q888yhfv+wY257ZcpXYxQEOW1SCKsInBFotBoxkhnp+oAoryrpmvqlkixvG7w4Kvq7Tgz125JuUU71cfJjdJFZZw7GHS0quIt2nhKz+nB1cKFp8Ym9pMqVbPXcDt7K8Vy1gFfFpXBXctNdBQuAkrATyeZYRF+tX793TBroUGdUHu7rruVCeAgoXHhChgBhqFfqEOXjOZ0wsX7XD/3lsW8sPf/Se++kXkazTExRnWPYJgadgSH7/Gf/v3fuEz29dvIKDzkh1Ir8cnqqCQxlLppdC5YBACxXSa3YNSp2GjQh11p5uZQ2TF2ggsI4aUnJRZVaryUmqBASBz5XxsNBLSw6ZIEVUC4u4nouJDLdqU4wkRUcd3LHY6VvjqQfjuBe0LQ4DuRnJP36UqahN2BlDETzkmEii5tAF4/TINkFwghKOWAsBdWI/4nbseL1WUT+E8MjtwD7/PUfyowhK5es04Gs6AuXIkFjw75GOcIHeosM/LjjhzIhCtEEpggchGCaUuYwagkqlRSoqLAKMwkBTGkUETBtKEAaAwAFb2kVLfRrwgO8WEJXtPmR8VhvpvBIlPk9V97/NLTMtQrfpaSDHEo8jASQA5LTMGKBIw5NQ2LXKXbq7T5YPzRfiL3/NdLzx3kfqbbF0DjUH6PgXVR9c3ze1bi+b2wzXeyPgb//3f+unf+MSt3/fBGC8srIamocYC0bKqaLBkggHIDAjqdW9g4sV4xxjFakhhwbzAKKaJmACtaf8Kt1C1qMLwVPw+fS1tVFzqdknVMm4F0desfjI7uA5NbWZygwmQXb+Tcced85qLG4iJlJyIhW03MXEUUCz4WjT0XVj0ePlOp2S8JPBUAknce8PdnaDGQUQINUGSBghABIMLj8YGDt2jz7y8Gq7e84F3v/9FPBcx6KCpb1NEn3Lmol0NOWxvbj71id++uSYaorlddYdggoQwsImQxvrGjXUiSmjl/CseF7AUTy3yCw0BmdXEcMtB8Wigx02UgOkgFNYbzuJiX99VF54Fg6MkSqjagPfnLiCMfn+1BJ3uMtdgcNcQydX30lV+1KXS7UBFRhNmE7lRniy/DJK+is0tOrk8Hk9FYsyegsKhj8z7mC9sj7vLeWb+mX2JMY77T6kI/M3hdJaDkCyQnjhseouOC/hTdM3hjv7+He4u5XQ1qqg4vcwZrXHn8ftYR3CvTuzeX6dDJj6zTl75v4hgboI+Ovhnal88P/eT1G2oX6pbm5iySKZxKa5R8tJ3XdSw0AabNdY3TXfTf/bT3/5nvv1d73ip725adqqS0wARNWvb1bbfnN0+f3TZX6X48Vce/tQv/qPn3/f746233Nxkk0WPkKmAZGINbaDSNKBlevxpQBB4aRljcW8HSC3Q3I0io02VI9fhxcnGi3ThNntlChgPlXI5lPLmceBFNy/zYFoQPaRkjVI43i4EiM+jVqXSP01YvYzLOKYnOJRVqrJjIi7pfXU1qECyqJBeSHg0Ic5v4bhlzypYv3gMkY4npRmK1ZMiFh27S84IGQ0kggEQmDWwZthyczM8fDPw5o9/8589S7Dr6zP2rbK/2d6Kiy0Ng1FXv/3bv3V1/ehs9bbh7NZwMwAQcVUgQGKW1gyNZWUSZ61F/LlyDkJE6CnD3ZdRDFTTsqaONfBciHs1V18RslApIshurCwWWreSzqJYq3dOBgAN9DvoopeEKMXpWYqqaEYNtZ2AtgVh9ehX17OK90VZ6lkgtfhNnqJDH9/mYHbMUSNHAmXnoW0eKAYcuDbOP+df5hh/ju5943j4JN9FjDKlNyCJ8X8s0Gr3Op68LH3BAs0wZZUqwx7Da9WfI4iAnm4B0xtxKJFZjfPz2a5c0I5wB4+oNYfL5DO1LxpyPzrlrvJXlOoDNDUD7CDZuJX9RRLtPEjerHH1qLv/Jt585Xv+7J9ZqHHo4ypIZkqmEDUJQ76lobt3aba4+3z7d/+7nzq79WKHs8trUzkTtA2DQoeKo3OJg4aI52r34uXl7ZzwgTgkIpADsjvQmzs3FzJGZ+4jmHKsjrfARpZQKuqSaoxl8U0GADOYC5ZirsGoxKhb/VjoUykzKaHyhUZAaS6n1K+nDqq+o3XSC7ke6iXUgnQFNlVKWWqo4rH0BiP0GG+3gZ4Y2cqqt7PASFk/BTC6g0mFO+67EMyWTKHbpOtH+d6rj65f/4Z3vV2uLm+1FthFy01klq5dLbYZJvIrv/GbXULOebh8iLASGJiKcVQEbDI8p5Wz6oW7EAhkUiCLm4o4EhcX0VL8YZReIp1WMixW0ZnrdGXEIN4D3ESmnLQlEc9bGwwOSy24OuRsO1GsbkCtxawkCwdPVdHMqkKRKEbGiiFRWXiQ063OUp/YwMlZvogVy+LpxquAUFEjUbLOVoOOFAhwIJ6KJ+Ioqcd99vxeRunv4FVmLpIlM8yMw5lIeRYN1Wanpuw6jD0lhD0q/p6SV3ya7ie5W4R5lfUj+Hkqj1VVleLwuYvcq62qDnxqeyvc0wv6L5pwP3FKD4EZM0LYiFhJ1I0lLtR/h8Uir28sE93GLh+l116+9fa3/gt/8MMRg2k2uGKMJgRhQDeECCS7uHP2Woef/9ivPUyLYbkyWTG3QhULGiQimxiBJMw5qUKaAIA20tMCzhxgMHImJqTnJQwwQo1jLr2RXakAfMa2FzIdNdINAOgxNoD7AplTaKxZ421aEOoGKSsOJEw9i42rZWnFOuhcgcO54r8CIFeNqVYoDKBHjVR04ivQpOyOS3HlMWa3eP8nCuUxWRSq8AQzRUHJZHBzEkZSKIOMZk0aInusr3l5315/5Zs+9M/9gfe/lVdXiyh5k5P1ErQfei4XV5n/+JVXP/7Z17h6EbHFAEFS5MABlFyff4JEyDAp66eIkEIRJ0jN4bubIAI0AyqjdbvCWGfCURUyn726LAk1QYVmwgAFk4kHNJZVv+hNotn1bHYqpsWLpLIBTF50BHATq/ssmT9HVqKOBFDPCjsKdzADSsla5t92YWPZSWTy++OBgFORUerJZPitYFx39i8Dqd9HEb/v1LjLsB8id+dzQgg7yJ0A1V1WsdeKrVZ2pLYITkm2GfLY3/iMTURG9+cysBmaFhF/jEoRQB5H7vPXZwe2T13tIvf6ew7b94Tqs+L33wM/9+NO4qx/oidyqQLCIKKat2vpt+nqAbrND//QD7xwu+37a1Vshl7d383QajuItct2G3h/sP/x7//cZrG4NDm7e7e/SoB6oSyYmZgpTc0BlCjE3NjvIMiqR3Rp1bNbQA8L9uGqIYkoqQYtmb1pgAVz/tPf6+A+Nm4dktFe5CxI+UfAcwNpwdEExTJMYNXf5oQG6oLL13Ni5GS1LCpiUGe3fXpVk9BQkmYHjGcs8z+uqiMpte+KPn9kdwZEJ9N2cwe4lB9NqQoSCVQpUZSQAdQINJZb69q0TeuHw+U93H/j+77nJ5YRW5FtlzMR4oICLs+6ZvVgK//HL/7am33cLNskLSIAC8gRAwhYzAgZPaAm8IAFd5ARLT4y7hoURGDijtssSxgzLCDMXk4p+B2gO7lVbOw62rgq1tpguTLsEIqKlqWFUEBFtOSEcv2rvMaBwziNUgS92weCC3LzgNuqxY/yoN4T97Qrj+0MULDQQYBM6MmHI9Ogiy5Zb/exB+2IwHW4XTN84EAeAch5EknzLyQ94cy4v7h3iInq1I9LVZnHRkz9P4VoOyrij7VTzPs4ttH7fi7WpeZ+GHH2Kc59/lNkh/6qN7H248J9POXBlH7e7UvOuQMsbnBlp7IgV+juFIECAlXAuN0uYgzM1m3S+uZ81fzQv/l9aTuAKayanHpoYwO2vbWtaGgfXHf5/GIr+nd/5h88osjF3ctHV1jchgVkIiWBqRhcuMNJTzWX8jWbFMFD3+TCMkOzD44y+aiImYNRQGH+L5iZIAukkuaVNCxKaJkOAVAVz4KgY1EFqJS077zlTh0Squ///H5ZdcEsrypFDRGQKsFNxYSgqIgQgSIcufuZN/G4qNhoGn6ae06ACTCRYHTdIk+E1SiUBITmYjzPYA4iaoPkrQwbdDe2ubz11ue/6zu/7d6rV7fPQtO0eZuSMKt2pjeDPszhF3/zd/L53Y21lgRNEBvgMd9iEUKam5qpzJ5pxl37y9JVLMYeaaMUoYWyBJpT1zoqLLLre76jJzHQlCYCMQtC9VQhbkMQseIsJGVlqLnMXL/Rkfrw2iLFRj8u5wARQskYYTOmcrZ+et14G4N9EioB72uC001A9hRpNYvZDGCWhDyHMHDyyHI/4N0XQuoh5c2t4anzSqrzqnsnkdiwAAAgAElEQVSnIPy8w0I0e+d1ozjKcORuM+QuZZV+spAX+ULEmg+s3LkZci/PtYrznyKjH2hV66pAl93CJlO3LhbGhXz2J9FC55+S758H7R7lmYoMPmMr3rz+INKcJnZTpES1waBB24Vlf7nUMzXYcC1Dx35tb776kT/+rS+9uOw21xp1SJmqmaohRmifzKBsLy5T/I1XH3zq3tWwemlACwQ0K3SDCZUpqMVGe7PesrQtTbMR2rSxgaWh3wISYwghdF0HlRBCaBYAuptNe37e515MVCUgwsiUKNAQmjb0qSPpXg9RVHPu+y7RtFmEEJCZk2McVfWa6tHcbqTURgjQFDk6sw4UaUgm5AFxrlSNIdeKIrYAsmZlUgAhxmSw5OEEAdpABHmgicLgZXYli0aVgBrEBMtBGJy+SLnPJnE1vmZHbugeKBND7kOUoAIVMmezDIExNE3JDeQkg1mFkbo8W3aXl8/fuRjubbc3l9vLe+nRgx/+0R/cXHO1jDHKptt0eVitzvvMwVTOVj/9s7+8bc/JO5AFKJBo6JOT9y5X6eRITkwVrDPUN0nMogYge1YLpa9tQZXQeUkWEQg8g7nqMAwKxhiTpZxTCEFhq2a5ubqMURdtJE1pzBYbZcqq2oTGg2cTE0lmRRN7g0PdoIDRcoZZE2IIAhEzghJCUKGZRVhOg+/fqALIY8SEmVmq8pQhhBCbnLOnXB9vjAPlGgiko+h0NS+4DicqxqBlE/3JCqHg0LoS5BoO5k1mbP5eMvfxqdgNicV4iFRyZmQnVLVR3Q6MLYZhUNWcs8RyPkyXs9dGF9Pddgpb2m4468yuS06GCzjEm94p+Ajpq+OYlt1HoCos1gjVyZd6j6IZZf1I0YzXXs9QVrZqtS36zXyea0DE6Qvcva45yP7S0zIHrqnu585MtAuAtlljeYZ+gMTQNvn6+nyBm0f3hjc+h4bf8s0fWl93F2dtZ2sUHKNGpQgFGaFjlBV++pd+fW3NeitYLCAB2x5Dik2ICsmp2wzhbAERdhntCkKkoR+GNoTl4sKdrweaNMumbbt+SIOhH6Cx7xNCJCwnmuRo8OxIJPshU4Mos0lOqc95Gduz2xfrnHIpgysSokhIZhh6iEK14A6jJQEJS1isYII8FCVbo4SAprE0ukh6s+quXj0aZ6llAe3XW7TLuFhSNJtb3QCNNvQKRdDg5jt4ElSKJQCEZRizhKihaVeNbtMkvh+jG0pFNE2zcCDjj1dQCaJUGfIAKtVtFgYJCEFjY0G2l1ehaR89vGqGLnVbyUN7Fj/yh7/5+duyuTSYtRHQJueh700Xz20zPv7ZVx5shxtNFltAkJIsGhvyNuUICdrEuIAGkDmTYqoaFKIu/SlQWhIjEDTGNjQkmS2X1E/GmleyvE+ClJJXjMs5idgiqAiQjRgWi0UIks3M+RZRQdQYM2mZpAE5SmhiRGwut1ttF1HFzLpuEOZlu1ieLdPQ9TmLmYqKyJAYFVFDogUNCCoiyNk5RaogU4OEGFQb0UByu91eXV01q4viSjXjW9yoFSB5JlM4umpIzaZZMXAQT2Ni0yM3/36szZE7JkE1GVQnfqN+OcSelYiojMf4aM0wrT9Xc5bmMaN6cpuB+sMhHX3gpdrVRQQ6cSeY5bzc6/CIjlJfqKPCvWossucKKYVceNIlz80qc+H+RSJlTrYp/YCMhCxAhWWNwVJC34WLizwY2MmQA4bQDcPDN8GEfv0nv+OPtY2m3Ptx4gnsqmU2Qy1infEL//A32/au5kVkk7VlJmANpAHaZnG96RdoEiSJIAFQSITlnmwUJFMepGlouRsM2bA8gywWt2936zUCMAxIiWbZECBQFdW03SAGBkGMera0ftj2w3ZjABACtHFantmpD0WJjvT3L0IUQWDEzWVRWVQBYSLNgIwYR3a3zOEUWmfiMZaldpCCGs4uAJDMQ1dqfKlKjKQOImqTluegILbLUdNMlrMZegPzXGMY3bywayAav5iEbkgQgaoLOZJkArk8P0/JUiZUpWkIRTbrkty+zTNZtrHvXj9vl0ls8+pnP/gN7//A172bmUg3nsB5GWRIKWq0Jr782uUnPvWZgdEEEIUG2MDrDZooywtFYNJtn4w91HQZDGpGB7gB9GR7ljRqQGj6jE2XAcR20TbBbL2numZ1gj4vm4VZzkMfgkQoLUG0G3LTLre0zBzCQoKSNogErx4KiGWQAy1n0FK7PCsFqkQbDTAm4Ho7RIlGDTGEJohIzjkBEmIQboYubQeAbdQmNBqFzKIKlWT5etNnDqFpQ3PWNCvmMZYVSqEKySCSzQB4nhe30GqlZVBYmeIFr15/fMb4zibjpHyfV8ce+Xc8Vrgf/gQg4i4Xk5A37PIu6ukZJ4l8akhH2xhZfBTbjmIXIwvvDjB7vXgocklvqSZQVaVmNS2kqJ/hRPK7uuUUch+F+x7t7hufLNx3hzp+jc86Wc/WxGAo4UEYx6kQQMXyADMsYsteFpr6XvvNRQSuHgZ0efPoW7/9D73//V+1WvD6ahMa1bFkXDF4WgZSwK/+1uUr9++H5XOthWHoY4DBtLGUbjgM5+e3HDclCNoGlqFBG20MyIY0ELlRSalHCBCTizNSkHN3c4NHD7BqAMQgS9WFCS0l6/ptvnX7YhDZdh2G3kQRGoQIVbQBljH0YHZb3KIJbRO2m7VCaTnnTEGwRj3KXGmWmIWIRUouGgnLvu+q7wPcV65w9aNnTFkp1QvG5e0GQmhYNG3bCs3y0Oe+b1dnrNw0gII0RYaUei+GEgJDlHYBjSFI2lydepHmD+747IaL53LOzANyAnMAXbfH9iZAVSQnmNlo2eT9B81zt7bXl+y2idt+fY37r/2rf/6vBAybq/UqisCGlLSJKmib9sHAX/jlj71+udZbb2ukIRhFehqWSwDM6FPWnBTSRGqEBLrLvmRTswYaFFGiNiGEaNAEoQIaICETxe3EJ9cfq/KgCoXCrGCrfpeyRhhhTNttrzGG2GRKhlm2NsYEiGU1BFoUxKgxSGZnQyrwNjQhhEzmREpwgZYNicyZnhc3pyFqWCyboGwEKpkpJRuiNiQoOFsuB2IwSVTnVKrW4U9LAXG6S+nu3UWbUuIUgTK7z48D7GPjLEIVM5Z5D8gfFe6jEZKEFgN8Gch8nOXfiCpcDn7eaNSvcffZ3oMs5dIEUDk6DT58zwOAya9xR6DPv+9tkaoE4MCgOgr3o8c++dKOMfJxPyDsi9rqqP3OKGXGlwWRnNTSopX+4atnbRNz0n6Dbn3z2mfz5Ru4evXHf/y/Vum23bBoQkb2IibF7AdAQMlb6t//mb+Xpd9sH7bxjuaEvKVmEyJ0FvptNl2KLFS1ZRNCGtBfa8oNoEYOPVRj2/RiWbVPFqP1mx4alXlxZ8W8jjaEIceU2mwxCIMm1evLG1ksNLQGRc4QRdOqBrOMnCGyaNtGMoZt2jzqL7vzKG0MoRR2J5OQtJQXjSSaSSSbJHHdW99FaEC7xCzjmLhE9xdzdLwbPRqJ9uKMQ4/US7dJudeUF4KmabZXVyqiENWSDRxAJs/bVTD0UMRlVk2JyNvEjIgxgftcsRxNTP7Kjd/T9QYAkINwKRaQmjQI0tBtVqtVaBYdse5ujCLNEjFulKvc0XpIv7n3yvDy74a3vfAn/8VvayUH5POzRb/NwyA0JWSw8Ppl93//4q91usihsSw2DNoCOYXlMluCUUUvYmiRcr5J/TZdpxDCIjSNIEIiRUUCpBvMKAPA0C6XZ9o2mRxSHxQKFTcHiYwajgqGYYjgogkBTN2GQ29BV8szCZZCjjEC1ufcLlaZkvMQFG3UQGpO0nd9N6TcLcNwsQhN0wzGoTfTuAgNtYFExIbIXR4sSwxBQhBw0cRlG9VSv7m53l4FplUblk1oYFeb9ZCp7appVlBNpAa1nEPlubPj1OrXKNV/3AMuvXKsm1j9car1XctLWoXN1HZJ6f02yncUe8B+gb29L/OfZYtMBLe44PZauHOTttQreGw7ucMYUENWr19g9CPaVUwPm+zuILtLZpXUZZ89DxnsCmhf1U4Uahv72deVn6qd2DN+oRzW40+KoDAi7Eh2AWBBlKmLHNqU2pBa2y4ClivrN5vLqzdxc/+Df+ibPvyhDwDb1N80ixaJKDlVbEy4KOg/+buf/dgv/6wkSTe8fUHVNqU0MG36brlQCNJms2yf67prYwswLnIcNppSNGso4rU5e23bMBgaweb6etku2maxXa/PFqG7fu35s+atz9994eL23dX5sm3RhEHDNja/9fJrn7l/uZE4wDzzoG024CBijVK7IffXIW2fX4Xn7ixeuH1+sWwvVstFDIogZBos5/zmo3uPbtYPrrc3aQtplrKIi0YXZ9d90W8BgGowFUhJaqgGx56VURDrb64btWXAQjPyELi5tVrcPv//aHvveMuuq0xwrbX3PummlyuqklSlrJJkyUpWdpCNZRuD3bbBYIKHaWAYMqaBnobuZqCBpsGMgSENGAw2DJbB2JbdWLYcZCtZWaWqUkklVXr5phP33mvNH+fe916VSsaabvavfud3Xr3z3gn3nbXX/ta3vi/Ytnm71hRppZRSAMxsna9EllYHK2mxnObDMi+rUGlDYWKiRpYO18+7cZy+3qx3SCSMA7EWbKmqLFZ+IlYzzbARR1tmd2lNpAwjOcZBXs0vrpxc6edBuDr/wkwzBiwXB0swWHrHv3nrpulmhBZYvPel9aADoBBQ5ZU5cmr1yHwP5s4pMKgYQESJhBrKfAAmIB3oynHWR87boU9CmJnuNMKoncRJEAWkFIMwC+MgKx1Av6gW+sPldNEWCrTRqHQQjfW412QKBFFIK2dLjSjCVVka8Uorroo8XQrDkDyoqJFasR7iqekqLxuNBlonrlLiYw3tpp5MWq240wl8I1ImjD2qyko/K5ZWB8uDflGhWO1VFJsQTCSknPdiC65yKYSUzAZqemZqbrrVjENNoLUuKjcoq25aLawOlnqDipFM5ECt8XhxDdiFdfx9wwc4Dq+1UAlsAOI3ZMRnJND/wgs+pr1778+gOX4rwV3Ag1JrLzNuSIGlxmvkzMx9A+3+FQ5E3BAx8WyJ/Gm3RiOVpbUcf8yQIUSuW1XPyNzh9LcDXhLcoT70JWyZ0Zf/I4uSs2bu/38f1bc2BGAksji6irWbU8jeV1qqVqRfd/vN2pUGXELk+8PeqX1Zb/61t1xjy0ESowqVd4UChVJrc9eoMwOIgnJbQ3/HLdcUYbPgIMJ2qCNnS0fSp0wCNDosC9A0+ZWHDjyzMNCBsv0X954zt3vr9obWVFmFAAAlcO4txqFKki995etkbFXmWFXtMLzi6r37ts7sP++C887ZMtcCpSEtoWdBTcL//dGv/9OX7ncehENGNgqsuHYcSJWhL0LlJtrhttmZS87dvnfH5h1bZpuBboXGoFIjGjVZEY7oyImVp549euiFU8+eWjm23F/M8qywKmn7EUkURqwQAUQeSSOQGhMWsX6ecRJyMZA8Cwxsmor3bNt96d7d5+3YvLkZhMoFiFprDSgijqECKjw+P7/y1HPHnnrh1OHjC6d6q7ZQYDsaQ0ffElgnIoqdrCy3lUy1wm3bp/dtn75s747L9u44ZxYDAAGo3QYUwIDhuReHz7y48LmHDh3krOgulP0lv3KiM5W859vfFBGTdwhYlK7yFIbNYSVg4pzUA8+cKIJpq9ulKCBSAYBUhsAbhQqIXSjVdIQ7JybO29nZMdc6d+tsS6tGGIXaqJqfxShIpROLammYHjk1f+Tkwqled3WYrRZSMDqK13q+xmtxCbVmXwmKtxbZ79ixbdeWrT5fTaAXBeKFdNJJLbMKUUePP/lkmS8Ru1BJJwl2zk6fv3v7vt07t06b6QaYcWuDBagAji7A0VOL9z3w+LGFlZXBkKKmjqWshJ0PwDehv2OyvWfH1vN3bT93x/SmNiiAsgAhiAKwAPM9ePb4yuGjxw8fPfHC4nIeTFkKR5j7xt5UOK2OCgAKZNRjtR7aRhEPNsC9o7+pf2mshbw18+s12Rl4+eD+EgEWBKV4XAeC8dxzWoveGZn7K0Arxqd4aUwfj5H2w0uLn+sHbLiIOvWGUUwfPzFYe15nsGU2PqW1u9gwvSER1Y09iITCdYEWzxjfGuZ+1nnhX58tM7pJEkBAParCi1dsVZV1jN/diX/s3VdFAABgBLCEyQjKEop0ONkKit5yqxE569c65kfqlwCAoJm3z868/13fORSKY6gyMAjigUMoDfQdBBqcwHAAB58+8nh3OZxoxFLcePG5d95+41wHJAcCQAWlQI7gNOQMj9/3xWG329L6tldfeftN1+7d2umEEiKhzYvlEoVB6UhH/ZXgxPNHlpdXzdRWxrAsvBYbYBnlfW2z2YnW/gsuvHr/hXt2zE40KFQeqiICrzjjvGTrAACVNgqzHLY01NarLrr1mitOrOQPPPHMfY8+ffDEUu7zkthBAGhGJWgAEODaTkRqGj0DsBKvwFXd3mSizz9v69UXnnvpnh2bO0mMEkmVYKa4IM9QgamVibRhrSqlp3d1Lt27dTmzjx85ef+jTz357POn+quQzHnEmtCPoFBAM5CAJxYEjyQiioHEEdqE87kgv3TXlmtfdemVl56/Zwu0arsThgBAEwBwWVkGbJhgdkfzgq3Nqy7a8+SR5b/56786vNCj4dLuPdsuPX+nZisipIwwB4EOTFQMBgxYITx26HloTGQ1n00roxQP80DyUAoFdrLR2Ld787V7dl94ztymjoqpCLk0wkos2MI7B54VEipdsreIUUNtvXDLDft3L/eHjx88/OihY4eX+qWCioyXwAsJUK0owOKZK1IEPp8I9asv3HPz1XNU7WiIC6gsnIRxM2PwGk6uyImD31hYXtyxee7Sfbsv27dn19aJyQQIAD2EziliZvYMRkcJQXMOds7NnrPptnvvf+Shxw8VtkALyNIyZrYd33rldXu3Te3c1kgQiAEdRBra0QhU8ABBG7Z3pq69aOqJQ5vve+zQ1w6fyqXlIfCoBHBkJ42sfI3fCVA9xSJyXfYcqwtKnQgLIlK9YGEAGEnm1dkY1YzKbzpkTHvfiNK8NLivSQ5sHCCCXIt/Cwl4ZMaR5CUIAQMKkdRNjgToRz3H45Z3Wgcov8nl1UFonfh4NskwFNmoFQWIat0SZKzWqZAQRSE5ZDWC30nYb4zgG0H8jTPKhqkLazQNAIWkVpSDEXCthGpeqxoJ19THI+I3lfYFlrUay0YwR4N884fzPziYkcU5pSLUkXMMwqARkO1gpVl2G1n6jre8ZquDIistFKEJyKtqACTc1OjyPAiiqgJUoWdZ02pVI1l1ACTr2PsyRM0WYo9KBNA5z0NfTHUmqwFpgCPP5Ycef0SZYNBf3Oz7b3rVJZukmiwwlBLBZ2mpGp1ch4WCz371MV5e3Lt5y51vvOPGV18224Jq6JVUq/2VZhIw5M0kAna2GHZXzTOHj0tjS58bQBrAxsoHrquGp1539RW3X3ftRefumGhAmlV5rx8kOs8GOg5iAWsLx2zisCSXFVnDkK4YfFk6dUFj4rzrLr75/HM+dvfnP/eNp4Lm3CpHweTmKq3AuU5nsru6CmEEviRjwJdGXEjWFb1Ays0zyS1XXXbzVfu3tGLK+kG5HCMEREKOiFRdMQYhIhQnDpDFYIQ2m4mj6y/advVFux589MCH/uqu44N+NLstlxSEhTSWHDsCV6WS6U7DWYcmAmsTxQkNJqX/o9/+xm+7/tJmA5zjAMhV1iijBJyFMAIQSNDlZYE+iMKWeNibwO7907ua7/2Jn/xxGC7feu23Jeg0IitdWBsQKgR2uVZg2vSpLx159vhxs2WXAlWLdhV5viky1F+dNPlcA++4+YIbr7pC57kqqjZiOSwryBwKKh1qbTBwUIowYEXKE/tEK+dSBVGnFW67ZPdrLtz7T1974rMPHsBkllqtfoGktFYC4oyS0ueWmfKucnD7pXOdDDqBBxlq8iahrFpq6aZV0RNHnll+4fmLL7jg9Tddd+2Fk74ErNLEh5XjWgqx7mogI4A5gLZgCGDvJkhuufzYi6dWej1n+7Ysrt530Z1vuGG2BU0CBcAeQgVEwJWQQhprJycIHiAEuGzX7M6tM+7uez/z1cdbMxeQaVSVt843IoUgwp4RLKCrA4AogYCEPFisAygJ10A0MjEHSAyUCfgRfIqKyQgyIow1XNcC5dr++EsUAe+B2TEaAqkpsGqtjw9rG0sedSnLWE+BBRm8hcSEwg4j9OjrIoDmGt1UDFT7VyAqQVeXD+oV4fp2IxfwTIBiDbocf/+sae4asFFjWgTIo4mE6yWoeMRaydICQN26As7LuGlr4yIJNmTrsCHgyro+aX0lHupi5LpwkxLQtSqtJ66JEGP1kfWLX6PNjX/5htXGhiz/FWfur3BVhEgsRKM2bqkVDS2WBQ/7g8UX5mK49fKLoJ8nUEaTYbfbDVVCsvHzGDf/41jtCWuJayIBAqJRl61FkAAYkQmcFtichAvLS43GXAVw199/jKR0w7wYriRTerZptk8HPOxXg8VOu2kC6Q2XLUWmMfn8Y984f+vMD37Pey7YtR2LMu8NEa0yOJ0YE0DFvipT73XYmPn0XZ/xmDgIgULwttMMyvkje2bj97773Vfs2bFraoKzrFpIY82RAe/LONZ22K+si4NQFAyyYakhiTVVeaCVMZR5r12/9LCjqd5x+zWd6Ym//eJDjWacpn3QMTjodrtRHBckIMR5lkTUAC5Wlza31A1XXn7bdVdOJ6qtSlxdidi1A23YF1mhk6i0jgTCIAi0EvDsLZEoYE06JBWCbRpbeXnVri0//7983x988quPzi9AEoBRtRxlXaYLklhQwNlAE6fdiZa68rxt73vLd121qRW7QuU2MmJLF1McKlPmgB5AQPIM0cVJ5CvfW1lttSfZO8f6/HMm33bHbYce+uI73nZnpxGl2aBuJCPkIs+1CpCCU6vw379yf3Nu7vmFBZieVVHiB/1WELqV+fMmwuv27fy2m6/Y1FH50pFOEgeKXG8wO9HpVY7Bs/NFUQnXPHQBYUEm8EqQPaOzhl2EJtBy+9WXhI323Q8cSNMeQLPd6mRZv6pK8TY2dOq5w3q4csst17VAZnTlh6tRKxR2fpg2TGhMvFoWp448/R1vuPXqq69oReAyb1yaKFGOiYmAQGp5WxmJ9QIbBEZDAltbcNWle+/6xD/MTU/e8Ybbr33VnoggQCF27HwcRDQG3WrsBLEmO420RhtkfUA3XnnB8YXu0eUKiIMgJK2ISvYehQkIkesmf/F1Gk4Kakm1kablKENHJIa13qUaCSAhlDXD9TNy5fWtCCMqEWEGRMazyYSdoS82yts9I6lRVBCAetGg1tGxcccscY294xohGMe49ThKbGTRvAwA/S8OWUekCMDX+mVrwQ5JxijJqMN7/NFgDbCc0ZK6EZZZ/x+11pwyopmokU4QIKAwAm3UCNogTojrp1zfX6d2bXgaG279FRdUX9ljq/8slAgAswUARUDOSjpwi/Nw/MXt11+xabat2RFw2ktjExOfeZEb+hdG4lMEAFg7GHkkpUaYPnvtSATrju2Km6bhCJ47NXjw6cdLp4tnj4IdvvMHf7Q92egVWYgiUZSzOEAm1Wq1nj9+/OSRAz/5wz9y8bnbXVoaLCkmHyRZkSpXVEWpkCrROZrVnD93/6Mr2GpNNNKiaga8cuCR119/8Xfcdu2rz9+l0mExXE4IA+OtLytryVkRaUeh0aYqClJmstXMCAbZIFaKvbiqqorKh1El3gtt3tR58+03PXX01JNLZeZLMQGEGoYpowa2wGUQYQKuXDq5vWnefMM111y6t02+4cqGgNaCnoFzRNVoBanNTaCVMgRYegssRBoBNICyWLnC+zJuKCNeKdl2yabnju+d/9yXl5w43fZIoqVQAqgcMVRlp9Pg7vJcaO+46pJ3v/W6PZNQLZcT7TA0QVUNImUIsRyWcRiSAZ9aFYdAphwOwtbUVEir3TIK1WA4SCZab33zmx792r0XX3BhnqfCCHXzukYAYNQQNQ8/133ihZOrU3N6y5wrCuNgJlbZsSP7Nk+947Ybbr1yJw97fjBox5EGFrEq8N3eSYoCjQhEYtbkHtmyHS9+VaCo8uCcJxMSwObp9s2vvvzFpeGjRxYKoDzThBKGgRJX9rrp8aOq6N9w5aVgM4fWhMGwsFEUCjkijcK9pYWWgVuuuVwhdAwEzIEmQyJISpn+MGs3WozCoOqGzvoPmQACBAHoaN7UMj/03neetz1BgABAA7Jn0koBp4OsEcdaK5ANgWzt1VUmVnD+rk0XX3j+8/cerGEEIrLeI7MiJbWWdZ0akYwMA4UB6sKVINZEeICXSdqkzsbGrfh1hjXOs0jGOVe9wyyIdZkFvB+LEuPIs0nBKHVHESARElQjxMOPahI0UrUbvek1k4UFnCAI8ci+w+O6nMnLBfGNWTy+5MiX/s/GWz5tohhZCkMNUY5B8HF54jT5gQ1gOsC4unBGcB9PDYLgAZBq+aARLjUWREFBrLe1rw6dxlg668WvneV0Ls4r5rm/AoIOQK21N6rZiAeUmIhckQ270F+Fk8ff+oafKzLbiolQZ4NidnrGFXbcqbb+jOu+TBBBFKy9h6QCAAACX691mNF7YgQImJAVe4mTxgLDlx9+2Bnora5Ab6nRid/5ptcngSyfWIo6EyZOyqL0iBRoAj7w5CP/9v3v3bmlk64u+nTYDo0T7yhyvjICMRDq0EFYqcaXHngmVQlj5IZ9UxVmmH7HbVe/8TWX3PSq8yRNMXCBY7ZVWQx1iHESWs/GmKw/gJKjIHIovdUVa4KkmSBbtg4VGE2gOApMZnNf9Gc6zTfecM3z//D5IZnMFhA1KQqqfAABBYk2+bAcrGxN1FtufPWdN14d2YHhCsoBiCMlIr50zolVM58AACAASURBVBKZKAQUpRQRFYVjhsiESmtmVogKMVZSOht6RwRSFWoYv+bSHU8/v+XeAycqLTmwI3LEoBVYR5pksDol+ffccdP3vG2/SwEK6CQhAdiq6Pf7rUbTBIarkuIQHChj6rdXBY1+vxCJ2hOhrdgYRQzn7Z79wM/9jKusJq2U8qhtUQpAGIaVMjnjg88855uTBRrnXTuOVdZ3K4uXzHV+7N1vOXemCcPhTCMQF5bFAAnYF8I+bISepSgrdqJJqzHtmrQWYe+5ci6MklAZ57xlb72ret2Z6S03XXnx/EqfM14aLrenptiDYVhdPAX5YFNDX7Bza0zOVXkUNsCTR4VksqIIhYjdm19383QHy0KgtGyHOjKussOiak5tmpoIbMVSy9zg2K5WQIFw4YDMLVfvPWcq3rc9EQdaAQGURWYU2arUSdJIIiAE9uAFzGiRPUY6gOoZGmDHti2JeS4nLJytbd6UMqPm2VpOAbwIEK4VU2sIGGUc+9RIb6g2Chh3HW60hTlzejltW+PnNY+U/ChL32juQQJe1S/yOhbPzABKeM0ihsYQBAF7IK4jlWCdrzGgAwAQvd7TtDF0njVGrR3wknT+ZeNeDWJJ3dE9OnIM2CBRreNew5s4nvnOEtxPr52OnztgLfczKpOKINW25vXtMBIQokIhRMJR9BwLgr5kftpwstEOIWwwf9avLFi/8jFe+AGgD1hCbyXv6/6KG/Yhid/42ltDhVmWhRFNT86VWa6RaM2AVEZMG0Go/ScFhaDeFxHB2gpEwKMHdJ4YhTyTBp2E7aWMs5Duf+LJrs17/SX0xR2XX90ohk2jMI4DwapkBBMEpnB2YeHE3j3bdu6cU5S3O8FCnsXt6X5alExxHMaegWFQSBkEVRx+7ZmjuUmcV9Nx0F9+8fJz537qu++cCDLXO+GcK4aDSKgVhthQrLDgYpClExNTE1u3NoJEPFjHIUDqfF6kKMTsEKERRwObg/gwIuW5WDl15Xnb922aWnpuEcIW+JIMcFWFZFroVxZe3BLTO1/3+tdedXGj6mLWJTeMA2VCYgABA1HkRDn2jXbbeY8QNlshgmHHzKCQvSvFSxRoHSiwJaFth+Ak3TMT3f6q8x59+oXlrABNGAaCHgjQqIb3/Se/8Su/8rNvuOScRuaTENPhoNHqnJqfn55pzszM2bIipVsTEdi6VwwAKS9tGMWNCNIB9HugA0mSuLTeO7xq/wWrS9242cyyLAzJEbB4QbKkl3P5ypOHfDJhvUWAYnm+MVzdEeO/+/7v3D3diKFSmu2gp0hCRHE2SWIiWB0MEeNWZ0rrQJxHABTIsqzf78bNMFBUDIekbBCFIIKojAKNjPng/G3T558zvXzweCuJAX2aDhpcYJ7DyuJtN722BUUrCDxQUeUQNrLSNo0JFSmiTiNptRuLx041m81WEhkTE4pRAYWtrJIytc1IAaIACWjkkQ0yCk9EpigtCV167hYDkFZ5nMTeSxTEirDiEoSAiG1pyypsNED8qOo2EtEWYayD8cxEpxFH1qF4r7QGUEiKbZ0U1jkSEwKBoNSVKxnxRGRtoS+4QbFc1pCBcePbafSVcUBZCzAjyLi2AGRUHkfITv0PWUYxZ6S+uo7PgDCzR/K1nmZNFoBafXkUpUaRnRygG7Pv6Ez2OgDQOqNmI5dz9G05M+cdJ5BnjnV+yhl0+w0HECEKEyrGdbT9pYe9XGiVsRLQaYXWsWqrgtqyTkgApRbiqmfel6ofv2QOG30Yo91/5cwdAMazFBKgWLKVpD3orUBv+b3vePumSc0OSIXsqygJbFZs0OFZA5MAAFCNpBYFAWtOLAMCkigAYGRENVr1oGYMLIOO6cRi8eyx42VV+SqFxRN33npDUKQ6DJtKe/bIwogKSCNt3Tzb6YTWDoRwYbA6u3n2xMLC9Mxm60SpsBykShkJAombL3bhscPHS4dFOugtz7/mgp3vf/ttHd9rocuKXhTGE9MT6KDKCwFlgshZ283Sz3/5nx964OHnDh5BAWYQwov377/5lpuuuuTSOGi6PI+0AuSqqhSi8ipmZ8DeuP+Srz/9T0F7smLvKtduxjBcWTn64raJ5ltvvvamqy7uaJsvnJjtxL4QrXxpXVY5Hba0iuaXu8+98OLnv/DPp06d6nWHWkWBjqanZ6979TU3XH/N5rkp9sUgzZLIAHhnq0YSWc4jwv3nn7N9dqI774wCQmIicFXIfnDg8Z/64R9441XnxMNhohyV0I6NOG41mo6pyiyR4gqPPX/swNOHvvjFLx1+7kju8jTP4ii58YZbXnvLG1515R5UKi2GznIcRb2VIgiCqrKIVBOlAXzhfGHUc4urR7tp1ohIUGXDZplOY/UrP/6/7eoYU62AlNZbEyAxoCDoICuq0lkH6tmjL/zTJz/72GNPNOIEWLJ+75KLLnzjG98wOzOxY9cO76TyDrkGI9hoo8SVxaDVMJft2X7Pw49H09uGvkJEzvOquwq9pXfc8dqmZlf2AcCjFs/WWhU3jJIyL1qtVpqmmzdvLorimUOHDz711HNHDmsTzm3dvnvfRVdfdaErPLIX0gLAiDSW3K+yQRRHXJWASBA2o9A5zkt34MDhQ4cOHTl0UBvavXPnDddfe87OrYPVbqvdXG9rgNrWwIOoCEEjEIq1JaIhQ96B8x5R4Ug919UpOQEjUm3QWpdH1/yYEOrWprGejAisYcP1fAAwTlHPsq2xrzoVZV5PY0dThWemdQx6LZ9FRCbnhT3QmKxSt1sjsAj6USUY13zhx8oGgBtz83XU9mVrqhuj0beKyJ82o23gmNYnWqMsAqyJAH9Lmfua5vMoc8caIav/OpDqnJ1IjTVEv9nFn+1+N55Rr8+B39p4BR0O9eFAwgwkCkF7z8WQBz3p96ai6Ie+932uAAaOk2CYVukgD3QAbDf8OI9SlXHnwsj4XERqE3FGZMU4NmxABFFOAoAgLyCYhXsfeGy5mzlrIe1Pzk1cf9VlM52Gd3lROdRhaIKsqry1gcZBd7nZTjyD9T6ens5Bbdl9ybMvvvD0UwcDHarKT81smtl5vovh6UeXGaOAKm9T6R77/re/79X7Nlf9k25YxET5Sj9pdaqSq5I7k3OrWfXnH/n4h/7oT4fLq1DVOn2EwsL2kQcOfOJv/vHf/cLPvfWO1xsywBKGISICeOeLjmoOy2z/ebtmG9EJZqcDLnJjq2r1VNBbvPNNN7/ttusSPyjzfhAJBgKg+tajjsJ2uz/0X/vKY3/38U996ctfBbZQFCAIoKCqAOCLX7hv/8UX/PJ/+MDuPduHaekIwigqisxFusgzgKLVnt53wc5nlg9xoJ31mr0bdofzL7znzbf94NsuV91qOkSDvvCVVrjaW5qYnLEajcZBCfd84csf+Yu//cxnP1+lBXg7wklN8M+fuucv9370t379P7/xbTcAQBKqZhysZkOtjHMUR1FRpiICSjlQfQv3PvR4rsLSQYMr6S1v0vyrP/cTWxKJoUBdOZe2p5q9lV6kImBV5DZsTTx36Miff/RjH/v4PwEFUFaQpuAYQvXw4898+CMf/b73vfd93/uuyckJ5xhGXftePIuzGhTYbNfWmTiQQZn5QGtD1TBNlxZvuvbVl517TjPAXi81UWKMIYXoybtqdVgQ6aTTMsp30/J3Pvihz9199zNPP5WnmdbaOX/p5Vf9n7/6K7def2VdRPMjD3JQiCAQxDFUOZnIlaXNKx1HDz/xzJ/+2V9+/K5Pdbv9RhzYKgNxd37b6z742781Mz0FY2YjjCyfSNEo0R0OBs5V7EVFgYg454wiBCVAtW8rCSAJMRMIC/taWlTGb4wIoIwLhmd7u7H2pdogXbe2P94i1er+7D0DKO9rOIEJxaMAqlo8jgVQatNvAhFhFHEykrwWDVLCmpASje63Xp6MHIvX6BXrafgZyo4Ao67UcSx+SZ1xA17/0vyd1xwY6tONjHip5nqOmSmjaE61NzGO4PWN7uEbMfe1lcpIUaFWMGAmBGbEuntc1mQbxteDrPAlsovfBHN/yaT1r8+WAe3RAzEhIXhnCylSX2Tnnbvrwr3b2QMoGqSVLTkMjfeMRGeoW4yK5oJQT6ciAAZYWGpvZwOMHtCLZwEB5SW0SEUECwP4wle+7pwMFleg233TnXdu37Wlny8GhiDQjkUpJE0Cnr00gijrDaNG0kg6B5978Stfe/gTn/rsyVOLp06eBAC2bmJ62yXX3bL1givvfeL5onTDpfnYDX7xR773st3Tg4UX2gkxGWSYbTfSYYlBPDGz+euPHfqd3/+Te75wHwQtmtsGzFwUkKVSpYBeKtdfKX71P//G5RdefN7WuSLNqoS4lh5ARVWeUDhhzOaJzgsrg2gicugGS/PNbGX/uVtvv+qiqVCylf5EKyhS7GbDIIqGDp3opRO9T33uK3/11/+Yv7gAc7vA5tDw4DxUFowFVy0vD75475c/fffnvvd97zJhaKUS8Sl7RWi1QiZX2a3bN4F6WoO3hY2gKlYWz23gd73uejPkLZNBPr+YTLcK5/Iym57dtNrPsdHIPfz+H3/kv/7OH5TdHKJZCAHYghborQAKNIPDhw9/4AMfuOLaT0xNN2KNg9WldrO5vDpotKb66bARmtzmEIRCanVgP/+Vr5fROewqna3w8rF3vOcdu6eSKWVdMUia1M/8am8lbjbyvtMqDKem7/7CVz/4p3/+5KNPQDwLJoQEIUyhLIC9dQV4+4d/9GdX7L/02mte5Z2jCLQiQGFvG4GqnAC7ibi9Y+uWR+d7SnXSdJgvzWORv/+73uWGPQ7iKA5UFFVlpbwNEBE1k25Pz86n1aFnX/ilX/5P99//IKQ5JB0wiqMIsvzxBx75wz/4o1uv/9BG7bzxYlQhcFrYRtBwqAuvPvH3n/613/zggacPQzAButMdppBXEMLffOyuiy657Kd+/EeSoNaZ8IA1KsMApBAqgV53AADKaGNMwU7ER1FSZqNa6ChcSO0KRiPEHQEAVG0LjnjaErlGCMaMtVHaPmKq/ItblLEOATPTWlAbQzHrEgVYU3hYaklj9Fj70tfWe3VSV9MxpBYmUiB1sNqwfNkAfeBLAhyeTkM8S2Ra2x3v8GiLiLKWOI/AmTFPfg1RqbeEtDFJPzNVXyuh18ZVa54t47osEYognl4IXVsG8FgZ4sy7GP9meUkivzE661eKsrzcw3qZoD9SQwZrHVVGvKuKfDjkonSeP/ALv+agbLSDPB+CWCNy5f5L3vmu7wRci+88Br3Ie0/KIJJ3fOTI83/yZ38uAraSRtT2gqycKHHOVQw67OjOTLRlz9DDcj8jr6A3pLjxgV/6QF+y0kicqEE/m2xPplkBIAFprdB7T2DER3/x5x//7d/746PHlqBC8AyKIQ4BKQ2q/sEXm6viIeaqhOUTb37DNXfetD/ibol5lEwvrORRFJMQB9rqxoNPPf+BX/+/Dh1fwR37TTLhRRlSiitOV4vleektuSIDKHvd/J7Pf/HS978vYKq4UEpppZ0doEeFLgCe67SavaoocyzSiIu2qn7hJ36oE2ushoZsmZfaGAwaBVBKvqLm73/sw5/7zH0QzakrLmbQgWYFnoui6q7wygL0l9jlTO7Td3/qB97/nlrIICur5uRU5nzJOvAmbjZmt24q3SAwHeNKk/ehv/xff/Nnz581CaVZ3zU7U7nzQCFon1U2bDcWcvil3/idj37ic8HMbmjh1MyWYZGTxiIfQHQSeksw6AHDoYMHPvShD/3CL/50NkzDwDhbNqLYWhuGIbPTJnQUdNPq/icOBc02enRpV1ZeuOPVF91x3ZUzMWTL3U4zLMpB3dtXVg7DOPXmoYee/k+//1fHBlZddEPSbLFjhchVOVych8V5SLvgPBD9h//4a5+866ONJBFnsyyd3bJ50MtEAkTSpLyrNGGgTc42H/bSpYUdc1PXXHl5y2QirrI20AIAZLNms5k5VkG8UsKDTx392X//H08t95q7LouieHVpSU3bqrsCJYDBbzz6CLAoEiBgAXbjbAqhzH3SmZpfGQaN5ofv+uQv//pvU9yZ3Htlo71p4dQ8+LxaOg4+A2v/8e7P/dRP/7gXVlhDzAzCoJQrMoybGuHJpw9U1pPRXpzWxE5xbVAuBCAwslz349dxFAMQYV0yUSQIgtWlXCkVx3HKDN4pY5hZGUINzjnvfRAEAOCce/n3HZBESACZxTELomhCFBQB5xyDDyhAAM/sxAEJgPaeyzI3ikCcUVxZ0VpDvQKo68Ey8jNAAUG1hk6sp/BQC1kDwMsUTk8HTADWq441f2jtp0gpqYUGQI303JnBewwUgzjntUICJQQKAER58WvReCPb/Qye+zqIAxtwdlAyTtiBqKqqRqudl7WrPSgyI0nTsy2o1khOa1/DKGKuH/Ov26EqAKQUk9R1VWttVRVQVWD9w19/8OEHvg6xgmoIUAFww6h9v/J/jPt9AQDWpBBBgFAjEmCUFun/89cf/+O/+FuggD1KCUA4aqN0AmRgck7PbZ48d6/XxueFKSwsda+57vLZTVMimS1AIag4TG1JWinAsnSVxzCKWaKf+fe/+uEP/y21t0JnFxQARgNVUAxhehKm52xrmk3DDrNi8fgUlv/2nXcau+Jtf3q6M7+41Jg4Jys8GrVaDVaz9Od/67+9kLnOvktKaXRmtjkPwk6qoR+u6iTKQu2XTsGwQK0WF5eqqshtpiJTlt6KiygUKYMgEOcirbSrQsCAq9UDj3z/D3/3pqm4Gva9s7HSiN5WtnJVykq3Zv/0rz/xpW8chE3nRBPnxO05BiTwCioqiqrdLuKgDEkGgpU9evS5sszDiIxSSDpPi9xzuzUlBQyGAuzDENPB0lTQPPX4U9/31lvO39JsUBoqQMTcCmEAgXbi8sqThj/8yMc/ee/Dem5P1NkUUxI0WonzjB6KYdGegMVjcOw5KEsN7vOf//xP/OQPdyLjq5IZldbM4LxlBCadedSt9oOPHxymRRR7cMMWFj/8XW/fPhUMl5bn2q0s6wpwFCViVFZK6cw3Dr34s//lgzC5Tc80Wpu2gWexlgDRlRy287Api8dhhWFYrXSH3dVhbDQoabUaw37XGFXYwgTNqiwpbhJpYZcPB1XW1+Cuu+KyfNBN2qAM6iD0AiQUaFpdXoxmdjqIv/rIM7/2e3+8wvGmC87VYbPZbE4NhzbrdY89v3rkALCL4xiQEQDRI2oYZ+4MoGNzYrVsTTX/9lP3f+ivPrFp7+UStDdt3zUcus623Jf9I099o5o/AlFrYmbOeQiUrCWNdfSpQeGFLueVMCipTVEQRDyLUxjUvZ+4pglOhCMT8FECyaOkFBCwKIr2xMTS6mLa7QKAajbTNHderJSaiVkQFXvw3gNgGIbW2pe+74zAwsjsgJT4mkzhUQN4rTSREGovIl5QCaEWgaqyNmQiTURUV12FgX19ZSTk67QdVG186MewyMuxX16Se572H2dk+uvdQ+NFgAAB8ajtdKRnc5ayKgDQaCmGcLboe8aqYr1zdQzQjzB3UIgIIkoZYzAvKqDYe6mctx5NHBXu7B3CZ2bu62zIddjjFWPuLzdepjAMLK7+GLwTbx1YBlQQxNBswNI86BBsAc6BEhPFN958U00TonFkr6GoWjG4csBKCgru+dojPlegFKgQFIEi0PWHLWBiaM7A5KYsjEVkMmkuHH0egN5wyy2oIS+dMqG3PlBBlRdahyJEKvAUPL84/NXf/r3Pf+WxYPflmEyrcCL3SillIM+rDBpxMD1DJi6ZJR9Ab/EXfub95821OO+jIcseVODReFJLVSETE7/7u384L37i/L1LGcxu33NqeWBMLOyVCcJ4Im6IirmHhcjQD1b7/Z6QiHAYxmg9exsFSqwvfOnYTjSTBGB+6VS2/Py+i8+99aarjfYVFM7aVpIIowh41o2ofc9937jnnvsaEzNxY9YF7XByMi0rJzYQoyITaybIwXaLjKVMG81OM4nKYlA522xPKQR0HFhCDktEIxwRD22/110KMXvL66+fmdB5uqhVolRSlRjqQAEYA47go3ff9zd331s2ZpNNuzwm7YnZvHCoFaLVbqLVbohWw14XusvCdODpg8aExqjKurqz2nNVi6dmjnOKjy/7544tiIhdOZkdfvx//YG3nrdj0vayUIsi8IWNkzjLqhJ8ZaIM4o98+h47tdVPbtNTW7piWoHhotAgAUojaqowGrCDdAB5Wtlsfn5hy9wECSiCvCxNlHgPFITVABRFAKRRczF0aU+eP3Dj//49SRxFCfZtSlqjE6NIAXUmp+ezMo+bH77rs31stnds3bzrvNJDFCWRLSTrRSYohv3cDi+4cJ+IMDCJBwQNigE9gAdwADYK//mh47/3F/9vuGl3Z25HY2o2LXzS0BNGucHKam9lvuhD0b/2uhuNgREhjmiNwYgmqgAOHHmhm1YejdQ2gghKI7Cvy6l+xERGrCWXBUfCVzWhb8Q1BBACpRVy5SwoAq19Nnjx+LG5ublB2mXyzjlmllHPkfiatXfWgSjII20/Ac/g6mqDZW1IBNkLi5AiAPIsutEgo0FrBrTWimITKKWUt2PtYEAY0fRRkNfC+zrQXN8Fjb88PRjX335pa/6YT/8y648x2b0mEgEhjg3la+BdxvVWHD1eXHMMXzvRGTWMNTRqJHu54UoR0TobhEGZVxQEpELUhomcF5Gzt9SuoUBnQikb/EP+52XuZy/F1C48dWMReRVA3IKZzRDGQALT09rngZvKFl4gtFdde83mbVulju0CAI7WygnIQZjkJReMB48vnUylfcX1aQUeCZwHQkIFLGwZwkjPTYdzU0GnJUXOvVW7uhIh3HrDDd56BGiYMB8OFKkAFTqovEQTE6eWst/7y7//9AMHwm37Zqa3dXMOkw56pRVCMZxqN0/2VsN221tb9Japv3jp3m3f/67bThw8ONEmMkGa2WZ7Ks0LoCBptr5w//0PPPLw7OZdQ/SddjMbLCVEmpDBIbrI+BAII1TaO650M5qdmxTyQq7MclShAlMWlTEqYydaBsNVVWbQX4Xe4o/94g9NtcM0XQ0NOSsgwqUn0JGJF3vD//7puw3C7nN3neiVQ7ZV3mXvFDIhBwqipmpyMyyaq2lSlMHS6mKv153oNIzVXJXgsWFiqZxY02gpyQvMh5Hn5Weffu9b3nDRvm3MK+wr5gCRSWsPYB1gAw6eLP/krs8sSbT90ssXUyjFDEWVVDcjGx9AiC3TmQwmpu3ivB3mrTiJwsS5TBCMMR6YnY0bScXiSEGMn/3MA5lFcDx48XCnge9+6x1LJ080lGpFYTHsx0GAoJHRCkBz6qN3feaJE6vtPReu6nZBCZhw6BkUawQgNC2I2LrBat5dhKIPzhWlDUzkuciyLE5ixx4D7RFqF5Z8UCgBsqUsn6B28qqL901MNgWyzFaNMNJMYKVS6BxmGH3krs8+tzSY3XORak52s8pEjaFnYBMGjbAz3Zho5/P6lltu8jWAzIwogELKCEAF0KsgjOHP/u6T3JzdtOv8isIUIg6JmbUmCaJGZ6LRnkizzhvfcIeCDY2ZSALgQIHGQQVPPXu0m1VCDSYtyIoo0JpYFPLI0nTUklqHkpoqU3fqSA2v18Q/bUw5zNiLjhvOhOD44OFnnzl4KGnHYRwQaBZnMFQh2NLlRRXoUJBR6IytgAAyCrEwABEjI3oHQlLzmEGAkBQZQG0Fhr00i0LrFZlIq5hM4NgXVaEJR70tozA6ApTxDN73GWHnm5JhzhIKz/gu1in8+Gw0Cshrx4igyMiavD7baO6h05D3jb9z476qKxj1T42mBaj7jkEISROx9awiw6BJB5ZfTiH4bPB4PaOcFtxfIRXyFQ/EGlJRFCppuykNzTbaKnB2Jg6LU8cxXc6HPV498e3f8fak0RDw6858KCM6FECFUCJREz/79YdpdmsyvZ085dZpTUrYiAIhz2i1so3AJ3poS50PqLeqobri0gsv2rfHutKwD0DQC3kXalNZJB0OHHzqyw997tEjzX1XDCguk45rqAqpkcR5fxjoCZ80lQNBUpz5bDVbfP47f/DHFk4uTU61qjJjL2HUcJ4VeCWSraSnDh+547obFtJSolbUmk6HldGxtd6JE7AaK2MD15QiUcW2Gamy8/bu7KbLE52W90qRcVb6WT9pgzNkovDQ4aeybi79pRv3n3/NRXuk7PmiSDoTaV65yjvrlDHi+cUXjp6zeW7zjl0DwdnOjDfRsOQoiUExekfeUhn6NmRx1UtcMde44qJzyZBzLghUmZVKTJLQMC2cEw2tcrUr/YHvDuNYvvdddzZj9LaK4wag8V4UkWfILZclfeRT9xzLKNy6e8HqVCBIWv3hoNlsZmVGWjPoymsTNcLJaWh2qnRlanrOWscM3jMqAhFSrLRwwWSSXgX33PdIv3C95RXdX/i5n/6hmdAAh60wyvs9xT4Jk2Fqg+YEsnno8PHPPniA5naeqthpBKUBiMGD0hUhgQeloiSJOh3bmXDLxyDn6elZpVThPCCiVtZZZZSzJepOVUFvtV+VZbm6DIsnfvz97z1n85RzaVr0PCltQu2AnUfT6AsdPNm99+FngqlzcooMBk6hUsZxBYiGVOmd9T5OzKuvuwZ04NEjemFvUIAA0DBAEMDf3XNoOZfpHeflFHkV5qV0Ok3virJMo5B0gGUxvOWWGy+6YCvVRcaR6VXgxunr8ZX02Pxq4bUPAlEaxAKyIgBmBEaUNe89QMVjVGhcUq1jS10pZOcEFZkodJ7Bemi2lhcXfvt3P/gTP/mTSWsi1GE/7ee5D+JA6wBUMArocOZWjTTAalo9sqCIkbrjSoi9IiTAQMR4UoKqM9WuPLBqMEWVBfbMKIIsJB7G+BNqZiA5S/0QZEykk/UAdxp/ZgTjgMgoZd4YnM4qJTauzcIa4xxAAVgZD2YWIKnZ+zVDe1wyhXHymeWUgAAAIABJREFUftqvWt9fB4FAZFRQBRSGKEmyoqgJRaShco4xMkFUVcW/EGBPj/JyGizzP2u8XOYugkg1+QlVoGMlSVODKFeR0ZHzhc1NmJjZuRtufI2MDVDqbAJHxC8ShLTInW56BQ88c7Cze++qDXRn1jjHnCEzeaPAICqnwWkvUDUBdUY+G7iTL/78H/5mHGKVl0ajLXKtFAkwC+qAdfzwgZMf+fQXaG7nckFqYta02lKVYovMFWAUNVsLvWGjMcHpiu/3y+58K+Sbb7g8zbrTm6fTIi8r3wkDb0vFNjBxo9X4wXd/dxmqbmWDplldda1I2wKCADyAIyCEECFiiSqnfIXEnYno1MKzgFykOQnEUWtqZrZr5wu0FVbd3lK6nOYvHHnLj74d824IYlmwdIoJCEkH2piC5VWX77/kiitKwaXesDM9W3pWFAiCc1bAa6DQqIYxkUYDjqSo0t7URGPx5IlWEgOwCVADo1gVB1Zg4dhx6Q+Hx46+9fW3XrRns81WSUkQxVUpwAhKKAD2dPB47wsPPwnTW20ynTkFJqgAKTDeV8ogBeAZnAOnAwgTDmJAc8ml+x1DHMaleBYR8IHGMs9BBVbgwSfmT65kmZXh0vI5LfNd3/ZaP+y34sgVeWBQG5UVmegwdZxp9dmvPVa2Z1c9hq1pV4oi9HkKgQGtAMGz9yiiiUJjgsA5DlvNHTt2lM47x82J9rDIwSgBsN4HQbLUr6q0zNN+urwAEb7zbW8ElxZu6AnCZmLZq5K1CisVUZJ85t4vBFNbqpzizsxgmDVarTzPjdZaKy7K/rA3TPvXXLF/z55doFT9V63QA3pAqvPv5Rz+4dP/nMxsXi2p1Zl0TjRK7qqApPJ5rLnIhy7rf9973xMhSCVoYGTDCwQKGKACOPzCsV7pRTdRB4BG0HnvFDB4RxCIABHWhHePrGgE6NQ5Zm3/yFCr8SEREelGo0Vas7WgCDx87esP/MZv/c4111yzf//+Tqejtc4KV1VVWZZhGJ4lzoxiAKOQgCchAtGoSYEiw8hACjUiaQzIBBEkTTdUSxItdvOSlQfygEoREPpaVEx8TTgXJEGGkU4iwMtVFF8Gix/T+Tdc6tnajur5jhHRr7d0rcM8NXjKLKN1idp4io1+qjKWuT9rcCcAEGREBORaNZ5AEMvSNjqtRDf6Dhh0UVkJCFGd1RvrTLT9bA1NGsZY0r/ekFocCEiAHCFrtCCaVM+WmrGopHL+Pf/mnXObN1cuC9CQAIInqMlb7AEYFQYaNN374NGT/dS2tnaFamoURollz9YoMZXWRYCMFTjn8sKurhSnjk1s33T77VcWgyoCjBRlLJU4bQLr2ClaGGZ333f/0W6mm7uklfjmrDt5EiJqdpLhiVPTs3MZE2tDiFKW1co8LM9/53tePz2ZNIPmSr/vITQmLnOrSUhVyD5PLcWeWUXoyqVqSmm/nG3rTKaDgUOpgB1IJYKMxBQQlr7oD8thudRuNJuNaZupfJh67X1DDV313HOHszLNekvNdnz5hbuNzQP8/3h702jbrqs8cDZrrb336W77OvWWJUu2bFm2JCTLDZLcCGyMITZ2MH1IDeJUmTAoqAFVCUl+pKp+kR9UJSPAIFAMmgrgwpUYjDE2BLBk1KK+e3p6T6+93Wl3t5o568c+974n2aZCFc4ad+xx7r7NafY5c8/9za+xFqzW0REjs6CKIRWZ1mMBTCkd7eVQneeyXukP2rrpD/tJQQTEIxBHw8pKrMi0M5lCZrnIQlmG1JRtcL2i4RS0fe6pp/3eJKvr77rnXaadhzBndOpRWinyrE0tFaZF+OOvPjCjrOR+pB6vDFIdILTWsm+mLndJoiKg5UQQEkQgyIqPfvwT1lolYOsAILRtxuBDAHZl1f75Aw+rycvZFKaz93/o7UP1iZxUoSynm+sjleBjbQfDWRNPzKrjk3IXbIUEbVpZ21hc2FkdjibegyEgEU0JUoIkEtsYgPmuu+4o+n3xcwXsJI+IAIyolBTPn78gUcvpJM52b7/lpvW+ifWEHNjcRWbf+Dyqc8OJ2ieO7z5/bm+GI+oNg4DJ86apU/KOrUqazfYW5UzE/8APfrIosqAAgqYb3FECDQnIJ/u5z/8l5f1aafXwsb15w1neRr9SFKEpDcT5eDzd3Tp67Mhd33IrJLDceW4g4HKOGgAmLTz5/EttRM1cF9mhSB0ezgSsCAQJkQASIYHpGDKqy6hbQhDtkHdUQGM5hirL80OHj1zYOwfnT0HmHMFD93/1+EuvfO4P/jh1ad2Ixpg8z+u6/oYf9i7LFQQFAYSAO5tekUjGKkNSUNKV1fXB0ctGr7uJD139SolKWX9lpYIUYgkxqhNAWPruKgGmfcFq51Ww7Mkv1rhu32sRanlVRb+kT7844dynD+KSMrp/+1XMeDzo2QFh2bkDwCXJIQdnAtr3iYSvKe5LudPScOzg/hCRvI8uK9jYnb3xgye2o6QopKJAS53m177Sr/pu/4THfPGXv/l+7tSpSZlUEW0CAURAZTbR19VsJnUJk90f+cFP9gpsK2UNCPt2E8pLSYES2LwU+L0/+nLJWRt5dOjIrAUgUE4JOQr7hL5jAhAAqDR1O9mFev7TP/MTW+emw5x6uWtCZV02rxbkjCdqIDu5t/vAMy+Orrx2zxQAuZYtbByFdrGYlYP1zVlVB5H+cBj3dqiZpvkulHuf+pEfRpDpbDHIi3JW9/IMkwRfDwbFZDwbjQ5NyhYhOCOkbQ7RFFCPzxhjjCFrSIE0Ias4DRiBWERlc2VzMa+cU2Ikh1xYz5EVnnv6iZ3zF8Ji/m333Xt4ZZRDRV6IXEopz7OkWvlKGAXUGmDDMYij4Mt6o5djmI96NjQTZxhMJohRKHUTEFG2lBDQ8LyuCGB9MNSqlQSLFAPHl556sh3vrvfzN994ncSQu4yZY4gImhduMV5AhGkDX7r/MbWXqRko2TSbAwAUmW8WNstTjEkUGHMiS+jFA6LpZR/+tvewwny+sNbazIQGCiKXZePIs0DHT28rkt/bgsm5D73v0818atAW/SJBb1LOCmtckYekWW/0yMNPvnRh3K4fM71hnM6qpkJNKTSgAsCoQJgMgkGSKOIDFvl777271RpNTCSTcjosVnyoiJOizttwcnunFd/Op1BP3vHmezDUee48SPApQszJGqctgBb2oWdPQLEqklPWq0NkUgTJrTEkvqrmk131VS8z3/0d74PkVVC484JaVqZadC7wzCvbwQ0iWFIliCnUw+FKXc9zkizncyfOhnJ811vfWDgihi5QHiQBgpBEpFpge67Pv7LT4EoECikJJgMKwEwZcdB0AFCrQVKQzj2867OWIPw+L5IUVYVNDkV/sHk4XXPdTlVBM/flHLLBeDofj2fABIYhRpAEbCGli5Tzi4Kj5Uhz2T+KLK2s8IDvYIEJggfE3uVypLc+nlTG1XvR1WpjbKMmIqAiS+IVl6pXQFkGVy9nDxc7WXp1mQZc2pjtr+XU+GBw2oEzAPv6z33/HcQD/rUYSaCJQAUooVGCrggnSACAkiipoiYyHfWje74oS4npvqMxpv0HpqpLFj8iA6ouh7Siy1RHFUrCxWh93KT7nzj+u3/x2F7KgPpEJPG1up/lE9/3x79052uGCubSV+rvfiEAIyTxik4JRFUVGZ21cb5XxDb5ud8984a33HDNsc1yslMYdchJoSS2WV5OZ6u9XmpqcGbm9WyZnj29l61d0TauXDRcuNS2JImiCFp0pJJAE6RIbU3VDBYTJ+2db75xPc/zgubJd5iWy0ZEvUUd7Cb/4V8+shWwGua+a2wSQOOtsnCxgACZYeB6srWBZTU5Azuv3HXHrQOXWyKgaC0ztBICJunnve3t6ebRKxcVuLwQbTUFo6DBtyiS2wgmikAgy4ZFMQRIwpYQUaKhKlszg7oVMQl7tPALa3orxr742IthWkOsPv7R79TGM5PNi8a3jW9tYVPwlgTEMxIhJYlI1EhUxzP1xmLAaJwASCuBrcmynGLSEC0aiQyaIqPLigxdaCFLmUpmXP/RJ55pZ9Mw337n+z549KrD4KuqrC359dXRvJpP53vEQ2X4j194sEmryEMjeYwJMgRMILUSe2FSY5Fy0J76UNepmkAs33vvO3ME1hSQyTmfQMim1EbO59p77OWtrVmc7o5h5/hwEN7w+qt6q4NqMZm1NRYm1GQUCGxmi3Oz5ktfur/obS4gj0GgnwVpTN8uNIGzwAjeZwTqaz+bm4hY+bW8975736lZswhjYR1Qz7bJBUramOHopSo8ef7MtJlrmOPe6Y/d+47kS81GjY9Zf8Det3W9urq+XYeTu/Lw8y9PPfKgNy7LfDAk8d5Xg0G/WcwtRD/bm2+d+4lPfjRPIZM2ihElQcEii23lySTrXjztj0+lMiNko23Vt0lBW99Ya+N8b2D8fOtMmO3+wCe+q3AgAGWQzJBxJvkmpISuSACf+/LDwW6KHSbKCADVAwgAp6gKmVDnaZWWBJdlyZGDTrVjRFJX7Lu4NGLNer0jV7fADnO/fQGaBUCE2EIKAPtMFcKlAwoQiAEFUOxAFEBR2i++F4GCS6oBERBCisAc19bH+ag33GzEqDNEhiDmXYscOmjHICIoqQp1clvsuJZ6UNfwwEnla+5tebvj9+9zS3A/7HNJfDywmhFRBQbR2GRM4L3N8olXk/VjVnQjgzY0iIgq1DZgTGCrvBTPWwRkYuksMVU61j115xrVzvUSEwIiZmVTowPOjS8Xvbzwi0iUk+kH67704PFf++NHxty3m5fpuNKYkPaP32sqawc3/Y0uvf8VkphgmYXYObACqijEtsdYTna4KWFv+74f/M7CYZ656EsUYWsBMaigdciGyImS7fHDDz7ruVd68onAkKoARAMkAIqQUDvHDYrB+NZPxrCYvP6qy2943dUkISVGJgVUBTLZeFZng5VTO/CnDz0Og41ADpRAAVVYurajs7kgCXGQ27Qz8fNtSPUdb71ptRjU9TTEUC2CNbgy7Ld1vagqygdbu3NXjFQjauom6x2ZNRGBcZowhhRDskktkEEIogEQwIVoo6ASK1MiFZPtjKuy0ZdfesUArR45dP21V+baIvjt8Xh1fS1nSiJZ4Wa788FoxftgMAfiTi1CoAixm/1LQrLEBgWhjUlCdAmMyxvv2WRAFBKFJDbBCB26vmT2gQf/+sK5c75efOdHPrg72R0gZ+wKI1U5V0hoWNRuT+H5V7YazD10Ln0JNC6518gAlPUH4ttytlvkEBYzqxJi9clPfFRCspiYWRIAY5ZlEmOiLDr40688UtVBmgr87LZbrju0sT4vp84ZEa/ExBkqqHIVwomzew2YBkxQBOl0+RIVAAx4b0fD0DS196t5L0tp57lnc4Z33HxzztCGSlHAkAhIiBlwCBIFxLozk72qKcvJ9nvvuv3ISi+3JqSoCqGJhXVZQfOmSW70/IvnZ41EzAgR9tXU1lpf1xlTNZ1CW3Gsbr35TRRbywoISAY0tI0HILZFBPjK48+2ptdyZlFIBTQosGJShcLayYVTsZ4dWxt94O7bewyNB2dJQRQwqnBmW4DdGZzdmrVaCFrpOOtwwCox8qqQc2VA6UpMF7HUXd6islLap9GIiAKy6/XXjckyN1qfXzaBdsHNnFMNKQJGQ13/ozEJIAMYUEYFFuKu/oIGjZfOMwWhs7EHwiid998ykK/o9+zaqpeEsTLqAdQpqEpXdZcGwvvQS2eThgiioCAHKURdiCKAMpulvw10wnXZn3P+LUocqTAlSkGCdwbKpLFpILSQfBfYqKpdhrGqpKVidd8ZRWFpNo77rJll0Yu4DP1mVWnadmNj49zO2YJt4bK6rvv99UVDZqX3G3/w4K//0Vf86JC63rmdaX/jcN2Gpd9Ddyy/Bur5m9c3mS2DSx0zYmfpBZAEQDRGkhTG4zCbQW4/8sEPQhJmTohJxJJBFZFoGUVEVBNSK/CXf/WIsG2CpKXwNR5EjMal+Q6AKMUIdZMWc5hNP/R9Hz18bL1ezFWCIDkmCAFSygfD3QBf/MpDiyARbOyyxQ7C4i/K1wBELEKzmIfFgjTd8uY3ESaUtDYa1dXMez9bzFMEWwxG/fWnn3uJygpASD1qQkiqKsQJOGopxKAGVC2KRaAYfGyjyZANNF5SIqKA2pImY1rkCzuT7b1ptVjc8oabe8w+BC8+WxmIIR+lnM2H/cH6xtHTZ86RyctqD/ftUlmBNRICAwZJ4KwnEAJFBhEDNMjANw25THObGNsUk4ozlvN09nTz1PGXhHl1Y/Oee97TltXIWJs8xtKHZPp5gyai2VrE4+e3GraeJHFiTEmWsEPnEVGXC5CwtrlWbZ8ykCA06xtrd779bagaQZxxVfRMBhlDYE/2+PHyiaefCnVoxhegXnzw2769KIqmnHCetT4xWte531o7qeWxV07MLNYMEbR7Yl2wLCAAGvEJOEsxRpePXzlZ5Fjunr3v3h8oCH2d8jxPQgim1kgup2x1EeDk6TM7Wxd2zp/XuvzRH/0Zl/dQJUZvOBeJqARsqqoNmX3yuZfKoOC44xmqalRwxvl67kjL2Xi+e+H6Ky57+81v6TAAIgOIhriNkZgTwIUaHnviKYA1AgUlAQ2678YLEtp6NhlP9vZ+9r/90aX1VwrWWQYQiS4rPLAAvHRqZzxfgF2TrxczdzA8vFQtCZdoI/d5MoC4pDAsvVAAjLV2ZdQr8s31NY2N+sWhlf5aL6PkTQoOVVOM3gOZrqBJ9xlHAQBSJelEWpDgInFFAJg5pC5dkhAxqhhjKOs3mgk7WjrsIoB2RfwSPHzZZHf7dd+k7NJSDqAhxIungf2fC0JaespeXN3L0jkSw6uaelSEkBJRj5Nmg/Wnz+6en7WKKWUGoFn+IXTUd1SEpGCSEuqSGwSgyIqobBRUVERBOg2OUpcYU/TtZDI5urrRtNV0Ot08dPm5SSnFxhcfePJX/+PndrTIEcrWu+GgLEtydjkjwIv+zHop/PK11M9Lvvvmd+5dnBZC7MTOTCSRJGlVQVvDZOfd73r3m2+6IbbjGIGNAVVB0hgJwCL5plYkNe65E+Pjp857c0iMEzDIIJrYGYiiIIqkCKhqQI1vtaygrMyg/z0f+24fBSwlCDHF3LrUJkGJlsatfPGvHs43j8wDpdQlfmLneS0onbIDUUjEN2VbVdBWPWM211ar+SR3VM2m1qEb9BExSJw3/ld++1f/93/3yz4EBCFJrGk5ugEWMIKc0CgyIqIGTF6TTyLRWmMzjGDIZibzIlrkK8cuO3bd6xbz6tz2Dkwnd7/jTqPJDntNqyHFajFdGY5GWZZ8KhP+2Kf/+53dWUyIYAmItYvqiqyCiGIyIaglJlB2maqqjxYpN7Zu21ZTchwzNINi7cih9aNXDNcve/r552ZVfectNy6mNcZ27sseSsaSZ73IJkYMBnbLehaTt3nLkEioaxdRFCiJABMQOVsohGq2N/JVOHf6Uz/xj48dGjJJikKWJHkrmpI0ypXgF//8fgCCZgGzHQj+nnvuKcsyd5kkgNAlB1NMPqEpMb2wvVU5ag13QeFGI6NJSEqEoLHxkGcQbVU3En0137vq2svf/tYbDSSrTGpCRCYTyXtDnrgW98BX/3wxmSRfX3HlVbfeemtc7KpGEcmsKlBdl5DlkPV2Zs2J89uRHDDHlAyxqoaYjGUiCm1ZT3dh99yHvvcfbKz2MZYxJTCqKRkjhbMNmBrg0SdPzsoAxVLVEoUEbAehkkhdzRbz8cbK6Ns/8H7xUKV2pZ+FGIxB773Le14wETz53AvKTuggbOPrN3Sv3tkRP7rqdtBjLnF3wyZG0RhjFEJgY40xrDmkfLTav/ryo9ccWR8haLNwIL3MhdBZ9dG+KQwACioYkf0EpVfVd7Kma9jZGCICQkYiY4t8AExMtmPUsEEmYgPYpUbBRct0QkCCjk+3jzIBLIeoIB2tpvMpSMufJlAvKpBUUDQebBVS8Ekh7VueETEgsDCiK2zGGmER4Le++PCfnHyxrEpoauiDqi6Jmt2/V0QBgoiYlhZjiACETKiokhBZRYBIVBFQKAkqM6UUHA0mk3pz5eh0Hvqbh37rC/f/m9/5T2G0gTRo2SjbEKPJ81hXlLu/EXp5LVvm0iP+zee5dyc6TUkFuLPoFUptqmYYWq3r7/ue7x5m0Cj71OaOVShFhZAYgVF98qYYecK/ePCxUrgVI67QRAoCEg2auEx9XNr9mhCpaeJ8Ans797znzhtuuLKp5s6SihhCDd4oKpnTZXV6Fs7MqzGyZCsQkJW7ZGG5aOFJrGgQmsUi+Qqq+cp6sTkaYGjZZdYQEfrQxpDAFCuHjj51/OVz5/cgylI1pwICS5IsWgAGaQAZjAIkEA9GXZH7WQlUgyQgA2ohImweMYfzF8/OyvnYZs6DvuHKY4vxjtWs9OXq6mo9birfENqI3Pr07KnzUAtQDqDQseQUSZPRJAoxNYAWVAGEMkUVFTEIFtvGNwkEnAULsPC168tK2Dp9dlyWiviBb/ugxDAqcm3nGyur1XxsbVb6VoxLDGcnkxohWBNJAAUTsAInSgSKKIjA4np2cupEPzPt1vjyay7/8R/7ZM8CAwUvCIlRGYJP4mmwXcKjz7xIbLSdQjsphv3Ljx0Oi0nhLMTAaFmMIojEVmhBeq5e1C7zzN2cy6ghUEUCwBAask4SAJmwmBfM9c65/+5//PTaqhNtc85AbQwBrGGjLZtJ5NPT5sUXTtTzWYbp3rvvHo+nKwzMjBJTbPK8V1WRckO91ceffnavluSG0BljGdt13F3HWJXT6faZ3krvI++/m1NIKVlro3STsyhsEvGshYeeep7zgQAQiKAVBEFniREEYuvLaTXZu/Hqy684OupZyDDTFBxDDJ6tUTCBYKuE46fOqVkPHaC7H6G8DD/t+rt9bPGiwn5fBwT7WAICLvHsrtwTATOIIgioCqgkTT68cupMmM/7es3K4Y2MwAbvkjgVQVCFhJA6dB+FANxriSbLaaD6VhGIiCVyB9yxNazabhs6KOvWCBl2rMhkUZXJIiihIQJCAwwdGUQ732wFkYSCCkkQFJIiikYFEI2qKJBEIEFSRZEoAt1WNSXVJc26s0dOSmREsGmmDoeWi2FhV9HbWPdYK+tQa1BMgKDAqKqdu4KSJsSAQEoG0Sh0sd6gzNqhY6qgaRkQp6YNzWAwmI/LwgwICnLmDx945tf+4E9OtbJydL1JthV1mYUkUQJk9jWzATh4v722yu777VxSzr/pnTsrpe402l3KoIIk8m2YjXW6t7m5evedd/g29ops2pRtAKOsqoxqQA0RMaPrbU3arz7+nLhBK1bIgQJoC8tBg9nHeYUkUWqxnIXJHvj2o9/5HcGLcSZqUFJGClXbJ1sLDDd7f/6nfzlD411PyZIxpAIIAkmxk1kTKbEIK/i2grqGshxctnL00PogdyHUQJKSqIDJCy9mVrcvvHwGihXIh9DZRC0xCgPAoLy02aMEJJhaTRVqiiz5aDVKiClAAkpWsOfWjmi+xv2Bn8/9rASQnHCQO81tNlrzVd3r5QDoRQX50Wef49GhVABwD9Qs7w5UNHqJAAjWQZaZEMm3RgRTAA3OUAxtf1CwMcnZEjXllvqryRZt5bVsoGkuP3ZEYrRowVBVL6y1IYQ6BsitEOxOx1UIkuG+vSqgKCpRJ+tAhegX40VuSSfTONn6pz/3P6z2wZe+cLbzPzGETKLE3vITz2wvEu9Nt+NiDLG87PJDKaQsy2JTOTa5oY4woUBeNCg0KpEIsMNkQAQAQZBVka1BFImNAchjXDz79Hvf+557331H8ntBPbNVAAoEqJRlpVJwoy/d/4UmeGmrdm/rnbfd6r2nUWYQkoTU1pg5dlZdPmnlkWdPlOCSyVSCAhhUQjDGIKJv2mq8K+Ot9733jhuvvdzERmIyvX5oIlsjofWNtHl2fppOnd/z1AMlRBSEhAaBhIj8ItbzajbZffmFe773J/sOYpvyDJt6UQx6SGo5m6WUmB956uS8VZ9TVNrv2/Trdu7wqlbuIsyxj9Xowc9TjERAhkFBY6jbdrFYtPPZ0LKJ7amd7cXpE+1N17/zljeuDFcmO+czy6QiSCTCQIrSSQ85XQQ19x/YxUdIRBABiZiZnWMhZ8kgMCUCIggsbChQIuo+gMAExMykxMQERGiWT4VARBIkABGRqLGjKoqIJtl36FUQ1f3OXRJ0227Pwbbr3xFYGft5rmEWyoXNN2ysrQRLBCGABVWUBCjL2R5IAmSA0NnPg2oSUELADt4FRKAuOI5ABIlQBIEpJM1d0Vvrb8/0L556/l//6m+ew6x35bWTJuUbm7AIvm2L0aiezSjPO6zs4NU86MUP+PuXHunXHPq/M2+Zr7tQAZISgpAB6kRmEWKb6kWcTWBv6/0f+bbNtR6mujsYSYUUCdGxAUmCSC5rAB5/4dTZvaotDqstQLDTi7G1KUVFC0hdi4Lisa10MZG9neuuuuKdt741xAZzVRXLHKrWGiIwXnAc4M8eeazOBjzaqCfJsMUYUDtqgyoKAKEAC2FK6j3UJUBiSP3MGYKQIhsTJAETsBG1VRtXDx07fJOdutWWMgBYtu3de1TBEGYMkLy088ykYc4WYqjnFgJhxzkg5qEZHKrztWmEsq2bMkLd9Pu93JF1uLuYJZQeY25dE5MqReRa8dAbboxmUGEeNItAikSgBhQ0ehBwDKC6WGRNtWlMj0W0BYyKwmxjlCqkld7QrW9Kv9/G4PfOAyAY03fOWQIQa01oK1NkTfCuyBqRBGDZkASEbrDGnePIMtgHEQmMdWG8N5Aw2T77gbtu+/iH39nWfphTimFJxUVBVGBTAnz5oScadSGKL6dQz1d6V6AqE6oCqzByLVHBoGEAIAULZESW3QqigKpyUgJVazn6yirkdWl2Lxwe9T71yU84DREDMMQyu8EcAAAgAElEQVTWG0IH6L1wr1dHfPHc7NGnjnsf69ne1Vddds1Vl41GuUKK6pkImWOMnPUrpWdPnT2xNWl5M1KGmjruV0oJiVWT+Ha+u+2MfuQD9zj1BlNEFEVgUlUAFOJG4a9fODEL4M3yc9eF4QFZAZHgtZzMds+b3H3vx75bFfoZ+3JW9HOIgY2NQIlpZwGPPPVCIBsUgY2AwL7wUuBrpDodoLyPuQPsM7/3L+UR9zM694MSuuFsSHE8nYzPnfMXtlYcxmoS5ztbzz8u83fd/tY3DguHEAGED8Kydd/Adf9+lg/gAC4gRATVCAAExKAsgJESIDCqMjOrkmpSTbS/RJiZRYiZVZmIEFJ3kujGwICSICVNxnQKIxABIUABEQHppKmgtNwvAsrYfcK7i56loFQEESipExKNGkBtn1NkQMvc8T5TVxdUOwQdNC0ZRPvJ1kubhyUsDoxKSxZRxwnVhCqISAy9/ivT9pkz43/5b37pghvIoUNlsrR5qKki9YdSN/V43D+0UY7H6PIl2n5Q2feR9+Xtb2yo8E3v3LuhEhAAEXCiqBgbaBfsy9SW77/7XQQxc9TGmpmtc7FVw4ZAQ+sDoGTZNMITJ17xlDXJYFFAk4ARCJ1zbZWAeOngr5GTN6EO9QIWk7e/55bN0XA44PF8JysMu2y6u3d081isFG3x5a8+fXqysMeuKMcLoJEK4pJrtR/YKEDdxUYUjQGaGvJMgw9NIyTMHGJARkKM3cUX89Wvv+5c6kF+eGGGqksyVBewxirqq55j9qUJvdddfujOW2666sgGSw1S56gZUt1GDz0dHHppmh597vjDDz/U0WoNKFkGxiIrBKNtGmkbULJZ1opedvXr3HDFjY6gGdTgFExCoqVvQ0BMmiP5drUeXT8avOMNr3vjlUeyHCI0TfR5bwDqao+mt96g++ozz95///1x1oAPOeLaaNTLs0U5zpKsjQbeNwHiYGVzPqtU80PD3shQiL7hAvbJdQJJsRPMJClnI9LFyRM3XXHkF/6Xf5YjEHlgm9pIxgF2fAMMbGYRHnrmxLSW3mhl6muoZ5BSnptqUg6yDJoFsksJwLI1bBWyAEPgvmjE1EAC4E452Bnb+qbK0a8Yaibn21ee/6l/+MlrDq0x1smyQIixNYYNZU3UwHnl9U++8hdieovJS+32hY//wD8+sjqC2AQJIqHvOC+KyseUmYmXp0+en0SIziU2JIYoioikRCZTCSy+nu1duTp425uuj9U8c8zM3kcy3EbviG3eaxX++pkTLbpErgP+BECVABk1aqhSs5htn/mO+957bBU71pbrZbBM96Z56yHLT25NT5zfrbSnZEQRgb4Rmxkv6fIunaweFFxClP09xpiUUjfVtzYzLu9OoFqVk/N7EEqQ8rEHjp987tG/9+H7/v73fBcuPWQSQJf7IaQEKIp84DMD0o1rCTpZs0QUBBRSyyQQUgBv1Kp2oaEddZBQCTolKxEjI1IXLErAiISCQMTAhAQMCRLKfkpGlyl9yVcHiHSqXMHOloFQVYm7QECQJLgknLMqgDaLeZYVBi0yd8NjXV6KUhc0q8uwkUSYQJbpQWmfUA8dwLV07BHFqJq6k0ECUUAm1wKXCZ4fz/75v/2lcT6s3dD0NyCxNAomk6oGZ4n65c5usTryPnbm9q9m778qi+ob1fdvenEXEWuNkCgqxKChcSnE+dSPdwDCh++7JzdJNKAkIhBRRGzbdnXUSymUPkHuJIc/e/DxlkbCWYoKzoF4IG2alolih4Ix9m3WjC+YUE13zoMvf+T7P9HPOQafZTal2LY+z4oQoU5QEvz+H32ZBytzn4AdcKZt5APlxX7fsaQ9gTjDPkTwwVqrqqPRaFHNQclaVzY1us7fSO644/YvPfZ/5sNRcqtJoJUoisRIqJhaxzLqmerC1rHV/vfed887brkOm4jQ2D7vXji3lvdtNtjy1PaLtAu/8n99NvoAbYCm6W1mdVuVTZmtDuuqtiDRhzzrtwoS0+GjR44cu2yseWv6xvQc5x44dnx/Uospp9jO5kOEm6+96t7b33LjFZtJy0Uzcb2iqsPK6OhsoZoVnuEr9z8ep37F5lsXzvdWc06+reeDQU/aZlrPi6IIjZ8txoP+Ctdw/dFDq5rqpqohhyLLLPjYJEkGDWkSX9l6kSZb16+NfuMXfm4IkANAhm27QM6bpmGjWZa1mho1v/+FpxdiNePp3gXCbiiWUMFZm6I3Gpm5rXx/UDTeM+Bhl9905Mjxcy/LoIdMdWhEweWFqvq2KTitGJ2deHrNL37o+z9y7203FUZi8pgbDckx94yp25T1Vi94eeT4K0++8HJdVtPd3dX10Yfve7+0dWYNKDs2ITSOLLCbt5ry/lMvvYLZMAC3IfaQFChpMMwECUM9Pn/apObmm153dH04sOKrKu+vxqRM5EPqrQxKgOdfrk5ujSMOQtdRq4iIy1xV1b2CRfzpl1+AZv5zP/uTCMAEoAkkgiQwRgBclu8APPLsizOvq5dddmZn3h/1UvAX366Iqp1gfxlXCksh0/KNrQfMvYvJo6j7tu6IiEyiikrW5esbh3oA56fjaroNVQlaA9L4zJnPfOYzGusf+v7vm04XKysrAJCCMLFil2mNCvvWhx1/SQmWLiTcRTUkQInCzEQW1UBiVRYgIQIlZQalDgknJlJWJAUWJBQCADKkyp1XbgfddJFPKtKZ3SMsRUMCKREJWkRNKqAioIiaQEElqiCrgnawSkwCGixySgkpb0IQYJf1JkHBZIASk/goeQfIJAEJQEZEpGvhOjNMXFL5xTdZbtpFnTkTJfkkztmqFTJF5dN5H/6nf/uLz1a1O3R1MTqyV0awBXQcZkOQgmgymQt1o8RwySjl66/Xmhws1zfw7fy7W8ZQZxwNizmq9BihqqiqYHzhX/6Lnw1hEVMNEBHRkCFgVbV5Vs0XCkR5vwT8zBceKzmPmKWlU4IcZG4JEgiAtWmxWIy3+yjlzjkK5e23veXG668xrG1bkwIAGXY2L2ZlM/X41Km9Cm2LBhIAMzBddI/AV70sCJJZ9lUFwx60LZEBwNlsEaNIpwJZXoaKM3TF0SN33vY2R4ApqARLaDICC0qtYOPysH3hxaOb+Yfee/uN1xxybeXaMdXjanzu8MbQaJzP5xHw/DT++9/6D27QK/Ic6hoqX5WNF+0NR1VZWgRUWFtZCd6jpCKz4P2733EHSZC2Dk3p61JCzSrMnJHJAMLWhSOM33rLW77zve9+47WXldNzi8mZQyMbFjtrPQOhQhVj4Et/9vzDjz8DaKvpHIuinzkJ3hqs6sW8mqMzHoRzi4zNYm7VH+65e97+lr4vDxvK6hqqRY5xkKGjYFPZS/UoVTdffvgX/tU/O1bAwAJhTMkLCLE1xjCzFykTnZuF4+fHFdjKpyjifeiG2d5HAEBJjkk1oZGoESRw8GtMd1x37RXO9utF4cuNvlntgVYTbGdHBrbwZXv25WuH5uPvvev973jLxhBDrBrfTCelc4VjW1etyfu7dfv89vT3vvhn7IrJ3rifmffccVvOyhoZlZEAwBhTh+DJSDZ49uT589OqRUqIQCiECTopv2LyqZq1s524dfbj3/XhzBKm1P2HGKP33mRZlWC3ga88+vSsVTR5FFI0Mal1eVOXvcxos5hun6PU3vzG64e5MQfGJZ1FIXYR0TBr4eT5iemP9uZllve89/oNPvKXMvy+7s7XRHQeeKEsqSzW9fvD1Y2N629647Vvf1txzdVABAqQ9cdbe5//T3/0K7/8f2yuH1alpgkmz9W40nsxJiEKUrfVLhn8kq0ginaMcUyi3ZeICKCqdtukICJpifRB99OD3+lwEVG8yJZBIqLOlnf/k7vcKiAQA6IQAaLyxdsJsdsqgBApQEJMSBEgAiUlUU6ACSlhl3ay/3ItOXAJVVCTqkZREUnLAEEFURTJM9cuZlk/i74i1KKXtT40glTAyb3q0//if352vFi94c1j5EkE7o0AGISX0+f/HyQXFTn4+q9gP6AheetyQSishdms2d2R8Q5a+tSP/gD5uahnRElibC6CymoM+SoZV9TK0wh/8JcPleoCOUCLKqqd3EtBOhMlynOnkmdVyb7UcirN5Ac/+anVtb6PDaM6l7VVGSgVttc4hSL76n9+YtxIpBwIAREkEoN05FlkILn0VNk0TT7oNS+34PLpbPHSy6fedNMNIbaAKgKIyKCYoiW96tihD7znHY//5uc41VFAGAEooViKRS713rnD6/i9H7vnO959y/z0WV/Xl6+P9vYWQTC0rQRh29+4PP93//6Pnzr+fG+w3ixmIALMVdUsqmo6mY1WhhBblBiDkIKklDFwau/9llvPbu09+typQqOXIAkAVGKU6E1b5nX17Xfd+v673rZawHh6pjfQwrhFMxkMHBNcuLBz+No3/NUL01/93Gdh49juqWmMAUV9VYIkUqDMiGRCGCTCsmK1/QKosN/zvnfvTedffuZshs45l+e9Vur5bGzUrzt6161v+ukfuW9TYWS7y0Ot63o4WIkJyDCCBsWWe0+9cu6509uBMnYExgISJN3Z2SFAZyxhJGmDRuOcgIAmI1rEcOu113zsHv38o8888NJxKXuDlYGh1DSlNjQM07e87opvv+std77xmqHUTTlRo8xuaHrqIadhqc0iEa1tfvYz//fcOPAhtmWY7L7vPd/fM6Axxba1hMxAaCJTo1Z6+YNPvTiLKj3XDVIUKUmXP60Q6rDYq3fOv+7aK9/3re+itAAAa63ERAREoGQWAS7M4K+fP5EoB+OWIdlKqkoIGQa/GMdyun36xD/4R59cG1i82HYRAIBAi9wgPHNyemZvHmilTtorTGg8ER9ck78abX+VQQpeYh3esSoO3uHdXyVVIkJgVVVRJcryAhxVUh8ZOtvjF0OZdi4Yb2ITdi7MPvuZP5zulT/2qX+kbCufEmqwDKCMTCBdhy4HiDwsiSP7lwrUCZFUBSQxKmoE7RznSQUIkLuWf38PdyGjy9hvBI2oREiAgNwJLJayWERU6WYMgvtCGBUEBEmAnU9m5wzfCVq6g7HvzCBIoKzIATgqR6VOhwaQZCk3VZBuMpcQWESQDGpXDrpEVVWRGNqsX/jZ1I2GgOb87t5w7XBBfGIbfvyf/6/nDcW1Q2faCKMNEQdBCQhVO5UUkABi51Cvr+Ee/b+vS6iQ/+V6p/8vCwGJoWpELebOiVSTsfHezyZ3vv1mayCzNrRNBBQRFoopGmdCbI3LE/Ii4MlpfXbeznSQKAMl0iTazSgAu+xawmaxGFDKQadb56iZk/i77rrNp4YhdNeFjl3yKaGiyySHh158ZdqoDAw4BwHBN4imu3rVi2f+pWmEdW4+W8BwABM+dfrsvGn2xrOV9RXSGCQwIKFiFMB6mA9vet1lP/fjP/zgc8cfe+rZC7NpYkDDBGIh3vXOu299w1XXrPWmZ06OjDon052zmcs4781rqT24lZXf/fwTDz39Qr66bl2vVAEiGAxDs/tXDz7+rnfeiVEkicmy8Ww2WtlYtFF944Tz4fBD77zt0Gh1Z96e352O54sUtSiy4cZow67fc9P7rj26cnR9CLCQ6FNsKSVNQmSmZTVYO7w9h1/8jd82axtbIcQsV2apqjrFeVk2wRfOZXkvSZeWKCjSczaDFEL1xqt63/OBu1c3nju5Oz2/s1W2kyHDjdccuukN1938+qvvvGH9iAPnoa0UbDRWR4M1n1KKQmhEk5KLFh5+/vSFWYtuZEADImQ9EDp58pWTJ09ec9lRCC0aUCRjrRcxSAhJ6/lGb+OOG19PRXbo8ODU7oUmNJBzcXh9Ne+/9arbbjy2esOxkW0X08V2lnHWG7Q+onJVNmx6wWVnm/TLv//bT03LaVA7m3NoUNs3X3+thYQMddO63GmKHlTyXgvZTglPnDjDvWFQBE1kqNOwKBGhJF+10x0od//hp3/coqYQwBAzt23Ie30kmkXxhl84szP3ZPuDMgoaG5IaY+q2Xek5Kaeh3OXQyNa5e+76lv7F0FUCYGASpAAwi/DAo0+34OoIrujHGK39+paBcEmT/prtJdFDKHCRZtdNuTtUp0MqEJGNdatrOQ03LaUQt154dvbycYCMrJ0s5l/4wn8Oif/JT/0E2I4ixaH1tK9b7MxcX9VKI3XcEQWFDpIXTdhp+EHRdPmBBEJAiiBAy0RBVAFiVAJC7DwQVDsuDRHu03EEVVFFVElFltbrqAeeOl2uN2rn9UIqgoAdB11FgFAFVZQEUFSjdtT5i6uj34iodgQC6SLzlqx30aUNmKoCpO5VtVkOaHandX/tWKnw4tny53/5Myen7fDGGyrOMF/VMkC/D6Hd93RXxSQHp999oP+/fNGlPPe/5Wnhb7eWB9dxahtLGsoF1k0PxU/HH7rvhyfjrcMbPbCQkqBhSEKCIbRKaE22iIg999CDT8/UtdwDdAhIEEiTkAogohFlynMZb4u0Ws3TfNpOdt5x+81rGyts0SDXdQkVDHrDqgmtTzXBY8fh+IVptD1BAykCE0BUUUURRkCzH4uwVKwBEeQZtAHIJKBHHnvijW96c9V6diwijMigFpImgbZcN7a3bl5/xw0fufX63bK+MN7zMRzaXLv6ss0Bi5QT0yw4tqZNjohNvmhCk2Kwg/4Vhz//4Au/+QdfnpsiWVvHWKytVc6CySHSH3/hT3/uZ356NjtvDSo5NDnbDH3C5HMy1d6FG49u3njlt87qsDuez+ZlktAveuuro80825QU53txtpUPLGVZ0yRM4Fy/mioXq1Cs/vz/9qvblZ8qUj4KVQ0AgCrGPv7kk3fc/S1tGxCYkIwxBIIpOWLxtfrUzrKbr1u58opv2Z7JXlkC6WA0XBngWg4jA1LCMIOd8fjYkTUEA5AUEBJKAmRVVWU7TvDIC6dacMg2xhglgcnB9qGe/Pqv/8ZP/5NPW8aELIQIVtqGEDLDddtgWBxaGd192zVve+s1W+Od2XicAHqjIxvD0YroALw2E/Wzfp4JxcViouDU42CwsWgBNzZ+5z989sHTO9XaJkFqFmfKC6f/3j13HlodaPCZc2CNAZXohbj0GnuDrz7+8m6VaCVvvSfT9XdOkVgRkpdmHma7ox5/4FvvqhazFcc+dj4biioxBOBCLTz01IveOCFbVY3r2QjAbKVtjWps5lJPd86dfPPtb7vpDdcRgEZFgwJKZIBEwCjA6QvNcyfPJrchkdE638yL3KVLavsBXeXiHnztnldhsp1DeseIRxSRZV42ooCKYABww5W6rSUfrl9zPQOHJtXxVBO8KbKqrb7wp19pUH/yp3+cHUkInW7u66fSHcD9SxEzLP2zuvNOZ/bYXcookRIo8EVoShm6aFPaL8/CwALKyIyEgGqW4bIq3bxhn4y4JGJ3vE9B7IxftOvlujlf9wg6G68E0OFGIgIgSF3z382BUlffkyoJJAJKQATLqe1yCakCgs1z8S1lvcprtrK620KF8E9//he/+sK5y265/dR4HnuZBgMuh6RgLcROLRCXs2AAUYa/ofH+Bk35peke3+zOXYOvbWZDCKSqvoXQTnd2wDfvfscdG2ujeTPOclaRzBbQIAM0KeR5LwUIqmrh4adfmEaww1FsiURZk0JURQLTBR9IjNTL8zpIVWpdwvb5v/+Jnyp6HKR1zmXRxZhAEAWJOCB89ot/vuvVHVopWw/agjNsUEMAMtplme3Lervo8cVicejIse2nHwYRNPbXfuO3P/aJj6+vrNV+oUCIEUUsCiJhqA22RWozwFXXu/xwX44M6zZE3+B4r57vbq70M0ZQ41zeNE0VUjbcbBOCGz3wwoXf/dIDTbE286JKECNohNUV2DoHCfe2p7/3O7//0Y/eF6QuK5/3R2XVaJLCOSCE4E0zme6etza7YpDhsFCxkBLKrl2k+aIcFo4YF7MFGhwOVwht1aTe2vpeon/9S7/51PndMeUyGDaRIHNgGbKsasvPff6LP/Tf/HAx7KkXFJUgWZbFWAEnEhwWdqecDIqN4QiO9KlOwwTgGDIG4yEtwrCwoWyPHVmLmkTEseWOA8cI/w97bxptW1aVCX5zrrV2c9rbvD5edGDQBY0KiWSCiFkiOcysykr7NsvEoTUcZaplWyo5Sk0dmiWYaY+KCCbiAEqlUBCRJpBADcBoiAiCIF60L+K1tzv9btaas36svc8990a8MAL0X67xxhnn7bvPbtZee7bf/CYCERU+3HH/9KFLE0mOq8AxnHMLYZgUefetb33ra7/9W1/w/GfujXaU4L2KJzJgSy6hUgpfSbXQHHjW0KXrx3zQuRD8WKfzJHGOFFnGCWbVFOJdkhGyCvbei1u//3vvemDhR0mPTKee7dbTEWa73/FN35iwVouFY2RpXpWFIbVpvlWihLnl0/dw3gswAcGSqPpIDqRaV2VVTcblZPvLXvDsjqNenjnLi8mUiKy1oS4rX6frnYdm+MyDjxbINChz5NllBadpWiymXE6ryc7epXO/8GM/s9FNDERNNDG4oTgFBeDuMw8VgSqBy3tl5Q2peE/MTyhLD8FjlviKpohp9a2n/Z1V1RhDhknEE6CYljUjcWm/k3SsmqoKW0k+eewxPxmB03ox/9AHb5pORz/8w/9xbb2TpM5X4UqmphI4BlN1BZgvkdmLFbWyVRWyCSEgtJWpUIIDPMFxNBFIVe1KVylLjNg2O7IaA7Q00dBU5TKgCiPqGUYRFA1TTQPogwImwEdiWdXA8NR8StuwNgp2FQGYgpK2GBvSADXLgllVBbSsQpJYTnirhKT4iZ/5/Tseujx45nPOXBptnDi9O60xKrvHNmazORiBheAZQhADDjGI0HYrfBrjACvkP/UQUcAYQ7XXqq6mU7106Stf85pnXH9tkth5UEGAMaoxyBSsZYEIWE1y15nRA49eQtbz5BQCBKOiLEoUSKEGSpjN1AG+nI/2wu5O5+iRV7z8y4Q0aF0HZGlKWtdlLV4ptZd3ylvvOSOu50PEjVqESkWtSURFiEFLbalEIiRJlo4vXaQTJ/SeR7VcnHngoV/79Tf+yI//EHHjEoqvCJo5E0It4nMbVLWqS19ORG1CtmuMMczDNV/M1Rnv+fJomvf7rj98dG/kXP8zZ8694W3vvohOkW9InkGrtV7/0mib+11xKeAspb/1K7/1xV/8rBOnjngwBwAIITApU+gkoa5GG91UqFItASUKZMRQYILNjVoEIgoJvJmUqoJCs/HIv/k9773pgYfHLvfdfmewVlzeyTaPFJc66ORyefe2O+96z3vf9+/+3b/t2kw0+BghCYgwNLLI2IVqXu/OXWKGSUowxiMBJwo4ree7eTe57c5PP/cFL1RjAlAvQpYaCAofEsOj0fyvPnbLPBhhp0Gcc5rlyPpwKepidPnin/zJnxw58lqXWwipNymnRirvPSUctDbWdIKmKrlUSVUVdeXgYJOkb+rFLCy891VwmvfTfJjPFnUpsjtb/M67//z2S5Nq85QdbqrqYneK0fhLXvwlz77+GpSjzDhfVs6lCN4541Vt2nn43Nal8aKiDMTGGItQiyoHw4n6qiwWxXSnnO79L1/9rQbeORt8UGMFMIa8r4m0EvzNpx6c1BJcEgI55wAYY0LTey4Uk93x1oXrr7nqq//lKxlQrSxlQYAmZMDCGJW498wZl3XnahUUgndMpEEPAcsPvObaVqtCV0oXD9lzkbOQqO0pR0QwSkQkhp1Rl2cZu4yldl4HV12rxhZK9XnFfIR8iHpyy8dufiOH1/3Ej4jWiUuXVTeryV5VbSPSLfg9Xl6g2K4JsWu2EgPGECuW/0iUDZEoMYyAmZjJaPOPmUjUkFFF7P8ikXtAVZSEWFkltEFshoRWZTTNOXT5nRGoYaUJkEAQjtRoFCKIK1b8ClSVRZlAImJZIxmtsCVq8KHzRUHWBeLtBeYWP/eGd/39585i48Q87YPEa0Je1taO7+3M4AiGGn7LILGBStuYBQhPN+T+BaBllOL8N92lrriylifo5D74UJVhUepiodMxOPzoD33vWj/b2b7YzTuAJdiy8mBS1YRpMZtXZAtDN33i7kuTqjvY9PMZMYg0EIQYMIS2EGbYUSn8fEZVCQ3/6qu+8uprTopWg163Lkv4YJRVDSWdifLff+6BiRrNu7N5Adgs68Kr1ME4q6vzEtceIRCSbq7xr+tH0V8XL2/8nTfd/NGbLbE1xpD1XkQaemVSiK9EKyAQKmPqxNYI83K2o2XRSVxV1GUtgyOnvOudn5YYHPvIHff90lve8egiFGkP+UCSVEx6eTw9dvo6EaDTxWB9PB09eu7cO97+jtHuaH2wuZjX/d46QGVdlXVVFHNjFSgR5upn6qeshUGpoQjlvJhPy7Koqqqs4W2O3vrU9c8u8Itv+qP3fvKuXero8FiddHamU+70KwXYotND2pVgfvM33/TIg2frsnbExpigQRDEcgXZmU1MSsEXw36Sskc9N1KmrEa9+kqrwhjzup/8KSKufBVCUCDLzGKBmrEQKk338lxuuf0zJu0AAqZFCIGdXVtH3kclnPZ/89d+5wPv/1AIplYWpTTL1PK8LmtSQYD61GqqIcwnfjFNNaRao5hYqorZXpraY8eOMbnxpJ4ssDXVD33qnu/6sZ/51AMX8hPXpYNNZVNOZpiNMd3+X//N/zQZ74pIb9gjVu8rSmxJZqfwpjv8zP1nyabzecXkQDaY1IMAWIgLFRUTmY4xn3z5S19ybG2tmM4Wi5lzTpgCsSRZlfQuTMKH/+ZvXZabNBGosPGizGyhoZj2HJeT3cnWpZe/+EsHGTi2gYzePSDAQrkALk300csTsrlxrpwvEmcM8WpnhsPvaVu2vlrEqHLQZG9KnNByzJAlpljBH2oSNcQGpirq0WRR1qDOsHfi6s3rnrV+3TPNtc9A3kPpYTOQ+ehHb/6Fn/35YlJGlHoMuDfxF+lv0XkAACAASURBVAggpMIqpBKZe4UgbCI3DoQ0iAaIDxoAUQhB9Erf4ycpx0BL/CuDWNkc/IyKiskyM5ON/11+NpyGK98VLAQwMYTbRh9NXlrFinBQUlVhifsriVJQiJKqsngWHycd5EzW3VpoyPE7b//Qe2/+1CJdC92NGSzS3rz03d5gb29v0OtYa2MXVQDKBsrSCFgGorlJT/3f6jB4+bc/rR+3qCCKWeTGD1rV1W1oLWbi1QhCbdVmdeUvXwyP3vdF1679+Pd/p5VJ5qCeSAw0ZbIKMHkDX6upe8MHZvjFN78nPf6MrZ0RshRaK2tg8uxErWo8r1c/YdTZfDx56HOY7fzub7zesd8YpHUx6xhrKzJIpxUmxs4H+IO/+tQ9u9WMU7KpsvVeQZaN85GtLMr1pmJAlQCW4AtDEoLobI7RGCppaj/24Q9cf/WpL/3iF432RsYmZaXGdciks6IsRIJxSFPNbDDqtRKqnKFiMXXsQKYWm3SHptf79Oce+L13veetH/ibcWeT1o/VLisEHlAQkw1lbYzxox3s7UCrEGYXHnzozGfve/krX5nmXVG1SaLEtYhJE5tnk9kUTGyN4USURZgoSU1OhfZdH5RV3mq2sVWZd3/sE7/45rc/MC1184TpHyk583DgVANYQuYX/tGzAMHrzvkL9aJ88QtfsLbemy32NBHOXU3qmTjLlCj2jCvK2qQdSjqjeV2bJOlnwaTf/6M/fsdd93zf931/nnZJYJlB0ASFYgaeMP7ilvtvfejCgl0w1qs3jkPwviy0KjArdFFKIR/+qw/21oY3POc5x44NLm/tkOW01y2ryiWZZcsKFSGywklNNlBCbObzUb/fBcloPsuGm9Tb+NhtD/z2uz70tr/8BB+7oXPVs73JGTChrPYuytZDdnr+B177zRv9rjFYzGfGWQHVbMZqzcbJXTXvuemW3QXEZosCaX9jqlSCcudcOTHjS7Tz2MXbb/nub/m6f/tVr+K6NKSWCcxsTcUyJVvl2Ufueuzuhy7sFlXNNrBznf68rEi1aygLc9m7NDv/0M7ZB37sP37vjdefzIhIfCQtqUOo1XhLM+Dtf3HrXp2MSpDNCBBfRYNR2AhRjFq33DK8DzQnNC9olN5NFkzbKpsVsKRqLCKN2QJDsXOzODCH4AwZNsSsxqm1g7XNIGEaazurEsTq6/MXLj9w5uHn3fgik+Q26xa+hrMeKiKdLCMfbCx7EgRQTbY21lNDk4tGvBGIiRigGAnXle3NnyiiV2KgRJvsGFNEtsMwGVYmIYTYyTpWoUBag375c4mnVbRVSqTKFIgVhgBvstseunDfw+fmWzvV9uXM1V/3Na+5+sgxI0qWwUbUKHRaFsMjR8bjSZKYTpLW82limGHFpqXhyyX96n9/3x994OM4chobp+acicmULNjU4imxldRCEvloAQKMEoNsQzneGJr0BP+utL0h2iIQPc2wTBuSBtAinFaMhRURv59Uqeo0y7E7o3kRpiMsxl/15a8cdl0oxohVhZoARkkC1VAxZGzSuVTgU/dckmw4mizS7qCsy1g/GrnH4qkNhLVO87ze2hudP4fJ9Mte9CWnNo5nqS/LypBTMV6McpKumSrDXTu4/ZFzlR0IH7B3Wi+yjbW3kDGFBjAnqc17drBRDY9gtIdxXVTVROsf+MEfOXfh/Ctf+YoXvOiFZVFP5gvH6A+OMIU6VIuyrLT2FJiRsCW2R06sj3fnZLOsP7j13vvf+b7333z7HZeC4ZPPkXxgTB7ASgRiYVIRX2s365kTp0M5w6UK1eT8eIQ7PvODP/jj3//D/+eznvus3d3RkaOb/aR/ceucqf1guBlC8FWoQlBlKAuMgjaGg73dqU9s7bof+tgn3/L//cV9j23ZU9ea/iana7C5xBbARCBia/PekJ75rPmn74AnuN4fvv2dW+cf/anX/cg/f+XLZtVsXE69hMR1Uk58Fcp5ka0POoNuFXg8rbNeN3F4559/9A2/9Pq7br/tbW95s+FMajhji0KYuTaoDTTBBPi7ex6sTVp7yYeduig8mDsdNxyG9SMYjVBV5aKQqn7d//1zn7733m/+lm98wY3PS3r5Yj4rPBKVui6jaDLGsWOAESBSb26e3tnZCiBNOp+44653vO8jf33H/WPJ0tPPnQ9PunQASIJAoViUi3o+fcU/e8lmf2htYpiUnE2SRe1rk1J3cH4htz/08P0XthZ2gE4/kJ0UXtM0MVzNx7kUtp7vnT974uiR//Bt34HAUMNsjOEaqAMFY0KS7AAP7RZzZZM6zjpBaG86dTZ1pMV0tO4wX0zOP3r22qtOvejG5zlGFUBqHTlYWIsATBXnZjjz2PbWnEpOORAv4+ymeX+fhFvm0Bt6yNTnppsFEAHcsdwxAjUQFYSP0SEhKKw6Mtoz7I5f/0VZkm7l+fT+GiEgGSyq6d2fe+jnf+EN/9dP/sRmktqko0aJa4KMJuNekpGAiAVERMzWE0cScG3lUkyIBhXEQmcVxBLclS8N72NjVSpE0LRoWkH0rxijMVEcyZlppQfefhKizUkQEVQJRqFMxDFcEwNFZFSVJSB4iRzySoogatY2NrZ39jbXBixhsre1MVxjm+xMCm+ywPiDP7vpnR/8m6p7zPSPzMmVlY9rVQgwLXxz5Wk0E78vkFafz8HxFB7302SF3MfFImYcAaCNkLS5b0C51cURAGF8ED8eh9Eu5uN/+RWvkFA3HlDkZABAypBA6onh0iD45K2fZpvWtaTOIWLbm+bZjeIihVOqL2+l0xlPq3Lhh6730Q99vMaYnI91Xi5kgTu6drRa27hrPLq8qCW1raXS6p/VQt6D0xeL9TjvpwMfNmZhMoX3OtuZzhcI5f/zK7/1h3/8p1/5yq949atffeONN3b7AxNUJgunLjUJdSxnFkxlXdd1uLi7ePiRrVtuvfOvb/30nQ+e3Q3iNo+mJ06E3jolPWEblMEmtrRVYpMkNjH9Y8dGkx2djlEVurDndidbt95x63d9zyu/4hWvec1X33DDM6+7/vQ1V3/RxYvnq5IAZuPSLLXGiUhZ1kVRf/LM2bPnL3781k/ffNtdj40W9sjJ4fU3UH/dJ32keSCnQaHCxgEw7EqlfH1zvnEUsxlSo6H+0E1/++j5H/r6b/zaL3nxC1/8specPHJ8MfPleNFNu8eP90czLQPY0t5o9lfv/uCHPvSR22677bEHHhwM1kZT/+73fLhczKy13UF/e2fHDdd3yXROXlMmg7seehTd48JUiIpSbThNsnR905TlfLHQ2qtsV9UElP7RW972wZv++itf9RWv+BcvfelLXvyM668j0jx3ReHn83ldBx9gjKOErXTPnt95+OzWJ26/7eZbb7vzoUdHwjh2GkevoWMnfDYQYhPESaBFFfam2Jrkz3nmp/72ThXPAGlIOvmoKiXvmvVjdXft7nM7vj+oqCtpUgajRFrMh50Eqk61WhSLWaGl//jHP3l3ykYqa4iNqURrIOsO7OaJ7XTtzs89Mg9cU6JK4KT2RbeTGPGlLxe+nE6nRVW6zfW//eSnPulLZwGpoVp7L8zJYNNnm9ve7kwWkqyT6QQyhqyK1L5yrjXWWgr1CLMmotaJfrKI7VK0LMWiQpdvB7c+OBnE5nTxr5w4Y2ndHM8dJ0bOVovFJYvZHnbrnfF4cs/s5372P7/up193/PSx8XSaJDzoD6bSBLBZGziOUUlkabbvIzIjLfDyv0QUideXX1YveLlP/Iw5sNX/LgV6lO9YqdWK/WBXNWJMORiNMZrmIEoQEBge6kE+MpQgACpgIl0s5vViWpqQGpMlZjybBE7Q2Vw4euuf3vKHf/ExGZ4YnLjm/HihjP7RI5PZE/ee/acYhB9739PavRltrgNo22yRYEW4xx0I4ixxscgm0/H99/iH77l6gL/8k989NjAm8n9Tro0xEYgWDPhgpLv+2Ql+4Bff8nCZLbJB4SXppL4qBWi6vysTxISQSonxbj6bTu69t7zjVhhPptJ6BwlgDYoKnc3OxsnhNc9Mr7luvr42tp3g1gLSZUQSaIV7+5hX1028hVTFFYuwfaE4f9ZfeBhb5zDZAdeo5ugkkLrX7x9Z33jus5/zRVdd8/yrnsFEwaBknfvq8mj3/OXLW3uTz9334OXJfD4qYRyOnzbXXpsfP65ZH9lQTOrV1AIYBxtpbL3TkNaLZDGenz9bPHw/ZjuYTbB9CXWRDLrVZASmZ95w/WDYO3782Mte9jImDSIhaAgyX5Q7o73Ll7e3RtMHL17cvrSNSnDydHLV9dxfp/5muna0trm6NMDUQTRIfDFSKTt+NDn7QHHpEi5dwIWzKOfQCtUEqDdOHLnhhhue85znXHf1dRv9NRaug+dB59a77/7MvWfOXbh8aXvkZ3MoIXhUFaSCZZQFjHHDYb27i+MncPLk8Wc/v3fimsfGZbJ5dciHsyogzVBXDiH3czParS4+NnvsLC6cx3gbKDC+DCJYBuTqa656/o03rg+HJ08dz/O81x+meVYHbG9vP3buwuXt0Z133bczmRTzGVKLk6fMddfb41dX3Q3uH1HOOairqnwx89sXxmc+hwfuxniLU5ZiHknBqddVCThyLDl51VUveNEiHUhvfUad2nbU5olzdrHocnB12ZXisbtuHz30WZw/C6pQLFCXRAQ2KoBLjp46vX7dDde9/FUXSzFZrwhUqeU8EzXWck6gejo59+DFM3eN770TOxdgFXWBsoa1YCAE6vWvf+7zr3vei5PNU1WySd3NmZrCB2eY1JMvM2d9E3KRfaG2UrgE0ohNXEoxxj5wWldEmzYGLQ68GkBMJqpSaIowlVUMgtPgZ2M/2ZlePr/zyAPnHjyDrQvw3vq643D1tVe/9rtf+9znP6vTz8eTnfVhr5gvADGRTStStUTRzHogGhB9H+ZYxvz4wdzsE3db7r/6CUBEQghRH2jLFtlwRqoC8H6FRbIBsEsEg6oSeZnY3ps+/On3fvSWrfvOlPd/Bnb839/43176/BcQBKnCkYINsYSw2esUs0mecJqm40XdO3r6sRn+4C9ufst7PjzL1runnrE1r8Q5Mq72HsYdznRemfkL0Z95oqFX+NWqunp6UMg28CKtI9VeJQGrsY42osdKWgkVVZiMwngbs53v+t7vPn1kXWUq0EDcEnYJk4AkEGrNvMHHbz2zV/h5EDYJ6nlVedbHmyGRQ0On43E5naE/xGKsEtA/Cgd0epgWcIPF4ETaP1Ena7vB2f5a8FeMRB1S44hNf8VUZMipGx7rsanSfJH3dPciZrsYbSHpYrI73VtMtx966JELLKbj2cGK5ZCYylEFgVeIYu0YKMPJq5PTVydHT5VpNs1SyjqOO6rwCpBpJ5WgRogWFdl80LvqWja23LsctrdRKebjal6Au/D+/nsesXl2Dz/4/j+7qdft+li0DQi1mpcYwyGOX4eNo+naZjI84oYbnA+DTatKVCnm6WMvDANVsOT99ORV5NIyScVYXHgM5RTdHkK1Mylv+eTdt3zibsBachlbsXauNSwj7VJv2D/1jDzvTqfz2cULKAuQINToCNK8nk6wfjUGG/bE9eNsUCNbu/qa7YUoWfgAIyBTq7BxWW+YEqvL5vkAO5fw6APoHIN4+Bren31w69GHP6Z11RsMRESggUAm8VDxgkDm1DOCS3HVtelVx9zRY2W/Vw2G6G8ESkFWCBRCGXxVFPAeNsPmSZmMYB2Y4b1yDkvoHU1PPpOGJwtBPjiKGl5IJPiFP5Y7XZRFOSfUo7LAokCaYbxA3odNVSyMhTLyDg1Pu/WrH9leJJvHvUnBVFU119rtZ7PJuChmw9zWXqpAGKyhWmD7EjY3YT1cAgK817QzM/05slpcDSZF6VF6sDGWSY0GAmJVI3Hkx0IbZmxEfNMzqMmKUZvfbF+g/WCO0uNgNFHiI1q4EDYQVVEPDYAxlvI8T472+33r3KQsJwKMd7Uu5sXs7nvu+eVf+uWf+E8//tznPquTdmbTAhYNCkPFCLMKBwKaTknL00XLOiIyo3HdkIKtfFnKYrRBFW07Ky1ziWhCdma52+p7raqrh41Ha2z/eGxWivAaMhIpcTgyE5AlkSZoERQ2ZUbw3TSZL6bzqu5snpgy3vrnH/zd99w0TjY7x59x0ZtgsqTTqxYTBE82QdsSaylrriSR8A9I/ifaf+X704dCNnVt+wdqUhk4YNdrpINTaOU7zo53L+tkZ61jvvVr/2dGjSbOYhW2jd0Lq9RkJe1tF3j/R/8mmBScekXWGxbTPXG2KUldEr8QKcF0szKx2Fi3w6Gfj1wC6riqLlDVOJrDdJKNY7R+0m6eVKlLtdGQ2T9CW8Tx+McPAGRgyIOsJdvhxLkkzWynW6xvVuMdjLYAD0phCb4GRMaLqetCGQwQw1jkGbIukgwmS4+d7GyeqNNunXepP+A0l6DeKzT2i6SG2h8Ak7IVNiVr0t/IwaY7LPqbdbefFONqdxtlheAxn/uy8gy4ZKoODIDBDJdSJ8vybujmfPJ06VLb6aRrRzjtzpTKeQUWJJ3YHS2iykgFgDBvF9Vg/WiW5mpT0x+E4yeK84/g8gU4B05gNGbJvdCUDazDxgBJwoONjePH8+5gUVTejbmzLqMdZCmKWTYYFIsCqpRk2kll/eTCdMh2ZpXUXlELr21IWUAFCLVakzLbJEkyyfq6vmHX13SyO9/bxWIOCVgUKoJeMi2KOFFwFmmGLKMkVZeF3sn82Inu+jCkSd1J0sGAOp2KbOzGB2ZYK4mTNMH6EHy1tTaUpbPWusRLqBVqbbJ5hNaOzjif+yCVVELGJs6mCaOYTja62WQxGc2LbGOjWJyC1KnlcjpFUGbDlCiMdbk9ejL0jyWDY8Hm86Jyecc6W/k6gvW6g74vprCW0gxZL7nqOjp+ipk9pQpjCNaZbq9/8prru8evDkm31CQEBGLjyBgDkAaUPjgmWkU9PmnwPSJYDtlIjShc3W21OV8QYiiR5Vj5E1mXTU2SpB3UBtb2jp086T2yzuSznwmTAB9cPjx34fJPv+5nf/pnXvec597Q7w2m5Swqk5gwZVEDbdqCHDz10ohGGz859AWtEF8KZSzbBK6MZXgdB4X+8q5XtyztfYJow4ZFbVimKbIVgmrs5KQIAWyggURGO7ONjbUatrt+9OIs/OlffvRNf/q+ee+qzqln7pWEvMO9rJqOySZJnlelPyxkPr/xlGLuT4fPnYA2nkf7uJiIoMEBJiJSEAkRWSjKsp6OMNv7qq98yelja9Viy9gG9BPz1gwYFSJR0MLg7+/Zvv/CDjausdRZKBkm2EgPgBYbFNMMIbApndVjRzqbm7aqqKp8KIMzqEt2Sbc71FJdPiiUFh5CFrUoW12B9yznqE2jtit/SaqpAFNNTpmUjTVsk7wzWKPRNl91nZbTYncb5RxlgTTSuBPYwDISiyRFlnGakcuGa0dr2MrmmnW9ccEbqCBJBL6Z2ohgiJ0hI7NcYivRiYLzrks7nbVNOXJsevHh/OrTi/EU4xGMs9b4skJZAYBhGIckoSwzWUJJxkkW+sO0M0h7Pbaph9HYPgVNZ8n4voFiYxsEBvr9cV3knUF2bT4/f8G7JFsf+vn1fncLjKbtfVXDq03SpNedO+vW15K0MzeJdvo2TfL5QqezzfXBpYvnLTTLs2I8OXLk2HS2CFniNjdqlyAbVnVAljarp/awMdHENQjWcW7ZZNQfJEfWF6PLNJuT96grmc9RVPAVkgTMcBaJhUs4dSZJ1PU6R07XnFWps92MmWdBwtQjabOTpGQYWcprQ07JnT7uS58aQ8rW2oRMWQfYhLOM+0Pt9Do5wySmroKvyQBMla9LTZB1VKV36nS2PqC6qhfTzU7OMMxNvxTiJM07trsW0u504QOYBUowxtRlZR0b4+Y+pN3Bieu+SI8f76dJN7N7u+Osv1lUnjRAlK1xvUFBWVWT6eS1EDNbayR4aM0xgsxR3wKNIU4a2ys2zSLiHw7E35exF6IlaKZ5lx+vJIiaiiNVMNiyBrVKwfsI1TfKoM5w4yrjOoMHvczvuwuWfVWpLrZ39v7b63/12779m17xyn/BjsQAMTG7Yqo/XsjEUx8Kta9+wUHh+HiR3eCSiVZVwqGY+34S9eBvm7wioRU4K5cVi7xUETxBSZTIWrLC1lPCnSNjdP/fD3/4HR++ZQedbHjCpwOIoBappyBkWbYY7SLJnkCwPsn4AuT/51PEFAMk0gZl5Am1AwlLjI7raOcy+QLV9Gte/RXlfNeyOJfW8UlFunMIgQkcyI4q/O1d90naq2ADW1EqRmPXz31VHroGBQIh2AzOWZvOd3aGR/JQVzZ1nUj3CbMYLzbXjpigpWEwYCy8PwTyuZLJQ0uKJUKAhqC1qjOJzY1N8rS3lpHOx7v9o6dTSFXOHXElISSuIgSoMpkktS4l45jNAtYmHTZpqUbYwiYgQl03F0CsJvpgEnGYUgcYB5bSB+ZEDINTz9Rbf14x3UtPgETLyURFB2kGUWYOAg8SNpRYShNjLZvE2EzYlWRCgI8uVaSzalpPqmoIpIZEAIllHmlnUdeLSrtHT/SPHa1nUxnv5ievqutafTDEzAaiBgbO5J0u5x12GYwtYIqypE7S3Th2cTxau+F5CN57v37ClAoeAsyls8Kmns6R9IitKmQxh3WQhrrWg0UBYzkxlKR1brWbD6zzRTnb2XbWDfK8KhcAg1XJeNJgSJ2xac5pdxYcuzwQ+RBIQC41sKFWsEHwIFVrNEuZhnaQJ85y7ROXVUVRCzmXGi82yT2oZlN6AojEpy5JTCI+iPhOf7g7HmXOdNY3y9k46eQb/e5sPHKWo8MlAQrDnIhxpbG+lir4tbW12vtQ1Ulqy3KRJrYsS+vSvJP3+kMj9Ww6QtYZ9I7XgToweeqYuaoqIYjNmJ1XLqvKJMSKqioMSZI4ZTwOcfEU3t/HiVQiOrRxucUaE6PSTVOLRgkQMSsZIWNsEpwQeJj1ThbFOOHLd9+mixJJlhr74MOP/uov/0Zq3Uu//MsYKqxgjcFDpQYQ/oRXuBoqOfQFV7Dcl/89FJxZ7r88yPIel1J+HzlDhKDaaqB9maBKoiyqIuwjZxwxkbJRNtPgRsIfufnTv/3HH6gHx9evfcbE9sqi5t5QqjpmNxbbu6bbOVCTRE/WauMLH1afWDZfYZC0ZbjAfqEEa4xCRNnEzBANqkFJvdRzqadhseecvupVL5O66Gx0p0XJpgN2JGyJ6qJWqrNuXpa0SHH7fQ+HpLsQEudQezcc1osJM4GgTZlxk9pWMmADg0lQOzgygcDlEimHSAw4XetMBULGA1CCDyAiPYgHiwEYPJGSJDTFaQAsRG0J8WLYgiXxomYzMypBNYEHYElqhjATx4K/2JyFhQjCAdwwHAAIddPuVyOmNzaLa42apuI5CBjWiqIEmI0kg5mpkOcqCi/Z2nES1YaKCSDmyEbLRogjqxyLIY2MpstcGrX3rDDxKUqAMomAoQaBQYSEqxACyHT6SaerwSf7TSEaelUFw7iaOMCGqBg6GYCRilk7MkZgY2O+XJpWNdBIGZhlAMdaAlVFCLERAkUij3jhxCBRR8jziQgn3aS3YYEyovTIKImCIzJWCAWREoNcaFw8B4XGUAIxahFihdQh1ESUZB6mgKhL5src7QNcKVNmKqWGrUmZiFglhOBl4ZQMmbqULO0ThdIHznpMMq6V837d2MUMZSKjZAQMMAEdTupiISTOErROnKHYRsq6SolI2Dg3zEoiUhhlIqoVIKHMERDAQqyqWeoUgC9Tx6xQ8dy0KGk8ZSBKo3224BDB3w3BVVzjBxAmaCXpIVHYbBElBRMz2ERSLYIoCSN2ijY2EcC4jnASan/iGTdY69Xq1n3349z5YlGm1EEw//X1v/Z9VXj1v/6qWTULIRjnZovp5nBtb28vT3NtU5pLaRvH0gBfKh5jTFwhjw+zLPEw+3qoTc+uuiMHIk4roJr9sAyxAKQas7VEFJlmyNlQVizITVpUM4ZJXLooayTkBpu7wd1y78O//vb3T5ITZnDVnHMxKbGRYrovS/KOCA7rshXl8Tjp09zEE29+SmGZz2sss5uyZKTkhjMCEG7iN8pBQjmV+QiXz379133NoJdZH7nQuZaA4B2gopYNCFUtrr9+52fGOyUqk1cN7ptUlYw5ZKEoMZQAhlqAFeJXLimWJwRtwAJo6h0asuSnfpvN6gaaoJMSYAJzUEAsqRhNCGK07ZNMUhK1ZV7xOoQ5Yqt05dQR4B+72MTfSpsWb2+zbcLa3GyMBZKACQhCBKMeaggmHhukgBgKTXVe41+qxs7fhxL0UU9HW0ziC9+cWBhqGnccHMCBhCBibXzuGlsTNEqIGUaIANtUT0RGQJJA8R6Xp2xVi9btlYFic+b4yokqC0EbgCwi9N6AU5ATUVFhhShsXHxKQqpEgVWW4YU2PNHqEI6KLT5KBhqePzKttpP4kjRgfxBgWiAcQ2FiOx+VyDsFDaAESk2xOoxQgIoSVth1uS3lZ4oNywmIGBEcINVSsAeI3L51qTCqFoTY6HEl2xmDBIQAgFUJkft6fzE/ebT98x5RxMdkUAP9BrXFQM0sKTliYmdUpH/iKjCC5121OH+hnM+kCpngV3/lt3an49f8m692aQbV/nBtWlWdQb8ui6UIXhXxy8zqMomKFcF9yE4/cLUr31fdkaU+iBtX/YDVHUKk/I7AbiDiPSBgCZlNOKCqa2WSwJ40yfol2Qt780em8vrff2e9dpVqtitpd+1IVRakYhqUOgEccDDO808/Pj/hTrG8WJQbGoQ4lU0JmJJK1IMktZ+OZLINVN/2LV/PJCYxtaIKgUxCKlaEVJmNN7ZiKRk333bnblmHtB9CS5AfxBBDJLTJDwAx6M5CViKrtmtqDqhhswEQe0c2kq8VYXiaE2yUlGKryyhu9iOYquwVpE3UfMniH4vgecKm9wAAIABJREFUIhI/UjyjsZiWchxLWUpL1RxTmvFrrCdp2+U0r3CUOELxkwUcewJSTKkRABJY4gA0hVoqFKs+2pUa20A2wZ+Vg7epNjJNkwXaR+80BMsqMXkea7aj9lJGUBZuisuWKLvWN2iGLuW+AAaQeLmROZVVm87py155zf1G5c2sgMR6kqY+kVREqWEJF2GwND6JgOo2uKxCspw3WuXFjuI7aj069BxivWRUUU1/zBgsU6gRRlALiiXq3Eh5IVZzQI5ElRGYiBtjg9DOpjaLoF2H0fXgyCCsLF7iZTSiSprp1GCWzwK0BLa3TmjDW74PENjfTtK8Avv7rayo1VWw8t+leatx6uJ3MCmJMEGaItKGGVsZRAqLbn7SZInhzMDuBgoXztfFTLyf+tlvv/HNJk3+1b9+dS1Sig8hgDmIJtwK1hBWQ+GrNji1yPT4ci8x708u3NFSGS+N+uXncmN7WCEiGNYQG8s2q5kgDAEFJjVE3nujsGlWQ8pC2Bgdrt11z4O/8Ud/NnHDywvKT5xg8LT0RDAqFoEgoiSwgI0QBjyt8QX0uH66UEiDZsFRbHuobUcXVYUGSIAKiBgKCagKnY+we/nGF934pc9/dl3uZh2n1tZllbI1RPB16pKirj3bkHTufXRy55mHF2qYbdtKl0U8k4CU1BxA5gIEWIlWUex+gPib+FZrI7OWNrtEs/NpDY51yqsvw/ISCIjthZfbFaRk9pG7urRkdXmQhmpj/wzSkkvvI5S1zR4/fkQ/O4pnNqwICmLSED2ZJnCG5iVnpeb9oGhgLm30psB7xZshhsIojKyqGW5Ip7S53/37VwYkApgCKKyk2IFVTgpg6XQ2lnVT7P2E6bSo1Yg1zmI0tOLURsHWViDEcFT7CKIVq8TcKBaJV8jUyMZVbdNIJQZknyM16gdemXYSQBQUmaZqKAgGse0oSBkUYtUlQksMG3+1RGg05oQsYyZL52YpOmNum2JrCV3GWfaXB6jR5wqJHpNG4Uv7i/kf0WxfClaKbTWiobJ8mtpg5pXEgAWqca2SiTvULC5f6x/jUAYOtGuT+vL5MNkDcY3whtf/173x6Ju+9ZtqKbO8K6GOp5O2YcDSfkcr3JfR8H3q9hUz/ErCfTW8s9yyjMCsxvSXaoyIEG86rvKI6lEhRHx/8BrYGlGtggZrOM1KTu47t/2md7//7NxnJ4+jtJVNQh2XTewI3l6VoulWcuV5f+LtVwrXPJWwzOflKTTEQDH4eeAiiIySI1ig1hrVnOZjTLa//mu+teusr01QCMiknRBbnfvK5NliUdXOVQk+/unPXp4s4DYDO3AAAcwqARIYFKM0DVpGlcgYFSJl1cY6aoUsHajFaGQttdbQU88ysBrVEFHCjRNAAEKs0gLAKu3R902ilVeu/UJEhpetKoEVIRvbPqhpxNby2lTb+EArWBvZ0YaJGAJpKscoGq3LK1jabRHo0JyIFSuGQ9QfZnkd7aVJg/pqPdOltGGFgDnEngLxBWKGUNM0U5aEyTHKxK0O0wZ6v7yRZg9ehtGi9RetBKaVWRDFSioiOnJYCsrlg2plj2qcCYluFtNKyU57o8rtJ0FNqzKa7XFxCK9OFJQQAAIzg1gQK+hJoRBuItwa+yYDRI04phimjH5DY7kTtfqPtampR0ueYppJAyIypXkehyEb1JCfk4IZCJB9ItMVtAwOjMauXz7r+OfV1NMyChHHUuRJCxducp9tS4qW3FFjYhSAEBOxr2HhTN4fnLzaOGc62VbK9TnFYuKLAjb9vTe/tSiK7/yu7yzmC2cpcY50v7YoSvClRNaVstVV4f4kYZmlWF+N59BK0hUrmJlVL6E9giElptqQJY1PREEaxJOB6+bj2XxaVb3BkZqSe85t/8a7//Kzu7Ph1ddfmpbdo8dHswWMRergJbRoQG3cbICvVJP0lIT10x1Pn1sGS6ebD4U4DDERDMESGamruq5nM7+9lWfJq77sJVqVnSybFbNayGV5qD2RshGwqmFJ3KU57jjzYMXOJJ0K1DBektBKS4FDQwix9El4aWk2f4qWWrtkGSS0b5o9nTtWi2iNxRe+WQMeqqZ1GgKxts35lBC4qSBa6lyJWfjW2YeCSfYdjmZiuX3tudnQyLuV5dDMvDYZiOZmDdCWCzcyLjTfBWAWav6uvOoxRJJqVoq+DhBZlUnUeCG0/BDNMLE3sQIKUYAowqVazQEGh/0oR8xCt1e+NOdj9XbrCoQmF9gQkO3HQ5rRslmTtCF4NApwVf43OzaaTzXOs2miOvsMSIJlFwRqkwHtGbVlzo1HZYkqq3mkUGViBokisAgJEYmCGTHfwa30ACQCktrN0WOLlLKNFbx8BKyIPI2E0GIEZPXe4i0xWEmlbRIWEZVNTI7IKqI0XzXeP29D/vFWsGjEUIFWVlwrMZVAYCWl0LiLauGYrCYuWWOTJZxYD7/NImcfgWMspszmne/4493d3e/53u9J2JLB0rxdFbWr94K24hRNT2Ycgs2sXvPq9lXpv5Tvzdyu4GqW+xsFYJgYEAuyIIZydN0NYE2hoSLibr+yye33nHnnB/76Ew9f2nzWC85PF5314/N6QWmy7OAkDQeZaTHcAOQfsN//UcfnEXPn1qttBmlc0w2ChUCkQX2oFoVMxhht//MvfcEzT59i78GAsih5UWIKIp3UVdWCE6cJf/a+xx7d2YMbKrMXhUuAaI2oJTqQPtKIiQZIaw6g0Jomje3XJiK5tTVAahgMkivQ8FzxZiP2gIDW848yS63GHmghzogoArhp+riMCQBLcQFuBVBjLMfelyLLd1nbZbcqtxQg5mUyuYlTLO2a5S9am1mjpogm6gGDtxHxrXCJ6qh5jjE1DYAkOA1xj30HhKEIbYQq0t9IFPcUkSmiUblSu4IhDXK+Ec/SaC80lZBowmaI4T0lPiD2gEbYNTEiAasAqjHT46FoKqIVjZ0dGzcQQsQgNQub2rUqpIiehBI36ZfmlVtG0BrDv7EZYjOIyKYCZqK4fmr2yhoTvgxjESvrWv+p9Q4pZk0adS4crwEclyM1Xkws74hhG0XjyTf8QoeGNlcTnzcrOBBx4xXt2+CqDeJo/xb3x1LPoV03yxVweBARRJUghgRMGtQQRJiaK2nCWaptMltVBUBCKUg8BWFhZzr2xCaFtJuck1pHu1osJHiC3vRXH0mcee1r/zdq+Nn5kAWNg5pmJZUKPGnM/fFCPyZs48ZVwpn9eVhlFpNYY2JMDA/GJ0UCg8CYhwp5pqn9+8/e+2cfvOmWex84/sJXnN8dD09fV5S+DqHXz6c7E6TduBiUUwWahiSfF+rxSkr6CWOah8bTFO6rYp1EI1Yp+jgBaojAEA9V1CXmE0x3UM1e+dIvXut1rJa+LLOsQ84WvrasQUqbuN29CXpHKsWdD166tIB3aQBBhC1JCAiB2LAx3vv2GvZRJYEaztCDLkWMWzaYChAEzM3LZ67IsnalERMasagB0XsiE6Ou7S4UjU/WJb9d7KLczhXtB1WWBmMjeZcJliWB0rIyrD08NRwgrWlOjX0KkWj1QiWy7TRHkWVWXlfztgpQjAUCy3fzsN+/vKUVwRBjKUwa25I3EZmGVFbaauTHOxmK5gksYzVPMs2rOQbS/RcvZlwVoCZ90k6iRKwRExpAUzTryS47R+77C8uI3WFRRrI/NXQgLL/8PbUaMZ49lstrO22hBTWR7rvcS0uRGkqvOOUskepBBQQBxXCiOXi6K8wOAxpUDNHSxolqOf59NWHzpCNej+7fNZr20KvG8lI+anP7AiKIxnDnMu4BoAUmKsU3IhZxKglQg9jYpLc2PIksyzKXPHzHHcIcHns0MNVB3vee9ydkvu3ff1OS2CSxxpCIxEz5IeELRL9LVVUMAHnysMzyCvfD7kIw0bkM3IAkWEk5vrpLKD0iXIuCMaWh2khg3yySEkYTsTk6vUuT+Z/d/KmP3X3/sed+ySW1dPRUDYuEMSumuzu2N/BBWlhRxFUZaEzcBOgTKtMrCvEvBAhvYZ5GnMJI0waotgGsYA8FArNaCWTYBV/18k69e5lmoyNWLj3yOfLj1/6Hb5yXe6k1eZorqJ5XaSepZNbtmOne3sbm8YcuVaGbffT2h8a8LiZXMFuSUEGVDAHsocIWzWKUNk7b5lcVODwDK7ANRGsX9VKyPmWHVVXrVhkosBTEAog5ICcarCEtd8W+GFoRb/s7cKt6aeU3K6J2X9K0wd9WNMYTRYXGaCP1+5+HEFd0aCqa1dLCLJZR8KVzsBQa7Q9bCzv+VhqlpaoKlcZOpAM7r8z/ErqxhCSuBseWU6iH3MF4SUoIxoialWjb8j6io8jtYmjTjI3u33+LlESX543XydTkCKNCiA6JqvL+tEc1EjmxAyBR1KlCnYkwEW3abnLMpTaQ+yZ7RkSsgtaObjW2NnfdUACJgZVG+RArFEJkmoAiEbXR88ZYRsOXi+icKTeta2KArXUWWt27H2tu7qgVxxRDRhBu8EvcGkwkaKYVzbJV17gHcWHGEKkqgLahtsRHGy0fVvEebAyx4TRAfag5We8e7YKSY4HO3/sZlB6TvbosnIT3vPu9Dz989qf+008O+/3ZZJJ3Eq+VQIxl77024aAmcGmYiREoqG0vG6D2uRpjCcQwpKwBsT+2kpjEQpqsvAJEDXWk954pQrwkSNPVjkmd4d3ZvOwP6kFnnISFrZiBQnLTs6FXUL41C7/2tnf/3Wce2bzx5ZfgattXckUpQmDXEVVfh2Zpa8ufvB/OXWKUDw9dbX76VMZTSag+vSMCpKxR3HDrtBCgsDbxPlhrx+PRZp6Eib/0wL3Q+ju++Ws31rpVuXBsyqIiYmdsqL0iVBK6iatqn/UHN31y69xu4ZO1QDaoxlZW8YRCgNIy5Li8J1naek9hWj4/hOlha3R/O+OpuwCPBz/RlS/pykiplf155bONRe1//gPa+nHnfdwZr2BcxN/q8ier/scTjNWo1MFvT3Lqx59xiak/PJZvyb7N2mAEn8hRWF7nirxbwYNCnuA3K1uWKsoqqcKQttY+CYEa647+wXhqI2UaV6DJgcQ3XoBGZB7cf5XWo0Xhxks6fINXQoIdCsG3/1tdRYcjNstB+6iAJ16xDIRW2wPxaQhgVON8OCFW5v6xqwQaQtgmqh8JKKtamcB33XPmP//8f/k/vvd/f9YN19fVYrFY5N3cGFPURSyVQQwhqggEAMNEAGhsUhglBUErXzOzQA0iMWRDfRxCYGYwjBplJSJiGLBYFhFt2RCic8eAFtXxo8ceVWxNq5o06eZ7tcJ2RTyS4cz13vi2P/zkmbOnXvjPHtye9U6dCpWPbbuj1XnA312pWfkHZdTTzZH844dlhMAkQgfZfsERLCgqzLbyNRkJiwl2twzrN3zDN9SRBoiN956MzfPOtJw5ImajLh1VUmb46N/fPq2EMif7EiSeYZnGflpX+j/GP9Wg1dqQK6/Ixy/Wxgh9yor2yXdTeoKT74NRrnCc5TV83mMfwgg0uZU226+xPVhbC/rUDtfklONBDiQdrpwUPYRsObD9oIiPsM0rXU3L//4ULjPKvxVYIbVXeOhTbewwLUJoUZIEMHGytnk8Vc2g56uqrCvM55VFNR/f+bl73/Brv/5TP/Gj11172qtny6WvjbNCEfrJsagglq0UoSJANTCMsDFqLCwrO+dWnN0IFSUlBFURMpHzlFaGFRLxQZSb3kwIEBGGLKazkkyWdxN2rIkXg7xXiewo/+E73vV3Z+7XzSOX6rpz+uppWYEs6RN4SIdHE2P4Qpbe0x4Gr/z3T33v6HCCVBsW5uiqORCJVxgQfG4ljC7NLjwiO1vXHBn80Pe9Vuo5qRgCiIwxxplQ1wmzMaYKmCB5cEzv+utP7NBgjkTpcbFPPCUf5H+Mf9LxhJHNJxlP+POnLtnjbwCstg078O+K+uPxi2f/mg8ff7nlCgvsUBgarf5omjnEWBLFOE8c2uAdl8maNnIYr42oYVdfRt8oYoXinrFcqBUWy9/uT8bKXTRuy/4dND+h5vOAIF7d4dAdLfG2+0dYmY3mzg6e5f9n711/bcmS/KBfxMrM/TrPe+6r3l3dPdM9PTMe3NNtz4yNbTBmQAYDtmRLlvwHAEKCDwiJj/CNb8AXJMQHBLZsEBIgoxFgEHjsEbbHPT39mO4ZT3d1VXU97vOce177kbki+BBrrVyZe+9zzr6Pqls1J3Rr1z75WLlyZe5YsX7xiwhEEAwZEGRHC5GGYIugTG3pMa8XBdNoWJWVY6JpI75ZwNcYVM3Z8aPTk+9853e/+PZbt27fanwzX8zCGkwj39JMYxUunCvYsXNFUTjHhStc4coCCsScH+lJKNpQPLABdAqCQNhxCLmMsRwKIcVkvHMuxHuTxRC/8Q++/ZP3Pp4ezeV4WuwfPFL9px/91O8fDA7uzsrJXAqgADnuPZcLfggr32RKDr3nLJspd8PihKVFD8iROoChHg6MeoiFf/zx/IMf44P3/uq/8eu//hf+FFAPyxKQsixAaJoFiZQgAZ96xd7Wb/zuO//v770zLfen3rV8jv6lr/X7pypPO/5EXRt7U+W+/oRLlXsbX7Zssy//6i68REelEsFogBQMS4DyqqR2gpEyjW8D07hKlKhwWVnqaDqa6icFGc04aHlrlziOZbolM1FT3G5sAaBQ3Sxeq6t3+ncXKI1ZeplcgzMta/bQq7glZBqyizoSajPdAAg5lKCOmQtXFEU5qJTdSeMxn6GZoap0On/06OF3vvu9r/7sz75y5/Z4NCIhImJyTOycVbhmImrq2ouShLhPUZDAZ98DiyB8kcIxQQjKBMsLYb0lZyuMDBdQVbij83pRTR54/q3vv/e//D+/dTpX6LCZi2zvPICO3v6C39470dJNbvhzj8EE4vN59IJXKH9qq5H3DVZ8VzKwNiyzByh5IMVAc6waDhQOqAF/fvp45M9xeoT52V/5i79OIlVRMoksGnEEqDR+VFaoPUBNMZoRvvXOu49rncK7waSJ2QE7HbtgibpR76/lOUlrH1240lz31D5NeeYuJS6qGaca/LKBO+S6R4Iy+AIxFCjuDcynbDAp6hmizpen62fbbGzNtuRtXgW9zSWuJ1ZgMpH7pXESCqofcK6ovHgV7waTyc1XblPpy+pwZ2v27o/w6GMMt1DP33//3n/+X/xX/8G/9++8/YU3ykFBSjGBRHBxqWpZDEPFJWIrhg11LFwOBlS4kh0cF8TxOwikpExOiQklmMCOGSIAMVFJMRliUaCpnI7dUY1/9P33/t4/+baMdgvS4wcf4/Yr2Nm+9XM/+2EzBQ9pMFmczGjrpk5nV0kPQEtJN1cehE0snyti7ptE9cRsU6REyqwsLc1XuHA6n8v0SX3yGCeP//Sf/pO/9NWfgV+Ia6SuHaNeTJ1zlaOSIMpMZeOq7344+/4HH88HQ6GKyBHFSM54E0DAgzbo57W8SOmqm9Uv2RqzGiswt/XX2bhnQE4SX9HLFTi9rt5uZy3hNl58Mn9F2SmZikdUzV7hMrssxd+m/hiximOGDNuuqkLc0gOUVEP+GTs3xMEG2m9LcM1FLCTXYpUVADyIjLfTfU4BiMlmjk7+93wEurMLUWR+hGHr6PeUd8GC+CjGnQiJwCmkQalE5ajYujN4dTQ6uHn7aLT902/9Y3gPGunx4Xs/ufef/if/2b/1b/7r462RqvfwSm1mGPFQkZSvMVwrfWd2zCBiIhA5ZrBCBEwMApMjR46IWBlN7W1rm+HA8XwwesfLfU/vPj5//9HZzqtfFMc4wNZbu8Ot0bSqxDFqdWVFJeNsXrLz0gR+WdRUq2Ul5h4eQ/YEDdxa2vJ08hSVmGCOcwZImZUszhB1PRwP56fnFfnp4wc4ffLX/8q/NqqIKtc0NVSHw+Hx6YJJC6p8vVBx4OpM8A+//YOfPH6CnTcKX87mMyqW1sufrBfiWq4uL6Nh/smK6URNdccipthzq17RABeDfLrv+0We1QtJMhfIsywIcoW+vItUA6s/RCuwVzBYtGFXgRsvpFBXueHurdFg7OYLB/fhuz+uP/gIw/3z+fz83pP/8r/+71xBAh8SQ9msJ8agcxT9CMbGJYsxQETlNGLptqWwkGhGBsKAAO9RuBgTBRChLDAe42e+jDe/+ObPf70sD+Zua6q+OLjjy8F5xTPvi50bDcRPF9ByuxjMzqc81GaVguotldLWT1KbPYVyJxiaKZFqDQDCo1LmpwNtpoePcHx4+41X/uyv/gpLDS+O1DHNp9NBWRGrr2tp4GgwJ8wYv/mt72zduPvgZF5WShHjWb7itbw8kq/31x2zge64+Mh1eyPfut+xJUw5hulm7XSaXGpfM1t+qUFlp4CVXHAxosBCHAWIpeOIEi+AHBBAcctbYM17yzsAy2SQmb0Zxh0Z60RZZkeikKCi7a/11PJKq3oQISQVM70v1GZlcW3YQuf+7YBov7f4u5LmKeAR0d4w+KKaPYngxg2ZO5WJVYiJRRVUiIrAgUnFe2IqXDF2W6++wa6ckruvJY4O4RcQDz/3jtBmgJCgFsS8ntl0ljIyWS6ppbclrthS9sy0pAJU4RhEaBQAdndw+xbe+ioObt+bsxvu+qbwJVFZSOFqeCGRpgEBBTuvWs+GBc1UKba5crZb3Z/OQYCFSqefVQbcLR9+ddk0K6Q5hChmrKaEvctiOjv8+PZWcf74AU6Of+Gbv3T39s3SycLPLM8GIZQ5Azsti6kvFiX+4W+///GT6dlkguHYEVla72sA5vMqQivf7hciT7+qWH/iiumE2ghUpTZSVJ/tNb66Zf0sNvhzbDZhbiEXftDvUAsmIItvZiKB1fYRBaEhlHsHA+f22PlqdPb4EPMpiVc05pC2kBofKaesRORIAbBYnBqJwT4a8gtZXic2Fmi8GYuz696Ohecww7FFrFTbW+7gQA7eaHZu0HBHeUjegdUTe0cCBVvElISsaZaQKQtMuRK2/gnKhlkhCTFTB4dwBQJICM32ZCjNaPbgA8wXePjgb/y1vzYYuPPTs6JUJXhysLzc4j2cuGrmBjrA771/v5jcarSCFvN6ylQoPV2iymt5uWUd1+sFqGD0bPbOjqe5Ssf9mLUgAQrnNnAWIfUXYAkG0AasEUg5RkomYTN4QAFJj2WktIU+AjUl/KeqkvWHwKoxK5VRTDQg+DBkfxVu03GxdkcytU/BolwzMBF4z73BHNihdlcBMbIkbKaSvcIRhcAsVXE8Kwa6f7BdDd3O/vzkROtFSWCGl0YAJRGKHRaF5VZEwPEBVvWwvNYCQKw+V4zJYlVNleasmpWmZ0TOm1OV2bwIg8GAJrvz8U5djQSlNg6NQkidxVCGWCUzaD2kVmHhXujXU+v3mMRiaZyfgUiyaW6ZFK/MUBKyaFUlleN791/bru7dv4/jJ7Sz+yvf+OV5o64agBuIVThzCvFUiMicitMC7z3G9969t6BRUxOVTrWGIyxntL6Wz7Ss08IvBm1b8WPY6EIb9spQcjPeSftxPUJE0ZhdZsJcKj2WS+u3zA5ofbmb0t6Wm1rJorkEM+vvDjhKAJoiOk5KUMvdEnWtEY3cVD270m3vjYfj8Y0D8uIcMVMjHoCQqNGNlM1ybwIdp4MNCiGWeA3gUtxrfMeQwN1Skqrde1F6EbESD6oGrHE5pMaROK1JRJ0QkzaWl46tccvMDjDqkO05Av3rx6Q3ZPlYvVApNgvMJw01DWwEwz9h9cPKzY+P5OQEDw///X/33751Y1SVWJy7cTVoGl8TU0FkiZYYTQlx+EffO/zJ4+kJT0SLajT2mHqpwcPN7volWgZdy5LQmoD8DVTwZg+4v/ruL8aXe7Lm4FzNLTURYW4DyBVJzypTwAdCbhYYEhGQYyUiq1/GpLBkXNGWyYtvxFRFQtTlVpryXIUOtSsDo6qEHbYyCJlGQ/bsy5R4h0WTjVPP5spReFWNafost7ESoOxh/CiCQgVCgRgKkLJyAy7LgWdRr45HVFQQVVXP2ohXhNyfqgoBKRpVkEtpU1UtV6gCEGMEcTsXdpJLBL8Aq6qtjci5RkTEJg/yoaQNk3OsjkCOUDgqiNVJbaCyeMQq4TZfNVkIwFU9pUvvFWdPYV3s8apmLleSm/Lcw8RMcamoZAmddeBw8uC+HB1SWf7xn//F7/7uj4tSoTUtFrVoQ4W6UlU9gbbGfmfvvab6B7/3B4tyIrTjGmjD4Jh57hp0/zxKhGVX7HhB13ua4ze1fxPaDittSpbomGNVjXDY1SzrlcdfzHnv7L1sZZBYPet6tSm/vnOMAQsWvSuWPj8W+rCM9VDTpFa9CwomGrCbS0NeiMgxCcSriJKS8wEEhjn6FKrEPqa4MW3ow/aYpyTemo/RCERk1VVCUkmywFRWhScKIDAZEAZVdcIEsjxyzrLQkQ8zlGrpIeDGOhXApRTOGbrV+fNTlacskA0AMaM6IKwyPTmR6RlOTvXw6D/+D/+jk6N7c5ntbo9p3ihxXQw8FdJ4GlTbr9ypXn9j6+e//s6Jm/FtFBWUfN3QqMAgFSS9ls+VrNUUz0DIW7l9LZ/9adt/OghVaKnOUcJtLrRdcrTB8HRhs6CyA5K9mI6kdmVAGVwjLbuG2vSiGR+m1eaZab+pK9WIQXZjHoAys2l3KJGHaMQzYGa7KkidsUxqES8k6piIWASsJM41UBdqrYBCKBIBqAGNOh1AzO0L1cDBlHw7wUrvmrJSqIWcCVhEmAlMYpMCkyqpegGEfM1Kot6LhMI3IKJSaOghRGeNU7LSASLUzbn2PMiOHfv9WWqobn5KehVCXnVWdarE7nxaQwiD8U/feR+7E5Rudv8JPMGVGDjAY+ExKaY6vDm8cXxSV7u35nUlisKxEHsC5jXcs8w31/IyynPX7M9TApGu/YzcriCXusgkpncV0xKWWjbmWLeAIo4KlzIu/OrurPF/rlvOXjmTe/++A1XaAAAgAElEQVSsFQVBli5KYRm9lse9cruNloEfArW6VKRgUiEOtXuJECMDSmIrSW3llsQmtRA4oACpCCNY1laemaOJrGoVEO3CVg/FiO3RP2lzJIEVXpnN0Q3A6vkRQcSLwKuS1esAMxcsqgomJi2dEyb14kDKTMoO5APZNA1OykLc+7x83NJk3t/+zD+OYsMQiGB2CAAVUiEVJw1Ez6cLDCZ47S0s7uLtL0MaaI3XCN6BXcioUZTY3vY3bjwa7o2qvfm8EZoraW0Mo6ZBUSJfXF2tR9fy8kpkyK3ZvZlaupJFGQ3ujVoGTAtEvdAxxdqr9n5vAk8g0y8FOSZDftUyizGYWSX/0ao6Cs4+q+lmbBbRuAsQKHN0n6J1S3Z+/N00hBKTwXBkksAqtrTMGTJ+SVtoNwfTbUuszBgVuqlpSX9G2xvBvAs3BKhaRCgxh8LtQetByEVN750yID5kWVfrocHMClaGVxVmUBkc1GylYgXKSuqBUDrMUK8IuENDYQIfHQemoIlCoRiR1vsa2fia7sa4OMTGs5Rg8XstlVSZGarkxJ4QCbgp4FWUGBCxoAYQ4EK+uPbTXC8rXte1vwVyiJnz28HdPDI/V+ebmska9buClFRZtaCiIEx2b07hZLwDkoKJvYd6BgEFlIXRAMKMwdBtbfFotHCVEBNIqSZiATt1gpfDmruWK8tmpsEzEIFfBJs7iMbPlCp9Te7y3vYc0NBY5crSyyhZ7aBQrTUttBOv5uLuPJdbXQMBcfL3XsGuexre2vJTJnKkNm2puSJzVmILzcPy88Q5RAGyMct1XlbgxXSptg7kgPmE/W392tBgcCvH3YE4o7G4sbVDTkORRSUIcQp/EkIsHBKLgmsklgArPtcsetaMWnZGuplnDGLa+Ix4YbMMSJ2SCJfl2BE73d4rHRVMpArxTKSNV3JK8MQNqWenzsEVwk7BgDOrwhFRCHS6pr98DuUZVfML1OxLl0jqu+9svLALZvIjJJ0NFneqIssx5e8yrzxJLLdoh3cKPwAhz0zMMAOsnwCU+nsNYAnVyy4+cqnl3MUqAUu5uq+1zVIQcJioU/tMm+zTVjA+mJDt1ZmiUdk22LZszbmob2MnwNyWQYqxFobjg2JssKqVsornJAszzgtMZM4CBHZU1uE1t69rK6dcPnBdr+yaob6C3t8sQhWAWmLNdBaTqAMEVGDAVIGcE1JpPABH6psFAGECOXUkIC9WuqU0tpSxxyL5BgyVzXp0LS+75O/Ys6vpi1t4CtNgBVl75RazyTpUwvZqGliPYCZRZdWeptQ2YjJwiF9ECu+ebMp+uWIjF7S2rKyXaT/UbaFtKh+rVS3AzPGlzvQ6kJ6LeXp7x5trtohVn0WVLL7J1hNZ5n2FOpAPOFPQuawI9FYilb7+TZ1Z6/C/ijGen7vu8HVPM2v/KbyX5gW3V5kN/hOwEKkrCKgtfIOFrBzkoAjgGLMySUjDFs6FkiOywLOw5s2ezbV8BmTdy7r803265ntnX1bV4FkupyklVU9aAnqvfU49CjUwQ2pfFitcEXnl0pp98KqBSkcQjXkc+xYaRxTHjMyUJSbYzuj+SOzc5cyOxhHMC/WlK/WOzPMRXmC/pyO77PtcUvysse7TWlzb7Ym/qEpZtb/cIoYKEayPXYaoxi+hAGO4XiwDm7OJwuAkQEdDRH26IgIQIsHU1mCgO8B3X2xVW0uE/JSE6DqhkPYnHYfu3fblCkq5e/hmk0T+e9nYcoexWOPQSDC4EZhQIfiCwAUReVbAKXzoiiIU1mmHn8WS+YcHcHlRzWv5TMjK9+pZMPfer+JFADVr+3zJ8a0tr6oeAIV8ACGmPB6fcRZfuOXeXWGkLc86bJeuAPJHvMruzgx5KFm6AAr2eN5ubsx3YJAVwbprLff2SA3zrul3AkSV48QT2JTd/ocoMqgLZZwBi5kCgjlPZFN6qBEfYsGeU97HNBibNpaNYrH5uQQ47XhaKDC/ALDVKgTglEht9EIBdStlZUPAoFSRBhrKzyCVUrmWz4qEJOSXHvaMSuXKp29KIAs5UmhFD4mMsLFWoiXCAByb6RcwZave7qLpnqHe6uJ0kbxuoqlyt0i8V4r89NZ+by10IiLOlEhua+c2eNiCrkYOSSWDBRvBinAuEblImQBE0bJucnxjOfN4Z9wyRIWztQuyWYeDd5pYVUhVE2GUs2uZ/d6qcs5asKhUCll0rM9QVeu/DyOmQiF7QcqtT0QqqeIQonpC2EIkaTpJI6QaoAhbCwHxEuEBEUEveflizsxLJZ8O17Jr1pybHb4xLENcADbq5veJjTm0eTWJ7I2CeisxCRdCzMJeIniNlFPR+Oi08w5fy2dAnglbfGnkqrB7F1Tt3aHhDAzyqkWw0JkJpP31aIgUXdERjvTs5yPPArVf0J+N7PflXUgKusXEOwnibUqQ7lnLxnVvY344cnBAA0hi04kDlMixZY/kFMsaopm0PdchrsoAzR83tXN+s9F6dMVK48LDL2j5Kpj7ps/eZ01LGIc4ABaeFqG5UEbYK5AMdru8HcAhFIEsEiF7TBt16Fo+VVnr/e6uT2Nyc9r88a69wJrt/R/DSrdbK0sRgC2NrSuBohdzkPRwbwlZbY3rB288PFGixLQjCm46uMiOZyhFqzPY0VAI2CIsyfxR1jCIyMe8j4i/xFimArBmu/Z72EIEq08EA6Wt66EStxhyHHZay7ayUACFmb5B0dgVbTzDD95s8LTXIjpDe9mzDmx0au3u9HwAOA2IFlGwgFUt/axV7zNHZwhiyvEZAFZnypI+pmeY1gHR2yFhYQWokkh6eJ4jMycppwCpt0b7svksLg67BE9se1iE4LuTjca1AdGaN3fFVo0r4xVvr6xBsJ/acheirsHRu4AAcGHGTV4Le6yGy+cspdZyD4FRBGi/EMG1XMtLJfHX3t8KhLSH+S/bLPTlWFCh4DB9vnKxQb2pFb8S0b76iTmGk+umFQugZZM8UmI63aXO/9b0dsX21GaETsKhPqIkAYgPjtkOTB9CZUEu2TEZpEYxGbPx6U1sfdDXxs8Li99EnirWnxj9laaEdEEQai1ziShUC82FIDMy08bAxLwpljVA3rV89qT3Qj/XJdmLeEfWQabrrxVDIVvh2JQlgwRakxxWW5QTME8kgQRs2SJbWosGLrZZgrFdAnWzPLY9jDh44sB07ffA1AxsE2o9DYjVvQMPJ9rvF00S8XaS5CGyCWNB5L5pBM0RLXTLE+nDQAlRqzjTde3eHVgBH/gzGlLMxNSSmqxx60Vi1+TPQwFQbN5CpeLiq51+NDoG4nNt9bzh7RrXnORi3mBr0MGWPmq5a5SCCaxR3WtLin3KyRIr8Zm1bJz261Mp99w2J+38GSWVKVgnHNYV1/SYz7Uk/f5pg20vgl1z8U2Zxky+OGS2s6bsXV3qnqCTI+wpxCaN5Y2tdlifCTK7raccKyFx2cQQsZ4VF2q/Z7yXLpDRt+4vht1XwtPZjbSXkBCIZI5ccCpzaBmBI7Zu7pOQ58agJwAtTyb2JMzDoRSIVSLvZP4iQkxr8SzOxEvQxVVS6CZZx8J81tsWEMPwIO3VFBLAIaBROfYa/kfkVkxk3QXOtbz8shb57kTZZcdvqDg2rla3dPjFr1PiLK469UIrqwVPzWol1UB2Z2OX2wKXEHMiKgLlIBj0ec0mKFz006WsXrFChGHKIOrY77bkTUyYxGc37cPZYASWTvj5WgqApEwDI4gzV0PiaDMpNgQTekxExBH26E8hLpnkCExzF7LiAIBKMhkDaaVFV3LHXuwziRnNxjINtZgNowfgDF+nnPMTzHJV5WiME7VOISsKolCKNVIt96UNn4/dMiM1dtGKA5Jo1HwhlXD2K1i3OrwCb93G9xJr6akxdwAcXarS9/bb68E+LPpCXrRVYbjMlh+JRMBk+d8+kYC9a/nE5DJL6rMqQTUs/+RsVy/yheCVHCXnaFAZLfzSo4EToEwbLmd1eWUQVwM9Yzndgm3v7Oq2EA4jFTAvsX0u7gwi8b81yYmWc82rWoBorqdW2OZ5U9nSZ0Ws7Mr3bfncaIWuoMznX5hII9PGAU0EzYyVzxqcvb0rMijxoCSz3KP631hWGOwBM7pcXW6m3BmSeF1ZGXGbJykcAsMaXShfGycDIM4qShoKmzPb5GcjEtyt1zr+cyIrPWkvm2yOs3elB3FkNkrC3DsHROw7x5dNp3hocr3mUaARf281bMDKw++rbWH1jaR5JbaZo0N2RDrY1gc9D/DKrMLLyPu665r0VHCGrbeQu0bcHEAo/hoVca+dCA/ENtq9qXcaUBYotbkVQ1KBcFuEHvemByhplj2mYDYLnTXwYTh4aCNfEPAttgNTkEZzimsCAJ36UFeXq2Pu+dYN2TIxp136SSQHKRQxqito93CdEMHUXjo8L9Xo6KBrD+q1fFbk4sRHpjsCOAMosUI9lOCsLlNKDAnl5QAplXW/2TUSssev+v10VT8um1xzXSwE102AuZzYIJy1pN8V0U41j+fSRS/AjikPIs2sbAfy3dPD93BKu+Z3MXYp7u+oRYss5ZBlPvBkfDArA0nT4lHtFI5ebk3zItLxwT7NM/u6FBeWgIuuUg4uVoT5IP+8VFYuhS+WYn2u7dWX8KmDbbyRBk5RS2b38Ri0lkz//6347PNaPleS/bQ1J5E9VQur9/ds5xWg++ojcckPZj2ySSu2R5a3IqISIVtSMF0Cg4IDGq6OSZWEJJnJgS1OFgBJRAbdEod8MC7eCOU0BIlqyDBjRSQdU6xBFJnpCPZjX9GHbC0IoDNi/Kw9MUv9ZMcJJFmy4S5ZA3cwthmiacnS9Kip0dz9iGDZqQW9OgoK1yDyoDMkAikxKwlDAU7YkUaYO5R7ShcFXORbm1Eds9mHKScZofE0hUbGEgLjxaXvasEBqkCstmrBxAw1cDkwAjXUiVLXsuY1foabMpvdLqaK3ucKKK4H8V1Ns3dyy2xMY6Bl2m7adeHWC65Dlx1wLZ8f+Yw85tVq/eIaeR2xUEefdCas9oMREUlV1rWlkZ54wcUu3ossXv+iHq46xggjMbwJOU1/OQ2ZMYJWpBE2ldw7v9dF62Z3iuXALCTEmNVgaKcgqejbaLV/pmBaiGBp2ra9ZryHLQolmxdbQz5RuXNUnSKukoAgF9tkaZMPGE/G8uWHgdXW39BR4LT0GcrE5j3uPJqnsNyvI4au5bMquUvwE7jY07E5U6zHsmiId9felvZPgkCtRoRlCZaQrZCNgxD4GEvkbgBCLZQhmtYVCWbvYAVLPWRdIkKs1izKUPbBzl1uk3pz+TIK33pc49MkVpD09gIgalMA9MDx3hfWsAzq7bVPB1q5l5e3qLTLJSIiK7BFKyR7Gzv3EntuCYFWDGA7ZEiLj+cl1wVLr+Wlliuq79Zf9yIc8s/2k0tog8ZIP47uK420a0QydTqlDzcFE5L6W66MpK8/YO3xuuoqOYll08shWKDJ+nbJcs+foKFHbVPx/+1hK/gt6G2J8Fi7t9tzjZ3pf+k2mxGQVi4I4iIjdCmyaywRLluGhljQ1RH5S61vWhvLmvfkKlJsjIFey7V8gnKV1zMDgrEW67jyT2IFzfHZfiJEMQFq4Im1xZgC3ktqfjkJm4jJ8FqLXCUikiznu9HDOSy7A4qANLFR+mjzR2pUfivUlqWrUd+q1wB69BdGtkWtJ5oOMygi9HBFrgXY+qIdfyIXyJoh1WKHgW6XdCFXe7xwF5yxMFEfIRprNOu5wqJsgGaJl4nOJBE4OR0OaDw+OhLa/JESuPYSIH+CBSggZogMWNOqULI8e9Alkun3ZYV+RXMHT5XP/Vqu5ZOTK/wQXswLvA5zf5qgnmxhQRBVaEi3aMa7h7oQqhqS62KFMkpf4q/9ajZ7B4ohCpGxy/Zpphnz61r6p+6UsPoqGz2H9kKZQtd8PonWd65z0//TkT1aZ97/riXe7ooHrLbcE1smNRK3ID/MxNzJgUsTXdKiCkubnK+1zAlh1P41Y9KxP5YA9/4BV5BrWOZaPquyUq1fYOkv7+qFzq04N215+imETGMHDooqVEWVY7Fos2Gjpy5UEDVr1+WO05ioJqn1mI29/XTBfg+MlSxmFZn9zjGtOeXRSXk2G3QBlkSodGELA0j2ezo4Jluw1kMN7nYIjU3SVqKOCosULcsweFBVFaHyXctD55TQMipZi/v3eSwSQLHEtrXPokjZJanTApLS7wA4IUe8tYbIzozPj9IykYLrO8wxCBOGzVgAKJGUjHVjHfBZKYyelu9rcLLnjaeWa4fqtXwmZVmzE/VhhJdBcpvdaxQKxZgkasDkEc159G0QSfzM925qxz0veb7XpVUm6vLnpQev/LJ8StrC2t+CLpKSY0QA3Co/KodszgCMAmU5JAxeZ0fkiBhk3wtmR9z3U28kG77exXI+62u5lpdHrv52JrflmoZWtaRdKkt+zLrfxcU/sCXHY7LyDAoQgImhgVeuAfFmjdA8IeNIBqp7SFZDgFVnJQoGpALBPlMB0FjhurAFAITEdBAAZWbtKDtlp2j580CMEogGuSHvsS/k1VozU52BUM61pb6r+oSmIFR0CsR7JlVlS79A5jMgijWP7PSCoLFWqeEgxvH3lgnSqlsZ9t2Fa1I/NSTC72cZs7z2kf9uOWA0RTxFkxsAON6gXVdVOfq5WdVb/nZydrOiSkwO0BQwlmAY9RqjZBFJjvaUzeQPK4808jngQ9m7dLXA1JVyDctcy7UAeBbgxc5effrKqSbwGjU4a1M2Eu3WXEVY+IcDAv89suA3mfiChDzyvc4sQe0vQi6193twdr5xCS7vmtih/dVnrW6wi9GHLzEyU/vHG8oSQB7JlgsBZCIApuLDYkvagnrxmYXWIKIxF/wK4k3o9nNifBXXyMy1fLKyYVasjRXOU2moXK+9ABVnqAtTjAaNIi3STYSW/uKDDZ53KLevGS0ur2lLyh+J2FTI/x5TvOelUNs+WA1SaJ8/g2TJJ7E0UC0rJvJn7AZaez/0U1u2TycbmiViSHoze8pERFBNWbosw6UqQJ7auYm1PctlLUQaZWuzS8ez2mLrwXugQAxrSmkGEB3a5uW2+q6EwNp0ba0lhQUdAyGTu2EyIaum4ewBbQ8sH8Phu0FqK7LNXAgrpbFduT2Xa8v9Wv5oyNXN0hdqwBJEWzsdMcIzfcdSzsgl2sxSmsNN+7DEllneFf5c8jlf0FpvS7626HFpOpfIOYjLCbx6h1GorLrSKk/b8+GKra1g0axYB5jGXeLVRIS948TORylMSaF+d/gUAuL2yHCXCJL1b39TW/0qSv9auV/LtUShF6HZGQFsb0UACuirGFWGQg5yqyGByKIh2x7pkcQUbd3WUAWSJRvyvxs/xK5tBntGUolZXAL4G5VLsN81UWMyFdnX7wzAqwBwHTVtijJblxCQ8sjHLXFR0BmPSEXhtF7xcSWRemLcIR+712uCIkKdMeJbYmUYPQ3MmewGl/L9Zhnec/s9X0HaHWmg54Mi/31VxwQRaWNAFAVxKu8nWZZKY+73Eo3lq5CnkGtM5lquBbAf0jNodlolF3O/859x8L4uHb7imKWkBVcX7dqMy82u/HJ5s0tHXrqFAitxBUaXG/K59Hat7El+WH5M2nJx48unLzeVSy9NZlv6VYMXlwCKtvrKN2T5pi69x4slb/zacr+Wz5dsyv4KTIhPrVRMJHeQsLZQckaHyTH0dam4pG+/o5//PeDvhv1Qz7GQ9Htspx8qFTPIr+h8x+yNKDxCsG1uehtcbizytao5YSbRz6CUBRClz3blke4uC25KDkmK1BddwnysfekUfbVLSupJbr/bmmE5szxFqzyMPcVjOoAPWdXstCNfVdhqo+fF7T27p5Nr5X4tny95GhbJC5W+cWo/5USAQWRVACwkhshHSgz1IIwVAHd2u7JUZ2NFbzKoJCUkz4R7HQ5QTuz5ShV/qbQQB1PsQ2pHVDvmam7jh5SQ5q4NEaQq1MUbbEKSThBA3g6RQfVMWb74uAuq3VSRazg2Ngn38Hl03QOCYKIb7GZO2FQ42x6dV3EEVfLwwROt4ZVoM0rmqS43tN+vMfdr+dSELkgZvVIuTKLUk5iK5KrHI+m2CxVWx5LK6g50tneTgeQnh7IO0JgJlkgNpaXoqyM1FF5JQBFsDxB2cCGy1WImQkz7ooEurdl1JWFLXmKzYFGKadMt7MarlcgxdZksYtNWzgI9wzpARQgOrY8xX+RIoAkK5dhxluIGZHVN2+GmMAQEBhFDQ9reZO+Hqqft41GCSjLSiRxUYba0IqpC45sH3kuIMLB1jwHmHeip1e+qRkUPC6NgWtvNQmz6iy5cokCnyR0oqukJxPbJuDFscHyKFFBVAazkiSdABGANVacAhAygdmsEQBlMqr6dfsOFlrD0+OplnwBQPB14dy3X8nSyqSWy0fG5UfayyCpDV/JyZhFAIYBDNBOgCCoVRKw9AmVP8lW96bALZrLWBgfn1EkXupDrqdbKzqmZecb2tuWrUXdSGT/VmDjsslNsRNjShPUTnkekJW5faXfH7UKBthi6HHZBQNzOzXGmWekk6G2xZnLAJ+fnOAtQiCcJqQPERo4s/4QKoMShVrgFrCEybdJ10zxEffWNzt8RSYtSwF37VK/lk5PNWO4XWNyftlHydP6uldJyB6/sTNPIkg6IRxcw0fVKs4uSd7b0DlieJnv0lexaORtnuZ+2t+XheAr+xjAZrepr7GSrMS2BFwVLPLJJW1REVZXBGjPJROWbk0dXXGVZL6cZhJE/lJZfhDWKvvUEqJrvJ7O5Q7k+m9Y5VBi1dU+A65E5GxwgrJ25rPUKrBiulXKdFfJaPlH51JXys8vyT2adwXj1RpLeVHCsV4nkBrRfvyUU5EwpB7We9NfVvA2rvKAJ2+kcZv9fvl/VBL30gSntarr8y3IjCiCUq1stK5RvwN87e7ODAz7ec58ud4M6G4P2d3GNoktTQsLl26t02+zdb+9tWPIBBEcCq0pC21OCudT5niaPT2ndcPWkUNnUlrqWa3kGeQYH0Ushvd+t/Z6zDcvWYXdruH371dkaPDViiLYqaSrco+rIYBk2kF4oQAEWbwpiifVXEbnhse0AGOflrdMan7r2fmtIxr3tHUVNZ2kfWVvmTt5aSvnYV3MhP2VHtFOchPORicMUMtR3jOIwllZ4XFkImQmsqsGuJ0594Ozu8kvk2SLNB9DmkjT6SrTQmUJkQMoGnLJLEpEL3HlOfYhPUwCElUT2God5sTuJJh9FuMMIlAWyv3YODi9TxgrL/Ub5g9u8huq1XMszyLN4/5+lnRciz6kPOVBrP37Lum7QvIeyAeQKxBW9iz9p7bazDJtceume9b3S3M63Y5Pj11408AsvGcOe5c4a0hf3zPl0cLxA/5i4i5YO7ocycYgTtmaC5W56N2twheXeu1+KOWTyGyEFQ8SIt9QNXlU4JomVucIsom26UPR+CyvGLVgD6e/CuQ3ZC9dyLc8gsuFKcePJYKOjn0Wu2LELO9RlHSojhpwSi4KgjimkE7PjyQgY8Mk5qkqBewcmBhHUMhciWtlEmf1uqV40pplEjJOk2D66MaUxyhWwot5tcqvApu9NDxK5HATikEPRLNmQvXJZLSZ/cseyNsxa+go6IPEKAgkJUbDxuWWZwJGqBsZkODFErnav0XOBRmOcE98/w9wTbqMxjjS39y3Dj7enF5CV9FVjnv3AlczWfkTtUJhJzy1ooy0ul3qL8CC0uyJZLddsmWt5qWWdcv+U39sXtm5IehYcaJCOSTPis4e6Lqa7kam+UjK34dM3u2y8XwwOq6pvk6mtlWV/RraGWDoyIua903ufS+3H763PYKmd7jSd9ibQBhGXtyeYJhKJUxKMkhRHJSQwVjEjXlRFw/qMMny/5/PoORIulkI+f8o9elueZ2vL8jLAAn8E5IUr8XWPMXuLImcxw0GWteHTvQ8ROc3gZKJA+gahYJCVafIqDDCYQMqak/9Srywq1FGwkaPKVmecayJVcFbMNFAbEfh2qiF5YcwLn+mU0FlnoLuZrAAo6KtojwfLNMIaAYmWVlESq4ac7GZJi7QmeVi0mG8geJF7RitSBClMsao6qKpKln433p0iW0kg+hfCvTADsPv1S0rfKdBme6dUUkpDy+FmQ0G+zIRnDbx+Jg5b2mxnfeanwodbJzjnCJFZbzeiTgkOgc6vGnAsRTvrLNvvecaLzx0P8vM3V13LpyK0lGpG9bm/XR0/G0JtprZgk6pAvapAU9mmXkmmXgttUxd+vlCJWmhF3y7+8yrbKfpVc11M6yUdebG1u3Jvqm2S1hbUPbJTzim2kzbyUptE6kBWs4kVHIjtxAg4V9q+PAhPIZ/9CNUXbtldW+h/JGXdc6elLxdLnyeSxaTYn1GDiCI4TYl8xGFZQ0pIB4opCWAZ0oOFqKQRnE0sF1WlYK0b+mz2uyHIge+BSPsLaLV1KmLN6HJsTESVzXRXtOUoAAoxobY4aHOz2FlWWclRUPcUWToxu6T1HIQQwRUsa/Snh642hxpzPOZDpxg9q6pZ8btk2/Zp7Mt5HxOSjmiJR/ydNLLUg52eYfHmdTB4KaH2DvAI9nsLecXW4yonPOLkC8hvloEQw4qQW0djbHRYfVzh9ft8We5mbS3bXNdyLS+n9K1plp6hbWohr7ka9yYDObbUbl/e2L3KRfZgbueuaz+X7t206unihUKv5ZUNrjx32R6/2ELP9y5/Wf5Me5PdndvvqXHq7k2np7MSqJWfYgkXzDY3a90hJI9EMOFDLdbeLfR7ckXM/YrHPXdZ99Q37U87MV7t9Od13U3l07ruHzV5lix6HYnW1nNq7hLJL6MU6BbGpuNQVdk0XyCbA2FNIJkmCJV9wlnpmA5bxmWXo8j9QEIVQgdaw9DqPXFX5xJRyv/es6nD8bElxDffg4i6/A7QxRQAACAASURBVJlgxRv2DVUIKa3JfWYnIyrNmN9H012zzQzBuFZANbNcLVu6j+sba1G7jtZov4fL2fom5PVJ/EijwGe2PKzAngriGqXLi1dVZWLEnO+kqeBWm8CSiKIvgZGFuYbQXqP62KIq9SR7z9P0ga6e+dRgmeem1LpzaWr2ZVOm10r8MyYtheJFPrjwQ40vLUJJJmQQAcJGCAI0s6YlgmZkm7RxyRjPviBt0RAldJFh2CIbF7LarSf9vqHlz+R9YO7AEVkHNL+XtCX82e12du4KtkzaS3lpjk4kKrIR6IwJW41yw08yuIkiYTG5tTs9QXqmbYxr7HyYfxyR11Dbz2Ku1CYqAhJHlkChXF9IZkkUEpFdpc7qZx5z7y2ULlXuT91+T55X+9fyGZL0Q30ubfW/MJFCVbpgdqLnRN1BMESeY3DpMlZACX8PiLYpLbEtqSlJaeM1gLghO2O8x6SO0bXEez8KjRotTQ+xHUX3FxSt0g6/vzVgldvU6N0D7DSrsoSQezKMQ2v89oFoRccZ0NHO7aW79nuO0ecHd1Yb2bAT2pbzrJa9iTBN1cE7Qsjbz6YxW3ZwsNCpVffp7lJ8Ay6TF67clQTtY8tWzQloAgABhA1RFE7Zja/yaS0ExhhpmCrBbULk7iAEUExZiYVsESkwPoKyEkNtRStKArJUbgzY99CGOboip0vslSNIm+pPOfUtnhM61HKzSFgFqqxiay4FA0wxvFtJlGMjCkKTwtDjgo1JoWRdVVKQOiiL1X6hJpx4PQ09hWwI9z2ldNSxXbbV7RrIdm2GdwG7TPeZQu21sGytd+2eLGN7cElmctX8NKuNm67pbSlTLmkuRfIDEqpPExOrQR6ae3SZ0E5F4U77i4YVPUo4SMtDzxVufhvtCqO7UftZ4DOlH++ht33pNlfvsilQCW1uA+NnUkgqqRQjsAiskJhiiORyBLLQTSvXbCYC3/BgILU6V/naU1FoM8ewggDs0BBA0BoyFa4hDXgUy0gmLzFgFcVtS+eTMRfa3pajw62dSTOfijTFcHi+WIAdwGDofMGlK12xWDRFUZRM82kDZS0KFB4Dh+Yc9RxcETmdKo8mpeqimQFnqAqZ6bAa1M2Zb+aDslIPbaQoB1wNz05PUTqMBlicQ+uCC1LlophNz1FWIKZyqPMZXIXGE5Ova7jKlSPvG6gnRkFSNH4xPysqDCdbx4dTV205lPV8UVVUA0qK8QheoaLHp6PJZDFXrSrPiqYp3bCZL3RxPry9O6+PnZCcAyhRVCDBgOAXYUZYls8ITMRrZqa1ka6bzmTrYY7YYNcxyBtGdHPWTgTTVxwW23fOUTSu1WwRUgNe1chzQWOaChAPTfa7xLVF0EfZJAFAPUDCzEZdMVoKJWuHyOwDBFChozeTltAYC2p/G0/bZcwZQahYFBYH8b7Mb2A97DBwRKJaV6iAtIFAUFDoflzDkJlFFHLmIAYDBH5q4MAoAOTYOgcIRxVqKW4M3UJLHIJZyW1uGWjoTVyEmB/b9LuqEsR0smV5TCsRF+ZjhUULI3ChYj3Y9kFrMP3Ur5pIbAazd0dFJT5A05VQMIGdE0BSLxDeZBVJr26xsctoQ6VQDCtfz1CDGw+RgauaUhbzUypKPVcUIzRCBY23tqezIyqHvkbqaIwY627pfY7GAIrhCIu5q+fkF5B6WJbCxaKpnRugrJiURLGYk1+UzpH3RTFYgKZlhXqKgtlVcjYbDsspdCi+OZ9ubVXnheNB4T2rasHkp1NIs7+1vZjK6ckTN2xcUWA88NpAajCzw2I6R127ooSqn51rUwMo1ZfMJaEmL6ria7gSVIrOF7OZI67A2iyasxMClZCBc8NhKf6kKN2ZNnj8CMWg2NkdjCf+9IwaZfVea1SDChgWpQy3Tg/vk1sUZTUsd4QHp1QJNUADCIiW2HgAPjlX4TPKum4+L1P6uTlgn5dEdRj9kHAEs9KYLISdKYvVCR6+VaMUMPp8V+dNYKDjDs0N2Z6ZGS3Tje9G6dKFo7SfIY1COHW5BVlVYvACeznfm2dbRERC8oRitHRKEvOsZuZ5OCzNciv7oMksWBq3dLwllgllmDSkl9DsgJguOTFZKZVqsqxz2quelT2kF5s4jAEWPySajCu3qFmmXJ8x+LyZn57JZOfgfPqEy/Gi0bMHJ25/5M/PUQx6wwBcqImahXo49fX0ZG/Ak+GQ1PsCNfuHsxmIiUtpaga2nE4K7FYqjppm9njudTCe+UVRFM3p2RZzNT+9vbVzfHhvd7h1dPJwsuOOn5wPqxuz4+PJdrW9v4f5WfPkUbGQr9x57dHJ9Ezq+WzuraIN2+RMw8FWAfaLs7IqRgU5bWR+WpLIvFZXLXg289WcS6kGYKJq6M9nO+WwKlzTzLZGg0ZmqGcqi4GrRVBWo7oc11IWZ/WWOHgaD1zDi2Y8PF/4xdGjshqMmUr1FSs1c/Wnc/VlsV0PnIhENsHLpsA2kRfsGL8g8flzaX9TWUaE2596u5iI1VLTKRSyhEfrsOOMDcZvbi8TzD7NW4GBf6EIYETZLcdLgIxa1+LzE069iEY6sv93Jpune+jt7AUhgmV66eaZaSFUybR/7g61LTG3DOJjiYi/rZyiU9d6nEaKAxfIFmQxx05kFoXuUQemR4TmbUcoN5h5lXvPoNXv2QgVFoZ7ddko8ROpymx2a3/3je3tcnE+lkqbU1cVxXD7dCFHZzXv7L937/BJg8HO3vHZDONdNHXoZ/7rWvtQBfXClQWaelIWX7p742BcumZxPp8dzaVWP228Z0Ijo4pvbu+8tjva5YYbOTppiif1R7PjqnClb7hpfvatN2+Ubn58fOcXvvDg/XtfvHPrWx/+ZFyNRepiULLUzXT69q3d1/b2zu4/LlnuTnbfefjow/NZNRpKVTTim6ZxrpRG5/PzvYH7wp2Dbaqr5hyzpiQtigmKwYmU92f1x+f+0fTIu2o8HoPlYHd4azLiphoMBk2zUFUmN+DB3DczLQ/P/YOjuZ/rm6/euf3aLUwfn8+PZbv6yb3HM0ev3d4dOexO9liePDk5fvSkvn+2KJTKwe65qqy3Szd97p+a6Abv2/OUl2BG7PjcoiWusb6Ph7J0MY5YkHQdloVVWrIHYaODSGm8OvUOXn8BBj2HRxYv1Kfl5O7T1OfcedtzkOb4UmfaWIOSX3xuzqjJ7f1cL7tAW1xhyxMRIc0BiMq7PT2/YmLj2J9WYttpcPHlxjvQ1l/tWu4bykaTpwNtDYav7m6/tTV4dTC4Ven8mB8e3vc1F1u7Z8PRD3/8k5taOje8f/xkdOvudDbNr3SpficFVTx0rHXzxt2DL9zZH54fFc0ZBvhgOj8l/wg6FSjxVlm+ujP8xddv7uv5w59+NOCGt4vjo2Piihfu1s7Olw/2xovTkrhcPLp7e3joFzedPnF4UteOCqjsjso3D3bvDNxsqLuT6vH5dDGQWeNPZNGAvUJUiFAoV1y9fmP3K7f2bvL5thYjX05Pn8wXzZxw1NSDigrALxaP66aQcnt/+MqNwVf2q20pZyeHgmlZ0MAB9XS0s33vdPH+ybSoFzTcfmtvdGerKhyGB3vvHD459VPs33j9xtadUaVnDwcOR5WOd8ummT/yC8hiIb5x5r349PXUU8s6n9CnxlZ68YOp+WLfft0g7kAxCpCCJbKfOWZbNBHDgrsjlBKkJAnc82z6jFGpZhtm2yOvBoAEXaOptaxiddjpQiBn20LKIpldJVwRCNZ0ji5EWjf1UI3IQ+8PWn779tKHUcp8pPGYbNkjgWWavU6cmrJ2fMaBaceynQCzq8fVFUdOvRnvWbBruICGeUJjY+3s2S6NwgRgxfmy7PYpdz80FA7UeEJXZxYvOgUrq7h6ens0/tWv3NkXf/qw+fajd97/+N58MD6Z4e3tWx+f181C5uXk3v2PsHcAafKLXbY6ltK5ZjFn9ZPRELOz8wc/nf70R3dv36HjxbaOp8XWXISInDRDXdwc4TUqvvO9/+/Mj9yt13erwkOm5/PhYLc5fHD3xujR+++gXtx/cHT7q3+sOXwwuDkqmM8WM1f4g729oj5//NFHw9OTot5/+KN3R/u3DqrB+Wx2NhOqxlxVJK6gwYiaCjpoZt/86it3Si9P7r3/zuPvvfvOnNx0AR5s3d45qLecnDbN4hREBfit/Z0vTLb+8Fs/np8esZMCQs2cTwb1vfO7O6/Q1uikqevje4PhzoM/+J2vfPFN+eiDfRqcLIqz++++/rWfv//ho4/f+V0alZObr44LOV64ejEUacrJcCF+9cB91ou0vGjl/unNiBSzGwItBwYWZ6/BByrRlAvsMACZpZ/IKrImBj03D9f2IaALmUV8OZNmBZHx2aXrGOgnd+xa5Wh7m4FaccfF99u35bt29Ipr9YYxoPAG4ChFHKZ9k1yc/WJ3WvZL4sx4dNqMRHjYIi3wapKTXAMr1FwWCmiWPK24IvMpyWYOKMX07OyE65239t+6gfd/+wfTo/uD+fmwnn7w8UfDrQMWefvma2VTnT46mUxuTqmRXs2tyzB3r+L9fOj48PDRhM+/ULkP3//RTn3WzHiy99qw8OSVi4J87Rayx56f3H/nW7+19/pXPRfDW2+4RkslOZ+W2/zW3s3X3zj4jf/p72xNDur7u7eHg4/ruat2hsOxnx89vn//5oR/9e3Xd86P/+e//be0nOwUNN6+43wDLsFOyRHc6dkJiz98cHSM4Rf+1B1/7+iDH//+4uF9OX7sqiGfz3F+vDUo75bjM9SH0+n5fH4+PB/7nTcnt354/z1/dlSMBiDPvjk8mv7gu++8+Yu/IqNb87mcF4ubX771h+//wQ8//v0Fj2594asnp49n89P94muvfuG1v/Ubf3NwY6ccVNoMSB2xSiOsCMXsl0U+Gw7VtbrieSnfl2xVEzMpmggQiCZe4HLbHNFINP4EGApHBIr53K3Ytvkos3tMw6kxw4zZ3Q6qkSisRm0hh5S10TK5Z7b/clxrLtE2N/Zzi+BbxGzIB9lpDUDIPp8j/nFMyEzxCyxLqze9vD1mWg9qpE3xyJIu3G00MGEo5vBByEVjXgHWLJaVKGXHJMT1TavfY17JfFWS2/hxblDz7RrilOr5WSb/AMAEGhOn7zF2IWfKANT5vbzwSkyTyURl6pr68MOTv/3f/jfTo0eTGwcLrvZu3n7w8AHR4/F8Ptx/5fWt0WlzVnvXAEpLz2lNJ0OsRFEORqMHRw92h/5nv/ZzH/5WgbMnNHeT/VfGTotFXTIPWIao90s6+vi9xZOHb33jxk+ahZe6XtBkuDUpaQz52pu3F8Wjv/vk3nQ2vfuFtydUYb7gShrFsByMRlrS/EuvvvKFwe2/Ozve394t0BzLfFgMB9VoCta6ESYuaDQYF/5kPjs9P/L/4H/7X3/n7/+9/f39qRuNdg+m89nponaOtw7u3ioGrNqUJS8W9dHxWUHf+e1vzadPtm7tF5UbKLMbHh6fHcz9rGzcYKSq5Jtf+aWf+4f/+9+99eWv3d4bfzR9NChKOj/8udfvHlROtPbNDA2cIx4MUPvaU39xftmQvmzyonv5sjlUc+npMlPTiQMjkdi3znmSKnt0pcOtQNcuXr5oPOBp7+FpJUENSz1ZkZPdZKV1v+ygtu8BGV+y+pft9+WrJKW88siAjaxB/1OgacBwIiXGFgaa2e+Iz85qhrgA5gAWw2UEnpicwG7d2+QeFfwL96rVCz8ej0um+fn544ePFLx989Vq92aN6k/9mT/36u2Doj49eveH23p2s/TF/Ji8XzGsa39pXItQWR2dnBRb2+KKaV3f2Ns9fHD/zds3JuznJ492Rk4XJwc7w0rrScU/+uF397dHIk05HMzm82IwmE6nO1vjuwd7I8beuPjq26+dPP64Pj++tbczZPZ1Q+SImIiJiGRRNnVZT11zVqLRpgGg5FSAYgBiqvhs/mQwqkaT4aJZHB8fN+CtG7dHu7eaYvAzP/OVP/ur39Tjh+fv//irt3Yn9bxcaOmH29Xe2Zl//8HJ+LUvHk9uPNm6dTi6cb/c+9q/+JeOR/tHND6nwUIGhRv8iW/88bdfv3Ny76MPf/T7NyfDvVHZTE/Yz1wzpflUFtPhaCCM0/miGI0UbPYXonMsuciu5RIhWv1vU1FNS/q4ITyDlf/CMQGrtfg0FSg5w4JJFV5j+hg20xuWE9irelUl1sylqgQfvHAkIWDPQtg5Ic2q6kEeJKrSfUOClw+sYOuPV/GW4YZI7J9q+pdERBoVD1UhlaABlQxc4rAx/hMRVfXQRkWVVIngCE4IyhTEOXLOblzjLYccyEwh35ZYKF/7zzrDFiMZwhIj4qEgVpBYDq/lCcMG0nJ7xU1iyRlNTdu/tJejn6MFeUTTk6Aw/QirWNgmZRMSkRIrpXu1hGL9LknPV06klIFyEC2YCseOienFK3chUjCpBSGQd8XCjRc8mRcTVKO/8Of/heb08NF7f1Asjv3xg0mhjKavyi9RRoXAoShnInNFA7d342A+nRXiS7/YH9FQzl7ZqfyTR/vDcn88fPLokapO68VCsSDy0NGwGjLf2Jrsb2FQ8M2D3VsH+z/4/ncnpZuUjiAkXrWt8UvwTtWpJ7VIMfYogAKBYuUb9Q15gSi8OBJXSTmW8d6cRzs3bvzar/zqL3zpzeOfvvPkp+/sOhoIDYuSlIfVeNbIlBzv3JhXW8X+Xd6582BBT1CeFYNT5Wo88SqvvfHGN//E1w/2thfHh3J+vDh5PCqJdEGqpMIKEvLENbOnS8MDr+XFy8op4cqTRG6NWm53U2eRHE5Iuo+Iuf0DgAK+z1u//LrPPPevVSkrW04be1+SFbL8ZSNJo9HxuK7Qm+gdc7Fzsbd3xcSgqw5bOsX0e7DQtf0e+qnhLFuBhTnWnOkgC/qnmGBy+aZebPoBCf0Jgyvsaq4W5WTKbmuyM0f55ptvnh4/bs6PtrAYc3kqNfFwkyswXAE0cEXNcjL3Hz5+cmPv5tzj7PR069W9HarvvvFqI8JTP1JP88WD+/ddVc08L5yriRvQzng0Kvi1g92Tw+kPv/+d3f09co4awWLGnkrWmahAlAoBezXGsZV+ZwF7KhTOchIAoipmajWkntjDNcVgXowOfTHc3i4ne/sHNyala04ej3w9dvqomReMZj6T4Uik8XVz9+CmFtXB5MbJuX/04ZMFFWekdbPQcm/aLLZuTL7+J/7kR4/P/9lHD08Xs8nuntRn1SDwz0gLoGioaJiEGCr9COvPmrx0QUbPKJep9c6z4rguBySBshohBQXDEquzVROFKrW54E1NiLeYTnPSalAwKaO6xszpEfs2xJ80hrBmMfeI7HrrT4sbRP4MoiHG0fW6zJZRdLk3atVcxTa0FVYDdhGAee3SXS4d4wy66VIk0bKAmCiEwvs4eukSrTNTQ+0M0pApzGq32oCYwachI01eYy8MjiEmib0jEUAxrpGE+7JSg6bIxfD3lEUncWyWRKLPBRZhq0oMeNHwJnwCsIzCUp2ExyzsFm6wcEMZbDVUPj46KqBbpZP5+f5koosYLJ+m6MvmaseMWsAFimIG+ujx0WTvpqtG9Ww6KeiVLdwZNHcH/s5A704Gs8PHTx4/GW3t1a7ybtBQoapbw2ricDAZf+93fvv//D/+r/HO7uOjJ2+99dbxo48raUrUhWqI/raE/RSTfgCeWOCEGEoIi0yyN0lDaDA3VDRucK6FjndOGz09n/nFtCLZGQ2b+XlVMbPW9dnWyP3Jb/zSl9989Uuv3H1jb3+PeCg6GVRcUK3SOPLwcPTx45Mf/OgP9/d3f/UbX6fTkzH8oIRobT8qJ8zKQuTNwfM8GMfXchWhNdI7aKMGe1tCDSaz3w36ALzCMA37TJBIeAG7hrBk8e7LJnPv+8Wy5qzLpq5VF8235Ob5SuP9it3L4I6O5d57NMufy6fnG/NGAASLamlxwOk6mf1uYAtlTXGWxdNO4e7xcSawUi1hEjCb3VFYmDtrKl4xR19frHJXghBbLRMmz1AiEmbvypnXcjQWwdZorI1fnM3Vk0OZBrL/ZfUF4BcewiAVESoGDZWDnRsLD4K4xenXXj94+Ae/7R+8c/bBH37lldvN2dn5yflovCtu4HngqSCiccF7Axo7/d63v/3Ou+9u79+8cfuO93765Gi3ojFQSMMKhgM5MeSR2BN7JiEOJF8FqxQiJTFrwVqyFZ8RVdUGcJPdGdx501ST0dbWWOpFPZs3tQerp3lR6uuv3/gbf/Uv/cu/9vVvvPXKV/e2Hn73249/8P2Rnw9YiOvRuAQ1o9Ho/Xv3/+b/8D9+/PH9X/7FX7wxKD76/d+7eWP7+OzIsyjYiXPizKAgw1chOZgbh+1aPnG5qmZnIoec1g6AyJDotFGyNY2SQc0sBA/trnVYwR4q1NrgXgPoG3UlB+slnmPHLxt/eSOISFHbpWxvfOUY4O5ZnE5Q6tyCmiG8pJFUVcCCQLKw1no96Y9ghMJ7koDsdZqdiJgiV6iryh2pS9s1FO4IWjVq5HRRZLAMg3qtJSJ93NK6SKyTICFW8yxErR1eHwqGfYvOt3MAlKGm9B2xoxcdpqhs3C4GnArDg0SIPdHci4CHw6E0XmrZ3b6xmIPckMIslU+Pax1ZBKARVxZQTKdTryRcLoTPpvX09GwI//atyeD80Y/+6W/i+MGNQTE7PFrM51yNvCsXxKIoCh473R9VvJh+9P5PmLkR+vP/0q+fnZ2xX1TNYkh+oOJELauHB3kiibinZ9a4OiulKURZ2UnBcE7ZKZwKVL1CiDyxukKBWnyjIuByOJo3XsFF5RaL+eHRw/d+8s/e/cMfHn747k9/+P377/7Yz6fM9kIUqElrzBvcf/zknXfeqc/O/uw3vj47fIxmShxiUVm48DEHnnoKXKxr+fRklSeW1iv6/q7sZ21flnTiCgGvXrItV17NZdk6vsBS3tSaXkbMe1t65mpvOy4ctNTasjZPJm3vEuv0+8UXXdnJXmtpS3J5LbdGsWZTmGwU646naJU7UEHMRMwczPyYa9Zlt1wUhYvywlP+sjLDORUWIvEsQuKNQSoi2vj5dDYoh2U1kkUlRZVHiKX7vOAFqpgcu2mIEJWz6az2u1/60perswd7k8Fru6O3D8a/85u/9823vzjy9eHH9wiuKAdcjEClEg2KslS/N6p++N3fPXr4YDLefnh49M1f/tN/+N7Hv/PDH+/c9UNGKSLamE/cjCNP5ImIWEACBgmEWNWpeO9InRNXqC+VnIpTgfimaUomHriz6fnZ+Xk1HBSDMRZlwQV4VEv5kw/u/fd/5+8cHt3fvXEw4iGVBVM59V64bLTUOQ3KsUwJk2q8s3N8fPSj3//BH/uFf+7X//lfK1hD5XRwKezEnr46MQdAnozpWj5luVhDZWIJo6JDDe1qi4zsRiuyaGmGXFOgQ1sDAWwn6kcFagyq7HVL2wpNbWRp5wDEHCmbM4h6Wd17uk/MR7yU811ippVNr2Ypw9CSPs3HYJkgrSdLDMuQJ7KjshPunzsAwggbFg+lmH/G57dmOXuzxAnLTeVBUqk/iPx9ioz8NNZqqt+Qf1VLQGYtFBGc+YQSjJAyKbGyqnqoQOG4Gg6815LLUTl8fP+h+LoAObATLtQVSlYXPDBuEpurY5QIsa+bKaQuR2OtRieLxo23fu3P/bnXXn9lPKju3tirIKU045K3x4MnTw5pMNTBmKoBuKiUhgSCH1b893/z/z49Pt4eDc8Pj1n8L//xP3Z0/4P9sRthXmHBwUJyHEfME3tiQJ02lW+AhXDjWVRrEs8QBjkok+VbVzes5l5ARTkcjUejYVHU8xO/OGNHdV3XdQ1yH95/VG7fGOzfle0b1atvVHdfP0Mxp0Lhat9MtsdcUFPP799/KBg8eDx7fDT/y3/5r791+7Xm9NQcAWJkL0gpUohUHu4agvn05EWNPSfznIxxaPlG7J9XEpEI0Ju+YCS1kqmqrsLeTBVcxWCPR7QtS+estlervjAQEixToPPadLJBP5MDM285t7updQWvSC5NGcCCCLzkXQXC0mD5xJUbV35fvlbvKvk6wGCN9CdDSDP7XQHxqt4+X2wQE7GwIxEZDbcKh+kMo53tWqgmpdKdnJ1PXn+NhRan53fLwtWnW9s3j+fNDBhPJgK/aOZawItn55RidUYkLytDBdSIb0Cso8mDBx/fubn38PzsL/yZb74/Xoz1dDqdf+1rv/CP/8l3v/TFnyGnP/7w/cV4VE8mc6Ynh4/2b7+B+ezG6/uDrZEbFP/qX/xXXrm599abr9+5sXN6djIoZX9c7J/XHxyeFju3hdAs/MBVhT93VDTM1ajS+QL1+XhSDbe2Do8PUVUkzc3drdnsTMflYDyqVeZ+wePBuUjpytOpHwzKEnz66N4uz4/YH4GLcjAaFvW8UT/c2nvjUEfF1j5tVY/O/XG5dTz3GA2qyt87/9CPB8OhFErTZvz+Y9p6THeoGPrRjlTO+2YoC64XvCgLHSiKBfn/v70va5LtOM77MqtO7z0zd+Zu2AgQEBeIpGktVEgOKqxghBY/yBF2OGyH9eCww0/+OX70g8MOv/gvmJa1hCyFZIqURYorCBDbBXC3ubP19HJOZfohq86p08vcGYKXwgU6caPRU12nqk716aysrzK/ZA5ByaV9fftpWvuVPfVrwSoW23YzX5arnjlvqL8xzkeNfT2p1KadTfMv+R/tayxCEilMRUFSsOPok6aOYxCLgBIcSkHFEQEsCoJIhgIrIGoxjjZ8jinlYmAsRe4VSDT8zYImQfodpgXDIiYBIGiyVZPRGmetxkxaOxHOjgjqjwgxyxJDySX4wXxNzDxMVnM2q3Uim5rPPTVb57rW5HvefAkpHwYsUCt6EXHibU9Pk6oxcRJF95V6DyT2fVAaNxoHH2tPNTrbp+882ftEOcOjfSWpmltKWmsHJMlbysz2GEnrspBPGMzNDwAAIABJREFU4nToQgroE4dlyAMcHp2eTDrdbr8fQlnQYjwcMKYOi3JxXpblrFyMdoYHo/0333vn1u1XXhjtTRfzo8mZBqmEnEMIAa6JJECcEAvRCnCAsLJDZ1gKn81mk0X40pe/qJP73/3udx8ePfrX//Jffe4znzs7PZ7OTl/49MuBXQD6/eHk+PiLn3mpz/rc7b0/+Df/Qh590GfnfDGbl7dv3/zMp194543v6d4rB+Nr74uWZdjd3+s4Pz0+BxBCCPNyt/Da6T6aTSoKO7uDoj+YHs0mZ8c3BwMQHZ4cC6E77J2fn6A7Hng/7PaP7k9Pj06Hg3FgnM0n3b2D6dlkNl34bnc+r8qK/d5u1RssSvi93d3RgVQ4VUGYB9CsnFZuWnSc+t5bD0/L9z54/vgXPrczcsdFgM616nVdxYDHZDHro+ucu+Dc6WMp9X42L/p7Gov1DuBxC8zVxegHWFkZ5qxHxFlqbEY0zJXB9pZAaukfsvRGrUQPT0AkOgLmJdb7cqDsOjGfS2aNBIipMF7YAlI2SH68nAMsNTxCKSUTACZV+NZJQHJnVI2x/TWwc7EsPYdtBEaXasaRWPvaGjMyMI3yGFdENS8IAMckJAqGCGBROU/Yz500SOBu0Rn3OoMOF1KG071edX969/kbL3k5fu3HD0/mk9Dzbx0+PO0fvPzy88/tDXdHg8MJvU1nD6ZhojTlomS/iAPm5EUqpHAqKmD2Ag4Ved8py+r8vJpNF/394fHDO3/0h/+7KIp/++/+/e5o9O6d1w/vfbDz3ItHZ6cz3eHeSM7LgacbA/TD2f/4b//5+P33+6NrVPRf+sznf+d3v/ap5279xXd+eO2ZL4z8SE4X1XyxWCyqSrrdfr/bBXNPwo7Kwd5oNma/tzPpyFv3Hjp0qsCDwRi+DKCKVGSx1yukoKI8Hyz6R++9/+DwdIr+g8p3rt9+OPeDfm9ncNDrdSDqSLs9PirPro32+teuhd4+HU6mx6daYTjujTsjyIlSSSO3GOi704d//e4Pdl99Yep01vVVx89CEO8mKlW/cxpc0e1W5fyJfsUfQXnsOc2Hko2wwKadQX6tflj9Xt8UpYRkNT6u6ogQy9LtR/IsJUo8sfaeAKhDo+BWu7IFIYf1zbGSqeFKkRYxVrTikUEZ+bVYN0d57zU3S65562qbrmqVr/Ree9PnWpXSkiMZ1J5/ipwzYAUrT9wybRQ8fZqzXdYNasy1nfxt4mmHqqohvSG/R4lWfy42qgi1541rZO9hcELh4uCfrHJnhWh5ejZZlPu+2ykcV4vJKwfDGwqvk2fHu+9/98eHR4/2nnsF3f50Ud283f/sfufs3k/YdUs/n5aTUv35oqTeiKhQZhAbtEjRGwQIAHuoQykOrlrMZy6UQbjjf/TGT374w9efff6Zk5OT6/s3nKeT40ev/oNfLjE47Q4V/uBgZ3568unPv3B29+3XvvftG3vXtbcbujtn1OP+bijLo/vvP8OopicjN7i+O3bVXMv5eNChckGL+Qt7o6o3kg6VZTXsCu32bvH+X/3o7kxQTs5KLXf3xtf2RlxObgx5f9Tv9oaf3usvHj08Pz2Xovfu6WzO1STQQd+HqmLp3Nrd2fXYH/c/s78nFfX3RnPf8wJZzE9OZr4K1WTaHVNYzKezM0fVw+nht370vS+8MB4U/rwMvWGnnAUeu/PZwt0ehcmitN/6Okr0n+Ic7OmSVdNpU70rNfthV4wPo983ubhkafls324WENfBPylqBua2t6I9dfOoNBHLrLF224bwZezozV0sN3ilay9ZeV3N1ZFHp5t8VLnez05TNW9z7SKh7fYp4wXLyi+bgpUiMSQ5IGBjeGJd+ckqd4KMfLE/KLpFb2+88xu/8pXXfvC3vcnxeDzeGffP7rz1vW99azHX8d6NhR8Sir1O8dKI/vRP/pLG17rd3f680v61ySxIUHJeLXWMEgAn4gBSBHUED+cQSJWCIICmlZaE7732xsOTsxf7w8OTs5cU9x8dPTg65m5xfjqfunBczl6+9ez1Pez3/em77xzee/8XXvnccWe06Ox2MXwwDe998MGw6xfHD6TsMc/c1PUH1KX5uOe+/Oor79x9eN2Vi/IYsqBQnf7kJ/dOHp5T//nxi8eBRzwfFtQt5LOffu7hWzcOeFGVRwPG9K173/7WX3/vh9/pPffSYjA8BdDx3X5HUI36/qu/9IXZ/EwfvX97yOWsfHT/3tuP5g9Dr+jv7Hi3O3C9Dn37z/8Sp9Pebe54x96dTCd37h+evvnj48Npt8v7N/YmU/SpmMwqcIEqgNe7BD/12PoGWXIPrxXipkjXn/cS92HW1BrFpnSIohAx/SKs0Y4289CluEhkri+sRqcSvVwidyOAlBXIeEJSd0C0QDUdPDb6S5Ptn/vbNAqOIgy0VnI+9yVplhlp+qppcrm92Eh7VE0j7d5rSzclM2rE3A1yf2ELzWUl1LG+5uvSLItxVLbvCWmGY8VGRxv21MxPWieaTQDHfZXUSI+VNImvEFlC7eg5jifiaNmaFGksbWaagFj/RC04p3R+enjrxc9Oy/Dd19997qXPDDpenHjR++++83//6m/ee/vu/nMvL/z4/lm56HG5WLiSDt95fdYdd2695Nyo3ykG6gJxSRRdv2Jkl1K6VQXDdSACsChPg9x5dPqtxaMff/BQB3udvVvHc/rhnbv/77WfFHv7oT8u58GN98YYjHd2Xnnlxrt3vv3orbeu3X529OwLDxb7Ex73Onvvni4Op9XuwfXC4/n9A0xRaLl/7fpsfv7GO4c3n7nd3z/oF746n/Qdhl0fHh1N3vqRv3abaNgtdm7v37i56995+85wtPMrv/TLDqRuePLo+L2377z95hsludG1g7OiW3Z6RX988Nxzftw9PDt69dVXUU0mswlEXK84vX/36M33p4NrwxeGGPScl5OToz/70z/fG9+8ffPZMBwv+j3fozvvH/7Z1/8khC60e+vgubtH8/3xzunZOe1e13K6yQni42u5t82fn9dtbppPxTqjmJZdEi/TQQu4NwXBBFE7DBSo/bDJvGJNQyJyD1gbVp7rXE3YzgaJAPdjDeSf2my/+PIl8zlAfabU2m/Wt5w3u3Z7sbRvqJXmYy33zIRvtZMKM5AnI3aXRMubd6pN/qbVKWjsktr8t5Sqgex9s97HbUFmuT9Zb8h+p3syOf/me2/94ff/pn/6YIBpFaaLar4Qdzat9l56tdi9fepHvHt9Rv67P3r9pXKsnf7R2bQ7PC+Hw8nZmfqdUFXMCCTGhKGJzpSVwAghwDMEAp4DD2eLv3vrzrfee+31u0fn3d03Hs30h2/TD95687V35js33zxZnLnxg1klHXr7/fd2woPTv/1f03d+MOuOf3y0ON4ZTf01cv3v3z094iFKObv3kMIgFDuTyeTde3L0zg8nr3/n7O6dwXA3yOuCDsqA6SkhnJ2f3r7xjKPKF3p4fBTOyu//5d/p0bvVyQe6qIre7tnJzJUivf6tl14JB7dPUMyL/mS+ePvwwR+/effoO9/wp4c9qbjg0+NHw35/WvG906r//E5RFKXj0/n07Xsn3Z2bt2/tBB6dnCyOS+6G4lE3zEPv4PYrnd612TQ46rigXfI0lwUXivD3fKL4c5erYe5X9Qa+sncNLb/5qaXdQvypJ78Rbp27JXNVVQDLIkSkkRCRCMq1CRkgZBl9zFwGxRDNpiubIvOTiRarWfx2bZ6LdfUmk/fIhvLkao4lVU52yPZ4zD3lclqW1cxT5o2uWcqOekeChJbE+VMhso0OgmYo94r/e43dL31ajyI1mQpVHOw6lfoslwiWcSmx+dc4GyLoBiRUHZmWr79Eyu8nTaOjf/IfV6blZyas2vVy/+6dfqfXGwwqVfQHgxs3dLRbHDwjo+uz/vXT7ng6PDjtDu4vwmhnKCeHw/HuGXVpfDP0dw/n4kZ7letUxHF1jiucEKDGnhkEvmsmDEuF+WR2ftLtd8V3RjeewWAv9MZHpRS718vRtbuVx8GnPjgH9fqkYXZ2OKB5p9/rXn/mAUaT4bN3Zno0rdTBa+kGQ+kf3J/pwo+mcJPpFOzJ+97+zTDYn7rh6Oan/Gjs+6PbL748951j1zvu7565zvv3DweDvX63z92B+N7NT3/m3A061277veuL/m64dutsuH+n6k24P1eeTc/7BGIeXbtxKujffmF4+4UwHI+ffaka36j6e8foPDibzqkKIn0qeLB7dyKz3vis2z+aLYa9YRUw3r9RFsM7R9NytPv2dN7ZPzidTJ0vyLaoK/LkvvSnS648ERuwho1Tyq0I1Wb+r2i5E68J7qOMVISIQBp5gTlpDKQSsyVNR6SGkl6IMA6QSApbt9TyVUSKiqx1FdVrSbbYILXT/KnZveeYtbZqLk0j5Wqx7i4Du+tPmYB273ULzXgSiLHcS9oMERlffquC1s6L2ZexdG2uzyNPoq5MnH2qzSJYE7FTPT6Nj0o9V8nkt/I4a2l1Jc1Gnn9x6f//6Tt4YsIouzjv6WIUZBiqYTUvwgIyVdWKioqKBQ1nrjt13bnjWYFemD+/mPaqRUV+Tn5GnXP2M+7MuVOyC+RTtsZavxt1klPqggqWqi+LcXUykskOla6axVxy5AhCWs1Ak87uOfcn6APc13KMk2vlg57OAtwZDR7QwZQHnjHG/KC635Fypt0pDyd+VBF7zLsy7cvEixAKqCclh9CRudNKiM99cd93Fq5XoN8VP6rmnXDOMhFU8F6ISbQSnrE/c71DP55xp2Dqy+IgnIxl4aUiDQuIauh4kgCVXqmduesGR8SLLs0H8xMfWHU49b2TrlOSUTnraemqEnBB+yed/r3u4NR1VV10hFundp6UM8lHVX5297vect+k3K/MankZp8kVLQ8k8tVET+pSeDoRUYojZcBFBd1cG2PfKfqBIKnv1FQzbxz1TuMTQpnSrMtrLZPab8rRUvpS95jfi/3tXGOLZ2TrQqpAfTvNtRzt4dac2MLDGjPxUlvJ2smBZiQKQrCslFZuhWbRGzejOerltn9NDKkZfaOxCDbXpr6Qvl7NHshQuzylHpVdfVVe2fq1fKpBBagzDBNSgFjIvCee7IGqgmZgoaJinVLnlDqOS9aBqoorSuqU3F1QUTpfMoSrQHwvdLqQAArEJagkVOQEChJQFZP3qqXwZQUIITq8QwRcMc9dAepVSuQ8EYKSEhtxwIJ4ysM5dwMVDlqqm0oPbuS1W8Kfc+8U/ZI9gwKpuHGHpRRXUn9K/YocyHkqOlyQgtABPKs4BMaMVaFu7vmUQ+DCh14BP6Ouoy65nnAl3iJaWQVCfsZ+7voVXACUiLk3hSdHAbQgBEjBFQd1VaHiAxVmEDDro87YCXvpVVRMuFCSqnBeS/gSyori3LvTAhUJVw7rFftWPoZi/uNRBQKGxhMhfwYEoAzr2CQ16GGQDukV/MovX+3iCy3Hb9o81B9dkDhrfackV3BP4lYIWQOsX1CyVhKBb/vCDU4M5rcOJDA+K4nXAhFGjwkVo0u7pShZQuo5w52etHJnoFiAAngBmVLBrmf3oK4I5CsqAnEggCsQ5uwPnXeRIlhUgzElWzgGEGCwezxA5hg7pxrXVEIAT70PUswFxIB2VBEESkJcleSn3AU6IPLxvL471x2oVEwld2euK3AkCArhcYGgQEXFAkVlo2I7YSfSnv2CgODgAChcYCxobmZEAVeC2bGwF64qZ3CSt8wxAlZyTCyQmRLgZkxQF8gv2Ckp69xDPZwTr3DCIbhKuBBfsFK/7Cn8zHlAAxWMMqBSFhIuHVfOFvzgLIHOVX5omzwcnha5uqV81R6u6Of++FCdpWZW2qHM5FsRrfeytUkYj0wpVbBgl5pCndOvKYKzHLlqGgyd0ca70xlsAhQYQIxTTfY7gDQzUtfEMjK+7F2z5nZqb5nMoK4temq7bC55tWd+NclrsMbWJXn6t09HkbG+xMLkpl6XR68YNjua66usR41nMOYekz0bNj/Rfs/GmXB2ojp/t7KqJK8Y655TDillV+Py9QqHLC1641uJGAdFMer4CSt3gIm6hEJIFaJsscBOwIFYyIltrSgg5gzghe9CPSCgymkAhFBlDrurUj+rAeQqkIIr9o7YwRE6qq4SEQR1FZyHeog9x1qChTpwLFBhJ94JFwBpJaVgSlQCTKWYSUQUHAEukEI9axdwQAAtLNZYtSuRLxKiVIEFRFTAITAvIMoM7Zi/GZMSKiKAPEAluUpB6ARywgVYJahACI7YC3ygcu5ZnYPvQbyDI+XAXgkz8YTOgmZgMIsQgx0ETtgpqif8BT81ssF8+6jvbC5tdRqVWMynQdF4DxbZlNWJb9Y5jVhvBgY0SpCW61/GMG/5sWwqTy1jBTDJ7r49yMdNxurYhFq+kpss8SWTfG254UnLXjGU3cKKiqpB86WrsktiXFJzCdoYfbN9aXKu1jlUrYJLeUKWbu+Je8swPCSQlmyUDsQCBhUS1+gAVZBE9WhnyZbrEQhgYmV1IBFZtYDqEiZlBUMJTIEY5BUUiFn7KggkAoF3po1BikAqVFEhpGCv5q9KDCaoggnCFTkgOCekIASGWgpJM4Y4hnRXiiAU6rlmdiRCBHWlMoNUXaUusIjCC8jOfgilQ6mQYEQgHEgCpHTmpiqiGjxpQc72Y+pYvQMTXAfKRJ6ESFlUK/EgCPcMTAIA9VDy6lgRdAOP3scWc79qfpKrPv8/r/wnV0M2GqvZpDaBxdoiyhkc1Q5iVXTJFhYiSl4xBiWYrySRGqdBY3ev2OntlbLR4237uv5I2s4wFy8YzfHpymO76hWDZMUvudKvxo7G8rSfaMZspru24o9Utc0l2Y5XUnXGxkiurg/LYp2esXr8lHJh1+JAuuRxH8sNzU/OUHF4yatd2VaXPDaqbuEJW+7KFZhARoTOUCFRsB2LKAkQlpn3pUpflEChIoFiEtxUg6FAfDaEmtSmEZuz+w8EwMVVgxhUxQNqMhoehpLAGSuDkIICLCZE1SZRVEtFYALZ9krFcC8QQSlOryrXZykEOJUCECFH4Mo2JRzIfJyUoAz1AkCFoYrA2hFVJQQlZzmLVZQCMUQ0qDpiqA8agAIkEIYQRFVhKx4pVB0cR8xQ1TpiOKRgiq08ZXJJzb5Sy+KDTJMGVUdApr5VNQCubVO3jMoYJaANaJC5hrTt7jUjrI/+1lji6zJQJ4acptpqnezAli54mFfHpimWB+tYFtai53UXmy33ZX92XYF6tN2FKfRNYP3mYWTBZHYoro1tbsC6M/QoLUtWuSY5wBPH3IlATkkCIBQoxcXZcSggQKUIUCixOXo6nSFtDQGoJt7f+hmzpU9Q4+yolzMg8c8wQBBRCVAGEZxCA0LlFFAKWoA7UBf5Nizbq4R6vSRYslQELkActECcb3v+HcE5I+dR0Rgs4gEnWjQ03AywGEObrR0QD+2AIKCSFgTmqmCQsCiHihzIwzNIFFwqRLkIHlIoOhAGAlAhqIiQssCBaspPWwsVIESiYVBc37fJ9p4eWafdsIInXCTR3GnVV9Xkv641ViMgIhIV1CUp1mat5RsjP7MSsyjdBp27pE8TJq5tCsCaSqx1ScL3ryBr9fvSAmY3DMQMFy1NnTjCkGabbYGjnInW1HGm6LPTiFxa5barTx7tCYmJR6xZVKrmsxtHDsDcMICQHJGWESRrR+u0qrER39rKRWL+VZE0NtCVgj5II8ZCROoJVTrJlXTP2grBUoCUVYQsfpia/Zxmyr0VSFKPV0AACcSSclu20wBNCcPBEFVRNt9fgjJEBRIgJTlSkfqZIiIiERDYAQxnlEwOdtDCrAFKYja5xmNSGx4ZOgQAHOJKo/E/qAIBymAoM8Ro80BUWPhI8te1q1iIS45GP8THB1BFYpU6Et1ajs8qhKBcbQh5+4TKRsz9qpO0vv4VlO/PULQ1nPzk094LNSSKBgga8Uz9+3HZVbGRzdGejxVKmrqt1tdY3KpKyFIrr7ARaPICjE3E1ljsxGxVlDfFl0VfFKrrxWlpjTy5o3BTv2VTWwQpiQqlZUCBJZtdayXbapZXfFqWpLb3V2uuXdpNfQHJ0lWsvdwTSltRogFooWtaa3kBREnU9OZ6QojNogBKQKAqYIK320fqKx5HR2EliEKocXHVZlOYvjk7XYj3kD4lAUHtXJoUcIkBU+NhtQiIoB0hMUdRRYDlS2GADKzmen8g0Eh8LSFp5DQGW6A4VHFUnB5DSRQd6amMQy7SJoPBFepB2n7FmWct1LyKbUdiHsAKJRYOQonZUSytkisjy440o4pt1OQgEjyTQjeZ7Rueto8tiLNB+Ur0ZfjQsvHXu5H/YX3tVZa3aEWuaUcSeXv9tSkhqLLCMguTkmrMWeGI7FFmpPMvSrifXUpkVO6mUCJCnRQLka0OlPgiG+ggQTo2CrbuNP0wok2YfhdEFACyc84s5LJRqVaiYb1eA5RcbYOl+ZUEBtj/IrQtgE+6pG5FzbCjpoV8exFUXKocsqHbMmpnF0qm4m1zHFWYYQ0CRfR+iaMVUkBdrbKUYeiFRofumKHJxkFMmb88EYmSUEQl8ifGKCXrlZtBoKgONOWb9bbcmSd4Hbug0WCWJs4q5spIHNGXlHQ0mprNLkwY0dIVuu4hvlAYEb7PW8kHkBdyAjGwDqxodV0/jmmf0Wq53ePycVZ7GJwtQsveK1k73FyizWA0Tz6Vem+sl+UbbN7EJXkrnzwxy1RtP2dWHtUnqxBN+8O0GDgyw23985Kb9gkuzT5NyncDEL+JnSauBc3lNUBhl23ePqzrqMUOn1fILdnalajp93G2jIEw8X0yk0FNgowc40aO7dQWfTLwV+H1pZI1G5zHj00ZjXliqI15pqAOZ4snlpqZydRAMVvZylZ+PiJ0hX8XyPrTyw3w0VLhJetkap1Mc0qm6JtqyapTbQ1AiELWGmCgabuXC/VdvCrfumrcLNT/LpbVOtnhLRyIjUaTpH2uazXVDiXy8uzT5fp14dqa6U8h8/zLzp953Vk0aRO427SpcIj/WKNm57Z1KWm3JGhocDj7t5WtbOXvXy5ve+WKVVdUsCC6xtfhPC3tfJFa16U2l3q8eDy15JpuU/38ktVb2NS+JrlgMEuyqqxXh1cjVxdUzksy9b3xfjf1Ur9/bGWDdQiVhzIFDyoinEMJfDBAhrQGygCXkeBcfpa2spWnVq56QPpTn0J+WOH2uUsUO1hiQ1NrX5HoDmwZSomJoQmfTq1J3SIBbSgDEe5ozHDTLCFGhDYIsoEqqYUGLxZoS0UBynYAFmNK6zaVWDVGkySEHapq9a0w570x7kaGLPnM5H9KtMebXqJEbD2+zy9U1TzvkhXGE+OExhsy01wCUGLKbDHCx04pzQkFUlVtfN0aoEYAZWVJSLhla8pzt0bXGGJNnk7xQhWQQsWRmgNiMskzeF0SmJuwKyMR4qvBQlvZylMqROv/fZTk8lwRCcHIyK0SglHDNdJO2bVkoS+9Waqz1jpea2s3Xbf9+ZbeYMVWXR3V6hjWjnbt2GiD1GO4jOWORE7wWMt9bflS4dLwYCeE2STUi18j2mrKqlJMdwFPygwRpHOSZLmn9zkIk078rkppvZWtbOWyclXumtWrJHtnIYRm/yopVEgSB6Sky7T25o76PYbeAImpHEBilMy91qKtZxGnBEC9Mc9EbkipbV5SVq09x6MnnzZ5XJu+XHa3QqxQ86Nv52u1kViBIK1zIfLjxlGvOGVamwBAq0sRsvJV+53U2keyr4maLBxxBuqQpcY7qOVHT4mk10rSnsA6bDhnUqpVW5OIAAsmRnR2TJzvgMUQE1g1sU7afavC4hpIs5tLR6npeB0NIr89Xd3KJ0YusOyeLmmZzNSmq01ou6Yfu1xiY77JHv+ph7dk/l8GIr9kv0KNX+Alr1r7Fa81uh971cUVLvMs5XW4bb+jvdpnNQ3MYSF4DaXvFlAJQQBF4VBVYLcRc1TdavmtfHxkwzb0ymrrivWJ11vom35bl2/dnIlVAhpMvNELygmOAUAG+EZ+cAU5U/Rq9j4ABAlxsx/90yNOH8M82QhIzfMdSPEgAJCyjJp1n/zKDa8HgWxBqZnWNeHCZtsGETTYfTNXKpEhpwYa4kFC8tBXKMebtC+XNKZUiqGcpgZtPDmokuqjRmdskyGZb6UxvQRLRa5s5fXVySHaxqNITA8he5ziXUfeTkYaD6e+0NbaLffQ+Bg0LJJxe2AnDQayEdT8e6CeEKQK7DgYGA9G89ixgrNgrgj5YCtb+djIJ+l5lhiX3aANQjGCm6PZrk4jRFAfYz7ForzpXGIVrklCj11JKUIrWGqdVjzZseHTy9c0UoFsbbD1iZY53xt2IAdAWUmdH3Z5Op/5TjdoEFVWEdQ5ES0+yC7f4uxb2cpHT+xUbHX/YfZ7TXNkZQZtR5IYqMLV1l/Eizmkeqb0k23YamZJAxrHJBJYXZcnNNlsTKlLogdODBS3kzwhopzfUdrmedYm1+eTuS8NYi/NLqG+32ycy61FplzUnDMtjsyIrasarl87CJmvi8WpAuxSO7kHUe1lZN4sCoRsMIa/CwlRm/PdQPz4Jp56sIHtNVt9ROKj/U7Jf8Z2P5INnm8ejBxVHRajOY9E70IER3BErkEb+SPnLbCVrWzl8rIasFN7uDcKMXPNVqInDcFe7EXzYRu/cPBrDw90lf5hpXI+RZS5b+ZvlirX7/OTm1Y7qTx/wyuV6/KlmvWnDIFGql3//K2Du++9RVI4VEIeqkxeFADXyL1YBHxq/KIJ28pWtvJh5ErEfEtXrTk/WGGItJqsGvfm0QYnI8WDoqY8jKwDrBSpl6wVYxVO3tlZH9Fboxk/tfzlOS+hNhOkZTGIrJUxM1Rqo42SrLPizRM86500vaybKsLaT2s2MUWktbG5ivZ7pv1qSMfOIkC13zoav/W06Wjwes18Yyh0WzVUAAALEUlEQVTi8kQJA4vkOJHnPYNZ4kGCqrqYLSvfH0S2SNRHBRBoPCD3Lz4//Oa3Kq3ONbArXBB1jjR6T8XZqG8fdhD00z1/W9nKR1A+YZvRmn+RKClRYxptbD+SmpWXEE9Of16yGQr/KWWVb3Kpo7U9LhVmh6aPYYkhWvaxXIJrMmSl9RHlywYtDyB1irqdvIWsRBjKbIRV4l96Ed0OKhUmJXZVKUIx/189P+k1X6e3spWtfMRkg/2+hEFLtDST70XSVpp8PChyVWf2Xcrc9DMcoUR/lWwMGW5ukte5ai9K8tggryVndoUqLAlGrFDr3zqONEHc9eUxFxLaqrY29DPl2/Sbdga6nMF1Q9q/mvNdNR6FcuMGn6V9BUEEqKwz/mwHNwv0qGSnKCgwRCzjkJCKUAgclEWJSZnUb832rWzl6RUxZz5zJicLykdADE+1oP9Uh3QZgX6yv/2fIdqeNbo+QfwSHK8xgpfjqy7jE0twuV3Cq/q6/lNXXgEiciuwNqM5gI0daasZTXATAUxktGJsYaixUAniVFhRiUoApEI1978I/Or13W88PDxezM6rwu0ehMOZd86FChwqF8AAeQj7skdASbLMr7vu3upb2vrEb+WjIJsVx0fMWLlq+Heug/Jr4+9R6hckLzqDdMVi0pOdrACTiirHlDQAoEoEipAuyIFSYgiK9CT1pDbIQ8S7qYnYzHxtKOLjtVYIEddvBi6W67VVkmEUljqNatQ7ZemjjEkmef7AYu/VsnomYCQi1KnPPHxfRdUphBJFTFMh2e+aJk0BJZImVYbdBdXu6qhBc2Vjn5S4M6hRFEt8yjbRRgovBCJG4q6J/uzKTETBGgwwv1UJnr1zrixLWzkWor6/O1+c7xX+5t4uXwN+89WXuuWkmp8Vo1E4PsVg6LpdimlFK1CwQGUiR6izzW1lK1t5isVYZRIZJFKenCXnGV62cCUqpqta2UvRp0t//kxknbNNnRQhS5WWKqyuojGZRFovLzG2eoFoTRNnhbnxzqAlnnpORv1SyaqkFuLaICLeFeTddDGfz+cKFL7b9d1QLkYdf/j+u1985VPcE/zWF/ZvDjq7vlMenqC/i6nMgyvZCzMTQW29kUBpg3O5r+MyfMpb2cpWnoTQBrFPjYE9r7/WL9CkZhYLUKmp0o1+3XzukIhNaofClCd5Kf+HCqlQsOyXGSuAQUPxT8SAy5opIWd+R8OXUl8r0tjKmrUgSqI1r0vuMaRKmlLNrpITpKvWzs+qbyKDcnZ1O57kloqX5IPehN1m64HUAEvygVEXZwIe6lScCkEYAoiAQY5dUYFmlVbkuTeG709LOT8/G1HJp/deGPuvfJ55SOgB//y3vjooZz3noUCvh9k8sKu0EHWk3jYhgjJE5pytbGUrHwdp6XSKGhxAiCSRGlbM4dzcvkAJXlDHhGhNkt8LGry4/aU9wdKbSzcVloZ0weDt1QjFllzO8z/z1zXY9cV+8aoEZQIhJO54OytmYVcJVwrf6fpudyEyq6pux48w6Zx98Pu/+ZVPF/BFmEpJ/+jl8dd+8bNff+3BfemEQSf0OxBJq3EFlUiQsBmgfCKHIVvZylZ+ppJ7zhHZ+aGYezVgcEzj8gEA4KBwFD2x61KKCIb5vRBqzkilLMwzYt8W0YnEtWKUkRYQGvsUEJHFYrrEKwlEz3drzIx3zm8BwY4ftY7eRCAiiwjNU5+379r8XgDbWbTVq6oKt+gkNUXPKqIPOxkJYzSy45+G5qjWSlIijA41rsqkIc14h6pqPG+w3UnktbdRAHDm82N5nili/LZJEHAZQtHrkUpZlqFahKry3u/1Pe6+/msv3/ral/fHABOw3+/1FX/wtS/9Qk/3Zw/x6J2CF+AAdkAH6AKeVBgleE5roKqtbGUrT42sWqzRVSb5yZgJr8l4BxBWLPfVRkIW+p+cT9CUWEdLdnFik8+beqzxvqlkk+W+6a43NXiZzUcDcHHLKl9FwNC23NeWb2ocJKQglSXednvjC0dahXJWOIx7nsrp6b0713jxz/7xV64DfYDh+wTsE17q4T987Ve/vLP4lDspzt/3KEEEKoAOk3cE5oWnBVBdNkVAvtBvZStb+TmKbpD6UyCSCK7mzlSNfiBIyZWUWMDBfCiJlViAoBEZN4jaHDASKG/UBRS0zuFHChaloCTgoCQJdg/xXFfNx88+tZGIUiy0N3X+WBZhMaQ+z5haHxGH5MRZ32meVbWeirqmtDW4nS6kfyTNTsTOG1jBILesnamlGg13qrV/Kjb8fZmWICH1GZ9Boqisv6CamZlIOx5aTXVx3uNq7EMnnPXD2c2B/s6v/8Mv3er3AnYAPwvacVTMw4F3v/vZncX0C//1z74hVTiW3pQpSAdGKm9UcbQlENvKVj6GYsgGxZPSSIKumdu1XCLCRS2mlYCEeFhmP0msk+Y2aA4hgZYhkVw2RZYmhGI5hnPpXihyXhITsBTtSeuZCcR8gxIQpNkrIvSkFt/kEoolFBk0sc7LJP/0YmklwFrZ3ESm4cZYFoYQQRezQmdDT3726Ozw/rPX93/7137pn35xjxRjBwd4BVUBo45TkTn497/8qe5e/798/f+8cX4Pcl7KiDsDJZlqFTig44kdSWtS89GsOW7dGu9b+STLkw7f5/wHtvJjWxN9YtguNNmGURezg0JVklM5AXBMQCJ7ITOigajLBNHrBo40i7/0QKQkI2qC5msMvW6cyKMBcAjmIg5iMjfzmHRUjRDB8GhVFwnJHdLaEyc42rlOkbGkK5SZkubVGtygxsqmzKVdVKxVVijFV2cLFpH1oaboUxiqBKjB/pw0MABAAsEYYSzlXa39I7cPNKW0DTFEwMU0qk16Jhfnh4iNlR6aNjnVwPtqvnC06FRzOX30wtB99Ysvfu2Lex2gT7YOKM1UWVEIEOZlKMv+6B3gr++e/Pev/8UHp/5o4mbUW/jOtHDznuNOVyaBpL2Ju1i5b2Urn2S5qnK/ahAT5cH5q8S/yyW1ckdS7ibR4VrNh4/MYCcin7n0cZZ8w8gJ6gPG2spmNGAFQYgounmIHajGpnIQuWmHiIg4atKmPCdCcGn4QNNUfbPJlbBp3MVEHwwIa/wPECIHCCmDlZSVhOFAhtA05WDNPBeFlYUkjzJVJSEsQV4KhmgOASkBQsaIULuWIml2MVUPIMt2okIABRWosUOaY44oAqOcnDy8vtt1i1M5e/i552783m/+xpee6fWBPlDUmfOCqJSldw5AqBbzbvcMdARMgD/8wYP/+cfffO3u2WJ0s9y78ZAI0wV8x8vGfURLudv7rRPNVj7J8lFW7u06nJzBHZl7R8KVDbUmMl8XTjGoVhO1hiUB4OBQ+2ujeSUNuU6v9WOsWSv9pKxdVKlNXzZUT5zfZtu7MIWtZsrdR+VOgJISGBRjPxmm1Ekd2F7NLge1lXuTrUniFTlirpwr6wTRMAGSlQSoLQwkliAlflSfJ0uIW6jmkMDAq4zmixSqAVo5LJ67uffG97/ZC5Pf++qv/t6vf/6mhwvokYyYa45+UqnConSuY1uVCekZ0SNoBZ4CDwV/+yb+6PsffOPd+4/QQX+A85kX2Sr3rWzlUvL0KHcAToBMuRORj6r5McodiOk4lpR7raw5pbGuPUbyFHctVkpDhNYqd8Bz607byj3eU1u5t2jHGp8Tbf7MTkSNDlPyj4ynoL3VkKy1VjirqkqmBJNmp6xCqD9qm/BUl6foLRujD6okFEIIUmqoJCxYpwejzm/88qtf/dLgNtAHdoAh0GlSXROA/w+Mnh8MojSoBAAAAABJRU5ErkJggg==",<text:line-break/><text:s text:c="8"/>"currencyCode": "USD"<text:line-break/><text:s text:c="6"/>}<text:line-break/><text:s text:c="4"/>}<text:line-break/><text:s text:c="2"/>}<text:line-break/>]</text:p>
          </table:table-cell>
          <table:table-cell office:value-type="string">
            <text:p>a03be909be4d8d556509b368675b1124f</text:p>
          </table:table-cell>
          <table:table-cell office:value-type="string">
            <text:p>Chase Credit Card</text:p>
          </table:table-cell>
          <table:table-cell office:value-type="string">
            <text:p>#d87204</text:p>
          </table:table-cell>
          <table:table-cell office:value-type="string">
            <text:p>CREDITCARD</text:p>
          </table:table-cell>
          <table:table-cell office:value-type="string">
            <text:p/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ta:image/png;width=100;height=63;base64,iVBORw0KGgoAAAANSUhEUgAAAfQAAAE8CAIAAAC5D9QEAAAgAElEQVR4nOy9WbMtuXkltr4PyNzDme5QI6tYHMRBHIqkqKFbarXUmrrVLx0h+6Gj7Vc/+d0/w/4TDofDjg5H2BFWqCVb88RWUyQlzkNVkTWQVbfuvWfaQ2YC3/IDgMzc++x96xzWLbI7wqgK3DzYmUgkElhYWN8HpJwaJ4IKkLZRA9wEBkSAgdJ1VQjVZIn6HFgCq/J/CxhggAAADCCGMD6OV1JQLrkaCHS7Th7nsHXAzbO58+L+VwG5+9YhAIDIkEmKZfNsEahABKGFCBwhAmf5GAJjqRTkhxQOpXLIKcPvCgNIkDldR9c6yedLyTOVM5VERg8rwyGUw7PYqPw6Omcr5yH/djgel/lqxQpBQVRQhpy3rpXRhenAGQBQtk8OO9/KlQyHdB3y7GMKzMEk55/vm+JSRHJoOQLUOlTdxiPq0FSGZxeoQRQcFcwEAJwHSmvfeBQZ7p6yiaX86UJKbpY5uFERRgXS8csbhf707ZrfU2/7gu45v9pz/r7s3Z70fec/sr/uCHuqYXf+sv/8fffdd/5Nw77nveFryeWsgRkwAWrgADgCXMSJQwUgoPIwWBfXVPNSm6EKonCyIgWoEBWGzhAUUsEjOnSCS+BH6/XD1t9b6tdfOfvqS6//aPlwbW3btjFGAwGYmZnBDdUydC0qdcfr5h4MJkBRAxS4ZgwzA4TcSnciu8/f00vkSm9IhRQ4JJACBBARESohIgIoRAmFaGoWYs4N+STcSPdzziGDqSi1z18rT5KMAMQopRxeFIDQUkpKJmBM9akiFGo/+Hh1/VOOnzDnR4XYCMfgIBBL5Rmf6cSP/xSRBDGp/ONsE7ibpFEeIglvhwtJQxnJ+jceYwQ2wZcEpIvxyjtRCkII3NUhIqXPluQ4//H5GZ1lqBIrl5Tbx74YlCHdoABSC99oruyUYMZCJUDSBCGE3B0AlhIYSJP0V4Ly/hxArEB6LHehsDTPocC5noNR8vFoUE+jhqV0hfTnwDg+/x1jJ3o1ffvZR2FfutvoXqOn6NvhOIhBuZPpme0e7WUPKm/13/5Ptcc1fDzivjcov96wOKo+dq0gHs6qJ44O33f39gefeuq5k+OPP3fyxAy3HGrABTAsvbTTSb3uzIur3QyENIxgW0sEIuBC5xuZBI8fdlh6fOut1V98+Stf+varD9eg3lnpvJtM1pAYI0kRERFLzXJUuZu9K1fWvtaw+eQqVFB6ML0aD+ABEKi8T+lGjs90qjtzIGwnWIQQRhkPBc6JpfOg4JoqFBDCIaM8ACc0C4ULS4JOl0Gzhz7pG6jQJg4Cy/fK0D9AvHJoPSpCIHhSbAD30rAqdRATquxq/iIOsA0mKJIgf/zIEBOLEEtvFhmyN85JcJ9/BZU2dKShDZiq9g/V1ycFHawQ54xoJgA0g35KLGU0Qfofo/aTXl8sVD/lkEfKKC445cYbBGCiCf5H2J1AVqMmgJahPCCAmM+UVOwht+j62jDkASaSIpLGBgpAieUhSEmsOGWYOgsFNInIw0n/EwBVP+JGQ9sr4KtjcJcyeClhAgcxQTpGtP74OjFD3Jkulds9yd7TnTMX4DZEhjzl3Op73J4av0OwPXP+zTKMsMjtQZ39g9Zubn2V/KXy7EnfJkM/XhBCxCnNi6lEDR1CU1k7tTBn+88/96nf+aWPffQER8Ax7UA6IBicER4eUSR0S3Um0gJCVA0OLoCHwHeW+PNvvvXnX/3aa+cXsZrTHbZtvQpqk3kovV1V07PFK7OcvooScxkzggTDY5YxZgo+4fvVWrSNeuyPQ69TXGP8oICMOwcN73zfPfpOEku3UaqJFbkjU2klE6wnfE+o59QAy2AKJ0KlFtjd4MIABOZhQnNwEANVhQBUaBEKE3GS+K8SVEikN5b+kGosjRouzxLSwDKqq1Fl6qgtZsgepaRRRBFF2deEKJUOYhZzGUTp4FDK5mhlYlGempobfXmvYvmYyhaIkudaZALTMfVWwKxAgAnaGPr6T/+hzHsogAklDetGilB89MpNPkE1gZmNMZoCGkzUnI+iYgN9Rg/9AlCH80kgk49SACVpZBmiUAaGUYcXN7ocEUzjB8WhYH2fA0nIVuPPf8ZhZjMm9UZEAFfB/abxxFc707s9M6f9ITXO7WvE+63Cp5NFds8kduIDBWDcSdoSqdlKAYA9zP2m4K77dLE9g80Yl95VaANEVaVWUaEwCmLFcODD5VuvfuDQ/+7Pf/K3P/3hF2/pERDWl9PpJHTNXHyimmsg0JplCJjcXqJ6JeBLr/N/+8svfuv08kch4PDI3ISLFqyr+ZGFVrhBo8wMpJaRyt6xKXAkCV8Nyt2C2B5x3VXVKI07j0dBII7Qq41jQ3QfkLFkYpIpRv5JVFVgSZPpwV1oXkVgSQbJIEgFzIkXkQzBV57dQQGKqGTabmnETjgvIgn6nUSRrm9PBcqJAu45XYY5hyaZRWz7nE1wHyDeKMIE0yJOhFoGnh7ue4gXmmOfCZWF0Kc3KCam/bWgUq2FGCIpZDQMfFlESFpS6UeCQJreig3/AZrPB4SaciszNwSh9Y2T0pP6MnqojbUXIsARmoEDsJH8Pc6nHxjGE7uYQBkbxBwFINIlIU/PpSfpCdzVVT2gZzoPAgbZIrMFU3omuIU+3CSzZUZ70xh7ZITK+Z1KyD7GauBOBIjdHsa9T6fY3X/TyLpfOdlVqp13uI6QsJnx7ufdl4/Pg9m7CgY17wFFJENEBJyi8uLAxenJ7YNDWzSvfe9DU/tvfuNXf/czT90G5gDa8wPxqpWwXUPFlGuZLIDXiD/80r0/+PJ3v7uwe1o3vkJdQ5OVqqqcsl31Gl/fJbYefvx2rz78WO64GkRAMaHuiw2xjymWYZcjEMlA7LbTkwghV7pHCqp9qRLQlPKUQQtRBjkCzjkhtcjuWasRSgwjYg4Ufu1Fs8RRQB9QS/cSTTKIQnrFvOj1ArFBBiE9gxaNu/Q6AnAjjFaMBKVc/izs9I/r8r3GtB0AGFiuyuAu1DJv2JjbKJzStKhG/YwksfhisehzNkApZtDEtckYk+gxHpILE+8lncSYemiPiErtTZHj9gATE2s1mmSCnIaBsQqU9JlUZWXwIDG8+qQRJcpSWPyGhl5UMkV6SDLdS51HHht65UcAxBFoRggZLc1kRCiwNMiJpqHOxIxXlIqsq28ifhlAYWF/a98Z7wZ4dX7nTBohXl8mNtlnqNRdzFcB4z5L7p4g2A2aW8pwPllEbsjc9+PSnsFsz6AYd9iQbhwoQOxQVdCJUBGV4gEFIiqHZoHKTlycnd973wS/+/nP/utfvPMR4Bg2BZX0aCU63031Eng54I++9Ob/+6XvffXN8/bwCcwPMZ2AEdEARdd1qw5iUEnTHoUk3V1Vx414/IaTVQ1XanNn5SoV5gW9DLIjhphSpaTUrjaYQlMcGdOxgxun51gC2XFXa00vY6RmZLrnXC8E26CaE4gmaY4hmUamdC9wBVuzVpMQPPamUTiYCISk0JQUU4j0OAuQsTBrSJIxSYUIUCWLM5CU1oFxI5e/18SL50+eHoqIYGhwxUgwQHNK9jIppwO9OcEooiCTzC6ioAolzVj6m4mmEQhAfpoy2ECExdjrADMRIgLK4r2S9BmokpGQnKjoLCZUzvMZJFcYioghDwKSgTy1SgAmGZdtk7ZDjVsKvsIgHXoQT5MGgeVeuynLUDnyB0mw7hMl70Kqr2EukhX5oXqFAlgsLJ6AiJJRoRCLFEKjqckOFxXv6vGfLNSBwtQjKFSoSWrnJpQd7R+21zGh3a3R79OOd/Zft4c4gWrxKgjqfmzcK4NQ9skdMi5RqvB9rnHpjH2/7A77RrhtGS0HVz8G5g5ETKKTVkOMgTCnOqWfd1IbFP4QjJeMqzqeLi9W33jjjdXiv/+1938IqkBsW4+6DoYFcB/4y++u/88vfOPl+83smQ80AZEOXciPxTilo3pWVZBICpP93oyiRgJuZ7MRqdKx5Al1fIT/CwFRJxQKBDqOI03gTAA4qvTpnRmAmLtxTMcAYgayzThCFCR3eAvAja0CEMkxNPVYEWQDJpUwhYpks6RAqRleokWjOBEROvFA4rwEAANEFERC1ESOGIUGkd4MmDBmYO6gFHBUg8APw8B42mTZxS5hRh4XAB0xIxnNmTTDTXIsGlh/cj7CiPtnF8bsBZSQK7nBkEI4JQRpmCGAxOXHUo+5fsZEMUYhSMv2D2TQBASkSRLiDb2qLo4CCgFHIemYiiQiUCMFzsgkrGtqQnBMbJoaextnhttM5TJzF2qZpAmYJHCkOQGyeFeYf3HqzaVNdiONqS2BXiSm63qzKmCgS95NBEWcwCAeMEFSjh1g6gEYxQtMFHR6BS8MsM42JsQbPjOSFB5lAmijihgtKV1bMSw5Lm/FLjl4AltxiLyRdr9L41aAMvaaG0YAlT3Mfa9Yw904sx0zW4DIPedQdqXvB/19Mo7szMcs4FrlfHQsEV2XPOecAkZhF5slDOJqrScxWozQ+riD+9bpcvHVt1980k1/9n3PCaSqhWteOjzw+OMf4n/69392L844u71oSa9BLWoez52pNzXo2id757iaHlFZSae+tkOWcFtDfPxhryvkbi2yPz+b8kqjMUtCSjKZqlCpQqtEiwZtSZVOmrXmvETB3gUFYh4xI2mh4YlNZ5/3BMTsma8KfF+xhRdLX8qk1Fx1cEy30LF0w9H5YyAWAhzDfQpuD0OBihX77aDpl5RRSfLEpfe9GDg1CWgczfD6nwww0ZHnSa94MPNobv2UfGu0z4fDT1nMGSnppJqJUWx8x/KrZAF9lAMpBhkcK5nLlhV5gMVPZiT+bHj7WBk8YgHnmP12CCCAUNpIFCr1WcSZjZT8AvK9d4ktu7zNbti55No5v4N6s1X+nsrcyPVQy4zl3YHm3vjHC+9FSUosETDQHOFoaslJTyU6qmOav7tIMard6k6fPvvu//Dv/s0vv3D7APCs0AheM/zhF7/1Q/Pt0d1FC3h4JWDCpEWoQQ3O8tKRLU3w0Y1pmws8KgZ6fPgJh75/4kqJSsgoykJMiWTLEyqMFM1NL+WkmQio9l5lzMtVRBCTukEYVIsenZgcTQdEpibWl4ivCYpjPTBM9gf9PcneugPcNzT3oo8nE+7oNIFJ7FV1jNR2YreG218IWBw5YuYuKEgKci4gERV5liaEicFgQljyZpHkFVM0dAoMhl7ryFMeTZqWaSb4SNYXqhKEZnAHIbAi+yTy379oZMaqhFoxxvY+LRQw+73k15AvUUQWGw9ANZKpZrJfvBiQLQclpdxdSAgUMfmtZ59IJY1QwgxKJHP2LnFDRvE4hVd+fXT8EwjvgPLvJlheJnX9wexG8RCuD8HvTUly7GETCIAYJUSJToI3czAnEEsqiEQwOphpI/W5O/iD//j1J279sw8cw68VDfBnX379b7/73dPqSatqa9fwlaAVGpVRhPCQKkgFUNAIw/jxkutb8ljI3HbkI8FMFq5VWUZQFPJY5KpdQQwIu11r907HNL+/jTMtU18mXU9UAYkEIjOBTbqvpum+mjCvq0LvypLWwlBNNMkwaTwo3jWJv4sIsnOhKmAm3RZwa7pRklAAkeRSchXf0Zu7Eo1Pxy6jbhFhxCDGPFcAYSKAWEQEDEIgDfEGgdIcy7giFKJ380xKvBJI3j7ZnpndCNMME8KsS5NIjqVmTFAPU1UpbBmZ+Wqi1xQkR538OGYQ0swE5kCJPWcvdlQAOubshU0LqKBCBxN6odwwSZo4MzkmM5OSUKbwKLOgWHgfgWSc4biyISp5WVHS43I7IkSyK2fMAiCcUBMTKH5lI0aZoXyUInv8qfd6g9yEuTPf8ZqyDLB3kdEWL95nn7xGiNReLXjs8bi01wb396QkBqqxIucQD+kgLaSLiijBJZWPcJYaMGAQQWC9qm594Xs/eupLP/i9X3/BnwM/ivj9v/7bRXUrzg8ZArxHJRZMgYLsDuIJTZxdAO2fCkgLHcvMMpnjkwqR1o7mrnidGAXm3vOR+V2N6rl9ZlKYHfcgmgGTxbFP4IgkYSdzX053yASeZBQAVDEAhuhEKCZEFBPkmqQacp0TYizSUL9kSVCGnPSOilxj+Vkp0GwPFQIqMMCllzjkBociSEvCd0aIgBEEJRZHEYjlY0co0zwxK1GIRVxKJZLcYJC6vUrHmNaoZUZrIKkCY9q/IUnYSaZP1yZDaXJhSoNWtqgCxfNKSSJZLagdAdOxvJNuFakjgSXPnSDRAwA1FveerM6nx0nqv9EEAk2ATIiAhvxikrk5teGk8rte5pc8I8vWYhqT+3F6UIHQLKWnHKiCXk8XJtGmR+OegNuoTfb8favF2q42LMBoVfM1g/K68XDJNgTq1jBQaobXHDYGTT8/dNrm4x3iAZGuGaOQuTG+PTqWG9/lOiVPsRIxja+uvGsBVCOtEzXTICoEKcw2oXpVnzhX/fGXv/X5f/qCXwFfeeXtV0+XfPY5Ooc2ovJg1OSDCwfRvGSfETASFLfDarI5Eg+SGkaN8p1jE1qixT/2cox3iv1ur4C9C0CK413pIL3zHwDEzMWdUNX3PogCjLR4pNm5CJRQ8UlDT5BvkgxlWeaOzA426XaSgKCn3jRPExgY8/Kosj9BajfJOz4xQ0mwm0EqL49KhqbkiV/WNFEQAQqTv4dLWlAqhhmLk2V5mdk1KJUH3qiQPOcYyeupxeR/05JXFq+VTQ6XXBpSiyrOLzBS6ChJhs44buUA6O3HkjtNqj1EEYNQmay8jKViSSoASRq3CiNElXDZDUZcz+jLeiUWn3oAhuK9bkpxWWHbtbVAmkcZKEQaAJLak8+xPJMoalHWZ6yYYS1Nnsq0wwlYHEp6B9BEm9JarVSCHYt9dm4/oJb8kK5vBTNsbmdxvZDMxY+KVYpz803scXlwGk2mHx3/GOHGU4qb185N8NDFNQCjESEhMACIBvFBBfR5GgyQ0VBFnR8enbzx2it/803I18n/8f/4m7990H17rd38CbgJoNKsJwwUNK6CeogDAUubYeyad3F0sMVz5SYVTQhNcTNmcYNQZl5XPegVbpdn/XDpwBp6l3BGJWBMGKrZEVHSudIvWUqbRBGSCSl9Sk/OKy4pIQn0MscvfoxIo0XBaAjNg449B9MecDWVsV/RmmA7XViYmhY63Fs+y0CVuhpMNENGUfOhveoifayQlK6Asx32W4WNXdlSnaScSKZyj6e1JIrmnsEOAE1MEHQkhXPw3EjgPjaxpoMoaes5GRtUSw6KYV+BnKJUISzXjI5tqhiK1/M6taijBq29gRQZsoetBcpdpAfx4RwAkIiN4pXLh2dkXrxaGq+MipSqGdA9W3Vt2GM3wg06F2Vo9jcIO+YKV1P67nTDzp57zzVPHh3snsdcjeWGc3re7Pwd9bM/xhgPDTATpSiSdp12tDKCBppGMzGI1I5PWXdnVvl7wNdeeoinXgiLFTqBcz60LnS1MIp2kufhYKysUVqTM32H1zpU740ah4BQu5kB/Wb5A0hcxGQjlryecisduPoIknhRstf1++AxcU+VDIcOwkS9Cc3O4UnLlkS3I6AQZ06LjWHknlgWJeXdZnoN3REJiTQLKUlaYSpVZqApRSFUI9G7ThaDZJ4f5CQhoExSAWh5cpoHDGM/EiT+CxFhdm9HzFutoBSvd9fRAe7zkuM01JnLMnMyWkrhr1rUFhqYubOqAK43iJIAomXXto1lFQN8w3OGTLTZX5X+TKuKPAavGEtmEsnThWI+AAYMTYrPgJXM+9GlVhE3ZuYFuFlmGBm1gWSHT8dE2axG8kYF/Xhmmhl9Xg2U3PqNI0DPLWXA3L0ueruTb8o0r7+CKQVLlTHeBnMjLukDE79J7gLs9XPfcz6Hf68X6w2AHb2Ecn24vtHzGl0XYWKoDGqKtCeEKpVQQjooYUHYeQ2RLlZHbdN208kbD8/8d1Z4rdHFg+Xh8e2LIAgBISaZDBBl2lUtrbaBAI4WgU18T9poNhxLaT6po6RX4Syt8NYoZSex1Amouf2I9WN4YnCpVRUTHHzyZ5eBs7jkAEKJArq0rs9S61JqcoQoBCG5TgBIS59gYhAThoqIooCGRMjMFGZqBKIAgCOMoBidAR4pWyospO0vIBIESchSWlAPwEMio8/WSiQlxWUl2gwmeYEiBE5ZlvijMHiMPVI4Ui8BwpCgUzPKJ12+H7ggRekWg0vPngCayW2fye8mwQqkd7FJgxaQjCgkLYkeAiTDZj9l2WypvTEtd6P8Bgc9JB0EJCk7aSaST4Mkhm6F/ApkzDoHuCWQxjyjCgQy3tFImC5M7UPzSidmm6RmBt1z4J4+aJQ81eVoPt7D8RCk35wsZVyyEiTtvqQws7m+xOCosghJdtT+8mS25qg6BY9EgS0q/Z5NcoHNjnydwLEyvgPZh1hG8Q34X8rhumtxNdmlkDbawzXiNEZfKeE7xNfJucTFcnm9uJf1oZb3KoRQixZvAAHLTiI0EZWqoui9iwd3Z4f+97+NxZ1ngqsiDW3rZzMAwXvLIFjIFX0nqjCBKbQ3pEEIBEio67pt1wwBIqCIsRa4qrqwoNRZK2oaVBov0UUo0Ihq5UMNAyvXWQusUCkgCBGRXp2Ia2l0gKNfN5XTC40QEX+g1IqspZbgGo+1W8MHWAsL3ryHXzXEtEY1QQwIHSypqSqoVMz82iFMGZTaiG9c2r3bKu88ZNGu4VXqGZsgQT2trVuoQQXq0dUw8eaFFr0YDZMKMFucwqkJIa6ieooLomAUmNA5RxpjVK+V8+uubSUezg7YWjIwMgFr3muzrGsSEpaNrkmPLTpMauZ9m+9VkCy4l3XXJF1y4S8xEqQMC5oS4khpKLm/yegqYGC1BZaBsm+w5jlH4uwZCfKuk5nRylDmZB3mUFQIoKLqEhYzm6mRNIlhkQuZHGck8Yg8IUC2pWaGbhAFYnGdTCumhCPqHUGMth5LC21Z7NvD6qVhaXWp6cw6CUDgssJuzEXIUKiRLJMiAEisBsnshWTVLtgt8NmbXhKTEDKKCIetKAGoOAhizGNZ8iFKP+VZ9TgMo85uyNSbT4tvNvmGPpLsl9Iy/9F78W6Ffe40ybMqWbLeMU7lAa8d/xhB0yxWt+JMtrJ5YBTjJjE9TIGKRBTk/aCTFTB3uES0KsAFrQFo2wjNT2aXZv77C1yKd6LJDdeDDU1FQ6ZdabIPAhQ1SllUnf8F0zcm2Dx8iNlUJ1MaYqAqusjlOmDqjCKoHDQK8rgAwjmnzpkPMcYYoRESQGB6hM67zsSQrXoKwOppLTGIc1TQYoyUjoztRGYUKw7kBjEiwty0njVUNmuIYVpXqq4LGtEGjQIIg5S2ogDUHR/Hy8t2sYhiTiUi8empRipihaZD0i0S65R5XTF0y9CBAU4gBouQkL7lkXzsKDSqQgQOMbF17YKZQkQqOAsx8/WsZkQgcTshgyQ38KGfJhEo6zAi0veNDfDKPuy5y7hyclaEBnWlNI3EJNnjew6Dz8/YL2WUAiCCLs/sgExhihrDoczjwGFQKbfIVJj9r/0JIhssfuypkBum5BY+mkZYn5C8CdOaI+shhGTvIJ/ulUbH4nloMqSkuuopzriCsqpQ+qKVFB3uky/UEd0eznFKkiLJdSS5dVp2jc0PzuxYkqQ26Rnx1n3HlYsfN+zX6G8WbuTjqBjWlF0zMK9BIPLS4EfGvQ0I14yvU4Axu8ouALs0mBvd9xH4ngvGoiXkvNN3CEoTLr5mpgySxBWI/9EP37YIpxqjqXpAadbzwNKcChURGe2tQcCElqQXOTwyqYwJfLypN19BI+QStKV6JwhqeUMWMcC6btF1nfqqOpj4WppmGZZLrDv4aVAfnaugdIBGhO48RMQWzkNqQKBepxW7uLImwhAijFAFvVEDtWtaN5lGb9AIO+sWTdc4VDP4CdTgBJCVqxTopAI0PjiDk4NqNhFZCxbLAFXMDtq4rhidiXRdcGnL2aiGi8uzw/nsoKoacQEWQ+s8JnXVrDtRBGUUp6rO1Bs8RETFC3yMMQiiF50Y0ESO9h1A9nwgJDf6vKOYFRAcqRw9+KYXPMI3JAY8ZvfDyel1luMMIkPKMHPucTyfeSWfMeiX242AuOy4g8KLONqnfmOoSALRlU4+zh+5pRuAOJKTU2saX5mw9Z02bbpyr41UG553I08bnWsAhTqG2vTYgo2xti8Vd+5zImlm/ShkkVExyiCRcnokHu0BzccF4vtve8P89zP0PTe4YXludvresNUa+/51fc3qJxPYIwLgHz58mJ3wYlRf9TLl/tDTBXMMQiNgohYVXQchJgdwFZqAdQONmAmgyVlZ8uJZA8z7iTgHX3ddaB682WAtU5lPqyBzqu8i2bRtBLzHxKGqIIJIeAcAzRrWmtTRArzkJSAxLTZRUoPpbHqw7tZozuAbmaqrVaXyzq9CRwEsQhAJMnn+OVQKoL08izFODg5nlV91Ec2aCjPUoJrROtNICUL4OaZVvGxCgEStETutqSFOYWQIWVI3R1URD1gINEPtVRi6AENFNTPUQ/MYN/MiLGykKMSgurlCeAy75cKhIcYRl+zBNOH4iBf3Bzneosz9D1uIv3XfXnreR/ZH48c2K3+vw9hL+t2cKXvwYkyi9z2XAhFF54w2zIr7Dpk2pe9zKHNmDFOZPZm/65r8qTD3dOOb3uGG5z+eMNRP9nXaoDiPOv+9CXvumzbvygXz63XrvWdaLp3ntCpwScori6dTfrnYaYqgDJo3eFKKQHzeFG61clx40dqrejlbLQD4oE5ENEjsEIIQFdh0IpOqmtVddQT6ua1weSlxIdVEqymdd6IQhNABBgtJFveMM3a1QR1ax4WGIILolXBUAgZvRBM6h3hw4GplaO53HY23LYaZO+giksZSdwC1pUAF7Vpmk+nEy2pdxXPnFU7MTxvUQQNi46xTmEaXTHcWuihx3UGnx8m4qLQAACAASURBVJODW7Fr624RLy68imkQa/PaUooYhZh633UNohfvOkaBeDc1sY5xCzeRF8tkYTlr5GnPgbQBIcpOk+zla0A0iZEYTKAA0vlwIytl/kfz3BVluqfM2DHG6K2DR4e8d+5Vhpr2BZNBDLmas46ZUSk5xsyoJyRZyRpYs4zc0NM0dszfpdDpHrWLGYHAhh11zJHLtUONDZcPJcr8PVH1/vJsRe/NGsMzWfI2364fMSGRleK86aqVrMq3WTbnK0DaEucqc3w06LzX4b0fJG5oQv4xvPR3he15ZOErtnusf8/DvnpOXTkd+jzvN0vdzMygWiTQPqfRgaQFLx1oSdUyEdBh1RwcHs6cxYszv76cKT1D06yePDoQqjMFLKpRIkIr1NDJyuqOWLeOoTmZ6F1r28vL2cnxaWge0MxPpzoJZIgEDc6rmjWLql0/Ra3bdtl2qBS3jhfZe9LD6FSFKoA6CZdnEzs71stwcX8yO8bB3fuL2FkL0cjItM1gejsEqsrHru4W03h+EKwW7Yiu8aE6VtjULqu4VktrUTSCnbCaTCiy0tAsz+Ll4smZP5w4bRfCaPQREBFVTpzUhArXcSVdpZx0Eb4+UAkPV6swqaxsmJfF5yste8R8txj9DpFkzMf7RjBMDgZxZlui6fn7VrsZiz/9n/1VSTEfp6ccioiPPXOFzcLcBIyuz8GHG3EbtfeeuUMD2bj1zstHjjjDzCmdT9lA/OwpRqjqePPztBw5ffXFsoGbSEwf2X/Mym6m/Tsd2z/w+ID1/w9Xw3iqiuvQnfd6cN1398Q/RAB4VW+GLlLVpxI78RYMw97cpQ0yt2JBcIzJrceghAdlOpvZ+dtsTp+f8TMfvvNzH3n+Y+9/8skjNKfQCACByF7zNFDbiDjH6w3+4h/e+ua3v/mxJ575nU/+/O0jvLHE333/9b945fU3Ls4DZ1JN6mnNetYtl/VEPe3Dx7PffP/zz84ny7BuD4//1y98kTq/UCFUjaAKIYhO21kdf/Wj7/+tT7/w/NxPDqov38O//9Ovv/T2qnG1aQDAtC+5kAizWR3ffv12uPyVDz/zS5/6wEeeO5lPEdcIazCmRZNdDLQAMzTiTq19UE3/6OVXv/7m2dsP709c/KX3v/CZJ07m4XzGqKrqIKpSQT29w/F8ZoEzPzOZBqn1APcu8YXvnP7RN1/qJj7ZNC0BoiSn62RhZ1JjQFoBx2RKBelESRC2CeiSndmlEH8gLdTUAgoiUrw+hrEhgsj+LVdk/ZH4g6s43t+YWTtC+pZe2mihzCTyLhUF3nZq9ykM+9MAQZLhKDmBZaquac+xTdVbsoCR/BoJQE040O3E33ULtWU01PUPklh2WtVV+suG/j6m8Bxp8VK2WMpEPkspo04EZP6+vU4XSH5yIxMFIKN1XjG7XVpx6idAwu0Gkf3Q8xg+IvGocNMPUu/9WMe+53qvZZ/d4aaa+3s9b9r3WGVvRwDwqtp1HWJU70mSdE5jCBv7L4+C0CSpNSMzoBJzie3y9PkD/t4//dRvvPjMnQq2uNAzuyszUUS6IGHNzsyEFukXrV/E6fnbize/+7X2/o+e+uDdZ1zAg+Uzs4PDduHb1VT9vJ4HrS8iu1UHN3MSsVx44107eSou71+eLmxxK9oScgEADKoCVZhntMXZE7PwuWeOXzyeVKdv+XDysdnsM8898fpb324pqatH8QkLYd3qrbc+fCC/95nP/pvPP/nUFN15G87XYt7FGSMDl11s24DkHaOia+VitXjjzdfePlsE+rtTvSXr2cXqKVkdMDhXiXOsBc5ZcvM7P527+hjHRNv5A2D2/YcX3/rml4kDM9Pe9z9pXjCVvF7/isC9bVPFCGH7V5L+ieUDwSUTGeezlUPxpeGu9A2SuMHcOayA7cvf/7FRqiyG4GrOW21s/MUotS0svi4HH3IYqTGPYOXjsE9Yf9QlW5bVkiibCs/A34vhJO+Cn6s9AL4XeVB0I7LQrDQcGq+qAf+F0vad9fao8NN7zG0r1Oa06T+vQALwbQgQEe/770KF0Oa1iejrfeiwmR7RsikVAkSNhrZ5/mj6X/2zT/zWp2/f6rp5sxIfV6Fbed/BRzIKOogZJEikuuPp2Tn+5KtffOn8zeM7s7Nw0eniaMo2XB5Wwq4D6sv1WmYTcx7i0IWWcuSr2i6PbTVvOvHrWud3fPXq5drNJ6FyaEPnzcUww3om6xefOvnc03fmD988adeMXNf+Nz/+1J9/4e+X4GQyC37SrUyovoJDN3fdh47rf/1zTz5B6Hl7Z16fUv3E3z+LQRngAichauMQW64oeGr2N3/2n77x9sNwcDTx9cXDe+2qPjk59ouFIk5mtxrwItJPDtcV4RUmd45PFjoLnfij2Wtn7Z/845fuxVWYHlEk6e7JIZ1mikTaQIhA8vrjtMBoNO0qCr2UN5OdsMqS1IEypoYYwYFN06SsoNEtT5jMhBPtHH/gJktDfWLeAz+tRyWAkicyuR1Lwr060fcKLQPP1nGZKxSXocxqGZPDaNnRZYu/p3tk9/MsB6UlI5JGApLJ1yZ9tELGRKwXzcu4l3+yIGXpacZk5nchwPijfflZRcm0TTOQV9LGki164Su9gcF3fmQkKOtiJLn8pbcpgx0jaaHqes/IwpS3YOanhfU3WtFq/RTkStidCtzcG/3xzFT2mrH3fWyEV47Swd4PbT+mEIf8H7G57h53KwrEl+91JfpnFduqXX7wfQef+/DtuxVqyrQ6+PbLL79y7/yBzBudGIViEdEYXCCtOl3ZGf3L5+vLalJ534kY2YXGTBlbEYFzFlyIMZKAoZrRGgBKE649WmcNwzK2TWXzigzBIAansE7by+em/PTd49vWVqvl0WTSWrwjsXPVb336o//hmy+9tUb0DjpXeOecrtZzu3jx+Y/e8TgiqdV3X3/wlZfe/sHpRahdp1Y+dDkBHSNa0Te/1nzjwcIOnkA1jW105qcQF80bjHLvcvW9t8/ui+/eXjbqo9rUu0oW0sVVE/Tg1lkXv3m6PJeqgyS9RYiYFhzllatpw/P8xWr0gCVaIKhg0B6KnQWcK/PYDLJ7ZgDDaZt+7ntuIZudcHMc2MwKj0zp0zfO2cOgx/rMO2joV5i+7IeNjQv33XqUPra7liGN4ydXgKOioj+t5++lyw+aD3sdJiF7ctqGAtGSLf96s4rHBe43JKc3GlSEuOk3VB9x4z33uFn+N/f2uekir59c8O/QO7YVNAety94eBkBhguDZHfrwgbtHH7gDdri/jA+W6//9T7/+jbcuHuhxo7P89SK0CnMxCr36A5sfv9EeyOSwk9Zk5nWK2FDRwVpGipijaYQSrkKMoWtDCKGKrcTOMYgGRRsJwBvAFk6hJJs6XHz86PbPP/dkvV7R3Ktnl3U1PZryKcG//NTPfPuV71+u12Eyj1IbKqH5GA64+uxH3ne7Btpwv9H/+0vf++Nvn77egbd8h1jFiKgOlaASIioa55Z6ZJNbWJi27S3eOpS5NuL1yNS91eCvX33tLX904ZpOECIriTE0vkIA68NlEHeJO342DWWCJEn4LkormHdm6CdQSXVOzDR96ntDtJHka2EZ0EUyYRzLMQB6dSTT+p6BUzaMq1f83K94N44PWLzapfj5pNlDpEgejvqV9sOFHOeQbnpF3ByvUM/0tnjLjDQWGx6rF1xGvjTb3jJZl08nKZC/O1DUG5YLB8wlgbTKeUNDNyV7XT6lpLWogqHPZ2f8rLNsvQ1DWY5advNEfvy8U02ay3EMUqnP5ve1T2Dag3XvNRLtA/d9oHnTvWv2ecvsve+ejdX2hpsMThsbLVwz25vaJG4cBjx/p89ijBc3p31OEraUYICnOcYqrg8qCuEVnEx+8MbZP94Pr9vt5fRu66aOKohOIhi8M1BD9LH17eRkVrNdP3SmE6AyO5xXEzUfm0pWzkKQ0AhUotf5RMKh2lxNEWKymYrrVCMgMapXE0OIVVjd9fzE3aPn5745bYOr//Jr//jCcy/84u1nqhheuOU/+8JT3/vWK41wSdIYxGoRhDiv4AGx6Hx1trAfXRifeN9pPDORKjpHcagBpK/HUl0URVB0FBNEMTOIiyHS+aXgrXV3duwvZOqqQ1MJoY2qVVW1iGup1hGYHEZ1jKH/NJwM/b5oBoLRZhkoO5lvuKWPIVKutPL9cFzuNDKZlrFghzNA/8dWVlt0npteMVdBvE/cusXVJv+OHPD6cu2j2e7YpJGTCphu8ffxRGEM/bbL/Tyl9BbR8frVYa0pqQIybUScxlhTKonINKSkV0MSKiPyLv0t3nO0fo+z/y84/xsbDH6ywW++vO1RcdMWnPppByA5RKZ2ZQAYGZqTiQ9L6BTVHA+iv5g9FU5unUeaVt7UMQiC0IkaTPx0ujbAidmK7cLbtI6Lys5jM5l2F7fapTONkaGztZhoPeGJa1YncnaIBu3cKq/1nDq1atJ2jGxrrdfisVrdtu5jt45+9skTrC7DZPbqxfqPv//gQ3H2sU99dhI7Fbz4yef/4OXvnHFFa+BciNHUU/3ZRRPvHsraDmp86O6Td3HaNo3aBbVzEC+q2oiQEjra5So2/gBTYDaXaGfrswfW8PB2PF85R1+xqtdTv25pEgMCZ04ogWhi18IfNm2s5schRqWlb3f0Lu6K9BEPurzBwLgNJTUl92lF8QYpO2ENbvGb/b7nxRjx040XLZK2IN9i6/uwvk8xgcgW/1JA+u8njX170v2HrJI6kfeJtJ7cZf19o7SDCpvxcXy/svCOzLy+967pnz2tBU07q/T6DIj0uZSkuZdfiV38/Wro2boyr5stg+s4B1VsKUL5bfSTHvTzD6ZvL0SB6viT3DI8R34jG/j+n1GQPRR9bzkfk01y/4zh8eTz44etErzH70tGKxxv9EE7E0CtA0ANlOxKSBihYt3xQT0Rsosd/GK9Om+6t8IK8zmEwWLejCqZtFSd+I4BUDM4wUTh2c40oO3eP3Wfe/p2mJ8wtiZhzYamVaNoJzM/u+14y0UXGaMQLsIFQZDgxFWmvovP1tWLzzz9/MlscXm6fuL9f/etH7wU64dvXb58vvzwrdrZ+uPvu/WRZ45Pf3je2dTqSUOL8GuZvvFgFX8GCocOn/7Ak7990V1qFTgz7Yi8lsQYrVt2jA9a+/5FeLm7aIVV7VFZZKRG76LD+s6k+uSzJ4vpdClTwDnDFHQylaq+iGwPTr72+ltLxmVUCkOyjI52D0yaSyz8zomgbMMSSeXAiEdvdaxmcJyI3XL5DtRmlol34/jV8zEabbb8IwvlvDo8DJeXX4cZw/BLKfZPeEHi+I7XUbe3oH9rEnCV2fX8PZb9bsfnlOSccxblRCBQMpBpOL8OW/zpgP5oZ//tX97r8uzJ/5oWij7cVHN/5/y53Rl/YsHnDWh2hNHqxxLUYk0IzWCtekKhnkCUVYwxrBcHzlxcz3R+MoFDM6uOVliD6kwcJBuLVEycGSAe4s3UiVPxMcaJyIHGyZPHR7M7enDC7hKy7twasTrgk3HZGpZxfe/Juls1XVwH09DGYJU3h2CND/G24SPT408/+Wxti8bjB8vFf3z13sPZE0vYf/jKP/63v/b5p2L3lEx+58VP3Hv4lVfPFms3Dayic6ex+uIrP/qNjz3/M4eTOsRPvX/6/mc/TsBWCIaFWoOutYiu0fUqRL65ar9yb/WHry5euliR06lM51L7RtCuVfjs4a3f+OCz3exQ5wfeu1nlXbOeaK1+tuD8fnXQ3Dv95vm60cqqKk/IAder3iI00fxV5UGpTSvTx2r7lmaNnEPiT1ZEWwBJAdhuXmPkLbgMDML3yDEGG78yu+RnUI49GJW7XHW1xJVBZUOu6dX/HTCQJyFXmfjV3V2K7mG9np5P5yM7og3G2w3lpAxR2Pz10Vbcq0+Q5yyPPD9/bzjnHwFI2hJTii6zef6W2HXt8F5uEiyPIKaPibm/dx97SNnftD7f8fz+Aa9Ike9NGPIffMg2YpZK3IwVFARFgBjFkHY8FBfFu8l0tVqpUJMQQa4uF04Ba2BrIogx748qhAQo4RzUMwIRDNY0DS02i7OJxMPZZD6pvWMlPBAeeoTmMsROYF4URoVNnc4qH4I5nYirGVi17S3G903k+aNpWC6nhyc/ePvs9QeXa1Y2OfrTL/7jeWcI3aRZ/9on3/fBw8NDtrY6j3FhHnF28JXv//ALLz88VSzgFutmWgc2y6lhElHFzodQh3Yeu2O2d635xNHkn7zv7i889+TTlbBpYhdgAupEaxdZU+4cHs/VzYE6dJPYHsDmjIfE7Vl1ew40XVw2EzcpO/OqgRFi5Ys8BhoYU8whoO/bo3jj3W6mx8KL+2Bm49w2LrH+y9EbP6WDjcQhVyGZXu44bJVnb0vcPJNF6inbu+9Fokcb4sa/jqVFefS1o8JkaejKtTvyLynD/GZ05jgHHaXkHArB3xckfeGrFIaj8/NV/YcQxvE7hXEOj45vGrgnvFNJ9Fpx8a25Gr/7J83Pa2mPt2vH16iRceW88/mPL3hNe0UWdsSNyurtfDmmMDJEZSsonwJRiLbqVsF0emTOhyX8vG4b1tXRioLaIJB2QjiSBiPW2fWjOmLbOdOuCZOq9l7VIWp9n+H7XXCH0zC5y3Ap0UP8pZ/76RSr0wkXh/MJlxfN6tLNb82ryeXZuj4+mpgexfMn6+7XP/ehcP76rduHP3i4+vu//YdDP79Yt6ELx7ef/09//+2P/8ILcbWaz2b/6pf++Vdf/cPp3J2Gi85NiXhu0//l//n784e/8Gsvnsz1EC06elEsA9acdMZ5fXB2ef+2m1Z2MWvPp+erX//wp77zyg+XbTw4OV5hHYSxdVN/fI7ZW2u3rA8OpnfYxcvOjpyLoYWftVY/6NAdHLb31+mzFZYrVyliIgY4ST4voAxfWlLGQusGFiAiYnl9qWSmV/zb02JJpI/npT1OygdXgbHXthbGxdQ5iy0RZV2rJFOfZKHCQdJXPAWiIkirJLmJLFbSJHNiy+iWlhCngqbilzKgTGHy58LTU1D75boizLunkUzfYkh73KMnJlI+suEIiMQ0dUhLrfLcgwLV3M0KguUKTN1POeqH27srMeuLmoc2FOiStIHP5uJVkBGEQG00hRp38X6GkOcHyes/z2DKbjy9UpQrdVy2dHMDOIr3hkeB2hYKZCy4GVOWPZrRPlwTvR6s93G6ald8tewsr2xfjH5mW2JJE9Yrcfq+WlrOMY7JPV+GGs9IxlTgMc1U9uczeAd5s0F+GccljPfQNgGCueRUBgCJgxvEulk9CSFcXjZ3D4/O16BJXdexC9AA1Zg+7pq/8WOQCCMb6uTEOTepZ5fLVeBBK3LaxS/+4K3/6+tfu49Z13W1Rh+XAdpUtyfV9ITr902CfPjO3VrgK1d5Aw8ODhj1QN2Brf/JJz9c2YOTWVydP2guu7tCTtzdSc0YZs3iwRsvVdX7pxREPH8Ln/zAU3/0ze9OnrjbKsNivZ6dvNaF//mvvvT7f81n7x5YOPPeIx5GUUzWXbeuqbPQfPzpw89/8Innp/HWRNuweP9h9erlenm+8Ldmztd+Olt13Xd+9OBPvvvK68HH+siC1JSpRRVj5d5er3l4cikTf3y8jtG8FwjyJ48ZkwuciMtwy95hJkFcWn1T5ncjbXqsgYzaAPrRYevdXtmTZMufvYB8SdnQWGKRfQYQ38p/sxX104jy1dEdvw4mARYDA/L3tq6YAZgFnO2cyq87dzxP6fuU9PGy1YQLG74xozw38mfZ/gUbKeN8xlel9U2WUbUfcoYziZj2gEiYnt2PyrsWlq0ld9fwON7d+Xs+voXv3IP7e/X9fRr3Dblp+lxiHsZGMbJ37ma86zkfHffNensk2JxmDSl7zt8X84ZgfWPyvree3zkff6O3QTqyFtKxjUk2QATiPKzYXEy8kV3tJ8agLsJWs+qwxdRYORw48SIC6aiEhKo+WCxatdg0jTnpRKrp7HK1wvGzl7Xep92TY5m5+WzibNlRz0PtIa0tZrLuZk9aHZUwV69A9cJ2Ic3Z03P51IeewunLde1qbT90Mv23v/wpHj7lDw7BcLvu7szJcBqqyuLiubsHv/ULH/nSt//hAncerKWbP70WsWO9f//em15fbcPlpd06nHaL1sxCHWD0HU+o99end5944s68lomGdnF3Xk3jOrSrOY+dSaMtD6tG9B719ODupT+OcqBwtcV2dTmt3do1nTqZ1NXhYXO5cOmTRZa4LQGktZ6qmSYSMEv0M68HTUCe2Xr52mpPvVF2kindmJmMk24DfBMjTfo4h+aiObdebc9Qu9nU+vEg0sb36s8f779I2k73x6EsA8dHKeyAivtao+Tdcobv7Q0WAiaKbQAVaa/Q0YX9Xa8bCDCNNhzvSbmRZwImwa79ZyxRG27w9/TbeDBgskyIJbGLPc0X7N1Rcm+RHw/43jT/vdW6DwT32PwenyX9nfPZOZW6cs6Pnf27C+/ihfkbGTQETjgRQkFhMBqEldmEZm0DoJ7OzpZL1er2YeW6M7/ytfhIuLhWOhGBNKJLwMBuKrXFjui62Ep1jMmsWej50hZWddWx+VuNuBUVJh0R6yMXuop2GcIargmtN2u4BELTnJ3Erl7ef/GjP3Nga6dcm/lqYqifObrbmAPbrltMPJeLZnYwR+Uc4ySGn//Q4S9/7AN/8fqyrmadAM26Paox5ckTty7PzlnPFqbV3FvsUIlgirUwdvcXF2vKmiIxxrD2CBqbA+9dlNDGi+WiPp45X8fYVVVFuE5BIgBwVXQ6n046xSrG5fISaT9OYLNPEIAZNX0qTwwQtbSDJbyizA859pkpUszIK2bU7jbSx341mwuXhoIUEjPI8X0b2PSPlNEK8jHTLw1mewaQufMG0F9ZHzuaSWQeu9lKe4Hoaqkeb7jODpTX36WSZTexYWN3GVC+19OZv0Q6DHFSPuNnoztK+ekGrtaPsYYel+/HT297lp+wAp7CjWWZPdsVXI+53yRQYBAVCNWTkVSaGgCppsevv3mKiVuemfP2oafvfva5W9948/xYDyOcUmPa/FQaxxVg58vGz2+dN918PsEiBInLLk7r+bSaV74RueiItSVdwkMdfBVo6iql1LXW4CFtWVkla9/ZQbf4yPHks8/e8cuFnx4+hEl9eLoMdZi1nRxPZq6ar2dYLC/DaXt7Xr1wa7Y6v3zy+OQ3X/zk37/0V5fKtaMeH1Ttg6lr6rd/cHvZTqtbzfIy2pJVFHNiThY8Er2rzd15JXFNh2k1a7p71oX5wQlbOvPz2dx7PV51d7rFdPXQ2UXrp6K1rde3Dg+65bq5iAfzw1k1OaO5g5PLxRLiUrcbv3hmp3OQQmHM3uNgwrq0oDSdmsVqRfrYQ7+ufURQM3/MaymJfp/IRHATf4f156f1NGXF/DbTjRDJH/MrXjEjlrrVYFDmvIPsU+a0Y5NdYt+6a7BJMIddHSOr8Hl+kPIZ/Tri72WF75Ay0mAGTxjm9a5D6UbYPSpVymFjlxv0dTjm76Fn3r3swPFbLiucNvdakOy6LyKbDihJn9us6Z2Wz5vP/vdd8N4ioNvLlB/TfR9hy911rxthr8kjZiR7Zk43yB54dxODm8kyAMloNNMOiGkLAqWsWa11/vVX7y+I27cOz87a52/X//W/+OWvfu+1t99eREyIOlINRkwcJ6Y2mR3/cNH8zXe/7/1B7TqP0IX2wDlC2rZdLxc2nbnpkU4nYEtB6AKsAdo2LEPsmvaiFnStuNjMYjzqFr/wiZ99unJ1tOgOfnB68Vdf+MrDFpODHy0um2lVw1pVxrC+fXT00adPfu8Xf/bQTVzA5z785At3Tk5Plz5G19lBc++3f+6T+vDesZupHkUzmbYt10EiOs7jbEY7YPPMvFKurJ4GmZ41IahvKYHe+Vlz2dHsyPQzT97G8fHSV11V19OJrafHs4Pl+crcNEyOXj67/IfX3+y66N0kKDHazrevaEPaPwrGtKZfkudM3tMz4S/y7jHZJbpM5LdcDPetSyrUGehhemzc32DEG5eXjLFV5nSwS77f3sxgPLfYyrOvDQzcf5Pab5ZknPk+Hq3X3kFq/FGOHt93iu8oajWuwd/HFtpM3guR7zcAGpsvkgk5vW4bkfekYfXj934Q/Kkx4t1hTzn3fUP1xgz3hmFnvY0b83WCEmY3FJDsZq6o70aeeoSf+757GcU6NKBBHeCiTAIqNdHLs7/8WvOrH59UUk8Nn3/+5GfvHGnXKLWlD9AOwWBinVHW0b18tlicvfbK26/PZ+LtcKom0UBThAphgk7QhC6EsKQZ/ETiUl3nJNS1r2Q28za1yoc4jfG5w4OPP/O0b1s3nZ7Fw7975bU/fXV15ueT6BZLpxbUAMPR9CC+cf/brz34+DPP/srH7rLDE8f4lZ//3Pf++G/UOVkv/+Unfua/+xefvLVGZQhAQzTAMlx0YY1Ve8sddYtV264V1kh1KZOX7l9+/7wJs6OzGEM9adUfzg5n0p7MZ0986rCaz0OlDcJ0Wku0qZtYd+f4iefPnH7jbUzd17527/SUabuYvAdgEloB5J5uQklKhkZCkbcVA0XKYkAFWZgverMkgOIQg81N4MpusklvGXqRZf6efh32iM9fHeEAr+knS041WdIf8ux5+gDxafOcPEYMnaqsrR0wOlln3eaNtoa9fHIxN2ajYz/hEFMAVG7v9GsK2oi/l7JZrrVsQwUymm/zd4yXy6KfAWzsUtl/+wkFgYtffK4ZK+93cz83DrtClmcnCESSkB1fbhq9zz3hcWnu3ANGj4lZX9nX7qcQrjNL2HuOjL+5co1w471lruGNsyfcTJYBDP8fe+/WLEtynYd9a2VVd++9z2XOXAAQIi6EQIIQKALgxRB1oyiJkiibUkgO05IVsuiQZVJSSA6HFX5x2LLDLw770e/+CX6yHuTwAx90W3zzhAAAIABJREFUIcKyZBIiIQAEiDswM+fMue69u7sq1+eHlZmVdel9mXPOADOYxEFP7+yszKysrJUrv/zWWhIhhkQAUqgCDdHsV83jvfwfv/GvTlY/9+kf0dM9Tp+cv3z7qN/vAxkoe5/c1otFY7DYfuwDL33qEx/77r/4l2Z22kVb39qd77bS9s1G2xYqXbfvewr6tlVoNOsj4lmPM1k3WNPi/T2CHmk8fc97Xlkdn+zOI5vNYzn+3Lce7m6+75G1tBVaQVitVPaPz7babG6vvvTwm7/12qOP/6GXbIdj4Gd+5s7/+dn1+b2HL2zCn/vZT7/3CDcVT+53qxvt6cNIseOwklb6XVzHnl1/dOPmo747D+u7Mfz2N7/++49P5c77dg8fdUdHD4wmq9Pd9gbjqt2QbIBo/VobBW8dNdY03D6RcOtjH8TXH33gd7717eZkva/U0kG4F5kLFUkheIwgGIrbkyRhExw/7OvzRIyAQopFMlFh8TU+Tky0b5ERal90/No0KcugOl24tZ8J9/zbSI6X+pF7e3V9SriMQZfMS/X3Wluf6O847ITy6sC31+brTVHJ88A4uTMKtRxmONNSJBHykD1NmgBM6vzzxU0OpesK9+fNKjnY7CXtPm1DFwj9a+Vft/4rpCB/7tcEuOI/CFJ0H4kQQBpIgLRA6A3n2935+ZNXX3vt9NRkfbI+Xm97nMfwBOEUq0cSnkh7Krple471/W14JO3u5KVvP+m+cffhe9//4R965UNbW93rwhdff/zVJ/FBH2y1YggiEYKmaa3vSXvlpVc2Ryeb2y/v5Pi+Hf/ud88srD7xYz9y49ZJ1+iT0Pzml77x5TfOHnDdtWsqEQB0kfvQKoT9SnWjX/jib//oJz61uYMngi4gNj/09a9+84/+7Gc++uHj0OCNLd4I4fWAs40+7MMTNqdYncuNbdee4ehur3fRfu61B7/x+d///1598GR18tAQ2ualzea973nplPtutT4Px6fh+LS98ag9Pj269TAcbVc37u7QrW6e6uZ+lHgsuLW+3zXffONRD3UDILgsExFRozEPOyEiKqoiQLZZlfwJcXfqnk9nYTPr4AIH0AWSnas6yzCBuhnD8WlXnjQlx3FK0qPw0PP/C2Sddhb1vJ0xMvMyQAZVSSaspfRYgiKZ1jFjERdjMgA8Op3UztxhEIrvhRJyXehBHG11WW7axSwLDSaDXUyrYirPQk/MQ+UmXY7jDyI5LaaJaUM/Aa+aJRJJKpdKa4kYjMx4hXdcSBor+isFhJGWnj5mUuDAalP80y2/4PmmLv933XSwntG/vGRRdPrTpMDk38HyS4VHF87rX/x36HIeuLVDV1xZ2JZpeeDfVa79X//V4iRYTukiAzsAQAMEyBpoEBrdbze7B7dx/qLu7qzsSK0VdtFAMdEIdgrAAqFsmnB0zvXDzfFr2+3908fvuXHykeMbODvVVfvds913+/VudaNvmj7uYeerwK7rGK0x3mrCSyvcDLK2bh+bN+LxvQf3PvLe1ZGc2fbJ8c0XX32Mbz82O3552zR96E2iohNAKQaNRMPd5uy1T/3I+/r7rweE1ebF1+49Od3yxTt3Xjxu0Z323eOIrg+wqE1/pNSofaAd7QW97WHbwG4dvtvt3+BqtzkxCdh1P0R+4KSNuzda9A1bEaWuGKRrBDB2O+m6F1ZHpDze7tubt8+a8MVX37Ab793qCkAsQESKoGnIx00KEZGksEsybNJ8qikiQijM5a9WmRhMkCEi/t3dA4Qk+q1UgkrgZmHtFRLVwVeSlLV0Hn4dnH9J3l6IiMNCGURKKENVslo8PF+GehqOO7ak+LiVL0kyGXqNGIdUSw5witjVOOZ0ejLkQnmtiRlCGY4nHOaqVpccRCkp1sw2xqX+amnQWNa5tM7I0JMsor0Pnu8LlCERjSIlK/NIDZU6ryzcL0hzNfaZHWweSPUDvUpbhzTx593Pg+k5u0N4mnRd4a4uLgR7RRSCohEhBQtStBK1Owv7sxD3rUYNq06PibZxH/CBogy0YIpOTrfdrl2FmzfQCnf7o7Nt23Uiuy4029Xtbn1komAXZL8OjDGKKKAaRbpO+y5YJxLao5cenz48utFtt3f33fmNmy/s90eN3jKuAEA6SmfiQfUC2ChXxm5zzG57f/fkwa31ehVXAW1ojzvinPsOXWjYNgiMsmewQNF90xpkE9uGAdJD7fH2ETeB603XrPfaoOON87iKew0dGMGGFEPoRaLAwHUj2vVHigay3e3QhnC03ml7GpteWlbIeGGaI2vfiiKsGRqnqZgWWcks6AH35+4iNYlss7oGEXGBXpYN5BcmjFkXQ3kX9DoT8cwzIqcwFvrli1Y1FyGOzNDP2waZtOWprcRRXXPtAKAgWkW4D5lZzsZ8ZsAs6HMxKSPv+VadWeZTh6G8ZaFZTh2qNaOo+JrXgKpvANJqkV0PjPuWq01rTARBnQp3kOInMYNwr2+/GqinFYJvjbhUXI/D+v0m3HnJcvm9TNfE3P0FJxSNEAERNIWZwkIgpBPK5qTZHBvYMXbU2K+BALOEdtI8gtOt483Rjdb6ftv3EIiE/WqzuXGT/bkCEcF6QwCCBrLb7YMwUiIaQRNWx2FF9p2ZnZ7vuFrtN6t9K1H7J7ruiXVYyw6BFoymflInpi3Yhr4BNYZmi52+504n0j/eS2f9Hn0j/eoEa4X06GOz36+VSu5U9iEA7SOslBqkhUQcadOCsK7roISuu9WadhSlM0SwcQAr5nfMlGB/2neNIhwfRXjE48YYJjhBvb8e4doEQItiYsFpMyKWbKAZoBHQfDQ3VJPB8imGXqqE/z56x9KfdaG5K+BxFcs1jL+UOyrfD9Q5LT+vcPFdFsezZCg/4cNLxq8mvV2o6gCWvZgvIyRnSHNr1UJRJ5LFPxM6Npwr+Hlv9o8MACqJF6+1Pz8myg1kKtqeXtK9ZbKSs9nu6ftNiL8d07WpkEhqQijKhMKEFoLsjTDQrJPQURGJnjgJMISOSuuEEIMCZo8e3rt941Ybu747F1MzM7OuPe7jzjQQASqQoALrY9yet21DWgeDghqiUGFktFYk6Om+Z1S0R30fELlThUpjDFCgjZAeK6AFm7CPQcP2DNivbHN09vgRZBMabZqGalgTQnQROzT9ZtOohfNeDcGxSjOnXSMghm7fBQJtgCi6uOt0hzAADyQE6qYApKo2bbMHtrBVuzEg7ntJgYM4Omapzy4F8De8MCD9EWSYVUiFRAA0HWA9Q7b1r/0ROvKscK/l5pLOP5HZ68I4iFEMvhsFmIhUZlmJLCtj9kVTyqSqqoBytWlVcqqTfuSkznow6goTCJN7NZ6dEJFCton5EgDqoU8FKNpiuk3f2Yz8vLs2LwmQH/zFzyiSnF2VEf90YrroRdLyoyvYffSFDlSlxLpk2rmNk3j81dHdX1HqHSpWxnJSQK4pTK/rYneZLfN2EuHfvz29pnAnIT2oHhWIEIGqO4vZbhEahAZUmAKKZoV1gO1BEzOlBWFUQAQhYL3a9x373aZtdLM6353voyn7vo/SqjUCE3S99SBDuzoSWNu00E0nahGI0WDSQNrGjNwBbIEVKNCA0ML2vVgWGQoo0ACCVijR9h3ajYQjcheObwZytzsDe8QOQQCFtAEr62Ho2cRy3gURSACBpkW3h1grus87+xCCBXUZ5hHXGrPGJBBPzs+oR30TbB+32x20AVUlkHHq5lYwiO9pGoxCJTsHtux3wwTiimGO3REzDFLKl0/UwjqtJtmUpkAWGPJr6uRYJa9F+VDngm5eifVRDTLklN/LVaz6VuZgnTPaEIxftfqqRVX9kP5+iP1yccjWK3JmNMdXAZwaWe6LQASa5K+mrBauvFfmqbHaK+CZSsJnUNW1a5ipNW+ynu9V+v7tZ3M9/87JrahClFSiARDRS+K8C6AwwCKsl14lqKGDMEQqTagQTdLzxs39rkdPM4E1nazRtlttwlFDgAnHDzAwCJr1+fljYbAGhMAElvzMot+iF+z0KGy0b3pY16p1W+geso9GEGJtUqeA/bqDbdFHRG1P4z7G+OhJ3O/09g3zoKUwZRO03TPs9taG48geAqjBLIvdBmEDrGK/j9ahiWDfEE20XYyFkUDD3sCIjmzatlexRqFrpNAlTSOh6yMTSSYPsk/rfARXpHxSPQUAQ9I9NWQ9HSNhTcuHmWbD4SQX/pNWCGRxQww4eC2aEzatBIZoIcgbjLpk4b9X8t37TyFsxmssMZgGMZ0oJ1N1MjcxLBv1lzxFhz0Hqn0AJbFGh56P3sp0Rs2JjWs9YAfya/19/KtVf6VvparSDfcKh7Eb4XFj03qq/JFSP8bcD6QDQnMhN0P5B6t6hultI8rf+vTm/e9fl+cOgMVWPM9WpUBUGSP2EZDQNCpAH7u4w6YFoOouY/0tVwhwvouhbVfrrt9z22O9QhuAGNFh30EE6xVWa5hhH/f7vmk30Xp2ESGgUWCFGGER6wbGJoQ2rNBZHy20arFPW9eMbgqNiFADdkDXHm+46/rz03WzMW1ks9p3W2khgHW9kYBoaGXTMAISgB4UMCpJRiLAeoQQVmujQncqEjrru11YNX3BGlSdqKaEqcb9DmywaiECI6Lt+50fhvrIps76/1lUeP8tH06mkZdBiEEh5hGaDKIsHnVB0pL0keEFcs0Xbtx6VV80h/I5E+JFdZ+UyU7Epq/xIs89RfzI9ouHMPqLpNiFVqOXYu5XSbWwTmB6pVDPf0WW0MW5AAHz+EpDMMWhigSyZ/3do60yBzUkAHEsjnVwbU95fa96ey0vNG86Md/5VT7zfUy6DgwT/t30ppPI//ybb+IyjqFAmZmxFbXIFABCwknFFBmSBhISakz2j+kKJ+EM9RMCwxCxPuULYnkL1FQIddKbmKnlHhQffoLk6btP0o3lTkrr+arkoEXh2pzHyFGC5S3N3aMrUO59MFGtE0DgjAXmsA9++CmV1kcVGHRhEhc8YiJYUfFbEhnGafE0VS2EyJCYJ1axHpMlVLpQAfNtlBVWjFfLFAOoXJi4LqlAZe5UR5UvMZ5k8DnDkl+uLfn1rYVE+xlJ6qLGhjwLau1+wpapL5TMCzQkxy0mEJFIA+CHrWP2S48Us4qFyFhSCo5UUxvzz6USP3qiSR3nJHMxpTBbylXIcz/103kvdD8ThAbPTxFafI3LXuNTW+4ch6SgSycyUjNzfFDGNCUIDxmbjsbwmajqZYd18Sdw0AD2gqqvV/y6i8T3gcXss0pvQnMH0ghf9FgGt0wE8lY9/Vk9zyJVJ49MaIv1j9sdnpvLX8s/CUvVtQgy4XCAk2XM+EaGR5s6YEX4GpA92ZZf6z13MmNnrj3P38HtFCdqSiwv+nWSaqWaJ7xd1OGXbKkDlxAGCDUmhnvizpNghMCJdAyTXmUJNXkrCm5e69cY69Q5c6bp24KKvaj7Yya4F/X05VbGSa57tHfNNHU4M94oDGq4UAYG08CWKT5VxGgYjjokUyEzyJX8aBbmvl+ZxotFhRiCdFfJsoICIJ3wXixLn8FuhtWLVR4SB6VglP9uep7pTQr3H5w0WnVmJ3jz9GwX/ong8+QEG8kQMhx4IZk2+EKwJ4OIGNR/EAEZ0iak7B0AShRRd2/nnnh1EKb0DQcH/X2OretM+Bbgv8LQxVchIP2nPub1LynWEmdHsqmzI0AGYy+S9fjIjBeY8lPr7vmyWpPzMbKPiOTIU7FaGpybeN0nKxV4kkhRVQ2SItyq33pWyemLL9JNT28ka/Mu16ut82VKwqVSe1qg/HlI8306cs676S1Izbujf3GaH1JdY8Rq9PDAVcJDgcmmHZjnZ0HGxHD3ozk6DlW5es8VuBMZR+cle4/hcIA5CNxaiA/XYhAh1UHrrORM4KZLDrJlqsIcasg5ox3DbDSmORzXj6uBt7nDw/c3ly6m05QyNfJTrYvMsdzGFgODh/d82M0qfEopduCMgdd9ww9J+eun8aw4VM/zVeKvLd/eQeKwub6Xsrd3uu6rWyTvRMofnDRzAXF4erGKdHGVrpI0jVP2i7NQFCCL/ad7miyOYXNFftpKS240EnelPuvzVvx7zCJjEDeVDl66SQ+DlnkpzkoJqY7Bu2Q+GPT/+IJnlSBLOaWGOoR04qdX7U70dyw+F98lVDaoaRSSBzYFEKVi/iTtflLBiJJYj3zNYZcqc+EUN8dvKmXc12atg4d0oUi+31C6LeX+EjuKpIJ+MG+VRKo8U2I6GhenAzL90PtyqObaUE6uU/45pR9s4f4Dlp5qp3KxWJ+1culCIoOXqoW2JlByaXfWgXQUWIJaAAwpirQrvcNBwKBxj/cilZCtdMZMPfT9wSAEK3152BWMLjmYP4LXs15Z6+nVnqDc3FDDIsuFM2pmaugid+cLqa786vGVru3/XcZXiZQdQwAiwfzIHCMqniNH1S5p97WOP1oyAVx95k92QtfW+xfKX1DJ9d/Hd5D0fc7pB064XzvVc+kKmPsi++WCdOjwv8jd4dQRM3FTXWwUMbigiEU0AGoyyDzSkXcg7RqCJH0/HdoV5pA4xXJAn0PS+k0k8bKdZlMBLOkqyYQQESGUhGaIaCbiRUQMBiY/xhnDL/p7OhCv9w0Fr09jkL3AF4LgiDxTHTIPA0bH0JNrNkf56W6TfYFUITlowZwuVsMuJ3V6QX9H7f89DbkBFPcYQ8qwKviI+bGDZWA92aeWphzCYmVoRrq3f0zSfGUahmtadlqgzvIRPHTBgZpkXOpdWfw9S9d1P/D2T9emRk2NRScK9YWXVg5Drrm9PZQW2MoZrWbm5ynEJO/9/VVPKC1zwUGXx0HBNbqFxS8QscTaXgipcfG1i2wczDzLkwN7ptbcJ9uOxT5fK4nIAKnlEbmUXjJHY+qzzYv8v4/2N8DwXNwfc8LrXHQnklOO2eTSn/lRaV6ZyuMs+nuq+U28489cLHyPMPdr38g7SBw271RbgcOY+AHs75DwVcwfOHE4+tV0Vzs0sFx8fLY2amJcwyU7hlQ4gTOCrBtCXDwK4KT4mKzJ6oipkAENT4BJ6Zw7Co4AyOQVMnuXzAvJiLzoV0XHu43Ilp/ef6vqd/EkiTNoIsLK+w0AcQMKp/BI3lIMXU48eodlTKB0hxNmXoBahlSrpStmQBq5qoRxU5h57gnoyMBIGd5BT545C5tYKuXMNHrpcIXMzmN8n+Q+bbxsNJIpzi3yRohOZXSUCaCSMe8wiHRuLhjikBQ8SjmaLYmUfEXpVSC+a57JXQAzVoWqMtckuh/C6J/dFuGaytYzEqDPY4vzzmXLHLqv62rQRUG6Wj1Pk2qVc47ap/346CWpAYJldzQu5rMQGACKuf5e51cZKBakdQ/JoSNFyGRa4SW6+ayLy+0CQKW2TtLiVsAkhRGvG73u6zfI6OvHb7qozBglV5F5+FCZ7QCSY5nstMczAyTmE+xiJm5uzup9HlzWzB7BFQfjUrFwXbnxvRKCz1m+HezP01FIn0lqEN+874K3Yzo05osiwGodbFL+QP2HeI0XLR516xNsdAJB1P2Z9y0drCaVLyHL9WyiCETFEeaqFiaT3HLA6zIxa7iD/l54LCJizqiHiEgUD/rBAZHnwKKx2vo06ekQDLo/ABMF3TPROFTpuN3peIow+yrwU9+yqSIp4gtD5YAl8WdYlNpxW5UOnounnPLr7Kr6CSSE5LD+LpmCiiTfHfcv/t+FnCM8uS/ploEcZtZEBiAro/CL86ys7FdKTyOADsm6uidVOuhR57rNfo+U1MPtfm92AHV690D1onQBZeLQQx25ALtymuvpi21VoTSxpJmNyxPOag8z885Fnoz3wLKsnP1aM1WGS3KwBZcseRBmjmXqA9WJ7j8ayfHt1GUWVfUJcl1XOOfPLKYp63z2Ul7RJcuhYhlgmZFbvPWZ/j5l12T93TzCalXA2TX089pkCQV1cMcnymhrdeX03KTk4pnt9TcA13u73i7IxHOBZZ55jd8n6RkeYF69fruQt36golTdBX0bYTV57aAA1AGZqUQ+axNQaCSCJAc9AEPGtStfDgKIgQFACp3qfar06MyWQcasR/x3emRHVuAMmNFhnUnkrGwqkFgraUUZebkdFNKM1yeKzjAa8D0EvYYMPU08G0cAUuvvZTESOKDvN1FjL3O6Sy1z/ZKpJ/eK5li2BQUcB1DUbT8Oqf2/54MSOCNeqZwqFsnjbxmeS5ccb8LbqjMPpUXh+6wOGKeVv1lZdugdebsI8bcyvWOF+3XTM5kcQvCaVMjSfK6iwmfG+Hv63Spj+YKhC4rSKxW6kktMEPb0nUgyuxxSRbKpOOySHcdXfZjq765LSuXzPfe/OgGWQRCXO5po1ocwesHoV8f3MXteubYak5nyaubpWfmfOVRPMiudMfRluOcRPdQPS5ebmBH8066FZQKk5oKIAclRGhYuuVJ6rpj7U7xr329C/LpK5LNSOq+S3rHC/TDGfVAVf36duahdjlsfEQnGsgBTDTExoSv9XSp0tWZHOEEmiAkT30TEaUBZmmRkuu7l6JDT60yYvolIBJUJPU8YPUVENPtnX4RiFu69gla8MyEpzDaXaJJ598UqtchNAs7wmK4Wlrp+xXSoYNLfq5x5lKVDXmjKciw5UpXvaby+vOfwk4WkyyPzZOp7L+Zj1ZJZjAhSGb/5oT9Io3HV+8fhufpM0nOq/Hv0Xl9XKL+Vi9MPHs/9+zNxmeuSf0xySgh31ytUeqyG6Wa3Escy8KlzJU6xED+680ICi4kWLeKOwQeJIDlSBIq+PCeqT8GWrJIu3sJocs+Ee52d9yWH5ucSzjNr63KIdgRyT32gz4nqc1D+2aY6yGqxVGByPZ1y0hh6CFYPt5XuwycGJJ1iP8+OLqURT6naTfqPwOLTLORWKmE5Akm9VwVQ+4IFFVdOIgKx7HjpCp9wl7SqhA+mQSh5MPMZumRHtuQBoOuai81zOVBVmmWTh3fSZyO6mD/RhkoyO8AakuX8OacsyV+70swb5OABGIfenxky49QTVwKrk0RIqkfKh6fapbdBQDd7lOisFULUvekLiOBegVOjYgVqF7HkzREcv1tEdGkCx2fyeLkBhfemIO/VvVulY9cUfue1p3wAg+9Dv2psoeqVFup8gihEE1Dl1U6HBCJS9gSWcGV6KgWDKgFSGogj5Ey+16OgUH6G5Ud9JySppgppz+OEbIlaQebuD9JyPe5vX8tql6PPRhSZQgUh6mUjGVJ4rHz4THMH7woWnzMsY1ht6SbpkEYZZq7ZLigsQKCBGhWgUPxZ5daNoEGYe2BAkB7igQ1ARYRYckyqklm8BhjEVCgIZmHxFT644nq8NuQX+cJPgZGd0NQ0mARriNCp9Ao0hWZL0BgtmAlgaBY5F4cAv4O+dJ6DytAg7y7fYZ9OMqsX/fT5rBbIma5dY8RXuPoAUnF5KpamNYi5XA8zCa/SC9TR2KQviQhUhB4PKFJEWEthZv+RmSKZWvMCMeN6FyjLFdxca/rTq5Ikn+VXPZmwaw7uJMaNDsM26VX+6jKw/Dp8nyvphyxOL04DkJLhlEOpDg3udMyJS8gU0wNDhXWfhe4TLds+ObhTx4cSIF5vwl1dsle3YcWNxTCI5Spjku9qMJg0mu89q1EGqIiQAkRQE3YoBkKgljYrVn+KhEmOf9LiYv7iJ2HwADqCFEHo8L2KzweJvM5O4q1Mb3vM/frC8ZrlL5DWCYe+kjyfHqZdsecH4JqC4Q4pToKHlKKVlKx2CYUiCRfWToKEuAGl0ryMq7giYuYYsS+ZBCBJgApcg67MlzDsbAbYJPuo8TKuWWe4eDImB5CWvHxWmnvaWHB+7byGA0OsRQdfgPjTYjZZAEb4u7/Z9f6ufjruDj9W4rhenC5JMkLey+W1o+bhrGVyab378f2JPK0MunTG+jh6NDRA3dYqzRcSzEf9fq7gQxaipT2G5ZnlMc78swVNEYQU9H6r6qYUk0/z75x8Oo515X+ArKGIhqhpD2h+smWZiAqAAkpkMIDG5a3QW3hweii9cy1Un1XiZa/hWP5e/gJcRuFYqB8L+MzVrgW1Ys6la5Psc/1HiegkSIetXIX3CE2lFqRTU2IkN+kxWivau6eaCTPp8FKZLOOrvh26n4HbXhExB8V0zEgZnUBU7U4qHXLSqnCgceAyTzOXpyKOD5lQzIk3yUOksTzB8SKRi1WFi6lqEPFwfUn8X3BvB36aZ180A8V6QfZsMboTYfZBhGSsoYqYkD9/PHVANAUJD1IA9ZAHmdafV46x3p1QVV/A6s9rJVEgJORPDLAUIAEOdtWEWq2ivi3Niu8DufqO1dwPSc8LeL4LlS9oyMudGHTPw2VKz1Ar8lcEcnIT04CEJS1WI9Ur5tIw6XOUAjIIlCVyU474AX8HTQDnxafWARH3iFJ8GsJAMRERc442hGRMFG8gW88DU66Lo9/kwKZXKIkIqzF6DJJaqu17vTYM+4DEt5mNROHIz7dQ5U/noY+AF4diPSDh8A7biG8+ZEKoZamp507Nq1nw+pvW3AW+fERWSEdgkbdFFRjVVdw4qCELTJtUxMf4TaVraBWphd5vymeaJMnu46Y+uYIy+iHQvG7XvtN01ShIN+jbP/ixSvWpS7AM7XpClgooREdwPHsYQFNzkFMNYiJ5CemvJ1LeSs39LWvpLU48dEB6IIkuTPqL/K0DBxT2yx7e1cCcuYJ/ybQ4VGG1sSjOBTzbiTFu4eMaH4FIKNIykPkASTuumeYkfbkgawk3NUatfxyr0rI4YrnkgMLXF6Yv413CpAxGZkOzAswlDl5+SXICwkL+Aa1+IrikWDCl2qZMSvqJeVWgBGDSYgBVPqu6NQ+15zrbnUxqsRU3FNcULgvDclENRNkg5mOaYQkUgJbttwRUmqkQtHrJGeInE56fwpe7Ln9IGdKF0xBxFOs6dywSPBYlhNA+AT6kEFrYCQKU0Gezpsq+AAAgAElEQVTfx+ltL9wPaegX7D8P5C8/p4tmxkz+WtmTHihc8dnLf+daZn3R9Hxy3p+F7cVkSMabhjqXgCYQNDkqQOEDurd3gSVSG8XosztbqCaf715zOvnLVqyObljFh3Ex4ZaoBX9nxoIlo9JFE8/+3DmS7GkbD6Zj4do+SJD4nKidriSpl8WF5J+YCkwVefdkaVJsd12DYxH/SrjAiensQYp/MZcE9f7IlxpfBf1+y5hcKN915s/ArxOvUPIZCTKPP38kuZTnQDot8DG19Myvk8Zu2MqQXJg0I9iWzZ3dokr9MRMOgIgiIMNUuTVTmJDKTmghE7HoVCXzXePS5uOgmL0Ob5IWaBCLgl4RFVEyRUPE8nZoNIKDj7ZxVc/bbuYK6W2PuR+EX645uNeFdxbTBb5oSjNTFfvQ+I9Z5Je3fVk9C627Di7OE6VAIqlS8WhqnToDvVJfDZhmLHV2hll3nmOuS01xme8MaqrMYr6MB6fK0ZFie5mdakHAr5gW8QPUQMrMpoljC1VJCviotql/mwLsZNJLYbsXf5BDhazdNDi3Mm3PVDLMvoQUXTtdVVBkyU4EAjC4DoB0opO6BUKCOXiSByIQCmssNuxCd96iX4m1QlUNQiJAwMirLC8ldfEat6swMQcJpVPttOkkdNr0GvYIpjJId5bj3+X18vtBqr7tjZiuuzgdFJSHDpQON+zVTc+1LhTEBYb2ZDLUc3F/RGQs8qqf0iY4a1XjJqTiek/I3gBAkDQas6SITphndIRaJHlqVN/pOxMbyb9ugNASLixjTTzr+8Ys10PKGbriprUJf6eSGbyvR5JFxR60SDIrUVlhOyTxyST8/MRtWAmGMw+WsUXSjUEy+5bxRc3vwGECV5YpIsFHL9HsU3ylIOIhU8qmpR74ibZey3fvUdoNwDKcwcwL9IKmpFU+32ufM2XQVMQs0kinMSUZD4KqiTI1n7ejc9qFM6GrIFfZqs6QjCcgFKFYWK9stwOAtgVz7FeLWCkoIMJ6FR89IvqXj9fbe3dva/+JD7//k3/wQ++5c6uB0XoxIaObGng//Zkyw3+le/WfxentoTJeT6mkbZp9Fw1tbNbffP3hv/7CV7754MH6hTtYHW9BPV5ZBB4/QbPZtKvtw0d6snaVoh7J+fCWdEV5dak+d5V63vawzHXT896pXLwDmOi2ykE4XYzCX6B+zosuHAYwC4MspJZ430KBOxUQTfUIkv0XMnuyiAY/HdUs70pmXmZGfTgkeSvNHfMyPnKTq+YjM98HzJMsXbJc8jr2ByNNvCJHHoyhOtPWL94N+OPyp2FptRitDSmrrHVM5X1AbbhWWMVPn6dL7/eqLw4BqNKE4kFXooBA30eoIjQQIPYJsA4B/ba5fcv2XXz125s7L+rZdnv/4dH+8Z/+zCf//B/9mT/ykXYNnO3REE2DrodZYlc6J9cAGA3s9x1TrEg3cknQ/q7rWWJXVetBEeh1ArA73xok6FGUzf33vPKhOy989stf/a1vftca5eZo9+QRVJoXbnG73z5+sDk52ufYWFcanOunp6m5+X7Aht7KdG1N/1A9ubopEHG1DpSrBkjzAonjfHMATIryxR2VQYRDGUZIUdVcLj2IVLiuCgglOPsxbQaElkSnCZKrmuxDxtkyEDElkKM1JSTHFUky82eyjasw8bULHx7M9UBZW6IOshtDhNUk+N0u1CAiKfqo69E2HUxL+PsU26mLZc8wbuoJuh9dJEZ5jjrNMsLVICeMvsbfUVxu5o17Wazm8r2uCpU3Sr+Z6QOGZQc1zM/Pn5uqlLhO3g3ft9G3EJEEwgWvwFPqm/k2zImPgECy46NoWLVQotuji4A2EoQ9pMf917mPt26e7B+8fqJ2/uq3Pv7BV37tV37uBYXu0O93R+jb0LAn93tVJSnGiOHTBNb1dU7JTycoZi7Qi0yPcVD/a+G+Yi8U2HbXaZCTox96id3u3r3Xf+/B66uX37NvlF3sd0/QU2iNYMeY7IjHW/mnlKuXVnKV+n/ghPuh9Kan9RWfZalnphgua7iTyofyV9LdR7qzVrv3hcvJGpI1cxoioiCQHtsoupcEJjGXBSvyG5FY8HnvDwDZonWmoZeNxIylvljPHA0YnxqwXJVgEFuOuVqung7pYebMpOeLP/n+ZrQrr+7nUAinQ9r6Qsmsv7Nizgz1V4exZT13krsinZn4euS+yYJItNExw/L0rjIXClz0RkSIluNcoTCRrjKZqI+IvahuBGG/DX23Ct1Lt2+/9IGXv/LFL55Y950vfP6m7H7qF37qh1dYES3iam0gYzw3YLNp+n2kV0xSaGZOCDCFawRkAtMoNLINwUiIRjNCTJT+JU0ymgpIozuYiAHGiCDxdL8Lvd154dbmYx+Ulf5fv/1vv/Lw3nq1kePb5+dnsNBuNme7LUIGP5be3GukmbKFC7eYVxLuB32qvEPT1NVWSYeE+9VMIQZN8FI7lyRS/NmoLRlSThaAsewYvi+o5Dp6casfKlOm2QgMKKwAkEhm5Z9uNyIQ54aMhHKqq2Kpm4hITG46XOwm/V0g7jfdwR4rpI7iCTIfTvmNibh9yyD6q8XA2x0NlIjQsmObBJhLpRanL9nLzYA5zRcA95ATx6MkmXef/TIaM/Zd/xoTU8i3IZNhnvDigQy11xgLq/xDh/NzTR8HVhE/zxx3ZZif1xTcVywQfUUhFfRzCLe2MPQd+g6K242E3Q5nZyfsfuS9t/6zv/6Lv/vvvnX333z221//Wnh47/HXvvSH/8v//NH9+P7b4UYj+32377e6WlP09HwfZA2CXmMyDyXJaATEzEiYCQlLOXGq0RM+leeavkD63uJuv25x1DZ9d94//M7x+uaPvXh0/JlP/ZPP/r+/++q9oKFd3TjrxADToBJk8oZeB9ZbGNexQDiIHFxBbjf4ARPuVw0QXNLB0Z3qfRwL04P1jZ59LIQlObBiTzTNSxbsg73KPWOWMfMVJcMgqHRq52lEMOSskAVc0dBnGm6lj9eDQZbG01BgGIqybNSilrPFuNK4Rz3PX9TBmbpwPeCS2fe5nhRLuq5/ublZZkF1Ln6NLydQPaNUfNEIoAKzZAyatHvj5E6n3X56sQ5HkGzAiojs3QEQBSMYW6Nsd/t7b5xE++FXbv+NX/r5T30Q934vPv76F4/23eOvfxm7U9k+/sCdsAa6s1OL27ZtRHTfo4/SNul4uT5NLaCKiJT8/KytcfeOZIpnKAxAz96dmylprusrBVwd3TyzU9OwadsTcNuftl1876q9eXJDfuaTm9/6/Oe++boey2pz8yxSmg0Zn7kRU/36H1S+r1DP254tc/104H4PbX8uVvTnQMplb/IhGIdLKvz814mOObQ4vE7TBWlZvlQSMGuUJDCAGrnd8Z9gQqWnctPrIqhuol0BOAn5TUQYW7wXVPjQpPL5eWn9ZVKmBnlqHslibVUfptXO0Rj/GA+i71GWdkMYNOZFd2OjZ1fnZ57g7IoRK2a5nrRxGc0ilsdgFAEOnf7x4JG+XlkPJQDpIaCjJGnr5HadhEiANf1+/+AhH9z70Ac//Bf/xB/5zCdvocM3v/Zv79zUz//O76M/A/Y8f6w9uvPzjQiOb4M4PT03NLePb3fn54DRDK6cZ8Q87WhJSW2nf5qnIauFAAAy5YbOFks/6Na0082u3+7jFuwE1kS71R71j+/+9Ad/OIRV7D/3hQe7fRfRrtx5tttQTGbmU6Zheh+q7UrCXTLP9AfhMz/UZ5gmQnlme3LxVSopbP3BYpPv8xdwoUVL/L98rpVLLsmgucTS6qfiXCxC3HuTuaYMqmSCuxJUEQIM2TF2rDwDDzPVOOKtj45eF9gyIpI4+HOJLMBs8AEHi0bKTlrvRjuh5ZV1XludhCgHwIfe4UOM9Tq/fl6Fyb5s9eoM9zHs7s3GMThT1yN5YyNGp8UqLPrveYMzufnRl1pLqCZD0XJY7Zkm4yMgNcHrMavsqVzXNyrrnuv9Dmf3j+z0Mx99z9/8Cx9440F84YVw68Zmd37WxG7/6A09OTpqg0UcHx2BHbou9mybI5VgfQxBBGLZVM2/uJz3pV1q0U7EaEmjAIU0mrvWdNcEfsKjoAmFjLB+v99s1kTo9+eBjbakmUp3q7Hzh6/+6Iu3fvGnPs7f+tLn7z6mynlsAdBPFCrMEFCRgPp1S+ftC095YfCHvMMXLFnUT1KDaN8zUfs9Ee4HcJbDb/UBy9XRtbmoQEQXH2GtBuYsp2sxNXGJy6pSz6gS5v9korZkhy8+1WDWj/KHa4Z7sLpL9GhNwmxerSKARdAdQ4Zk9OT4NUJW/IUiIpFwmS/RDVRMJPHuJYdEKkNhSHwbFAXFl4vMGxbfC4jIcMsJUO+Y9Ovk46MIIw3VwxEgcWnYezU2gD/gcEIgA28nrzXpz3zGCwFoaUFKUVuznAWgaRigZKxioiYL3xyptXIm4/npFS1SO9mhAgRo8MU10YPEOwAMMlc4enZO7xmcaLmA8YWToAhEUqTfSqWvxYQ/LC06QbIPSPnJ4wplfLpjkpz4QvvegEAVbdcWBOc7RMHmSLmR00e3G+vvvmbf/co//ke//ouf+Yn9q/dfOdlst0fEseEIJggNt2eBxoA90bKXRqVphZCeNFN1ezshLSs79BdABCBplnJAgBrc973LcZNE1KIElSofJJQBdtxGs9NIUdVoiBYFEuM2IN5aBevvfvy9N174+T/8Tz/7ud/8/FdOXnjffay5Pra+Q4zNpgW173roitEgzhMWSA8C6vZUOtoa51SQgFn+IaFwubCozGl/ED6fTyoPQOu93zjNC2Oykr+p3dxMCeOBqbOUz+HnSZfSTnb4TC59SbqXQQ9PY5AIMpH9ZCiDYTuwODtL5qGRqXPmY7hYVfmztD1p5VD9hzpZknBQh1POkipwSDuon/JoI8Xpr4eu1Vxy6En13fuv47YkHzVW+QQ42cwtJs03O9/SuW+XxT57Q5uwbps1JNhui12HzRGOj4L167h/Qbn7zjeefO0L/81/8Z/+8Z/8g+3u3vtuaog7jaAFw0qogAWawGgwIIpCYKKmQZQTvak8hbTKjzPrVBQr/+4KifhaV+UDEEQVy+6VGqIxKAAV67cPVt3jG/H0/Rv7+U98+E9+7EObs7sn0vP8SQOuV631kWS72qBPTtPSiuifvhgt0OsPzu2nTD9wRkzPKQ07+kPP6QAl5mmbW/yJY1U95yfryjo/z+gCuRbHhLlk8ojiWpHrrTGd1bmLv2T3NFRHh/HdW+oAlFtSw9O9+4yuUEWBU+ZzjsiQI7O7ZpZoyy9zBYAuBPzDxZj+wtjm/cksM2HxrG1E3XI1Zpo7MtM/sf6zhj7oBMmyVzhYxs7vySubIe85QuywgFWxVet8f17ZLxA4OQkYHsI4Lw392B+vuK85QHIHAIMqLMbOYAgNQoAZ9vsgouen4fRhfHzv/Dtf+mu/9Kd+8Y//bOCTZrV5eHomTTthmo9W3Ko/IqKqNj4UGSGiS/J9NGcOn99IkftoCKEEI0Glh/USW7d6dnZ2vNJO43Z3/pGX77SfPtLV6rNfuxc7WW9ud6HZPTnHpm1OjnDWQSCIig4RzuRyAxFctpxP0zXFfo2xvivcU3pzi+fCEeih17I6dTxYfgl3O5QmK0Tp/+JZZSlTgUKztsY59dT3DBExjHYAjsxI8ThYg6wCB+iV1RmnSMyrRVV50iqrF2/agcUdTnWIunCvpedl5zYAMiNLWiy85HMMLf9ZmDmT/AKX1deOGprlSHZeNimwcDeXsW5ShT6apNbuhSu6PfMSPqqTro0PqglHjzNDNflvzXaw/r883AAQjYEWuz1W0PXG+oj9toGdxLP48Dtn3/7K3/2VX/4bv/xnZfvw5Ob67OzJat1EQxHrkglI01sTiBQULj+ISlufXLX4fbIS1H9WL0UAFMlhj3OvVAgRa1QaSBAEst2diuiH7txqP/WHqF/6N1/97hsP7jY3X2rXJ53pbtejXYMxWB8yU0lFTBqMxuy5p+YgQfYHLR0SqRfG0Jpr0IcsvIeXtnqTl33LXCjiR076ZDZlK5lYAJbpnE5M89yWyHi6EchRTIEit92r+9ANAKQQOeKOK/LZn0j2Mg5KBIKftbljg8qEMmS5K+KhZ72AY7qZY5N59JI13FqMsgzjgIATQJgtTo6C1z4sFyxgZ5r7RAQMMsgPeyvk3WZy2U00Y71sMHnhlYQUQ5K1rZT9CvO1JGKytp2ybjziaJ6ZI8vYIaXJlTRcTb74s4LK+TPPj7Uo634/OjpzEgJUFUTvfmmU6VwitBqhJK3vFWzEmrOH+vhefP2rv/ILP/ur/8GfvN3uY9zFnYdVCqCNxi3PRmYyezruwIJwV9XCFHTL1fKkqvqmxKpy+fwRA4nTJQySThWiSBA2+/1OiHi+0xVePDo6s/352YNXms1f+JmPB+v+2e98ZXva3H7phx/s2J/v5XiNfSeIgT1ggiYiCNxo5nrU86dBbN7V3J82HdKgF4t5GqQJszg8JOIX6hlqWG5xprlPeojJhndxLRldDlTSoPAxkNaSCrrHUDS6dKuudcUf2cH38NblE0vv/Ux9nungM8193M9Ri1XNUyXuUs19eEyoakgLyszS9fD3OhUdPzFbZsUW2VaLrJtJtb5Oe8Bw32CZ6+NZW5exSPdzknmMwDJEC81U17oZKplnb94B7PZd07Z9BPa7TRA5f9K9+s14/xt/5uMf/od/6z+0R6/zKNw8Obr/8MH65gv7fRfCWHnKWwczCMzE1Dk+WamvhTsOQDGHvi9q69MnngPM5D+DkKrsd+c3Tm7uduf73bYJzZEE9vvQct00f/qTP7Zq2n/++a/fu/vq6uSOtcH2O5/syXF0tt7Ls2lBvk90xGeSmrduk/D9nQ4O7RXHJ8+bqxhJTaXt9R8Bk0pW5YyF9cJcqYBFzHYARQQsJFdgqkOFEjFBCEgwoDi4dP09BWNCivsR8xIWIDQBU8zVOIhLBLqTKYqIcx+zn/qxnM16esiqZbnTWuq5X1yt1i3JS9og2XN+PaQTzT0NwFQEpxVEcz0kC+ddUpSMVL7EnGKO8eT8GYEWj2OOyIv4MYXUBHkfE4z193SnHvfKfd8nD/buFacIPrj3eN8ZuNxH5YCspIG0moeifOajEAUgpmUxUKrBXc/nRdUFfc/YisS+sf06dvv733lZd3/4Jz76a7/yy69swv7c1op+e/7yi3devf/w1osvuY+XamiLs5esuZfNWn4WyMJ9onTXk2Ty+Cb5M3CsptiaUpMLBd8PqSJqaNZN2wLo+z5ut9I0R204XvG1h9/5yMsf2Hz6xwH8iy9+68H+oa5vPuk6bdQUZAMgMYkmg/6cUtXEm4y59c5LvGY6WJFVJNvJv1mLGAvZQ9r6oQ6/6V+vkarO1zfu3w2JPDNp0Zll854UQKau5yr9Z9XKfPzrP+c1T7o9b2gx84K+vek0aIu54glxZRHTK2UOXVVqlqxzOvKmTKFRvFoRCbUoROK9XHS+d0mkIUsbNwLI4ZOOjkhwf34Ud+vzh82T1z/94ff813/7b37g5duP7726avTBgwcA7t69+9KdF88fP8KYPeLPw70I1M96smGVnCYjUH8pxeb5i6MHuG9lE5iiT1wwvykVCe3D0+3ZvgvrjbaNCIUWt09eubE6f+1rd5rtn//3fuKPffwDt/oH4fT1W21UdCbWq/YhRA3JU0VWAubp2nLmCqkRe8Yz+B2XDpxJcDZd6O615OD6PMMECaaQpSVzhiFM67B67gLFg2AlF0ZmJjY0uhB/NWmv+WBTxluYuktlm1FiCSFFJrbyFknaAwTJ+9Bky5qwJxnzpl3oxCpUkhhEkE1cUxPlu2UizqCtl6qnDhtqHX/Ydzuy71h/WlyrMWF101VV9Xmw+0JmHmFjolvn8wDJIgp0/mjxrkZS3F4yPS+jENQaaSGzKyPSgX2/5ZBHSU2S1/h8rlsfnOZkyCz7LBmjzz3zg0kSpKEID0qehbnvCZRgNRZMl0CpFGhA3/XSNqqIXRcabVR3+x1WR2L9SSO4f+/Bt7/0Jz7xB//uX/8rN0PfxNiGsI9Ynbyw3fer1WZ3+mTThIjY9z0KaC7iXxLgk5suz1eW4K964TezgsWTVNW6hiI0Jy5/0+DDQiDZAwFGQqOKGE1EoSors9AjQo0kDYIYd082arJ7uLnR/MIf+tBa7F/+3td///63Ni++9/He0G6gK8SIoO1q1W13IJ9LcL4yINUL/K7m/ubTfF297kopzKrxlbcOF3fgWr1d+IlX2jnWVdlSxyNH+eXujKwXnvlnXX997bzA5NdJ5mI9i1XN8w9dtXjhm0gXa+KT9Xde5pCiXTPfNX8JkHq9FprmYkool3YKkzSbEh5Lcr/fbY43jUrs97Bou71af2O92gjl/PGxbfd3v/WjL9/6tV/5S+891rY/he17sx6ICCYNoDDCeOiVYSV/i8NejkHzifJe8uvPixX2SW0AxONjo1eJgqjoRWliURFDMFXTEKWJ0pgGCgR258Z6Fc/Ovvv7L9jjP/WTH/kzn/zRD91axcd3j45a0LDf48YNBO0ePQrN8wm7emBaNnzW5vjvsORmxIcSZwD3FX1IZoB+yKmbvKg/WdcqHUh7eVfNEk590bXpwqQ/jvs1+g9QA/EVfo1apWWm0vmVZICIJdjSjSLpbh6T7aqHosxoNahUEu4LPkWzL9GXco+T78wM78rAkKlYK4UJQkp9oFox6GXYeYy4+QV4ZVKZxyer6Zh3PJLlkDPzyutf8137o07/Ic01+sqT+6C/o1LD00F0it2qA1vG8fdqP6HZ58zkNZbkayCz71HIoFWZTNpBmRsVfJg9Do1yHeE38V2AdNtTDeF4szp/8th2+yDSb7fy5I3XvvXlT//I+/6Hv/+rP7SBnD1cKa2PDBqlda8VQgqjwj3STbUWAGamQjMzkG4cmJ/UBGmpP0t+/QQXsfgacx8etMcaS2bVFoRAsOxF2ijUkHojUYyUoEHNYov+RohN2N9ex09+4EVtPvFP/vXnv316H+EYx7exO8X5HiGou6p81mk0eNUsfZctc0m6WFmrZ0a54uLCdbUqMg0JeRnrZiJkgYUF5lAalWQ6CRxdmOAESQK7yJADIh6+pWeqvJgsEeiNQcSFcpLzpLvS1RHxPW+x0/1OWO0kZPBFn42SKlV6Wk+qpXKPxVGB6Xsw0vTHW/7FHk4ey7AqVLLygkpUpqpqjagcJMNcgRztZHZhxr9yW9lRROEm5TAagCVfQGl1XK7VlT/6YlUNVyP7fof9fn3jRGkhdhtda3d+U7enZ3ff+74X/tt/8Hfef6y7e9+6c9SqcNtHEmq9SIiQQKqIGSzC1CbDleX9ALwPwj2PJwCHXxaF+xxqnwjxycsoWTNwOS6g+JGxU3nB6Gf/EkCCUSxQIxiozW6/ayEvHB/3sX9077U74fgzH/3hbd//xu98+auPH6LVbR8g0qxWz9y/+qE9qKfmcpHwA54ufqvmMPrhAZ1LYTJzyGaY+yWpijRUAx0Tvb7kpI1CjcV753XcmVx5uqdyf0z7/GFhQOqsOK0l9V2T21mAhS0DICPjRrcgl9oSNYnFSjQnjmDy6wRUa0a5i5qFUjozDI8QyRFh8sweiupZXKFVun9R2ydlJJMph1+H7Y9HhipygUik8JEveK0G2yqL1rRfyfo7Mkhe7/3S/qDy9ThS8LNWjazjz3ZicH6/FBvj6oeyj/GGFudtXlR0cEoxQDwgGU42Ats+ehxid7xe70/v3//G53/45vp/++/+pzst46O7L926ZbtTalT0yXmXGaAGMagEZZUmrXtzE+FeBrx8Zox+uHwi3Ov3bi70R9/ppC2jmRpNTH0jBxFIFCtBrShQiokQqqFlj37XC5sbEoLEx6f3f+4j7z/atP/3v/nd33vtWy+88L6+PXlyvmtXR89Kui8of3mXWTLe1dwvSVfR3EfFLlstp8ryuJ5L25Vxgaso7ENtS4Uv2iLU+/Zx4cV2HWlJUVjzn6w21NMW88LjOvVMyCIb6ozXkmpJGIngnOb1DFWAdZnFEai1/pSDQeuf3PikD3W1i92ofpqPH3CZJeoVkzPvJjx6X0GNyYGnkkhmdJdU5YkFo3OlX4yim3Vr52cBPGnbJ/fvPv7al3/8VvjH/+BX1+dvvHjjzn7dot8eHR09eHg3tKpiQpMYKC0lGILQbZgWepAlevqshbuPaknD3ZU+H8jnBG2bwTUmMLYAKL1odIdKBF2ku4pC8QghppRepJfg2BiNDSRQ2ceOXds2P/3DLzb42G987ktf/O7rXdiuVy/0MZZ91fx+L3oMF6d6ntea+1NV+gORLnrVriVh66sml0xk0/WqylvsKrcqUZ8HEBjzwQ9p+rmayq+Lje+U+WjU3SoN2Cx1UHZHsI8xgeVElvkixYDLvX5HMXE6/JKx+GRpYWbK6/gpDIL4Eh8yC6IZS29+zhmNvEgOulVp7gWMHyqsv1fAwvytqy2VDvp/n+WPCw06/mxdHsat+n75u5+cuVOHM4eMjDDuoyj67njV9k8eP777+o994A/87//939mc3X3lzu379+9pZA9I35+cnHT9mYCgARFG07WoCIKhW1TbC+ae9HKzFIc6C+5DmngR/TgsxDHT6PP3YKIkVdxrp7uOBCjRqV4AKT69QQuQntqbqbTr9Qq7vt/tGulfXLePzh/calc/8+FXVuum+83f/crdzkS6ngxvBdnd07tsmWeQxlMzE34v/Mzn2M4UHnHhF+f6c+jnkFM7Grz4kuXNIEcpmrlXSHcbaQBF0z+oO5yJBxw31t9J5liZnBeYX7hYbLGJN/1l8bkMo5dlhy+iuuR/8eKVe8KNKc4gJwXqX+f5pT+FDKNEgNQHyKUV1/E1P/1ygF3+RbjTK1OY0kBDdPS9QRRGIO7k/MGjb37hRT78e//xL08Z6iEAACAASURBVN2IZ++9sdo+unukODpuV6tmv99rEzyUuaBMFgN8hrgqbh7mDlSHoUzMQCMj0bM3xB7SeyA9X/vcV7NSJAWYmXxeoNqXnPpX/+5kGfHIIsVOFYBQBQITWHYbSYGRDCGY4Gy/62DhqNVV6LrtUYO17cLZo4+98uIv/9Gf/on3v9A8/M5NnAeLoDhTyENTiUUwes0CK0/hqp/MSgGni/W7sMxl6QrUpVoJSrRn94VefQpCiso7fIICCcvr6zRG4qA3TfvjDR+SGRx6mP6sUfhSgsPBZSaZT1EUzSrqULWIuI0is14pIi40eogYguuuBAYDV0lmq0ybDdf6G/VIm6LpEj+lJEFXzUWElnolIvT3qmLCeFdFF0xtWWAfv5P6ha/ktSU93fMH4l1GxlU4mD24MEgFAEgy1qTbiyaMe9ST5BFa8uW5sYLRV6CT10S3GLCpxu9UHyoBUT/nzIiJjwBcemr2Mpmv0iaIERnwcMlOAD0NSddIx5sGgyhaBYm+C9JstOn2tu0i2jWkBWm78xPrd9/9vR/C6//Lf/X3PvUjL94MYlHaNpiB1ilsvV7FPmpYk5HRCCFFrO9xZhRIExVR+557ozjLp7d9F/emJhIMiBoBKIKK0GJjEcG3R0GEAhWwbdRXDDP4qbyB4ga5Pp+qOB6A9GmppgoJGg1ggIrtmY4WyACYknR7aDAtRuWFEdPGaAJozxV25M7dZ67a3b6TdnXcNC37T7xy86U/8uP/fPW53/jtf9f8gU/ee7JH0OOTdbffdd1u1Qao9jECaikqoYJKD2UuHLbli585kEueaoM8eVe4P4M0h1mSCK4+PSqvzHIQrxS5qW5rMf9ilXChh+Ok+XPEzpxcMsspAMgkWaHEJFKgi0IhrRU1UkmISnYkK9mOv3Z2lu60chhQR27KJ7sLRLe6/ARsSQWmtzCCZTBgTsvjJsQoVEUet4KruCpJpMjQozPSq4EhyLVJvj5O8jF8Jj5M/o60N0xZmnAvr8FKZ1NteUAK1p9BoTxRSTSNSNud72O/W+n6eLVBaM622yZYsz/d3v3WR+9s/v5f+dVPffCll1d9H4v2YQBFmI9U3NtiWQFBOkhBOi2SECqoTvhxz5MiKmJIMyY9QooaKBIgQDL6ck9rSjGKQo2mKfCUBF/H6n8A4Oa6zME9ZADDJZ/eM5FyvbeW+j34nFARNkAkKTRhTIZ4BHW9XndR7HQL2d8+0c3Ndv+hl62P//RL37jzvo/udruz+/eObt7Q9Xq3O2tkJSKkKeCn8kJQQxrDKyvyk9TgXQvVp0g1Bp2zLipfw3xDztITmMqUfOGbPm2bN31h6eo/9SWc5dQ/JQeEAwbNiXxMOlFCpkIiSRYPlQQRswfK2hbfK3H3KlJxVwpjfVgMKvbLiJPjQmS8+SCpHseJNgNhB0E8LDZMu/EiBUrvWQCu8fP0251bCxV/kJP8mg8zz5/7nhzVOZ9KYpIVURffmYdqWWiUSyYOCz36poEB254QDSsgMIQIdtuHa4nt/vTs1d+/HR//2t/+m3/8Ex/54K3N6RuvCgRu1jBGPBYXUZASpekl9NKYNibRtKGGHiGyNTZCpQjNlI2QAqpE7x5FRSXtoGA0SF5M/J+Lcp2ghikhZMRPlGaQXA6yWN6PkizZZyDlmAVYYyClJwPEXAWhxH1/1K5W7eq867jdrderH/0D7z958f0P8KUv3n19f7a7cXTTRHZGrG/0qrAoQjCmR+MQkcf1uh5KP8yddzH3p0ppPrypq4owWvw3KlNdeGmd00lcofkXFDtUftrDxZz6y0RHnrY7vDkpM9EAx5mH+pYrnBTGZTVM+lNnLtY8yRk+pwvuwuOQKtWZk8/rpkO1TYsRWALrl2q0mrJj4oCZr5d5+aKuAWw7dFi1N5p200PIbq39TTk//84Xb2xf+3v/0V/8Mz/9iZeONo/feNTI2gMvTpKqzocljZ4ZHcQ3aRjEVAk1BkMwDZGhpxqDRTFrzPcSYgbSoa8UG8ohcpEgElQb1ca/C1QlqLgL3+EfKJMv/k+hIsO/XHn6PvkpQAOkoahIK9pQ/M+Ghr5vyaMQNhqw3+L8fKPy/ttHf/mP/eSPvxxe4Omx7Bl7ULE6grZQTaZ37s8ZmPoCuX5qsDRB301XTbMt/7JWC2CpDMlLHyAnp/wHdlqLr/o46NJI6V4UTN5ALp81hoEAV+kQJZPjykmHPIuzqkn10UwyByOj8EwCZWigtkcVpM138gmT0APn8nks5owniDirAcoEjjCDM+65SeuIQt4fEEDg5Pby+UHFdWE1gKz00PkcKPr7ABkheXJHtiHKOHvy7Dism0j3whlnxncSaWT8wCZTKiv/kYszKgdVJUzMR2VceVHbCyztHSP2/Sa0Flbd3qJRxFZqJ7rvXvvy0ZNv//pf+0u/+st/8mjXnaA536M5Pu7j6TiuxsjUCNWUSIuoiZmZk2EAqjDSzGBCNQggfswoASZUEmqiCjWGANX6hROX+GZmBkuHQUmfsKxYuCWRDXqGDH4OMOw7LTkOyqcgVQ3lTzCqqKjHBIQog4+e6PFmRbN+fwrjpl2jkX3c2+7swzdu/tWf+/ido/af/btvoH2xOX6p3+7RBvj9i6kh+pPPBizX1NyH9C7m/nRpQGPyFFvYgueScwwnXXtpI5zqO1dLyTglgwjLHZ73c7helnNK5kSSZGSmlByJRQCE0TRbrrKqipiK0dJC+U8pM+Sjrl8qjdxRlLpk6eMyCj9pve62zBwSYKEnKXP4Pl4DxKmTE0r+m31xRRIGM7c/8pzkL74C6D2Vs5CM41MYoqIojalb0ORlOGKz3pzuGfen4ehoHbi/9+q9e195Ib7x6//Jv//rf/WXbmIX2PdnT26e3DrbnqNZ2FgUO6PJzklEeva9sBcaGRVQREMPRqEkn6N9pMMmvYoqJNsoG0xMGKhUhERaQBQ00A4WKDGZ2FL9ho09LQgjqTATKHKOlymQiwOK+ZMZ4PHTUxYPSSJQMTGhRvY0IUCF+pMnqVChoY+MAjlpaOevf/TOS/aTH91FfParb9w7fYD2GBYQJDlqggEN6PGJnwpZeRdzf6o0wdwpLgmWinJJsAoqP7iTmidBDFJzhw3RDy8RrD6LArVUPiN95e9K2a81dJ1dy7x6LWmy+VIK4W+sFmCbDCLpwJ/0WE6ulSebWK/CIFLFexqWkKS/S+acSLZKFRE1ERETG5B3H3EPt5PGIz0DyWMeapw938CiKB9ipI5Tkuasdj9plXWboQEBz5cPev081Qz30ZKTxfqUIL8Ex2ToH5chsS7mXewrgN45iH0HxpOW/ZM3+je+cbN/9Fd//mf/0V//yzx7dAyenp4er2/s+m2Ead7uzMdERIrLxjKYnXKP2EnsgsVAqPUBnXCH3mAKBlqkgTT0Kuo4O5CmohBEAKmhLXa4xYTOxXXiylj2qZ62N9lzqYi7/GH1sJIy4Zfk5+h/Mi8AUNBIdY0ekWIixqhENJpFCaJNQ8q+7/d9DG27aVvdxSd3v/uhm+/7Cz/7E9r+3r/+6t0H3D6JIBrCfQ0h7fsS2n6VCBHL6V3N/anSFDM5YMY9v6ySmMuPrqg288xrpWmXloRv9SsATmV3veeY5yTNkJP8uXDPXwbfMmNNfInuMnhEmbNZhp0Bxg+iurDqTL0PGI/50oUjRb5+CjFH5Xblc6zgj2DxkYYug9lreSKLxkpXSUMnCz+nqtMyN65W3tOFSDo782JiBMXcjUru0kiaRKKnqdoqQE/vnn/jiy/gyZ/9qU/8j//wbwXruDsXxdG6AazdrKJa5NBevdeZjGcaK/dqI2aIhmhCqMAQFT0MsBZwfAViwobsRRpzMMoXZQ/bAgZpTEyhJgRpShCRvVINUUxMIiKi9mISJQ75HuY0fxdLyIiFCCAylRcTCxERfq3nRPVzeMTkCRWk0CiBIbT9vuv6rTZt2wrQdGa789MbYjdUzraPPnDj5T/36R8X/u7/84Wvh7DZoe1kFeEnH2W7FZ8Gd39XuD9tmkrJuCw45pcBFWaSS08LXNi0jMtzLGFFJH2ZAROHKiwuYGqe++iSsiYlxRkY9VKqnwaJmexIAQBm5vTjIo9dT26cnUFJkc18d2vwGKo5shLIzIJ07zGJvaCVlm1Fgrg+runkwf5/9t401pouOw961tq76pxz732Hb+rR3e52t006dtwtN46T2I1JSJwowUkMFlZisHAM2JaT2ASEkRUBPxASkfiD4F8QCJFICBByhBSBEgx4irHjtjue4k7bPX7zO93hnFNVe6+HH2vvqjrTO/Tg7ojsfvt859St2rVrV9Xaz3rWNCF66jgr6n7eU03ZkZ13eWTiJFK5vBoNcOAiORdkoxkOIqkkFvdziXlEV8VjgcKpItUUX+rLhtsY8owb80CfAvnLzS1Yb9QJxntWh7wf3aoQE5ai05WPKUqhmBKiXmOKZkCI2zw03F7ocPXyxxfXL/8r3/GR/+iv/IXzjDZbszynDRQOzIkbNKoJIsFB+ki/zKdovl6KoIFth20gmxBsGCCQqLUgqlIgyF4ywDmQQUHJbs00iH9CSQwQqgTX3QygwohhSBQjYZKdyoE7V2ajGODCXcbtomowAv6Z3QNSDCJeN9sAM9YHU1KfS1WBUhq3uFPlRNWoCNnMxX6p0mUNjZI6sXvvPLv7pz70/otGfvbXPn6/a2Rxa4irAQ0EIgLLlrPEZsqx9DRt9rb/M+H+5WyVNz29xyFq3vnjE7zXn5XS3YH5R0+9t5G7gz89Wu7+6ejIWY2fI4qnINdIpfGoQ5C+1+EB8D9UJg6TDRyy6r7Pbm/YyYJ5iOt3rne3jVzNFG50dKaevc3xO0S8et8I3vetsnVRVhgpWqvvKS1bBqAiNEs5KRBiE1eLtL68taBevqmXn/tTf/Dr/7Mf+wsXQOwtUiiBQtPMGkyKECRPBlWvleEG1RHCj98Vkrut55WUbI3GYdMzbZhoWUydC/HwNqEEaOBgVFKo9JW5aidBxABVr+Ko9CqIog0AMwWZTWGWqELm5AMWUaKEPUGEFAl+LKx+BiGzef613f1JRmmpnAWaB3fCVA+eUnrOAqVFEiJdQgxhERBBS+uXFs2Hv+Ydt+/e+d9+7mMP0tCxaRbLDKS+Q04hRhI2grb6JD3lg/HPskJ+kdsBSj7Crpw85pQ8nVMHlX2f97/TdmXoKQlyekg2DWmmX8+E/u6WPZvPAe0znij7+1zCwykO1FFkby7llybEDSfQqRkeU05/b2qBVgEQxLWFmT87RCYvl0mmOKqt3uWz8ToHZSIiBYyNLLyUIPbdfsDK7M9pHG+6M23zLQQw1oydyXcTKfjdu8nlKNm7d3MdyX1p9nIEOac/27deHzlaI3DgzT4GNAkYnNhRWsqWk4hEhM3De6uYtm++cvXyx//EN37Nf/7jP3IbiEOOBBCSxKzBJBE9LLnGJQwkHX27WJ94mPpI+M8ALCRAQ+gzNv0COjA07a1lOAtsAiUIhDm7oJVltADNQgqDCtSiCoRBlJqDBkiGOhaQSAIaup5EpolRLMMImhDSIFAyKYZkTuFQCDd8Gk2MYfyEWNnHhMhm9TsJBILm80xz06swizj9SHMvU2EWGpXLhYagNjBtmYezGN/54u3F3ZdeX8uvfPL13371EdAuzy6aZWDaxhjX6SBC/rGAb97+qUkc9gT5+AW3L/487ArZ0yfetU+OnMbuQr3Tg8x2O90Kufms4H3kIGb97559dzyHIzmgZXDSeDCJsOrEMa0qrIqBVKrnkOPeGVi14802OuUzI6llf8GrXFb5tce51133zzjPKb9zXSce1H0KfhbLunc5j99yqsloyi5BNBylPw8yTXrMqqBw7lqiQRFVBDBLgRYaEUJzd8au3Vzh5s1//gNf/V/89X//HSus771xq2mkPYc0EEBaoQKm6M1KYq9xEmS3lSKLNU8vyCbETFVIkEBThGXT4OP/5FPves/XRNElKMIUEkWiLIOEqBSWBWN0nx/PtbeFszJ7e3X1hmFA4TKPtL0/oZaHPNhNs3kuSeSSVsxgVEBzddYiCWQwgRRZDxuSmtdkapZRz/Im2lrwgQ984L4tX1l/6npASslSb9sNYHp+S0aP26cW697+f0fL/N4tZk/iTDDKjL2Ei9ilxWfC0f2wiq1/b7fa5v1wltZxf7cT4+E8yn9nXRjR5rj8zI/cv9hpnncFriPTUNJYzeQdKKxnpEAke2IUT2BgIiKeM9KxcEBlq1FKtkKENezSV4XCOdRXUlztFskwkelvPkiCYk5ET1ip9F/y4/p7WmJfMTL+uzzynspSa6v6VTunPzMtlnm2sshPOkdJrYPqF58OblaJVCpe/MDE8pkcPBpakl2M92j0AkGtuWpNCMiWhz6qtE2bhz5dP7w9dNef+8Qf/fDX/cc/9gN325w218q+vbjLQbOfXhAQYdEkSmGx56upjILYRe1OjVOAol1KsVk2q4veBFnW6/Xf/p/+1//hf/7JADYUSO5DoqiyjQzBUpg9vHKAIXaefzKlHrtvvX9v23a+ffyis5s4Sva9Y6efQHY/fAi1xq+6wSbbmMSJQhNQkEWorZkFyc0q3rp9+/zFF8Pdt9jZ8+n2217ZcMgMoYWYNrFtLmKMmyFN6GS2jD2NHPunJojpSz7KL9Y8PIlZ3tl3h5Lh3nNZ+5tRwyMnfkjAHV3VjQinSfATjYedH55x+rlz1JHrPaZklJdn5i00BrmGUeaQ5B5GPkTi+/TFxBrV7eMSdfR2zKHxPG97vdZ5/xP2n51qB1+PW+ancDG9D8kPtxy7IU8L22tv1Tsd2PWceXwr6R6NlrPQmMnEoe94c3nz6me//m13fvRf/9deaJGu7g8cbp+vhu2NyLlpcJghBNEIozJnCSI7QnZP4M5jmqgisugzNmAvOkDQLpAXn/qtT2DZggozCKEDRJEbUAHCcqWXvFBU/b736XbrEDwZUPX/RzGbJCtbDj8nZ5Vjn4VJZElrY1bs7AK4l6ZniMlTAp+axlMgQCIkQxUx4PwcL63vflVz8dbzbnuva86pCwMsDQBTMuS1rs5wuKg8nbCKT4hR/oppXyxS5kuN3I9GqD9OxM9uwNwdcGIKsNvDnqzcw/gHywMPYjLLaU8Oabbd6kM5G2JR6U8bTmUu/Y+OU6YoWEXJHlbyHIJZik1KrUR6suJfqf7vLkbnUnUSgtzfPnrazC5ZgeL/LpzuUcHjVMDZ8L3+JwFeFKkZ1z+y7ROKt8lTftIn6v7zLVoWMhud0E/J9DnzPm+nMtIc7iNEdYYcmwEIIVgahNYEpaXtzXW33S667Yfe9db/9K/+wFvO27i+WUY9axchxsvr7WK5IhCqa5AiGFqTREyutKyc+wjVx6sr90I0t2JcbUT7GJoXXxwWTYO7Q7dGNcVADMEggDUwgdZMq8iHuVePfOa8L5Qn0bwruP0BnCddOzzq8NM58SLfKxEGeFBUzb823jwiGEhoAw0ILeT2wyFsOonLdsjoUwdkaRahadAiDXnHmvoUZOz8zn4F0jIK1Dfe51v832zx99zT5W54Aevq/O8/ZCoUudeqKlwc84QmHvkhYuKJr50KMGUGQCifMJv7JwCOANVTwnQHMZzec3/7M7JvT3hAp89j4z/iGQkXontXcaQdHefsFJ4kcLpZVMIyNAgNDkhVaFbtqC6sA8SjVVwImicneIJTzYnUygf+NntffB2pO49/me1zGng8O5IwhVgV8S6iyvcZb34Ixg8XgzFONc/vLsvhuyy8mlgbgg1bYTqPyjxcXd2P25vbafMTP/LX3vvixSLmvtuq4OGjdRPi+a1bZgSzv30i47KjqkKbEodVp8YyyHFOqnC3Ppme35HlMtx57tZXn18/fNTosFSjBpo7g1rWBA20SBM+KQX3/utzDL3uoIH5bZqqV7pQD56BJ9ACE2iBSWFF8pBCBCvKQtYpHlSA8jSaC3g6daZk40kkNXKxHMJiq9EWF0HQgotgpnGArNMm9QFxibZFGmAeUzYqkI999x17ERDE49rgl625lzMEosgOclINWwToXuRmbCiNGUnTJjRxsGFInUSI0JigjQ0msRVRpkzLIFRVREENzVJCTMOgHGLITR5y6hFiLw21cToX1jfsBOilAZ92CdzxI8Q+RXP6sN0sspzWpbnErMh03M3PUOUODp7U2W6H6ic9r+iorlbxXITg+CBVrDgR8VXbrj3XoEjdHdjs2J1x+ktNTJYDwAS5vgYimAxIKHQ7Sh8lujOXJwRSdB0Z/4ZSP3WaNL+iYsqrI5Galde8Griz8BVrS8XvfnbOpXlVpPZesVHkSPEyHK/OvYBc86guN9Pyg8rjO5wWQEIlpEiyJCV3ahsEa/b2UZBMi5Z7pwcEI0XM5yMQEM2kelpzLxQg3q2Yuv0vdKlfxqbNSW8eLtP69U987Bve+67/8Ef/7XffDWl7n0GagJSlXVwE0a63GOgpVYhgAoiFJiqZ8oxEIyfCqmR0oYpASkluIdpGr/uthHYblvktL+kL7zT0yYwaAE20UOGXYQGoeN7E2j8O2v6yd+y1k9nn/AuAIMyJiQoJIhqJyH7JnusHH/7977t+83NnEeetWur9oWJoPYmji++Rc98fFUnSoFFaAJGJzJSQNHa6SCEOqpeb9c1meNjnO3fechOXA5dozjA8hOQpHq2QYDxCJpm/pcKin33lIXeSlVklQRODAeoSp2hPIgpmigE6DLnrU1xq0zTDcBXasFrEzWYdRKzbImUxtiqLGCRbSgZpbLhmaHO3Pls0tG20ftE2PS1TjAtn5aoIM32Stjtvsit+d9bYE8J9TGwrRh6G9X/hbXRVLOVI9z5ZpM+JLBanUpeMlzY+x4fjnx/7GL57/I4qNAFSVUo1IFWXsFKXvfo911QB3lxLl1nPhxB+/qfHU32PQfRHL2duA6gqkG+ps3EQyyrVZDrNGPzpn+5FgOwl/C9gfBeqj2tGGZv3Npv/+d3VwhPvtCiquWe37R/d4/WDxebhe259zde+eB7yjUiGKTWSalkLHlCaJZFQGTIxhwC17U3O3KA67iBAgIkINFhsusXZlhJwls0QIkRBU6TGMqhJGhfurtY/pVZ0inY+dbgJM8UYgEASZIOh4fb526vv+s7vfO9LZ+eRGDaS+6ZpkrHLNstBVhqAnPP8jlThHrqeMDa2VUuAJYRemyRNUn14s/3kKy//8j/+3Y9+4nNp+SLO34JuC5jH7o339Ohn0RqcSarbv/JcIdWrbZnb4ikQz9+fQAqrN3QOwWv0MraAprwNYmeLpQ03af3wQriKcRlksZCLprm9WtxatW1Ti7iLMjSbbbO6dbHtu2S4f7P9xMv3BgTIUD3IpEerMONj0rkcaZWxeIJMn9rsLfCMj3MRub9a7AokzpXcCtwPVLYnVZLaRdanyfTx77Ib8TgbraPveV1mVlm8+zo501X4bgLjClrc1EGWQs4kc42cLXneOQ2bEBLqqWdKAvfZyOamzh3TZaF3MFtcj10yR7PnRMdMyL0ItTnPMO85HOt5FHvz2diR+8Az5X/HTIJoJYym3ogC8yoxMwYxietaRcxbK1DLttlcvvlm9/KneO+NM5VFCEiWJaNKq3HAOWf3O0SNVPKOZNcxBrNHVGpumXHYCiokQGT0YkQMahDJEhyHivvfe9AmPOpKgP2JOCnHTr1/x/c3U3daUhqYTK3T3ME268uHC+vuNLdW6AYOAmpOebu9vYhEJmg0o00JJmfXPm7MDEttILmRLTCQ2agdm4TGJN55bvH2O+9+63O3ch4++TA/5M2m34zT9Zh26tq/IpE7QLHy3FEIatZAhzVKAaNlqWah9WZ5fotAd/Mg6XDR2EXLu6v26979zve+420feO973v22F55boXEDTB7I3DRNQuiJsMKjHjeGv/NTv/47L/9f6tVUkAAF1CTw883KNn/h51se0/Yw7Ome9/ffP+QxlswTJ97p4dTuBxD78NRHN3I24oPLOAqoJ7MkxAkOjiltR/10bjgdz6J1cT28lB1kfWQ75lh+XHIg+7djLu7rAnY4ZXNKd5qu/QPrpB3e8T2143BlmrbvYnY89vkpQn40/9JpOfN/7Lq0WW8fPMIrn8PVPen77uoqtNlqPdJRXu8FKHEnXUzZ08844fQ6A3WXUUATXlXOXQVHnyMSFA/p9VvDetsVPLzGU1fNZ0mMSPG8jwIkNaol9uvtzYN0c/9sQdk+spsowVbIKkZY2wjTmsw+Gy7E52J9FPRlB4hpA2NMG+VglhKCICaJ/YBhjVu37rznxfMPf91Xv/Zz/+gy5/PzF7ZWEp7Nn4HHXPj851cacmfhamVGjGVVSvCM/hAGDiTUoBmGs1ur9eufunvn7G3PnV3d+/R7X3jhX/6jH/ng1733a79qcStgJWCPvN7KMLQRTSvX15fn8Xzbd9auboZWdLHe4pf+wc+TQlItZzeji5Ys30xPlo+HbU9iPs2V150dS+6mYj++f2WBj+3Jg/xfp088DhgA5i/D0Q7GSxsVwT25f6Bt1Ld4hjtn/PUo5ln91l0lEdQYJ2HpwkBIcGpuZ2FwGWOjnurkTialGlKzg2avLLrrSTnH8jISTXU5QfWpHy/lQNzPfGCKwBVISZg+J44KzgX8r2SxEsOF1hQDfyT/e8XjHsvuPvpemGmaiHomty5Mz8Yufi+zrZ4oxXwYpilb36frNTYbbDuk/iJok7PHY464W0RIuCAbndZdhPkwxqChEcKPwn2+UI1zrhJVdKxqS08SRiIoihgIrio6cheAXkF1t51Sr58C+M46EYMMFCJnCAMyhs324Rt8/dPERrePXli+tFKkbptzFo2qNMtAhsDEqGUiSBZaxrllmNE8kHUwA3OQTpmAHGEKNuCy0Zu+awZdWPzG97/rp37+l+LAoOjyPoe2B2h2L2BHcf8KRO7uGWe7G0lKwyCh2QAAIABJREFUIARmZCDNMiTBBl7ef9/zZ1f3P3vnxVs/9sPf963f9I424XYD3WJBBEvB+iCDarK+G242t5qmsQ1ylxNvUgqLxac/+/onX341n72FiEIIcg3x/7wmh0VQlZ9PQtDzrSfvGXZ2mk/LPv9zBB0/qc09F/d6ONoOTnQKUxw/5NT87OxeUaHCRXyWuY9HycuIKgrrMnOgvqCcEFWajJrBuAVlGjl7Z4BROM72nx8y/zki6D3JNT/74bF7W6auZt/38r/PLrnsowQPsHyYKoE8oQnh5uRAtEFNdLPdotsg9Uhp4elszXItmzf6p8+Ru0sxETHjHL7PRf+I3DGH7SIAQwiKoKrKMG6sd9CroNJAUA0wcVLmCQrK3iQf3X7ycGcIQGYDBxvWvLyPNz533V82aXOrRbq5ts02hpCZbzabtoHSZtoGHZcgp2lLLR1iQlEhTMs6DRVGQRbbbjslGmT06e1vf9ft1fkiYb3ZSmiO4ImjYv2gfcUFMYkIPWWeTG6/nlTNBMJMUi3FlFPum3z9FmzktU/9G3/6O77/e/+l2w1uHuSzoMtsCwWHPm03fe6joGlFGolhmaHddhAJ/SA99bLj//kLv7rRsyzLhAhCkAXZHPlS/U4/2zXwGViRvUUZKG4nOy4fs5101uFonZfJNHeYnvephPWEvk9qDLsy/ahAnwtxm4kt2Tlkv5+C9CcW3iujittfqhu4ywOvIuRIFIQX/ahgDyJSGJxRStbzVtdXtx7P8lgBgGeG9OEU18Ya87nPuTuM8sVA5wJaisYwF/E4eA/H6Rr94rlbGVXqbXxS/veRfzcp2c3gGoPL91Twu463cdd2ZKM/k9CEDAExKq2HZZhh6Ibt2vqeSoHknOfCHZVvmV9UKUMXJvE9onig3KmRc/cvClI8S2Y9ihDPKOPvHUkIp8hszv3l9x+qY+3U439auAMq8MxfOcnQobvG+hLaa9qmbs3cLVpdnp0lCFS9SCBnrXQemknimwlJMwVTBkUHmJpQmCGZTYacXZzddL0xDCltHt1shoxwqzdYeArV48S1fMUh92oAnCeVJlWGkrk/R2SxIbJv2J0P6w++8+73//nv+ZYPv8c62M32pUYb9kwDu9zEeHa2HCwMuU/MRphIGxd9Z+fn51uD6sWmk1/+zX/SXLzY2cJElFncbVqSMXz+F8FDw+apHY/4XZyEwAB3ZfF847Oe+vhJTz30419PeIkcH4z/nER5laYH/czPPvaQgejp+SpD4xLF6Lb2mSh0moLUas7d+9y7zL0ve5/zKyrE0JPiDx7T8/waH39zd2ajHjk6vSiPFMguRoix56rN7OWTmQZc1Scr3z3KxlLXN8w0gwJNAAyWAphzAeROxYwQfpRik5R3m+fspZFZO+UtAwNBGkbJWC9MUVgpqn+RaAXW2/wcj4fwTwnwZ7OjUA3qRVwJGiBQaRtV5KgMyzbnfLm56kw0Nl75jyNoR7mMmlrGFyUxkpBMseiO/0ZRy8iQLIGUbcqbTbe6aO++8MJrvZostFmJtTsI62le7dn1xid7U/wet+zOviy0u1+LkA1yN1BylEG269sNHrz+8h/7tm/6ie//7rcs8nJrHLaK1Bppaei6tlmK4nJ9E1cLtO2624Ymdl3Xd/3q/HZSWXdZnwv/8KO/89r9a7t718TDl7I6/kK16JYX4anbxHQ/3VNlM2BYjyNqwqOCH6fdd4TFfLuWt1YmzxkANdnK7Ph68KFsHdXhXWE9+08ROrNDR1cYoOoc87OVa6zqhczPK/P/uh/06Gg0fvYpiUhUCVLNpY7han748fKrozvH1IgFHc/xuwc9lYpLBfmShIK1fuYcs5fhj1pNzUhT5ZIj1hkVU+DnpAfo7HIOm28PFcKj1uXyntR1WDEpikGptloyR4rTB8VIQMLEKuaHiAQgo2hB4/BGOp+gwFPJg4TEkLphsWhuLGHoEaJZyjb4cunXUh1mJnmNQsh4BdF6FkyZfsfLlFqAaTzQzAQQSAwRZiKSUgqL1nIyWmHXQY5VTz2Z/fR6jU/y0an1fTD3Npm/O/t4aGzaIJklAxmgIhEEjEO/FRGqDEMexKRdqKiBzLUqrRtOx1sZI6opFfBkm+bmC4KmUUxzhGU1CARm6fzWRT+k7bqTxS3R5uYmWbPMHObJjp4sVHaF+1dW8zW9ABdPih/opcnDSrTrQ+4WdtO/8eDf+XN/+vv+3EdeWuAcWZLl3AWaV2GQGEVkyKlLgw2KJmSFxBiFTdLLy4eL81umcTvglz76sbhcxbOz9XU39wbW8pp92Va+Pbb38K/78uKA5D3SZtTnkzt89t2OYuT5XwthdQK8T7sdwF46X+moiA5mBfRs72D1/kaJdeMky445uT9m5AeXsP9XYH+3Iz2c6P+UPjFveyl5nV3yPg/vrMxw/bRxhvofg9/Fqfn6lBF5gpoCx5pkNoPYhMHHdAIjCzEmeiQnID+uzVLJd1bL6qgYiUeNVcfIw2v3ZhUvUezELo9rh8h9f8v+T4UzQVR3wq7KTgFbFoQMgyIBpAax8TYevJGTqPcvoqjGaREpHrzVqG7igfEwoUHMROzoXX/q9hUn3OHMHdRdR8ujpsTmJpw1/fph6C6fQ/7mP/C+H/nuj7y4QkgQC5ZNJEAkI0OAGCSEZbOIy5WprLebYRhEtQlsJfdqIliuzj/28Vc++tFfTfls8+CexpWjJCNUphDwZ24nXK9OycRy5/3Rn28vb9rpfka2vQJQHEPWsCpD65H+3zmq2umwjGoSPTL7tCqj5xJw7ES4g6eOMDY7/5l2lhK7tLO9YEApjjRmJgWTklYiR0WEVg4viSZLbkUTkeItU5ZJGUfl7HDxcy+D9KurzEbdZDO8X8e5/8UTX2j14ZMpc04JJhz33/nkzoS7t4yNyoF7XEydjCLbAAaUmH4nZMY7XvO8m8h0lJIZNp6jyPUqekp1ISuUtpV5IsAMJpoZNM88HXefn/lGMQGQkbU2YALOnLtFjocUISfjuuiUBWCY+J1cc4GNj8dTy3c55go5u78HJKRUTUlhFHfQhAIKDSYKCYSakhoMKszBqDKMEZdzckalbiEJqhAGYQCgNNdOzNxOAjIHZiJlxoAcmAOzMH8h4v3LZ1B9Ol5YYIQqGZvY33/zxYWs7z/4I3/kw3/9h77vhQZ2lSQEwlQQYgsOyYxkCGHT9dwOQzKqNG175+J5Qx42697S+cXFDZoN5f/5fz+aNN6+dedamjwMruASRbktt+lZwfuzWudxREo+pnEmEP3nrlQ8jaxPjODUefe2T0fv2wnlMZ3sDanIyxowrRDPArRfA3j24k3HspzFaKi1TJVFy3Pet7pvc/5U85hs3RverpI+M5Mey/B+vB8c9FMh8RwmTL0dztTIsx140cyTzEj1lgEQgORbDs4+x++TokAqfLomKyv27nIF/QZahqkxz+5glc5z4V4QfYn+y/Opngv3+ZzPi3g4eNcjSQXy7D56VuS8L69O0IzH93nMlmljBtQHY4XjcgZLISqiUBGoiAQKCaGp0JGofxn/HW6JgEkWApJFTBiyJ8MTCrLCMnMUU8kCIzO9dPfnK96/fFkhTwg7EwWkpDwSEUikhWRhWOv6enh088Gveutf+0vf+9IKTerbJa43CSoaXWkXo0AVIWoIbbtYSri52fTbtBA0cdGsGrUkq4v1Gh9/7eZnPvbbXTzbdnltazRLwIg4I/U8CccX57qeKLVRvV/ksYbNQiCPL+devyrYVdM5T5g1Q8TzHucbJww+HjKPmB13Hd/2WTL6uYwuRO0ureE/Cjfk1+HCZTaiUV6gjGSE+2OKrlp+QcrFqlM9osayPyFSo13cm8QzTdbY2hrMXeAmK353AkRI5oKFd4QsUDhs3Z/CUuNkrhuhLr3Fge+Y46P/LJ7sY6r36tYSZvgdRaP1Pm2cBydk1V2sK1RHZdtdIdQJAkiGBUBIIZ3CJKmEIpSIUarbM2iSCctZRXdkcRXuUlma+kkR8aV3z5dGdWfC5i6SGiCQKQmHg6sCqqq6KO4gPfJ4Y1LRea+nMM3ES+0sfgfO42VKxSjOIpWUhXAUIcXAGxGB5LqPCRQQKkZVrP5zPdHc0Wcm6z0wQSilaJ9WTkayigS/AbQvCiH8ZQtiOiHs1O9pUoNCKGpEzpq7/PBB223O8vo/+MF/76WVxrwR3tiARhfQBjDL2SxRTLQxKBTrLpvZvXtX9+8/XF/fXF49TCBbSe0577z7N167vNTbaRmGTCRk19elvqEkmITGZ2SunkaIz9sR7uKxd+QUgh6B/OMGwB0hurPxGM1ydDwHa88ukD/Bue+Mc2/QgFRXufnmw0WOs6GyCHGMn/6nPPNQnPv+cfYfmVVGrZumQe3N/tHbUQcyVwiOKQG1hx0hNHLoBzdrXvJ0T2M4HMNhO6pS7PXm8T8l0Vu1YggQxnoghcQLgJqZJ3dyV8i5cB/R9wjhRcXMwzvL/mNdJJHq1lTh/Mjdi1SBDpN9DqXozfRqJM65jzrMKQi/28FRyb573M66AxEQBk9dVWy+NVWtKoIgkaKuwlEEgVA3BDnQJuqDJ6ObDEZGQDzRnmRKEIZCKwIoGdUEKtRAqEEyT65ZT9O+bJz7KZIAGJc6UiTTMPTcbm5rfP2Tn/5v/uZ/+bUvPffCSjSlxUIu799bLV5QQcaQclaFhNDbsN52d2699JP/y0/+nZ/833/1V379+nqNbFdXV1wu0sVy8favfuvv+5ar9s79tLCwgEIaMGe4D0V5gDJg6iUMnoV/P/UMPV7ol4eeAI5bwI7ME3cy8Z6STSdptz0hPh6u+4vEXsTpUbpmwvvkiIpduorIXJXY0YT8pCoA9HAkrIB2bz1zpIziBC0oMEwAMTeHFRnnhsC5V7vTm3qMeNmTjDJbQrzDUqPHBJ7MCQw7/fjYDumaaTbmfUr1Xp9mZjaA3RqqBHa2aFm6RkvmKDi0KDjVclD3rKeY5l9KNlqP9XXnnCq4Z8un5tzTC9vO5DtOc+5BA0lW15qp7p2IzP1kakfi5a8mzn1c3SrPzl3Onb7l6ZpMj9McVEz3a1+LLSeAMMPMs1/4JVJEJBaVWUppE4hJO8F1dYeZKaPnnHP33AaqQUhDpJpRsyGLqCTRBmKmkiUaYpY4SKjE2+fZvuTCXUYqbRKRfs+mvMMzCwmhCq8LI4BktaT9WreXr//Ox7/jD3/TN77nhbffRX91SV7jXNtb56kbWtVQ0pjGpO262967HH7w3/2Rn//5j95/7R7CAstzbBO6KLefZ1zx9jvf6HUL4fIMISD1zEVdL7ig3N+j11Myyo6v5SiL99wWx7ySVX32rbuTUM7q+1GhNm3ATnelq4matNIbi+lpms+iEZazkEBwj4dxFAVweSLH00aCxyxIO3+VOWey21yxHWeAILPCKAGYnBSlJJBKgRaMYNaSubfk6Q0GCpLE1DRZFlnEclAhBIpcCAkITBk0FWuw9wmKglYmga53C+He04TbE0XH6hyoFJMnJvecfFqdx0Umhdkpnapn+CUqaXowb3PJLlLgWnEknN9hz0gKGdklFMctrznEaUWaH/AkaD/fYVq9UOoiOP/ujiECAAGmMBCaSaPBMCYbOBTu3qGZSQ4gPDlfTVTA8cLHAzHXzMgpvAzmCkUtxIHCz1ABKiWXN+jgSndVz6ech+OtTIHz+yhnzC6ua7UTcQsoFGBxbVTPe1UWycJ+WnVFcscu515GGE8vOUF171StBj9Q1KSc0Ec9DewZP7+0wt09e6rUhCe0KMN1v3L3FR6pNBJdp8uFNjGtr1XtQvL26vXu/su4+tRf/f7/5B13kbtNE2XTCdpbQ98N3K4Wbb7sWz3baLMZ9NP3rv/iv/WXP/OpN7C8K+/7KrYLSERC29MQ9K0v8tZtWZy3y3Zja/QZItAgWdSNKFDAXYZ9cE5jV9+S6m0ZKl4zFm6ulC0q790YSFe8vczhF4JTeACLoFcrJ6VYuTElA7j7wJdFQExpxdYLmCBQKLAx17zObuUU3CuQtopVgzjcI5lF/UkjwBp54mmpJ7Jv5z0Yn+xxQykwpoWpdIrDxSp8sSkwpxDgEIg10jH3CK1JY9kQIhTstsoc02Zh3Ye+9r0r5lWURdDt+sZUFxqx3rYXt9/M/N2b/rfeXOP8eUCNJuhFzCRFMGQVCb3ELBAJSkSAcCuKFg5Vyqe5jyEYIB7VKlAr658jdy8BQghlXrHFIAIxhxNSfU/8s4Sv0ly+sxg6Jy0niwgMKtVONgLp4tYSiGiqYNaCNI3OjxMqyMJigRMhxcThQIGO7ufu8svDPjPy+GdfpFx8lOXQuwVMZEBGEBFBMiSCyIpB6Gc3szErpEgEkLPP0iRUq8y3eU1qjGJ9xO2uBKgKIBoaSIO2jZpzaheLzhAQRUJ2JxlRMZWSobpgLz2mSc/TRcyb7bvWjAzRdNROyxAJIEVYfIcMMNIGL7tqKjmGZDlYDDQyl8cfJqSJf0I90RlNHE4oAMugFWd9Gi2Wl1wglOi6E6ObIXJWSxJ9VXCnA6iHZHM/k/upzy+tcD/0zq1uufVuYbZaEhBrzha5H1LKiyaGYdNdvaHdZX//lb/8l77369/31lat47aJMaHd9tYNvPvC86+/eu+cZ01cbBhevUk/8Tf+q888yhfv+wY257ZcpXYxQEOW1SCKsInBFotBoxkhnp+oAoryrpmvqlkixvG7w4Kvq7Tgz125JuUU71cfJjdJFZZw7GHS0quIt2nhKz+nB1cKFp8Ym9pMqVbPXcDt7K8Vy1gFfFpXBXctNdBQuAkrATyeZYRF+tX793TBroUGdUHu7rruVCeAgoXHhChgBhqFfqEOXjOZ0wsX7XD/3lsW8sPf/Se++kXkazTExRnWPYJgadgSH7/Gf/v3fuEz29dvIKDzkh1Ir8cnqqCQxlLppdC5YBACxXSa3YNSp2GjQh11p5uZQ2TF2ggsI4aUnJRZVaryUmqBASBz5XxsNBLSw6ZIEVUC4u4nouJDLdqU4wkRUcd3LHY6VvjqQfjuBe0LQ4DuRnJP36UqahN2BlDETzkmEii5tAF4/TINkFwghKOWAsBdWI/4nbseL1WUT+E8MjtwD7/PUfyowhK5es04Gs6AuXIkFjw75GOcIHeosM/LjjhzIhCtEEpggchGCaUuYwagkqlRSoqLAKMwkBTGkUETBtKEAaAwAFb2kVLfRrwgO8WEJXtPmR8VhvpvBIlPk9V97/NLTMtQrfpaSDHEo8jASQA5LTMGKBIw5NQ2LXKXbq7T5YPzRfiL3/NdLzx3kfqbbF0DjUH6PgXVR9c3ze1bi+b2wzXeyPgb//3f+unf+MSt3/fBGC8srIamocYC0bKqaLBkggHIDAjqdW9g4sV4xxjFakhhwbzAKKaJmACtaf8Kt1C1qMLwVPw+fS1tVFzqdknVMm4F0desfjI7uA5NbWZygwmQXb+Tcced85qLG4iJlJyIhW03MXEUUCz4WjT0XVj0ePlOp2S8JPBUAknce8PdnaDGQUQINUGSBghABIMLj8YGDt2jz7y8Gq7e84F3v/9FPBcx6KCpb1NEn3Lmol0NOWxvbj71id++uSYaorlddYdggoQwsImQxvrGjXUiSmjl/CseF7AUTy3yCw0BmdXEcMtB8Wigx02UgOkgFNYbzuJiX99VF54Fg6MkSqjagPfnLiCMfn+1BJ3uMtdgcNcQydX30lV+1KXS7UBFRhNmE7lRniy/DJK+is0tOrk8Hk9FYsyegsKhj8z7mC9sj7vLeWb+mX2JMY77T6kI/M3hdJaDkCyQnjhseouOC/hTdM3hjv7+He4u5XQ1qqg4vcwZrXHn8ftYR3CvTuzeX6dDJj6zTl75v4hgboI+Ovhnal88P/eT1G2oX6pbm5iySKZxKa5R8tJ3XdSw0AabNdY3TXfTf/bT3/5nvv1d73ip725adqqS0wARNWvb1bbfnN0+f3TZX6X48Vce/tQv/qPn3/f746233Nxkk0WPkKmAZGINbaDSNKBlevxpQBB4aRljcW8HSC3Q3I0io02VI9fhxcnGi3ThNntlChgPlXI5lPLmceBFNy/zYFoQPaRkjVI43i4EiM+jVqXSP01YvYzLOKYnOJRVqrJjIi7pfXU1qECyqJBeSHg0Ic5v4bhlzypYv3gMkY4npRmK1ZMiFh27S84IGQ0kggEQmDWwZthyczM8fDPw5o9/8589S7Dr6zP2rbK/2d6Kiy0Ng1FXv/3bv3V1/ehs9bbh7NZwMwAQcVUgQGKW1gyNZWUSZ61F/LlyDkJE6CnD3ZdRDFTTsqaONfBciHs1V18RslApIshurCwWWreSzqJYq3dOBgAN9DvoopeEKMXpWYqqaEYNtZ2AtgVh9ehX17OK90VZ6lkgtfhNnqJDH9/mYHbMUSNHAmXnoW0eKAYcuDbOP+df5hh/ju5943j4JN9FjDKlNyCJ8X8s0Gr3Op68LH3BAs0wZZUqwx7Da9WfI4iAnm4B0xtxKJFZjfPz2a5c0I5wB4+oNYfL5DO1LxpyPzrlrvJXlOoDNDUD7CDZuJX9RRLtPEjerHH1qLv/Jt585Xv+7J9ZqHHo4ypIZkqmEDUJQ76lobt3aba4+3z7d/+7nzq79WKHs8trUzkTtA2DQoeKo3OJg4aI52r34uXl7ZzwgTgkIpADsjvQmzs3FzJGZ+4jmHKsjrfARpZQKuqSaoxl8U0GADOYC5ZirsGoxKhb/VjoUykzKaHyhUZAaS6n1K+nDqq+o3XSC7ke6iXUgnQFNlVKWWqo4rH0BiP0GG+3gZ4Y2cqqt7PASFk/BTC6g0mFO+67EMyWTKHbpOtH+d6rj65f/4Z3vV2uLm+1FthFy01klq5dLbYZJvIrv/GbXULOebh8iLASGJiKcVQEbDI8p5Wz6oW7EAhkUiCLm4o4EhcX0VL8YZReIp1WMixW0ZnrdGXEIN4D3ESmnLQlEc9bGwwOSy24OuRsO1GsbkCtxawkCwdPVdHMqkKRKEbGiiFRWXiQ063OUp/YwMlZvogVy+LpxquAUFEjUbLOVoOOFAhwIJ6KJ+Ioqcd99vxeRunv4FVmLpIlM8yMw5lIeRYN1Wanpuw6jD0lhD0q/p6SV3ya7ie5W4R5lfUj+Hkqj1VVleLwuYvcq62qDnxqeyvc0wv6L5pwP3FKD4EZM0LYiFhJ1I0lLtR/h8Uir28sE93GLh+l116+9fa3/gt/8MMRg2k2uGKMJgRhQDeECCS7uHP2Woef/9ivPUyLYbkyWTG3QhULGiQimxiBJMw5qUKaAIA20tMCzhxgMHImJqTnJQwwQo1jLr2RXakAfMa2FzIdNdINAOgxNoD7AplTaKxZ421aEOoGKSsOJEw9i42rZWnFOuhcgcO54r8CIFeNqVYoDKBHjVR04ivQpOyOS3HlMWa3eP8nCuUxWRSq8AQzRUHJZHBzEkZSKIOMZk0aInusr3l5315/5Zs+9M/9gfe/lVdXiyh5k5P1ErQfei4XV5n/+JVXP/7Z17h6EbHFAEFS5MABlFyff4JEyDAp66eIkEIRJ0jN4bubIAI0AyqjdbvCWGfCURUyn726LAk1QYVmwgAFk4kHNJZVv+hNotn1bHYqpsWLpLIBTF50BHATq/ssmT9HVqKOBFDPCjsKdzADSsla5t92YWPZSWTy++OBgFORUerJZPitYFx39i8Dqd9HEb/v1LjLsB8id+dzQgg7yJ0A1V1WsdeKrVZ2pLYITkm2GfLY3/iMTURG9+cysBmaFhF/jEoRQB5H7vPXZwe2T13tIvf6ew7b94Tqs+L33wM/9+NO4qx/oidyqQLCIKKat2vpt+nqAbrND//QD7xwu+37a1Vshl7d383QajuItct2G3h/sP/x7//cZrG4NDm7e7e/SoB6oSyYmZgpTc0BlCjE3NjvIMiqR3Rp1bNbQA8L9uGqIYkoqQYtmb1pgAVz/tPf6+A+Nm4dktFe5CxI+UfAcwNpwdEExTJMYNXf5oQG6oLL13Ni5GS1LCpiUGe3fXpVk9BQkmYHjGcs8z+uqiMpte+KPn9kdwZEJ9N2cwe4lB9NqQoSCVQpUZSQAdQINJZb69q0TeuHw+U93H/j+77nJ5YRW5FtlzMR4oICLs+6ZvVgK//HL/7am33cLNskLSIAC8gRAwhYzAgZPaAm8IAFd5ARLT4y7hoURGDijtssSxgzLCDMXk4p+B2gO7lVbOw62rgq1tpguTLsEIqKlqWFUEBFtOSEcv2rvMaBwziNUgS92weCC3LzgNuqxY/yoN4T97Qrj+0MULDQQYBM6MmHI9Ogiy5Zb/exB+2IwHW4XTN84EAeAch5EknzLyQ94cy4v7h3iInq1I9LVZnHRkz9P4VoOyrij7VTzPs4ttH7fi7WpeZ+GHH2Kc59/lNkh/6qN7H248J9POXBlH7e7UvOuQMsbnBlp7IgV+juFIECAlXAuN0uYgzM1m3S+uZ81fzQv/l9aTuAKayanHpoYwO2vbWtaGgfXHf5/GIr+nd/5h88osjF3ctHV1jchgVkIiWBqRhcuMNJTzWX8jWbFMFD3+TCMkOzD44y+aiImYNRQGH+L5iZIAukkuaVNCxKaJkOAVAVz4KgY1EFqJS077zlTh0Squ///H5ZdcEsrypFDRGQKsFNxYSgqIgQgSIcufuZN/G4qNhoGn6ae06ACTCRYHTdIk+E1SiUBITmYjzPYA4iaoPkrQwbdDe2ubz11ue/6zu/7d6rV7fPQtO0eZuSMKt2pjeDPszhF3/zd/L53Y21lgRNEBvgMd9iEUKam5qpzJ5pxl37y9JVLMYeaaMUoYWyBJpT1zoqLLLre76jJzHQlCYCMQtC9VQhbkMQseIsJGVlqLnMXL/Rkfrw2iLFRj8u5wARQskYYTOmcrZ+et14G4N9EioB72uC001A9hRpNYvZDGCWhDyHMHDyyHI/4N0XQuoh5c2t4anzSqrzqnsnkdiwAAAgAElEQVSnIPy8w0I0e+d1ozjKcORuM+QuZZV+spAX+ULEmg+s3LkZci/PtYrznyKjH2hV66pAl93CJlO3LhbGhXz2J9FC55+S758H7R7lmYoMPmMr3rz+INKcJnZTpES1waBB24Vlf7nUMzXYcC1Dx35tb776kT/+rS+9uOw21xp1SJmqmaohRmifzKBsLy5T/I1XH3zq3tWwemlACwQ0K3SDCZUpqMVGe7PesrQtTbMR2rSxgaWh3wISYwghdF0HlRBCaBYAuptNe37e515MVCUgwsiUKNAQmjb0qSPpXg9RVHPu+y7RtFmEEJCZk2McVfWa6tHcbqTURgjQFDk6sw4UaUgm5AFxrlSNIdeKIrYAsmZlUgAhxmSw5OEEAdpABHmgicLgZXYli0aVgBrEBMtBGJy+SLnPJnE1vmZHbugeKBND7kOUoAIVMmezDIExNE3JDeQkg1mFkbo8W3aXl8/fuRjubbc3l9vLe+nRgx/+0R/cXHO1jDHKptt0eVitzvvMwVTOVj/9s7+8bc/JO5AFKJBo6JOT9y5X6eRITkwVrDPUN0nMogYge1YLpa9tQZXQeUkWEQg8g7nqMAwKxhiTpZxTCEFhq2a5ubqMURdtJE1pzBYbZcqq2oTGg2cTE0lmRRN7g0PdoIDRcoZZE2IIAhEzghJCUKGZRVhOg+/fqALIY8SEmVmq8pQhhBCbnLOnXB9vjAPlGgiko+h0NS+4DicqxqBlE/3JCqHg0LoS5BoO5k1mbP5eMvfxqdgNicV4iFRyZmQnVLVR3Q6MLYZhUNWcs8RyPkyXs9dGF9Pddgpb2m4468yuS06GCzjEm94p+Ajpq+OYlt1HoCos1gjVyZd6j6IZZf1I0YzXXs9QVrZqtS36zXyea0DE6Qvcva45yP7S0zIHrqnu585MtAuAtlljeYZ+gMTQNvn6+nyBm0f3hjc+h4bf8s0fWl93F2dtZ2sUHKNGpQgFGaFjlBV++pd+fW3NeitYLCAB2x5Dik2ICsmp2wzhbAERdhntCkKkoR+GNoTl4sKdrweaNMumbbt+SIOhH6Cx7xNCJCwnmuRo8OxIJPshU4Mos0lOqc95Gduz2xfrnHIpgysSokhIZhh6iEK14A6jJQEJS1isYII8FCVbo4SAprE0ukh6s+quXj0aZ6llAe3XW7TLuFhSNJtb3QCNNvQKRdDg5jt4ElSKJQCEZRizhKihaVeNbtMkvh+jG0pFNE2zcCDjj1dQCaJUGfIAKtVtFgYJCEFjY0G2l1ehaR89vGqGLnVbyUN7Fj/yh7/5+duyuTSYtRHQJueh700Xz20zPv7ZVx5shxtNFltAkJIsGhvyNuUICdrEuIAGkDmTYqoaFKIu/SlQWhIjEDTGNjQkmS2X1E/GmleyvE+ClJJXjMs5idgiqAiQjRgWi0UIks3M+RZRQdQYM2mZpAE5SmhiRGwut1ttF1HFzLpuEOZlu1ieLdPQ9TmLmYqKyJAYFVFDogUNCCoiyNk5RaogU4OEGFQb0UByu91eXV01q4viSjXjW9yoFSB5JlM4umpIzaZZMXAQT2Ni0yM3/36szZE7JkE1GVQnfqN+OcSelYiojMf4aM0wrT9Xc5bmMaN6cpuB+sMhHX3gpdrVRQQ6cSeY5bzc6/CIjlJfqKPCvWossucKKYVceNIlz80qc+H+RSJlTrYp/YCMhCxAhWWNwVJC34WLizwY2MmQA4bQDcPDN8GEfv0nv+OPtY2m3Ptx4gnsqmU2Qy1infEL//A32/au5kVkk7VlJmANpAHaZnG96RdoEiSJIAFQSITlnmwUJFMepGlouRsM2bA8gywWt2936zUCMAxIiWbZECBQFdW03SAGBkGMera0ftj2w3ZjABACtHFantmpD0WJjvT3L0IUQWDEzWVRWVQBYSLNgIwYR3a3zOEUWmfiMZaldpCCGs4uAJDMQ1dqfKlKjKQOImqTluegILbLUdNMlrMZegPzXGMY3bywayAav5iEbkgQgaoLOZJkArk8P0/JUiZUpWkIRTbrkty+zTNZtrHvXj9vl0ls8+pnP/gN7//A172bmUg3nsB5GWRIKWq0Jr782uUnPvWZgdEEEIUG2MDrDZooywtFYNJtn4w91HQZDGpGB7gB9GR7ljRqQGj6jE2XAcR20TbBbL2numZ1gj4vm4VZzkMfgkQoLUG0G3LTLre0zBzCQoKSNogErx4KiGWQAy1n0FK7PCsFqkQbDTAm4Ho7RIlGDTGEJohIzjkBEmIQboYubQeAbdQmNBqFzKIKlWT5etNnDqFpQ3PWNCvmMZYVSqEKySCSzQB4nhe30GqlZVBYmeIFr15/fMb4zibjpHyfV8ce+Xc8Vrgf/gQg4i4Xk5A37PIu6ukZJ4l8akhH2xhZfBTbjmIXIwvvDjB7vXgocklvqSZQVaVmNS2kqJ/hRPK7uuUUch+F+x7t7hufLNx3hzp+jc86Wc/WxGAo4UEYx6kQQMXyADMsYsteFpr6XvvNRQSuHgZ0efPoW7/9D73//V+1WvD6ahMa1bFkXDF4WgZSwK/+1uUr9++H5XOthWHoY4DBtLGUbjgM5+e3HDclCNoGlqFBG20MyIY0ELlRSalHCBCTizNSkHN3c4NHD7BqAMQgS9WFCS0l6/ptvnX7YhDZdh2G3kQRGoQIVbQBljH0YHZb3KIJbRO2m7VCaTnnTEGwRj3KXGmWmIWIRUouGgnLvu+q7wPcV65w9aNnTFkp1QvG5e0GQmhYNG3bCs3y0Oe+b1dnrNw0gII0RYaUei+GEgJDlHYBjSFI2lydepHmD+747IaL53LOzANyAnMAXbfH9iZAVSQnmNlo2eT9B81zt7bXl+y2idt+fY37r/2rf/6vBAybq/UqisCGlLSJKmib9sHAX/jlj71+udZbb2ukIRhFehqWSwDM6FPWnBTSRGqEBLrLvmRTswYaFFGiNiGEaNAEoQIaICETxe3EJ9cfq/KgCoXCrGCrfpeyRhhhTNttrzGG2GRKhlm2NsYEiGU1BFoUxKgxSGZnQyrwNjQhhEzmREpwgZYNicyZnhc3pyFqWCyboGwEKpkpJRuiNiQoOFsuB2IwSVTnVKrW4U9LAXG6S+nu3UWbUuIUgTK7z48D7GPjLEIVM5Z5D8gfFe6jEZKEFgN8Gch8nOXfiCpcDn7eaNSvcffZ3oMs5dIEUDk6DT58zwOAya9xR6DPv+9tkaoE4MCgOgr3o8c++dKOMfJxPyDsi9rqqP3OKGXGlwWRnNTSopX+4atnbRNz0n6Dbn3z2mfz5Ru4evXHf/y/Vum23bBoQkb2IibF7AdAQMlb6t//mb+Xpd9sH7bxjuaEvKVmEyJ0FvptNl2KLFS1ZRNCGtBfa8oNoEYOPVRj2/RiWbVPFqP1mx4alXlxZ8W8jjaEIceU2mwxCIMm1evLG1ksNLQGRc4QRdOqBrOMnCGyaNtGMoZt2jzqL7vzKG0MoRR2J5OQtJQXjSSaSSSbJHHdW99FaEC7xCzjmLhE9xdzdLwbPRqJ9uKMQ4/US7dJudeUF4KmabZXVyqiENWSDRxAJs/bVTD0UMRlVk2JyNvEjIgxgftcsRxNTP7Kjd/T9QYAkINwKRaQmjQI0tBtVqtVaBYdse5ujCLNEjFulKvc0XpIv7n3yvDy74a3vfAn/8VvayUH5POzRb/NwyA0JWSw8Ppl93//4q91usihsSw2DNoCOYXlMluCUUUvYmiRcr5J/TZdpxDCIjSNIEIiRUUCpBvMKAPA0C6XZ9o2mRxSHxQKFTcHiYwajgqGYYjgogkBTN2GQ29BV8szCZZCjjEC1ufcLlaZkvMQFG3UQGpO0nd9N6TcLcNwsQhN0wzGoTfTuAgNtYFExIbIXR4sSwxBQhBw0cRlG9VSv7m53l4FplUblk1oYFeb9ZCp7appVlBNpAa1nEPlubPj1OrXKNV/3AMuvXKsm1j9car1XctLWoXN1HZJ6f02yncUe8B+gb29L/OfZYtMBLe44PZauHOTttQreGw7ucMYUENWr19g9CPaVUwPm+zuILtLZpXUZZ89DxnsCmhf1U4Uahv72deVn6qd2DN+oRzW40+KoDAi7Eh2AWBBlKmLHNqU2pBa2y4ClivrN5vLqzdxc/+Df+ibPvyhDwDb1N80ixaJKDlVbEy4KOg/+buf/dgv/6wkSTe8fUHVNqU0MG36brlQCNJms2yf67prYwswLnIcNppSNGso4rU5e23bMBgaweb6etku2maxXa/PFqG7fu35s+atz9994eL23dX5sm3RhEHDNja/9fJrn7l/uZE4wDzzoG024CBijVK7IffXIW2fX4Xn7ixeuH1+sWwvVstFDIogZBos5/zmo3uPbtYPrrc3aQtplrKIi0YXZ9d90W8BgGowFUhJaqgGx56VURDrb64btWXAQjPyELi5tVrcPv//aHvveMuuq0xwrbX3PummlyuqklSlrJJkyUpWdpCNZRuD3bbBYIKHaWAYMqaBnobuZqCBpsGMgSENGAw2DJbB2JbdWLYcZCtZWaWqUkklVXr5phP33mvNH+fe916VSsaabvavfud3Xr3z3gn3nbXX/ta3vi/Ytnm71hRppZRSAMxsna9EllYHK2mxnObDMi+rUGlDYWKiRpYO18+7cZy+3qx3SCSMA7EWbKmqLFZ+IlYzzbARR1tmd2lNpAwjOcZBXs0vrpxc6edBuDr/wkwzBiwXB0swWHrHv3nrpulmhBZYvPel9aADoBBQ5ZU5cmr1yHwP5s4pMKgYQESJhBrKfAAmIB3oynHWR87boU9CmJnuNMKoncRJEAWkFIMwC+MgKx1Av6gW+sPldNEWCrTRqHQQjfW412QKBFFIK2dLjSjCVVka8Uorroo8XQrDkDyoqJFasR7iqekqLxuNBlonrlLiYw3tpp5MWq240wl8I1ImjD2qyko/K5ZWB8uDflGhWO1VFJsQTCSknPdiC65yKYSUzAZqemZqbrrVjENNoLUuKjcoq25aLawOlnqDipFM5ECt8XhxDdiFdfx9wwc4Dq+1UAlsAOI3ZMRnJND/wgs+pr1778+gOX4rwV3Ag1JrLzNuSIGlxmvkzMx9A+3+FQ5E3BAx8WyJ/Gm3RiOVpbUcf8yQIUSuW1XPyNzh9LcDXhLcoT70JWyZ0Zf/I4uSs2bu/38f1bc2BGAksji6irWbU8jeV1qqVqRfd/vN2pUGXELk+8PeqX1Zb/61t1xjy0ESowqVd4UChVJrc9eoMwOIgnJbQ3/HLdcUYbPgIMJ2qCNnS0fSp0wCNDosC9A0+ZWHDjyzMNCBsv0X954zt3vr9obWVFmFAAAlcO4txqFKki995etkbFXmWFXtMLzi6r37ts7sP++C887ZMtcCpSEtoWdBTcL//dGv/9OX7ncehENGNgqsuHYcSJWhL0LlJtrhttmZS87dvnfH5h1bZpuBboXGoFIjGjVZEY7oyImVp549euiFU8+eWjm23F/M8qywKmn7EUkURqwQAUQeSSOQGhMWsX6ecRJyMZA8Cwxsmor3bNt96d7d5+3YvLkZhMoFiFprDSgijqECKjw+P7/y1HPHnnrh1OHjC6d6q7ZQYDsaQ0ffElgnIoqdrCy3lUy1wm3bp/dtn75s747L9u44ZxYDAAGo3QYUwIDhuReHz7y48LmHDh3krOgulP0lv3KiM5W859vfFBGTdwhYlK7yFIbNYSVg4pzUA8+cKIJpq9ulKCBSAYBUhsAbhQqIXSjVdIQ7JybO29nZMdc6d+tsS6tGGIXaqJqfxShIpROLammYHjk1f+Tkwqled3WYrRZSMDqK13q+xmtxCbVmXwmKtxbZ79ixbdeWrT5fTaAXBeKFdNJJLbMKUUePP/lkmS8Ru1BJJwl2zk6fv3v7vt07t06b6QaYcWuDBagAji7A0VOL9z3w+LGFlZXBkKKmjqWshJ0PwDehv2OyvWfH1vN3bT93x/SmNiiAsgAhiAKwAPM9ePb4yuGjxw8fPfHC4nIeTFkKR5j7xt5UOK2OCgAKZNRjtR7aRhEPNsC9o7+pf2mshbw18+s12Rl4+eD+EgEWBKV4XAeC8dxzWoveGZn7K0Arxqd4aUwfj5H2w0uLn+sHbLiIOvWGUUwfPzFYe15nsGU2PqW1u9gwvSER1Y09iITCdYEWzxjfGuZ+1nnhX58tM7pJEkBAParCi1dsVZV1jN/diX/s3VdFAABgBLCEyQjKEop0ONkKit5yqxE569c65kfqlwCAoJm3z868/13fORSKY6gyMAjigUMoDfQdBBqcwHAAB58+8nh3OZxoxFLcePG5d95+41wHJAcCQAWlQI7gNOQMj9/3xWG329L6tldfeftN1+7d2umEEiKhzYvlEoVB6UhH/ZXgxPNHlpdXzdRWxrAsvBYbYBnlfW2z2YnW/gsuvHr/hXt2zE40KFQeqiICrzjjvGTrAACVNgqzHLY01NarLrr1mitOrOQPPPHMfY8+ffDEUu7zkthBAGhGJWgAEODaTkRqGj0DsBKvwFXd3mSizz9v69UXnnvpnh2bO0mMEkmVYKa4IM9QgamVibRhrSqlp3d1Lt27dTmzjx85ef+jTz357POn+quQzHnEmtCPoFBAM5CAJxYEjyQiioHEEdqE87kgv3TXlmtfdemVl56/Zwu0arsThgBAEwBwWVkGbJhgdkfzgq3Nqy7a8+SR5b/56786vNCj4dLuPdsuPX+nZisipIwwB4EOTFQMBgxYITx26HloTGQ1n00roxQP80DyUAoFdrLR2Ld787V7dl94ztymjoqpCLk0wkos2MI7B54VEipdsreIUUNtvXDLDft3L/eHjx88/OihY4eX+qWCioyXwAsJUK0owOKZK1IEPp8I9asv3HPz1XNU7WiIC6gsnIRxM2PwGk6uyImD31hYXtyxee7Sfbsv27dn19aJyQQIAD2EziliZvYMRkcJQXMOds7NnrPptnvvf+Shxw8VtkALyNIyZrYd33rldXu3Te3c1kgQiAEdRBra0QhU8ABBG7Z3pq69aOqJQ5vve+zQ1w6fyqXlIfCoBHBkJ42sfI3fCVA9xSJyXfYcqwtKnQgLIlK9YGEAGEnm1dkY1YzKbzpkTHvfiNK8NLivSQ5sHCCCXIt/Cwl4ZMaR5CUIAQMKkdRNjgToRz3H45Z3Wgcov8nl1UFonfh4NskwFNmoFQWIat0SZKzWqZAQRSE5ZDWC30nYb4zgG0H8jTPKhqkLazQNAIWkVpSDEXCthGpeqxoJ19THI+I3lfYFlrUay0YwR4N884fzPziYkcU5pSLUkXMMwqARkO1gpVl2G1n6jre8ZquDIistFKEJyKtqACTc1OjyPAiiqgJUoWdZ02pVI1l1ACTr2PsyRM0WYo9KBNA5z0NfTHUmqwFpgCPP5Ycef0SZYNBf3Oz7b3rVJZukmiwwlBLBZ2mpGp1ch4WCz371MV5e3Lt5y51vvOPGV18224Jq6JVUq/2VZhIw5M0kAna2GHZXzTOHj0tjS58bQBrAxsoHrquGp1539RW3X3ftRefumGhAmlV5rx8kOs8GOg5iAWsLx2zisCSXFVnDkK4YfFk6dUFj4rzrLr75/HM+dvfnP/eNp4Lm3CpHweTmKq3AuU5nsru6CmEEviRjwJdGXEjWFb1Ays0zyS1XXXbzVfu3tGLK+kG5HCMEREKOiFRdMQYhIhQnDpDFYIQ2m4mj6y/advVFux589MCH/uqu44N+NLstlxSEhTSWHDsCV6WS6U7DWYcmAmsTxQkNJqX/o9/+xm+7/tJmA5zjAMhV1iijBJyFMAIQSNDlZYE+iMKWeNibwO7907ua7/2Jn/xxGC7feu23Jeg0IitdWBsQKgR2uVZg2vSpLx159vhxs2WXAlWLdhV5viky1F+dNPlcA++4+YIbr7pC57kqqjZiOSwryBwKKh1qbTBwUIowYEXKE/tEK+dSBVGnFW67ZPdrLtz7T1974rMPHsBkllqtfoGktFYC4oyS0ueWmfKucnD7pXOdDDqBBxlq8iahrFpq6aZV0RNHnll+4fmLL7jg9Tddd+2Fk74ErNLEh5XjWgqx7mogI4A5gLZgCGDvJkhuufzYi6dWej1n+7Ysrt530Z1vuGG2BU0CBcAeQgVEwJWQQhprJycIHiAEuGzX7M6tM+7uez/z1cdbMxeQaVSVt843IoUgwp4RLKCrA4AogYCEPFisAygJ10A0MjEHSAyUCfgRfIqKyQgyIow1XNcC5dr++EsUAe+B2TEaAqkpsGqtjw9rG0sedSnLWE+BBRm8hcSEwg4j9OjrIoDmGt1UDFT7VyAqQVeXD+oV4fp2IxfwTIBiDbocf/+sae4asFFjWgTIo4mE6yWoeMRaydICQN26As7LuGlr4yIJNmTrsCHgyro+aX0lHupi5LpwkxLQtSqtJ66JEGP1kfWLX6PNjX/5htXGhiz/FWfur3BVhEgsRKM2bqkVDS2WBQ/7g8UX5mK49fKLoJ8nUEaTYbfbDVVCsvHzGDf/41jtCWuJayIBAqJRl61FkAAYkQmcFtichAvLS43GXAVw199/jKR0w7wYriRTerZptk8HPOxXg8VOu2kC6Q2XLUWmMfn8Y984f+vMD37Pey7YtR2LMu8NEa0yOJ0YE0DFvipT73XYmPn0XZ/xmDgIgULwttMMyvkje2bj97773Vfs2bFraoKzrFpIY82RAe/LONZ22K+si4NQFAyyYakhiTVVeaCVMZR5r12/9LCjqd5x+zWd6Ym//eJDjWacpn3QMTjodrtRHBckIMR5lkTUAC5Wlza31A1XXn7bdVdOJ6qtSlxdidi1A23YF1mhk6i0jgTCIAi0EvDsLZEoYE06JBWCbRpbeXnVri0//7983x988quPzi9AEoBRtRxlXaYLklhQwNlAE6fdiZa68rxt73vLd121qRW7QuU2MmJLF1McKlPmgB5AQPIM0cVJ5CvfW1lttSfZO8f6/HMm33bHbYce+uI73nZnpxGl2aBuJCPkIs+1CpCCU6vw379yf3Nu7vmFBZieVVHiB/1WELqV+fMmwuv27fy2m6/Y1FH50pFOEgeKXG8wO9HpVY7Bs/NFUQnXPHQBYUEm8EqQPaOzhl2EJtBy+9WXhI323Q8cSNMeQLPd6mRZv6pK8TY2dOq5w3q4csst17VAZnTlh6tRKxR2fpg2TGhMvFoWp448/R1vuPXqq69oReAyb1yaKFGOiYmAQGp5WxmJ9QIbBEZDAltbcNWle+/6xD/MTU/e8Ybbr33VnoggQCF27HwcRDQG3WrsBLEmO420RhtkfUA3XnnB8YXu0eUKiIMgJK2ISvYehQkIkesmf/F1Gk4Kakm1kablKENHJIa13qUaCSAhlDXD9TNy5fWtCCMqEWEGRMazyYSdoS82yts9I6lRVBCAetGg1tGxcccscY294xohGMe49ThKbGTRvAwA/S8OWUekCMDX+mVrwQ5JxijJqMN7/NFgDbCc0ZK6EZZZ/x+11pwyopmokU4QIKAwAm3UCNogTojrp1zfX6d2bXgaG279FRdUX9ljq/8slAgAswUARUDOSjpwi/Nw/MXt11+xabat2RFw2ktjExOfeZEb+hdG4lMEAFg7GHkkpUaYPnvtSATrju2Km6bhCJ47NXjw6cdLp4tnj4IdvvMHf7Q92egVWYgiUZSzOEAm1Wq1nj9+/OSRAz/5wz9y8bnbXVoaLCkmHyRZkSpXVEWpkCrROZrVnD93/6Mr2GpNNNKiaga8cuCR119/8Xfcdu2rz9+l0mExXE4IA+OtLytryVkRaUeh0aYqClJmstXMCAbZIFaKvbiqqorKh1El3gtt3tR58+03PXX01JNLZeZLMQGEGoYpowa2wGUQYQKuXDq5vWnefMM111y6t02+4cqGgNaCnoFzRNVoBanNTaCVMgRYegssRBoBNICyWLnC+zJuKCNeKdl2yabnju+d/9yXl5w43fZIoqVQAqgcMVRlp9Pg7vJcaO+46pJ3v/W6PZNQLZcT7TA0QVUNImUIsRyWcRiSAZ9aFYdAphwOwtbUVEir3TIK1WA4SCZab33zmx792r0XX3BhnqfCCHXzukYAYNQQNQ8/133ihZOrU3N6y5wrCuNgJlbZsSP7Nk+947Ybbr1yJw97fjBox5EGFrEq8N3eSYoCjQhEYtbkHtmyHS9+VaCo8uCcJxMSwObp9s2vvvzFpeGjRxYKoDzThBKGgRJX9rrp8aOq6N9w5aVgM4fWhMGwsFEUCjkijcK9pYWWgVuuuVwhdAwEzIEmQyJISpn+MGs3WozCoOqGzvoPmQACBAHoaN7UMj/03neetz1BgABAA7Jn0koBp4OsEcdaK5ANgWzt1VUmVnD+rk0XX3j+8/cerGEEIrLeI7MiJbWWdZ0akYwMA4UB6sKVINZEeICXSdqkzsbGrfh1hjXOs0jGOVe9wyyIdZkFvB+LEuPIs0nBKHVHESARElQjxMOPahI0UrUbvek1k4UFnCAI8ci+w+O6nMnLBfGNWTy+5MiX/s/GWz5tohhZCkMNUY5B8HF54jT5gQ1gOsC4unBGcB9PDYLgAZBq+aARLjUWREFBrLe1rw6dxlg668WvneV0Ls4r5rm/AoIOQK21N6rZiAeUmIhckQ270F+Fk8ff+oafKzLbiolQZ4NidnrGFXbcqbb+jOu+TBBBFKy9h6QCAAACX691mNF7YgQImJAVe4mTxgLDlx9+2Bnora5Ab6nRid/5ptcngSyfWIo6EyZOyqL0iBRoAj7w5CP/9v3v3bmlk64u+nTYDo0T7yhyvjICMRDq0EFYqcaXHngmVQlj5IZ9UxVmmH7HbVe/8TWX3PSq8yRNMXCBY7ZVWQx1iHESWs/GmKw/gJKjIHIovdUVa4KkmSBbtg4VGE2gOApMZnNf9Gc6zTfecM3z//D5IZnMFhA1KQqqfAABBYk2+bAcrGxN1FtufPWdN14d2YHhCsoBiCMlIr50zolVM58AACAASURBVBKZKAQUpRQRFYVjhsiESmtmVogKMVZSOht6RwRSFWoYv+bSHU8/v+XeAycqLTmwI3LEoBVYR5pksDol+ffccdP3vG2/SwEK6CQhAdiq6Pf7rUbTBIarkuIQHChj6rdXBY1+vxCJ2hOhrdgYRQzn7Z79wM/9jKusJq2U8qhtUQpAGIaVMjnjg88855uTBRrnXTuOVdZ3K4uXzHV+7N1vOXemCcPhTCMQF5bFAAnYF8I+bISepSgrdqJJqzHtmrQWYe+5ci6MklAZ57xlb72ret2Z6S03XXnx/EqfM14aLrenptiDYVhdPAX5YFNDX7Bza0zOVXkUNsCTR4VksqIIhYjdm19383QHy0KgtGyHOjKussOiak5tmpoIbMVSy9zg2K5WQIFw4YDMLVfvPWcq3rc9EQdaAQGURWYU2arUSdJIIiAE9uAFzGiRPUY6gOoZGmDHti2JeS4nLJytbd6UMqPm2VpOAbwIEK4VU2sIGGUc+9RIb6g2Chh3HW60hTlzejltW+PnNY+U/ChL32juQQJe1S/yOhbPzABKeM0ihsYQBAF7IK4jlWCdrzGgAwAQvd7TtDF0njVGrR3wknT+ZeNeDWJJ3dE9OnIM2CBRreNew5s4nvnOEtxPr52OnztgLfczKpOKINW25vXtMBIQokIhRMJR9BwLgr5kftpwstEOIWwwf9avLFi/8jFe+AGgD1hCbyXv6/6KG/Yhid/42ltDhVmWhRFNT86VWa6RaM2AVEZMG0Go/ScFhaDeFxHB2gpEwKMHdJ4YhTyTBp2E7aWMs5Duf+LJrs17/SX0xR2XX90ohk2jMI4DwapkBBMEpnB2YeHE3j3bdu6cU5S3O8FCnsXt6X5alExxHMaegWFQSBkEVRx+7ZmjuUmcV9Nx0F9+8fJz537qu++cCDLXO+GcK4aDSKgVhthQrLDgYpClExNTE1u3NoJEPFjHIUDqfF6kKMTsEKERRwObg/gwIuW5WDl15Xnb922aWnpuEcIW+JIMcFWFZFroVxZe3BLTO1/3+tdedXGj6mLWJTeMA2VCYgABA1HkRDn2jXbbeY8QNlshgmHHzKCQvSvFSxRoHSiwJaFth+Ak3TMT3f6q8x59+oXlrABNGAaCHgjQqIb3/Se/8Su/8rNvuOScRuaTENPhoNHqnJqfn55pzszM2bIipVsTEdi6VwwAKS9tGMWNCNIB9HugA0mSuLTeO7xq/wWrS9242cyyLAzJEbB4QbKkl3P5ypOHfDJhvUWAYnm+MVzdEeO/+/7v3D3diKFSmu2gp0hCRHE2SWIiWB0MEeNWZ0rrQJxHABTIsqzf78bNMFBUDIekbBCFIIKojAKNjPng/G3T558zvXzweCuJAX2aDhpcYJ7DyuJtN722BUUrCDxQUeUQNrLSNo0JFSmiTiNptRuLx041m81WEhkTE4pRAYWtrJIytc1IAaIACWjkkQ0yCk9EpigtCV167hYDkFZ5nMTeSxTEirDiEoSAiG1pyypsNED8qOo2EtEWYayD8cxEpxFH1qF4r7QGUEiKbZ0U1jkSEwKBoNSVKxnxRGRtoS+4QbFc1pCBcePbafSVcUBZCzAjyLi2AGRUHkfITv0PWUYxZ6S+uo7PgDCzR/K1nmZNFoBafXkUpUaRnRygG7Pv6Ez2OgDQOqNmI5dz9G05M+cdJ5BnjnV+yhl0+w0HECEKEyrGdbT9pYe9XGiVsRLQaYXWsWqrgtqyTkgApRbiqmfel6ofv2QOG30Yo91/5cwdAMazFBKgWLKVpD3orUBv+b3vePumSc0OSIXsqygJbFZs0OFZA5MAAFCNpBYFAWtOLAMCkigAYGRENVr1oGYMLIOO6cRi8eyx42VV+SqFxRN33npDUKQ6DJtKe/bIwogKSCNt3Tzb6YTWDoRwYbA6u3n2xMLC9Mxm60SpsBykShkJAombL3bhscPHS4dFOugtz7/mgp3vf/ttHd9rocuKXhTGE9MT6KDKCwFlgshZ283Sz3/5nx964OHnDh5BAWYQwov377/5lpuuuuTSOGi6PI+0AuSqqhSi8ipmZ8DeuP+Srz/9T0F7smLvKtduxjBcWTn64raJ5ltvvvamqy7uaJsvnJjtxL4QrXxpXVY5Hba0iuaXu8+98OLnv/DPp06d6nWHWkWBjqanZ6979TU3XH/N5rkp9sUgzZLIAHhnq0YSWc4jwv3nn7N9dqI774wCQmIicFXIfnDg8Z/64R9441XnxMNhohyV0I6NOG41mo6pyiyR4gqPPX/swNOHvvjFLx1+7kju8jTP4ii58YZbXnvLG1515R5UKi2GznIcRb2VIgiCqrKIVBOlAXzhfGHUc4urR7tp1ohIUGXDZplOY/UrP/6/7eoYU62AlNZbEyAxoCDoICuq0lkH6tmjL/zTJz/72GNPNOIEWLJ+75KLLnzjG98wOzOxY9cO76TyDrkGI9hoo8SVxaDVMJft2X7Pw49H09uGvkJEzvOquwq9pXfc8dqmZlf2AcCjFs/WWhU3jJIyL1qtVpqmmzdvLorimUOHDz711HNHDmsTzm3dvnvfRVdfdaErPLIX0gLAiDSW3K+yQRRHXJWASBA2o9A5zkt34MDhQ4cOHTl0UBvavXPnDddfe87OrYPVbqvdXG9rgNrWwIOoCEEjEIq1JaIhQ96B8x5R4Ug919UpOQEjUm3QWpdH1/yYEOrWprGejAisYcP1fAAwTlHPsq2xrzoVZV5PY0dThWemdQx6LZ9FRCbnhT3QmKxSt1sjsAj6USUY13zhx8oGgBtz83XU9mVrqhuj0beKyJ82o23gmNYnWqMsAqyJAH9Lmfua5vMoc8caIav/OpDqnJ1IjTVEv9nFn+1+N55Rr8+B39p4BR0O9eFAwgwkCkF7z8WQBz3p96ai6Ie+932uAAaOk2CYVukgD3QAbDf8OI9SlXHnwsj4XERqE3FGZMU4NmxABFFOAoAgLyCYhXsfeGy5mzlrIe1Pzk1cf9VlM52Gd3lROdRhaIKsqry1gcZBd7nZTjyD9T6ens5Bbdl9ybMvvvD0UwcDHarKT81smtl5vovh6UeXGaOAKm9T6R77/re/79X7Nlf9k25YxET5Sj9pdaqSq5I7k3OrWfXnH/n4h/7oT4fLq1DVOn2EwsL2kQcOfOJv/vHf/cLPvfWO1xsywBKGISICeOeLjmoOy2z/ebtmG9EJZqcDLnJjq2r1VNBbvPNNN7/ttusSPyjzfhAJBgKg+tajjsJ2uz/0X/vKY3/38U996ctfBbZQFCAIoKCqAOCLX7hv/8UX/PJ/+MDuPduHaekIwigqisxFusgzgKLVnt53wc5nlg9xoJ31mr0bdofzL7znzbf94NsuV91qOkSDvvCVVrjaW5qYnLEajcZBCfd84csf+Yu//cxnP1+lBXg7wklN8M+fuucv9370t379P7/xbTcAQBKqZhysZkOtjHMUR1FRpiICSjlQfQv3PvR4rsLSQYMr6S1v0vyrP/cTWxKJoUBdOZe2p5q9lV6kImBV5DZsTTx36Miff/RjH/v4PwEFUFaQpuAYQvXw4898+CMf/b73vfd93/uuyckJ5xhGXftePIuzGhTYbNfWmTiQQZn5QGtD1TBNlxZvuvbVl517TjPAXi81UWKMIYXoybtqdVgQ6aTTMsp30/J3Pvihz9199zNPP5WnmdbaOX/p5Vf9n7/6K7def2VdRPMjD3JQiCAQxDFUOZnIlaXNKx1HDz/xzJ/+2V9+/K5Pdbv9RhzYKgNxd37b6z742781Mz0FY2YjjCyfSNEo0R0OBs5V7EVFgYg454wiBCVAtW8rCSAJMRMIC/taWlTGb4wIoIwLhmd7u7H2pdogXbe2P94i1er+7D0DKO9rOIEJxaMAqlo8jgVQatNvAhFhFHEykrwWDVLCmpASje63Xp6MHIvX6BXrafgZyo4Ao67UcSx+SZ1xA17/0vyd1xwY6tONjHip5nqOmSmjaE61NzGO4PWN7uEbMfe1lcpIUaFWMGAmBGbEuntc1mQbxteDrPAlsovfBHN/yaT1r8+WAe3RAzEhIXhnCylSX2Tnnbvrwr3b2QMoGqSVLTkMjfeMRGeoW4yK5oJQT6ciAAZYWGpvZwOMHtCLZwEB5SW0SEUECwP4wle+7pwMFleg233TnXdu37Wlny8GhiDQjkUpJE0Cnr00gijrDaNG0kg6B5978Stfe/gTn/rsyVOLp06eBAC2bmJ62yXX3bL1givvfeL5onTDpfnYDX7xR773st3Tg4UX2gkxGWSYbTfSYYlBPDGz+euPHfqd3/+Te75wHwQtmtsGzFwUkKVSpYBeKtdfKX71P//G5RdefN7WuSLNqoS4lh5ARVWeUDhhzOaJzgsrg2gicugGS/PNbGX/uVtvv+qiqVCylf5EKyhS7GbDIIqGDp3opRO9T33uK3/11/+Yv7gAc7vA5tDw4DxUFowFVy0vD75475c/fffnvvd97zJhaKUS8Sl7RWi1QiZX2a3bN4F6WoO3hY2gKlYWz23gd73uejPkLZNBPr+YTLcK5/Iym57dtNrPsdHIPfz+H3/kv/7OH5TdHKJZCAHYghborQAKNIPDhw9/4AMfuOLaT0xNN2KNg9WldrO5vDpotKb66bARmtzmEIRCanVgP/+Vr5fROewqna3w8rF3vOcdu6eSKWVdMUia1M/8am8lbjbyvtMqDKem7/7CVz/4p3/+5KNPQDwLJoQEIUyhLIC9dQV4+4d/9GdX7L/02mte5Z2jCLQiQGFvG4GqnAC7ibi9Y+uWR+d7SnXSdJgvzWORv/+73uWGPQ7iKA5UFFVlpbwNEBE1k25Pz86n1aFnX/ilX/5P99//IKQ5JB0wiqMIsvzxBx75wz/4o1uv/9BG7bzxYlQhcFrYRtBwqAuvPvH3n/613/zggacPQzAButMdppBXEMLffOyuiy657Kd+/EeSoNaZ8IA1KsMApBAqgV53AADKaGNMwU7ER1FSZqNa6ChcSO0KRiPEHQEAVG0LjnjaErlGCMaMtVHaPmKq/ItblLEOATPTWlAbQzHrEgVYU3hYaklj9Fj70tfWe3VSV9MxpBYmUiB1sNqwfNkAfeBLAhyeTkM8S2Ra2x3v8GiLiLKWOI/AmTFPfg1RqbeEtDFJPzNVXyuh18ZVa54t47osEYognl4IXVsG8FgZ4sy7GP9meUkivzE661eKsrzcw3qZoD9SQwZrHVVGvKuKfDjkonSeP/ALv+agbLSDPB+CWCNy5f5L3vmu7wRci+88Br3Ie0/KIJJ3fOTI83/yZ38uAraSRtT2gqycKHHOVQw67OjOTLRlz9DDcj8jr6A3pLjxgV/6QF+y0kicqEE/m2xPplkBIAFprdB7T2DER3/x5x//7d/746PHlqBC8AyKIQ4BKQ2q/sEXm6viIeaqhOUTb37DNXfetD/ibol5lEwvrORRFJMQB9rqxoNPPf+BX/+/Dh1fwR37TTLhRRlSiitOV4vleektuSIDKHvd/J7Pf/HS978vYKq4UEpppZ0doEeFLgCe67SavaoocyzSiIu2qn7hJ36oE2ushoZsmZfaGAwaBVBKvqLm73/sw5/7zH0QzakrLmbQgWYFnoui6q7wygL0l9jlTO7Td3/qB97/nlrIICur5uRU5nzJOvAmbjZmt24q3SAwHeNKk/ehv/xff/Nnz581CaVZ3zU7U7nzQCFon1U2bDcWcvil3/idj37ic8HMbmjh1MyWYZGTxiIfQHQSeksw6AHDoYMHPvShD/3CL/50NkzDwDhbNqLYWhuGIbPTJnQUdNPq/icOBc02enRpV1ZeuOPVF91x3ZUzMWTL3U4zLMpB3dtXVg7DOPXmoYee/k+//1fHBlZddEPSbLFjhchVOVych8V5SLvgPBD9h//4a5+866ONJBFnsyyd3bJ50MtEAkTSpLyrNGGgTc42H/bSpYUdc1PXXHl5y2QirrI20AIAZLNms5k5VkG8UsKDTx392X//H08t95q7LouieHVpSU3bqrsCJYDBbzz6CLAoEiBgAXbjbAqhzH3SmZpfGQaN5ofv+uQv//pvU9yZ3Htlo71p4dQ8+LxaOg4+A2v/8e7P/dRP/7gXVlhDzAzCoJQrMoybGuHJpw9U1pPRXpzWxE5xbVAuBCAwslz349dxFAMQYV0yUSQIgtWlXCkVx3HKDN4pY5hZGUINzjnvfRAEAOCce/n3HZBESACZxTELomhCFBQB5xyDDyhAAM/sxAEJgPaeyzI3ikCcUVxZ0VpDvQKo68Ey8jNAAUG1hk6sp/BQC1kDwMsUTk8HTADWq441f2jtp0gpqYUGQI303JnBewwUgzjntUICJQQKAER58WvReCPb/Qye+zqIAxtwdlAyTtiBqKqqRqudl7WrPSgyI0nTsy2o1khOa1/DKGKuH/Ov26EqAKQUk9R1VWttVRVQVWD9w19/8OEHvg6xgmoIUAFww6h9v/J/jPt9AQDWpBBBgFAjEmCUFun/89cf/+O/+FuggD1KCUA4aqN0AmRgck7PbZ48d6/XxueFKSwsda+57vLZTVMimS1AIag4TG1JWinAsnSVxzCKWaKf+fe/+uEP/y21t0JnFxQARgNVUAxhehKm52xrmk3DDrNi8fgUlv/2nXcau+Jtf3q6M7+41Jg4Jys8GrVaDVaz9Od/67+9kLnOvktKaXRmtjkPwk6qoR+u6iTKQu2XTsGwQK0WF5eqqshtpiJTlt6KiygUKYMgEOcirbSrQsCAq9UDj3z/D3/3pqm4Gva9s7HSiN5WtnJVykq3Zv/0rz/xpW8chE3nRBPnxO05BiTwCioqiqrdLuKgDEkGgpU9evS5sszDiIxSSDpPi9xzuzUlBQyGAuzDENPB0lTQPPX4U9/31lvO39JsUBoqQMTcCmEAgXbi8sqThj/8yMc/ee/Dem5P1NkUUxI0WonzjB6KYdGegMVjcOw5KEsN7vOf//xP/OQPdyLjq5IZldbM4LxlBCadedSt9oOPHxymRRR7cMMWFj/8XW/fPhUMl5bn2q0s6wpwFCViVFZK6cw3Dr34s//lgzC5Tc80Wpu2gWexlgDRlRy287Api8dhhWFYrXSH3dVhbDQoabUaw37XGFXYwgTNqiwpbhJpYZcPB1XW1+Cuu+KyfNBN2qAM6iD0AiQUaFpdXoxmdjqIv/rIM7/2e3+8wvGmC87VYbPZbE4NhzbrdY89v3rkALCL4xiQEQDRI2oYZ+4MoGNzYrVsTTX/9lP3f+ivPrFp7+UStDdt3zUcus623Jf9I099o5o/AlFrYmbOeQiUrCWNdfSpQeGFLueVMCipTVEQRDyLUxjUvZ+4pglOhCMT8FECyaOkFBCwKIr2xMTS6mLa7QKAajbTNHderJSaiVkQFXvw3gNgGIbW2pe+74zAwsjsgJT4mkzhUQN4rTSREGovIl5QCaEWgaqyNmQiTURUV12FgX19ZSTk67QdVG186MewyMuxX16Se572H2dk+uvdQ+NFgAAB8ajtdKRnc5ayKgDQaCmGcLboe8aqYr1zdQzQjzB3UIgIIkoZYzAvKqDYe6mctx5NHBXu7B3CZ2bu62zIddjjFWPuLzdepjAMLK7+GLwTbx1YBlQQxNBswNI86BBsAc6BEhPFN958U00TonFkr6GoWjG4csBKCgru+dojPlegFKgQFIEi0PWHLWBiaM7A5KYsjEVkMmkuHH0egN5wyy2oIS+dMqG3PlBBlRdahyJEKvAUPL84/NXf/r3Pf+WxYPflmEyrcCL3SillIM+rDBpxMD1DJi6ZJR9Ab/EXfub95821OO+jIcseVODReFJLVSETE7/7u384L37i/L1LGcxu33NqeWBMLOyVCcJ4Im6IirmHhcjQD1b7/Z6QiHAYxmg9exsFSqwvfOnYTjSTBGB+6VS2/Py+i8+99aarjfYVFM7aVpIIowh41o2ofc9937jnnvsaEzNxY9YF7XByMi0rJzYQoyITaybIwXaLjKVMG81OM4nKYlA522xPKQR0HFhCDktEIxwRD22/110KMXvL66+fmdB5uqhVolRSlRjqQAEYA47go3ff9zd331s2ZpNNuzwm7YnZvHCoFaLVbqLVbohWw14XusvCdODpg8aExqjKurqz2nNVi6dmjnOKjy/7544tiIhdOZkdfvx//YG3nrdj0vayUIsi8IWNkzjLqhJ8ZaIM4o98+h47tdVPbtNTW7piWoHhotAgAUojaqowGrCDdAB5Wtlsfn5hy9wECSiCvCxNlHgPFITVABRFAKRRczF0aU+eP3Dj//49SRxFCfZtSlqjE6NIAXUmp+ezMo+bH77rs31stnds3bzrvNJDFCWRLSTrRSYohv3cDi+4cJ+IMDCJBwQNigE9gAdwADYK//mh47/3F/9vuGl3Z25HY2o2LXzS0BNGucHKam9lvuhD0b/2uhuNgREhjmiNwYgmqgAOHHmhm1YejdQ2gghKI7Cvy6l+xERGrCWXBUfCVzWhb8Q1BBACpRVy5SwoAq19Nnjx+LG5ublB2mXyzjlmllHPkfiatXfWgSjII20/Ac/g6mqDZW1IBNkLi5AiAPIsutEgo0FrBrTWimITKKWUt2PtYEAY0fRRkNfC+zrQXN8Fjb88PRjX335pa/6YT/8y648x2b0mEgEhjg3la+BdxvVWHD1eXHMMXzvRGTWMNTRqJHu54UoR0TobhEGZVxQEpELUhomcF5Gzt9SuoUBnQikb/EP+52XuZy/F1C48dWMReRVA3IKZzRDGQALT09rngZvKFl4gtFdde83mbVulju0CAI7WygnIQZjkJReMB48vnUylfcX1aQUeCZwHQkIFLGwZwkjPTYdzU0GnJUXOvVW7uhIh3HrDDd56BGiYMB8OFKkAFTqovEQTE6eWst/7y7//9AMHwm37Zqa3dXMOkw56pRVCMZxqN0/2VsN221tb9Japv3jp3m3f/67bThw8ONEmMkGa2WZ7Ks0LoCBptr5w//0PPPLw7OZdQ/SddjMbLCVEmpDBIbrI+BAII1TaO650M5qdmxTyQq7MclShAlMWlTEqYydaBsNVVWbQX4Xe4o/94g9NtcM0XQ0NOSsgwqUn0JGJF3vD//7puw3C7nN3neiVQ7ZV3mXvFDIhBwqipmpyMyyaq2lSlMHS6mKv153oNIzVXJXgsWFiqZxY02gpyQvMh5Hn5Weffu9b3nDRvm3MK+wr5gCRSWsPYB1gAw6eLP/krs8sSbT90ssXUyjFDEWVVDcjGx9AiC3TmQwmpu3ivB3mrTiJwsS5TBCMMR6YnY0bScXiSEGMn/3MA5lFcDx48XCnge9+6x1LJ080lGpFYTHsx0GAoJHRCkBz6qN3feaJE6vtPReu6nZBCZhw6BkUawQgNC2I2LrBat5dhKIPzhWlDUzkuciyLE5ixx4D7RFqF5Z8UCgBsqUsn6B28qqL901MNgWyzFaNMNJMYKVS6BxmGH3krs8+tzSY3XORak52s8pEjaFnYBMGjbAz3Zho5/P6lltu8jWAzIwogELKCEAF0KsgjOHP/u6T3JzdtOv8isIUIg6JmbUmCaJGZ6LRnkizzhvfcIeCDY2ZSALgQIHGQQVPPXu0m1VCDSYtyIoo0JpYFPLI0nTUklqHkpoqU3fqSA2v18Q/bUw5zNiLjhvOhOD44OFnnzl4KGnHYRwQaBZnMFQh2NLlRRXoUJBR6IytgAAyCrEwABEjI3oHQlLzmEGAkBQZQG0Fhr00i0LrFZlIq5hM4NgXVaEJR70tozA6ApTxDN73GWHnm5JhzhIKz/gu1in8+Gw0Cshrx4igyMiavD7baO6h05D3jb9z476qKxj1T42mBaj7jkEISROx9awiw6BJB5ZfTiH4bPB4PaOcFtxfIRXyFQ/EGlJRFCppuykNzTbaKnB2Jg6LU8cxXc6HPV498e3f8fak0RDw6858KCM6FECFUCJREz/79YdpdmsyvZ085dZpTUrYiAIhz2i1so3AJ3poS50PqLeqobri0gsv2rfHutKwD0DQC3kXalNZJB0OHHzqyw997tEjzX1XDCguk45rqAqpkcR5fxjoCZ80lQNBUpz5bDVbfP47f/DHFk4uTU61qjJjL2HUcJ4VeCWSraSnDh+547obFtJSolbUmk6HldGxtd6JE7AaK2MD15QiUcW2Gamy8/bu7KbLE52W90qRcVb6WT9pgzNkovDQ4aeybi79pRv3n3/NRXuk7PmiSDoTaV65yjvrlDHi+cUXjp6zeW7zjl0DwdnOjDfRsOQoiUExekfeUhn6NmRx1UtcMde44qJzyZBzLghUmZVKTJLQMC2cEw2tcrUr/YHvDuNYvvdddzZj9LaK4wag8V4UkWfILZclfeRT9xzLKNy6e8HqVCBIWv3hoNlsZmVGWjPoymsTNcLJaWh2qnRlanrOWscM3jMqAhFSrLRwwWSSXgX33PdIv3C95RXdX/i5n/6hmdAAh60wyvs9xT4Jk2Fqg+YEsnno8PHPPniA5naeqthpBKUBiMGD0hUhgQeloiSJOh3bmXDLxyDn6elZpVThPCCiVtZZZZSzJepOVUFvtV+VZbm6DIsnfvz97z1n85RzaVr0PCltQu2AnUfT6AsdPNm99+FngqlzcooMBk6hUsZxBYiGVOmd9T5OzKuvuwZ04NEjemFvUIAA0DBAEMDf3XNoOZfpHeflFHkV5qV0Ok3virJMo5B0gGUxvOWWGy+6YCvVRcaR6VXgxunr8ZX02Pxq4bUPAlEaxAKyIgBmBEaUNe89QMVjVGhcUq1jS10pZOcEFZkodJ7Bemi2lhcXfvt3P/gTP/mTSWsi1GE/7ee5D+JA6wBUMArocOZWjTTAalo9sqCIkbrjSoi9IiTAQMR4UoKqM9WuPLBqMEWVBfbMKIIsJB7G+BNqZiA5S/0QZEykk/UAdxp/ZgTjgMgoZd4YnM4qJTauzcIa4xxAAVgZD2YWIKnZ+zVDe1wyhXHymeWUgAAAIABJREFUftqvWt9fB4FAZFRQBRSGKEmyoqgJRaShco4xMkFUVcW/EGBPj/JyGizzP2u8XOYugkg1+QlVoGMlSVODKFeR0ZHzhc1NmJjZuRtufI2MDVDqbAJHxC8ShLTInW56BQ88c7Cze++qDXRn1jjHnCEzeaPAICqnwWkvUDUBdUY+G7iTL/78H/5mHGKVl0ajLXKtFAkwC+qAdfzwgZMf+fQXaG7nckFqYta02lKVYovMFWAUNVsLvWGjMcHpiu/3y+58K+Sbb7g8zbrTm6fTIi8r3wkDb0vFNjBxo9X4wXd/dxmqbmWDplldda1I2wKCADyAIyCEECFiiSqnfIXEnYno1MKzgFykOQnEUWtqZrZr5wu0FVbd3lK6nOYvHHnLj74d824IYlmwdIoJCEkH2piC5VWX77/kiitKwaXesDM9W3pWFAiCc1bAa6DQqIYxkUYDjqSo0t7URGPx5IlWEgOwCVADo1gVB1Zg4dhx6Q+Hx46+9fW3XrRns81WSUkQxVUpwAhKKAD2dPB47wsPPwnTW20ynTkFJqgAKTDeV8ogBeAZnAOnAwgTDmJAc8ml+x1DHMaleBYR8IHGMs9BBVbgwSfmT65kmZXh0vI5LfNd3/ZaP+y34sgVeWBQG5UVmegwdZxp9dmvPVa2Z1c9hq1pV4oi9HkKgQGtAMGz9yiiiUJjgsA5DlvNHTt2lM47x82J9rDIwSgBsN4HQbLUr6q0zNN+urwAEb7zbW8ElxZu6AnCZmLZq5K1CisVUZJ85t4vBFNbqpzizsxgmDVarTzPjdZaKy7K/rA3TPvXXLF/z55doFT9V63QA3pAqvPv5Rz+4dP/nMxsXi2p1Zl0TjRK7qqApPJ5rLnIhy7rf9973xMhSCVoYGTDCwQKGKACOPzCsV7pRTdRB4BG0HnvFDB4RxCIABHWhHePrGgE6NQ5Zm3/yFCr8SEREelGo0Vas7WgCDx87esP/MZv/c4111yzf//+Tqejtc4KV1VVWZZhGJ4lzoxiAKOQgCchAtGoSYEiw8hACjUiaQzIBBEkTTdUSxItdvOSlQfygEoREPpaVEx8TTgXJEGGkU4iwMtVFF8Gix/T+Tdc6tnajur5jhHRr7d0rcM8NXjKLKN1idp4io1+qjKWuT9rcCcAEGREBORaNZ5AEMvSNjqtRDf6Dhh0UVkJCFGd1RvrTLT9bA1NGsZY0r/ekFocCEiAHCFrtCCaVM+WmrGopHL+Pf/mnXObN1cuC9CQAIInqMlb7AEYFQYaNN374NGT/dS2tnaFamoURollz9YoMZXWRYCMFTjn8sKurhSnjk1s33T77VcWgyoCjBRlLJU4bQLr2ClaGGZ333f/0W6mm7uklfjmrDt5EiJqdpLhiVPTs3MZE2tDiFKW1co8LM9/53tePz2ZNIPmSr/vITQmLnOrSUhVyD5PLcWeWUXoyqVqSmm/nG3rTKaDgUOpgB1IJYKMxBQQlr7oD8thudRuNJuNaZupfJh67X1DDV313HOHszLNekvNdnz5hbuNzQP8/3h702jbrqs8cDZrrb336W77OvWWJUu2bFm2JCTLDZLcCGyMITZ2MH1IDeJUmTAoqAFVCUl+pKp+kR9UJSPAIFAMmgrgwpUYjDE2BLBk1KK+e3p6T6+93Wl3t5o568c+974n2aZCFc4ad+xx7r7NafY5c8/9za+xFqzW0REjs6CKIRWZ1mMBTCkd7eVQneeyXukP2rrpD/tJQQTEIxBHw8pKrMi0M5lCZrnIQlmG1JRtcL2i4RS0fe6pp/3eJKvr77rnXaadhzBndOpRWinyrE0tFaZF+OOvPjCjrOR+pB6vDFIdILTWsm+mLndJoiKg5UQQEkQgyIqPfvwT1lolYOsAILRtxuBDAHZl1f75Aw+rycvZFKaz93/o7UP1iZxUoSynm+sjleBjbQfDWRNPzKrjk3IXbIUEbVpZ21hc2FkdjibegyEgEU0JUoIkEtsYgPmuu+4o+n3xcwXsJI+IAIyolBTPn78gUcvpJM52b7/lpvW+ifWEHNjcRWbf+Dyqc8OJ2ieO7z5/bm+GI+oNg4DJ86apU/KOrUqazfYW5UzE/8APfrIosqAAgqYb3FECDQnIJ/u5z/8l5f1aafXwsb15w1neRr9SFKEpDcT5eDzd3Tp67Mhd33IrJLDceW4g4HKOGgAmLTz5/EttRM1cF9mhSB0ezgSsCAQJkQASIYHpGDKqy6hbQhDtkHdUQGM5hirL80OHj1zYOwfnT0HmHMFD93/1+EuvfO4P/jh1ad2Ixpg8z+u6/oYf9i7LFQQFAYSAO5tekUjGKkNSUNKV1fXB0ctGr7uJD139SolKWX9lpYIUYgkxqhNAWPruKgGmfcFq51Ww7Mkv1rhu32sRanlVRb+kT7844dynD+KSMrp/+1XMeDzo2QFh2bkDwCXJIQdnAtr3iYSvKe5LudPScOzg/hCRvI8uK9jYnb3xgye2o6QopKJAS53m177Sr/pu/4THfPGXv/l+7tSpSZlUEW0CAURAZTbR19VsJnUJk90f+cFP9gpsK2UNCPt2E8pLSYES2LwU+L0/+nLJWRt5dOjIrAUgUE4JOQr7hL5jAhAAqDR1O9mFev7TP/MTW+emw5x6uWtCZV02rxbkjCdqIDu5t/vAMy+Orrx2zxQAuZYtbByFdrGYlYP1zVlVB5H+cBj3dqiZpvkulHuf+pEfRpDpbDHIi3JW9/IMkwRfDwbFZDwbjQ5NyhYhOCOkbQ7RFFCPzxhjjCFrSIE0Ias4DRiBWERlc2VzMa+cU2Ikh1xYz5EVnnv6iZ3zF8Ji/m333Xt4ZZRDRV6IXEopz7OkWvlKGAXUGmDDMYij4Mt6o5djmI96NjQTZxhMJohRKHUTEFG2lBDQ8LyuCGB9MNSqlQSLFAPHl556sh3vrvfzN994ncSQu4yZY4gImhduMV5AhGkDX7r/MbWXqRko2TSbAwAUmW8WNstTjEkUGHMiS+jFA6LpZR/+tvewwny+sNbazIQGCiKXZePIs0DHT28rkt/bgsm5D73v0818atAW/SJBb1LOCmtckYekWW/0yMNPvnRh3K4fM71hnM6qpkJNKTSgAsCoQJgMgkGSKOIDFvl777271RpNTCSTcjosVnyoiJOizttwcnunFd/Op1BP3vHmezDUee48SPApQszJGqctgBb2oWdPQLEqklPWq0NkUgTJrTEkvqrmk131VS8z3/0d74PkVVC484JaVqZadC7wzCvbwQ0iWFIliCnUw+FKXc9zkizncyfOhnJ811vfWDgihi5QHiQBgpBEpFpge67Pv7LT4EoECikJJgMKwEwZcdB0AFCrQVKQzj2867OWIPw+L5IUVYVNDkV/sHk4XXPdTlVBM/flHLLBeDofj2fABIYhRpAEbCGli5Tzi4Kj5Uhz2T+KLK2s8IDvYIEJggfE3uVypLc+nlTG1XvR1WpjbKMmIqAiS+IVl6pXQFkGVy9nDxc7WXp1mQZc2pjtr+XU+GBw2oEzAPv6z33/HcQD/rUYSaCJQAUooVGCrggnSACAkiipoiYyHfWje74oS4npvqMxpv0HpqpLFj8iA6ouh7Siy1RHFUrCxWh93KT7nzj+u3/x2F7KgPpEJPG1up/lE9/3x79052uGCubSV+rvfiEAIyTxik4JRFUVGZ21cb5XxDb5ud8984a33HDNsc1yslMYdchJoSS2WV5OZ6u9XmpqcGbm9WyZnj29l61d0TauXDRcuNS2JImiCFp0pJJAE6RIbU3VDBYTJ+2db75xPc/zgubJd5iWy0ZEvUUd7Cb/4V8+shWwGua+a2wSQOOtsnCxgACZYeB6srWBZTU5Azuv3HXHrQOXWyKgaC0ztBICJunnve3t6ebRKxcVuLwQbTUFo6DBtyiS2wgmikAgy4ZFMQRIwpYQUaKhKlszg7oVMQl7tPALa3orxr742IthWkOsPv7R79TGM5PNi8a3jW9tYVPwlgTEMxIhJYlI1EhUxzP1xmLAaJwASCuBrcmynGLSEC0aiQyaIqPLigxdaCFLmUpmXP/RJ55pZ9Mw337n+z549KrD4KuqrC359dXRvJpP53vEQ2X4j194sEmryEMjeYwJMgRMILUSe2FSY5Fy0J76UNepmkAs33vvO3ME1hSQyTmfQMim1EbO59p77OWtrVmc7o5h5/hwEN7w+qt6q4NqMZm1NRYm1GQUCGxmi3Oz5ktfur/obS4gj0GgnwVpTN8uNIGzwAjeZwTqaz+bm4hY+bW8975736lZswhjYR1Qz7bJBUramOHopSo8ef7MtJlrmOPe6Y/d+47kS81GjY9Zf8Det3W9urq+XYeTu/Lw8y9PPfKgNy7LfDAk8d5Xg0G/WcwtRD/bm2+d+4lPfjRPIZM2ihElQcEii23lySTrXjztj0+lMiNko23Vt0lBW99Ya+N8b2D8fOtMmO3+wCe+q3AgAGWQzJBxJvkmpISuSACf+/LDwW6KHSbKCADVAwgAp6gKmVDnaZWWBJdlyZGDTrVjRFJX7Lu4NGLNer0jV7fADnO/fQGaBUCE2EIKAPtMFcKlAwoQiAEFUOxAFEBR2i++F4GCS6oBERBCisAc19bH+ag33GzEqDNEhiDmXYscOmjHICIoqQp1clvsuJZ6UNfwwEnla+5tebvj9+9zS3A/7HNJfDywmhFRBQbR2GRM4L3N8olXk/VjVnQjgzY0iIgq1DZgTGCrvBTPWwRkYuksMVU61j115xrVzvUSEwIiZmVTowPOjS8Xvbzwi0iUk+kH67704PFf++NHxty3m5fpuNKYkPaP32sqawc3/Y0uvf8VkphgmYXYObACqijEtsdYTna4KWFv+74f/M7CYZ656EsUYWsBMaigdciGyImS7fHDDz7ruVd68onAkKoARAMkAIqQUDvHDYrB+NZPxrCYvP6qy2943dUkISVGJgVUBTLZeFZng5VTO/CnDz0Og41ADpRAAVVYurajs7kgCXGQ27Qz8fNtSPUdb71ptRjU9TTEUC2CNbgy7Ld1vagqygdbu3NXjFQjauom6x2ZNRGBcZowhhRDskktkEEIogEQwIVoo6ASK1MiFZPtjKuy0ZdfesUArR45dP21V+baIvjt8Xh1fS1nSiJZ4Wa788FoxftgMAfiTi1CoAixm/1LQrLEBgWhjUlCdAmMyxvv2WRAFBKFJDbBCB26vmT2gQf/+sK5c75efOdHPrg72R0gZ+wKI1U5V0hoWNRuT+H5V7YazD10Ln0JNC6518gAlPUH4ttytlvkEBYzqxJi9clPfFRCspiYWRIAY5ZlEmOiLDr40688UtVBmgr87LZbrju0sT4vp84ZEa/ExBkqqHIVwomzew2YBkxQBOl0+RIVAAx4b0fD0DS196t5L0tp57lnc4Z33HxzztCGSlHAkAhIiBlwCBIFxLozk72qKcvJ9nvvuv3ISi+3JqSoCqGJhXVZQfOmSW70/IvnZ41EzAgR9tXU1lpf1xlTNZ1CW3Gsbr35TRRbywoISAY0tI0HILZFBPjK48+2ptdyZlFIBTQosGJShcLayYVTsZ4dWxt94O7bewyNB2dJQRQwqnBmW4DdGZzdmrVaCFrpOOtwwCox8qqQc2VA6UpMF7HUXd6islLap9GIiAKy6/XXjckyN1qfXzaBdsHNnFMNKQJGQ13/ozEJIAMYUEYFFuKu/oIGjZfOMwWhs7EHwiid998ykK/o9+zaqpeEsTLqAdQpqEpXdZcGwvvQS2eThgiioCAHKURdiCKAMpulvw10wnXZn3P+LUocqTAlSkGCdwbKpLFpILSQfBfYqKpdhrGqpKVidd8ZRWFpNo77rJll0Yu4DP1mVWnadmNj49zO2YJt4bK6rvv99UVDZqX3G3/w4K//0Vf86JC63rmdaX/jcN2Gpd9Ddyy/Bur5m9c3mS2DSx0zYmfpBZAEQDRGkhTG4zCbQW4/8sEPQhJmTohJxJJBFZFoGUVEVBNSK/CXf/WIsG2CpKXwNR5EjMal+Q6AKMUIdZMWc5hNP/R9Hz18bL1ezFWCIDkmCAFSygfD3QBf/MpDiyARbOyyxQ7C4i/K1wBELEKzmIfFgjTd8uY3ESaUtDYa1dXMez9bzFMEWwxG/fWnn3uJygpASD1qQkiqKsQJOGopxKAGVC2KRaAYfGyjyZANNF5SIqKA2pImY1rkCzuT7b1ptVjc8oabe8w+BC8+WxmIIR+lnM2H/cH6xtHTZ86RyctqD/ftUlmBNRICAwZJ4KwnEAJFBhEDNMjANw25THObGNsUk4ozlvN09nTz1PGXhHl1Y/Oee97TltXIWJs8xtKHZPp5gyai2VrE4+e3GraeJHFiTEmWsEPnEVGXC5CwtrlWbZ8ykCA06xtrd779bagaQZxxVfRMBhlDYE/2+PHyiaefCnVoxhegXnzw2769KIqmnHCetT4xWte531o7qeWxV07MLNYMEbR7Yl2wLCAAGvEJOEsxRpePXzlZ5Fjunr3v3h8oCH2d8jxPQgim1kgup2x1EeDk6TM7Wxd2zp/XuvzRH/0Zl/dQJUZvOBeJqARsqqoNmX3yuZfKoOC44xmqalRwxvl67kjL2Xi+e+H6Ky57+81v6TAAIgOIhriNkZgTwIUaHnviKYA1AgUlAQ2678YLEtp6NhlP9vZ+9r/90aX1VwrWWQYQiS4rPLAAvHRqZzxfgF2TrxczdzA8vFQtCZdoI/d5MoC4pDAsvVAAjLV2ZdQr8s31NY2N+sWhlf5aL6PkTQoOVVOM3gOZrqBJ9xlHAQBSJelEWpDgInFFAJg5pC5dkhAxqhhjKOs3mgk7WjrsIoB2RfwSPHzZZHf7dd+k7NJSDqAhxIungf2fC0JaespeXN3L0jkSw6uaelSEkBJRj5Nmg/Wnz+6en7WKKWUGoFn+IXTUd1SEpGCSEuqSGwSgyIqobBRUVERBOg2OUpcYU/TtZDI5urrRtNV0Ot08dPm5SSnFxhcfePJX/+PndrTIEcrWu+GgLEtydjkjwIv+zHop/PK11M9Lvvvmd+5dnBZC7MTOTCSRJGlVQVvDZOfd73r3m2+6IbbjGIGNAVVB0hgJwCL5plYkNe65E+Pjp857c0iMEzDIIJrYGYiiIIqkCKhqQI1vtaygrMyg/z0f+24fBSwlCDHF3LrUJkGJlsatfPGvHs43j8wDpdQlfmLneS0onbIDUUjEN2VbVdBWPWM211ar+SR3VM2m1qEb9BExSJw3/ld++1f/93/3yz4EBCFJrGk5ugEWMIKc0CgyIqIGTF6TTyLRWmMzjGDIZibzIlrkK8cuO3bd6xbz6tz2Dkwnd7/jTqPJDntNqyHFajFdGY5GWZZ8KhP+2Kf/+53dWUyIYAmItYvqiqyCiGIyIaglJlB2maqqjxYpN7Zu21ZTchwzNINi7cih9aNXDNcve/r552ZVfectNy6mNcZ27sseSsaSZ73IJkYMBnbLehaTt3nLkEioaxdRFCiJABMQOVsohGq2N/JVOHf6Uz/xj48dGjJJikKWJHkrmpI0ypXgF//8fgCCZgGzHQj+nnvuKcsyd5kkgNAlB1NMPqEpMb2wvVU5ag13QeFGI6NJSEqEoLHxkGcQbVU3En0137vq2svf/tYbDSSrTGpCRCYTyXtDnrgW98BX/3wxmSRfX3HlVbfeemtc7KpGEcmsKlBdl5DlkPV2Zs2J89uRHDDHlAyxqoaYjGUiCm1ZT3dh99yHvvcfbKz2MZYxJTCqKRkjhbMNmBrg0SdPzsoAxVLVEoUEbAehkkhdzRbz8cbK6Ns/8H7xUKV2pZ+FGIxB773Le14wETz53AvKTuggbOPrN3Sv3tkRP7rqdtBjLnF3wyZG0RhjFEJgY40xrDmkfLTav/ryo9ccWR8haLNwIL3MhdBZ9dG+KQwACioYkf0EpVfVd7Kma9jZGCICQkYiY4t8AExMtmPUsEEmYgPYpUbBRct0QkCCjk+3jzIBLIeoIB2tpvMpSMufJlAvKpBUUDQebBVS8Ekh7VueETEgsDCiK2zGGmER4Le++PCfnHyxrEpoauiDqi6Jmt2/V0QBgoiYlhZjiACETKiokhBZRYBIVBFQKAkqM6UUHA0mk3pz5eh0Hvqbh37rC/f/m9/5T2G0gTRo2SjbEKPJ81hXlLu/EXp5LVvm0iP+zee5dyc6TUkFuLPoFUptqmYYWq3r7/ue7x5m0Cj71OaOVShFhZAYgVF98qYYecK/ePCxUrgVI67QRAoCEg2auEx9XNr9mhCpaeJ8Ans797znzhtuuLKp5s6SihhCDd4oKpnTZXV6Fs7MqzGyZCsQkJW7ZGG5aOFJrGgQmsUi+Qqq+cp6sTkaYGjZZdYQEfrQxpDAFCuHjj51/OVz5/cgylI1pwICS5IsWgAGaQAZjAIkEA9GXZH7WQlUgyQgA2ohImweMYfzF8/OyvnYZs6DvuHKY4vxjtWs9OXq6mo9birfENqI3Pr07KnzUAtQDqDQseQUSZPRJAoxNYAWVAGEMkUVFTEIFtvGNwkEnAULsPC168tK2Dp9dlyWiviBb/ugxDAqcm3nGyur1XxsbVb6VoxLDGcnkxohWBNJAAUTsAInSgSKKIjA4np2cupEPzPt1vjyay7/8R/7ZM8CAwUvCIlRGYJP4mmwXcKjz7xIbLSdQjsphv3Ljx0Oi0nhLMTAaFmMIojEVmhBeq5e1C7zzN2cy6ghUEUCwBAask4SAJmwmBfM9c65/+5//PTaqhNtc85AbQwBrGGjLZtJ5NPT5sUXTtTzWYbp3rvvHo+nKwzMjBJTbPK8V1WRckO91ceffnavluSG0BljGdt13F3HWJXT6faZ3krvI++/m1NIKVlro3STsyhsEvGshYeeep7zgQAQiKAVBEFniREEYuvLaTXZu/Hqy684OupZyDDTFBxDDJ6tUTCBYKuE46fOqVkPHaC7H6G8DD/t+rt9bPGiwn5fBwT7WAICLvHsrtwTATOIIgioCqgkTT68cupMmM/7es3K4Y2MwAbvkjgVQVCFhJA6dB+FANxriSbLaaD6VhGIiCVyB9yxNazabhs6KOvWCBl2rMhkUZXJIiihIQJCAwwdGUQ732wFkYSCCkkQFJIiikYFEI2qKJBEIEFSRZEoAt1WNSXVJc26s0dOSmREsGmmDoeWi2FhV9HbWPdYK+tQa1BMgKDAqKqdu4KSJsSAQEoG0Sh0sd6gzNqhY6qgaRkQp6YNzWAwmI/LwgwICnLmDx945tf+4E9OtbJydL1JthV1mYUkUQJk9jWzATh4v722yu777VxSzr/pnTsrpe402l3KoIIk8m2YjXW6t7m5evedd/g29ops2pRtAKOsqoxqQA0RMaPrbU3arz7+nLhBK1bIgQJoC8tBg9nHeYUkUWqxnIXJHvj2o9/5HcGLcSZqUFJGClXbJ1sLDDd7f/6nfzlD411PyZIxpAIIAkmxk1kTKbEIK/i2grqGshxctnL00PogdyHUQJKSqIDJCy9mVrcvvHwGihXIh9DZRC0xCgPAoLy02aMEJJhaTRVqiiz5aDVKiClAAkpWsOfWjmi+xv2Bn8/9rASQnHCQO81tNlrzVd3r5QDoRQX50Wef49GhVABwD9Qs7w5UNHqJAAjWQZaZEMm3RgRTAA3OUAxtf1CwMcnZEjXllvqryRZt5bVsoGkuP3ZEYrRowVBVL6y1IYQ6BsitEOxOx1UIkuG+vSqgKCpRJ+tAhegX40VuSSfTONn6pz/3P6z2wZe+cLbzPzGETKLE3vITz2wvEu9Nt+NiDLG87PJDKaQsy2JTOTa5oY4woUBeNCg0KpEIsMNkQAQAQZBVka1BFImNAchjXDz79Hvf+557331H8ntBPbNVAAoEqJRlpVJwoy/d/4UmeGmrdm/rnbfd6r2nUWYQkoTU1pg5dlZdPmnlkWdPlOCSyVSCAhhUQjDGIKJv2mq8K+Ot9733jhuvvdzERmIyvX5oIlsjofWNtHl2fppOnd/z1AMlRBSEhAaBhIj8ItbzajbZffmFe773J/sOYpvyDJt6UQx6SGo5m6WUmB956uS8VZ9TVNrv2/Trdu7wqlbuIsyxj9Xowc9TjERAhkFBY6jbdrFYtPPZ0LKJ7amd7cXpE+1N17/zljeuDFcmO+czy6QiSCTCQIrSSQ85XQQ19x/YxUdIRBABiZiZnWMhZ8kgMCUCIggsbChQIuo+gMAExMykxMQERGiWT4VARBIkABGRqLGjKoqIJtl36FUQ1f3OXRJ0227Pwbbr3xFYGft5rmEWyoXNN2ysrQRLBCGABVWUBCjL2R5IAmSA0NnPg2oSUELADt4FRKAuOI5ABIlQBIEpJM1d0Vvrb8/0L556/l//6m+ew6x35bWTJuUbm7AIvm2L0aiezSjPO6zs4NU86MUP+PuXHunXHPq/M2+Zr7tQAZISgpAB6kRmEWKb6kWcTWBv6/0f+bbNtR6mujsYSYUUCdGxAUmCSC5rAB5/4dTZvaotDqstQLDTi7G1KUVFC0hdi4Lisa10MZG9neuuuuKdt741xAZzVRXLHKrWGiIwXnAc4M8eeazOBjzaqCfJsMUYUDtqgyoKAKEAC2FK6j3UJUBiSP3MGYKQIhsTJAETsBG1VRtXDx07fJOdutWWMgBYtu3de1TBEGYMkLy088ykYc4WYqjnFgJhxzkg5qEZHKrztWmEsq2bMkLd9Pu93JF1uLuYJZQeY25dE5MqReRa8dAbboxmUGEeNItAikSgBhQ0ehBwDKC6WGRNtWlMj0W0BYyKwmxjlCqkld7QrW9Kv9/G4PfOAyAY03fOWQIQa01oK1NkTfCuyBqRBGDZkASEbrDGnePIMtgHEQmMdWG8N5Aw2T77gbtu+/iH39nWfphTimFJxUVBVGBTAnz5oScadSGKL6dQz1d6V6AqE6oCqzByLVHBoGEAIAULZESW3QqigKpyUgJVazn6yirkdWl2Lxwe9T71yU84DREDMMQyu8EcAAAgAElEQVTWG0IH6L1wr1dHfPHc7NGnjnsf69ne1Vddds1Vl41GuUKK6pkImWOMnPUrpWdPnT2xNWl5M1KGmjruV0oJiVWT+Ha+u+2MfuQD9zj1BlNEFEVgUlUAFOJG4a9fODEL4M3yc9eF4QFZAZHgtZzMds+b3H3vx75bFfoZ+3JW9HOIgY2NQIlpZwGPPPVCIBsUgY2AwL7wUuBrpDodoLyPuQPsM7/3L+UR9zM694MSuuFsSHE8nYzPnfMXtlYcxmoS5ztbzz8u83fd/tY3DguHEAGED8Kydd/Adf9+lg/gAC4gRATVCAAExKAsgJESIDCqMjOrkmpSTbS/RJiZRYiZVZmIEFJ3kujGwICSICVNxnQKIxABIUABEQHppKmgtNwvAsrYfcK7i56loFQEESipExKNGkBtn1NkQMvc8T5TVxdUOwQdNC0ZRPvJ1kubhyUsDoxKSxZRxwnVhCqISAy9/ivT9pkz43/5b37pghvIoUNlsrR5qKki9YdSN/V43D+0UY7H6PIl2n5Q2feR9+Xtb2yo8E3v3LuhEhAAEXCiqBgbaBfsy9SW77/7XQQxc9TGmpmtc7FVw4ZAQ+sDoGTZNMITJ17xlDXJYFFAk4ARCJ1zbZWAeOngr5GTN6EO9QIWk7e/55bN0XA44PF8JysMu2y6u3d081isFG3x5a8+fXqysMeuKMcLoJEK4pJrtR/YKEDdxUYUjQGaGvJMgw9NIyTMHGJARkKM3cUX89Wvv+5c6kF+eGGGqksyVBewxirqq55j9qUJvdddfujOW2666sgGSw1S56gZUt1GDz0dHHppmh597vjDDz/U0WoNKFkGxiIrBKNtGmkbULJZ1opedvXr3HDFjY6gGdTgFExCoqVvQ0BMmiP5drUeXT8avOMNr3vjlUeyHCI0TfR5bwDqao+mt96g++ozz95///1x1oAPOeLaaNTLs0U5zpKsjQbeNwHiYGVzPqtU80PD3shQiL7hAvbJdQJJsRPMJClnI9LFyRM3XXHkF/6Xf5YjEHlgm9pIxgF2fAMMbGYRHnrmxLSW3mhl6muoZ5BSnptqUg6yDJoFsksJwLI1bBWyAEPgvmjE1EAC4E452Bnb+qbK0a8Yaibn21ee/6l/+MlrDq0x1smyQIixNYYNZU3UwHnl9U++8hdieovJS+32hY//wD8+sjqC2AQJIqHvOC+KyseUmYmXp0+en0SIziU2JIYoioikRCZTCSy+nu1duTp425uuj9U8c8zM3kcy3EbviG3eaxX++pkTLbpErgP+BECVABk1aqhSs5htn/mO+957bBU71pbrZbBM96Z56yHLT25NT5zfrbSnZEQRgb4Rmxkv6fIunaweFFxClP09xpiUUjfVtzYzLu9OoFqVk/N7EEqQ8rEHjp987tG/9+H7/v73fBcuPWQSQJf7IaQEKIp84DMD0o1rCTpZs0QUBBRSyyQQUgBv1Kp2oaEddZBQCTolKxEjI1IXLErAiISCQMTAhAQMCRLKfkpGlyl9yVcHiHSqXMHOloFQVYm7QECQJLgknLMqgDaLeZYVBi0yd8NjXV6KUhc0q8uwkUSYQJbpQWmfUA8dwLV07BHFqJq6k0ECUUAm1wKXCZ4fz/75v/2lcT6s3dD0NyCxNAomk6oGZ4n65c5usTryPnbm9q9m778qi+ob1fdvenEXEWuNkCgqxKChcSnE+dSPdwDCh++7JzdJNKAkIhBRRGzbdnXUSymUPkHuJIc/e/DxlkbCWYoKzoF4IG2alolih4Ix9m3WjC+YUE13zoMvf+T7P9HPOQafZTal2LY+z4oQoU5QEvz+H32ZBytzn4AdcKZt5APlxX7fsaQ9gTjDPkTwwVqrqqPRaFHNQclaVzY1us7fSO644/YvPfZ/5sNRcqtJoJUoisRIqJhaxzLqmerC1rHV/vfed887brkOm4jQ2D7vXji3lvdtNtjy1PaLtAu/8n99NvoAbYCm6W1mdVuVTZmtDuuqtiDRhzzrtwoS0+GjR44cu2yseWv6xvQc5x44dnx/Uospp9jO5kOEm6+96t7b33LjFZtJy0Uzcb2iqsPK6OhsoZoVnuEr9z8ep37F5lsXzvdWc06+reeDQU/aZlrPi6IIjZ8txoP+Ctdw/dFDq5rqpqohhyLLLPjYJEkGDWkSX9l6kSZb16+NfuMXfm4IkANAhm27QM6bpmGjWZa1mho1v/+FpxdiNePp3gXCbiiWUMFZm6I3Gpm5rXx/UDTeM+Bhl9905Mjxcy/LoIdMdWhEweWFqvq2KTitGJ2deHrNL37o+z9y7203FUZi8pgbDckx94yp25T1Vi94eeT4K0++8HJdVtPd3dX10Yfve7+0dWYNKDs2ITSOLLCbt5ry/lMvvYLZMAC3IfaQFChpMMwECUM9Pn/apObmm153dH04sOKrKu+vxqRM5EPqrQxKgOdfrk5ujSMOQtdRq4iIy1xV1b2CRfzpl1+AZv5zP/uTCMAEoAkkgiQwRgBclu8APPLsizOvq5dddmZn3h/1UvAX366Iqp1gfxlXCksh0/KNrQfMvYvJo6j7tu6IiEyiikrW5esbh3oA56fjaroNVQlaA9L4zJnPfOYzGusf+v7vm04XKysrAJCCMLFil2mNCvvWhx1/SQmWLiTcRTUkQInCzEQW1UBiVRYgIQIlZQalDgknJlJWJAUWJBQCADKkyp1XbgfddJFPKtKZ3SMsRUMCKREJWkRNKqAioIiaQEElqiCrgnawSkwCGixySgkpb0IQYJf1JkHBZIASk/goeQfIJAEJQEZEpGvhOjNMXFL5xTdZbtpFnTkTJfkkztmqFTJF5dN5H/6nf/uLz1a1O3R1MTqyV0awBXQcZkOQgmgymQt1o8RwySjl66/Xmhws1zfw7fy7W8ZQZxwNizmq9BihqqiqYHzhX/6Lnw1hEVMNEBHRkCFgVbV5Vs0XCkR5vwT8zBceKzmPmKWlU4IcZG4JEgiAtWmxWIy3+yjlzjkK5e23veXG668xrG1bkwIAGXY2L2ZlM/X41Km9Cm2LBhIAMzBddI/AV70sCJJZ9lUFwx60LZEBwNlsEaNIpwJZXoaKM3TF0SN33vY2R4ApqARLaDICC0qtYOPysH3hxaOb+Yfee/uN1xxybeXaMdXjanzu8MbQaJzP5xHw/DT++9/6D27QK/Ic6hoqX5WNF+0NR1VZWgRUWFtZCd6jpCKz4P2733EHSZC2Dk3p61JCzSrMnJHJAMLWhSOM33rLW77zve9+47WXldNzi8mZQyMbFjtrPQOhQhVj4Et/9vzDjz8DaKvpHIuinzkJ3hqs6sW8mqMzHoRzi4zNYm7VH+65e97+lr4vDxvK6hqqRY5xkKGjYFPZS/UoVTdffvgX/tU/O1bAwAJhTMkLCLE1xjCzFykTnZuF4+fHFdjKpyjifeiG2d5HAEBJjkk1oZGoESRw8GtMd1x37RXO9utF4cuNvlntgVYTbGdHBrbwZXv25WuH5uPvvev973jLxhBDrBrfTCelc4VjW1etyfu7dfv89vT3vvhn7IrJ3rifmffccVvOyhoZlZEAwBhTh+DJSDZ49uT589OqRUqIQCiECTopv2LyqZq1s524dfbj3/XhzBKm1P2HGKP33mRZlWC3ga88+vSsVTR5FFI0Mal1eVOXvcxos5hun6PU3vzG64e5MQfGJZ1FIXYR0TBr4eT5iemP9uZllve89/oNPvKXMvy+7s7XRHQeeKEsqSzW9fvD1Y2N629647Vvf1txzdVABAqQ9cdbe5//T3/0K7/8f2yuH1alpgkmz9W40nsxJiEKUrfVLhn8kq0ginaMcUyi3ZeICKCqdtukICJpifRB99OD3+lwEVG8yJZBIqLOlnf/k7vcKiAQA6IQAaLyxdsJsdsqgBApQEJMSBEgAiUlUU6ACSlhl3ay/3ItOXAJVVCTqkZREUnLAEEFURTJM9cuZlk/i74i1KKXtT40glTAyb3q0//if352vFi94c1j5EkE7o0AGISX0+f/HyQXFTn4+q9gP6AheetyQSishdms2d2R8Q5a+tSP/gD5uahnRElibC6CymoM+SoZV9TK0wh/8JcPleoCOUCLKqqd3EtBOhMlynOnkmdVyb7UcirN5Ac/+anVtb6PDaM6l7VVGSgVttc4hSL76n9+YtxIpBwIAREkEoN05FlkILn0VNk0TT7oNS+34PLpbPHSy6fedNMNIbaAKgKIyKCYoiW96tihD7znHY//5uc41VFAGAEooViKRS713rnD6/i9H7vnO959y/z0WV/Xl6+P9vYWQTC0rQRh29+4PP93//6Pnzr+fG+w3ixmIALMVdUsqmo6mY1WhhBblBiDkIKklDFwau/9llvPbu09+typQqOXIAkAVGKU6E1b5nX17Xfd+v673rZawHh6pjfQwrhFMxkMHBNcuLBz+No3/NUL01/93Gdh49juqWmMAUV9VYIkUqDMiGRCGCTCsmK1/QKosN/zvnfvTedffuZshs45l+e9Vur5bGzUrzt6161v+ukfuW9TYWS7y0Ot63o4WIkJyDCCBsWWe0+9cu6509uBMnYExgISJN3Z2SFAZyxhJGmDRuOcgIAmI1rEcOu113zsHv38o8888NJxKXuDlYGh1DSlNjQM07e87opvv+std77xmqHUTTlRo8xuaHrqIadhqc0iEa1tfvYz//fcOPAhtmWY7L7vPd/fM6Axxba1hMxAaCJTo1Z6+YNPvTiLKj3XDVIUKUmXP60Q6rDYq3fOv+7aK9/3re+itAAAa63ERAREoGQWAS7M4K+fP5EoB+OWIdlKqkoIGQa/GMdyun36xD/4R59cG1i82HYRAIBAi9wgPHNyemZvHmilTtorTGg8ER9ck78abX+VQQpeYh3esSoO3uHdXyVVIkJgVVVRJcryAhxVUh8ZOtvjF0OZdi4Yb2ITdi7MPvuZP5zulT/2qX+kbCufEmqwDKCMTCBdhy4HiDwsiSP7lwrUCZFUBSQxKmoE7RznSQUIkLuWf38PdyGjy9hvBI2oREiAgNwJLJayWERU6WYMgvtCGBUEBEmAnU9m5wzfCVq6g7HvzCBIoKzIATgqR6VOhwaQZCk3VZBuMpcQWESQDGpXDrpEVVWRGNqsX/jZ1I2GgOb87t5w7XBBfGIbfvyf/6/nDcW1Q2faCKMNEQdBCQhVO5UUkABi51Cvr+Ee/b+vS6iQ/+V6p/8vCwGJoWpELebOiVSTsfHezyZ3vv1mayCzNrRNBBQRFoopGmdCbI3LE/Ii4MlpfXbeznSQKAMl0iTazSgAu+xawmaxGFDKQadb56iZk/i77rrNp4YhdNeFjl3yKaGiyySHh158ZdqoDAw4BwHBN4imu3rVi2f+pWmEdW4+W8BwABM+dfrsvGn2xrOV9RXSGCQwIKFiFMB6mA9vet1lP/fjP/zgc8cfe+rZC7NpYkDDBGIh3vXOu299w1XXrPWmZ06OjDon052zmcs4781rqT24lZXf/fwTDz39Qr66bl2vVAEiGAxDs/tXDz7+rnfeiVEkicmy8Ww2WtlYtFF944Tz4fBD77zt0Gh1Z96e352O54sUtSiy4cZow67fc9P7rj26cnR9CLCQ6FNsKSVNQmSmZTVYO7w9h1/8jd82axtbIcQsV2apqjrFeVk2wRfOZXkvSZeWKCjSczaDFEL1xqt63/OBu1c3nju5Oz2/s1W2kyHDjdccuukN1938+qvvvGH9iAPnoa0UbDRWR4M1n1KKQmhEk5KLFh5+/vSFWYtuZEADImQ9EDp58pWTJ09ec9lRCC0aUCRjrRcxSAhJ6/lGb+OOG19PRXbo8ODU7oUmNJBzcXh9Ne+/9arbbjy2esOxkW0X08V2lnHWG7Q+onJVNmx6wWVnm/TLv//bT03LaVA7m3NoUNs3X3+thYQMddO63GmKHlTyXgvZTglPnDjDvWFQBE1kqNOwKBGhJF+10x0od//hp3/coqYQwBAzt23Ie30kmkXxhl84szP3ZPuDMgoaG5IaY+q2Xek5Kaeh3OXQyNa5e+76lv7F0FUCYGASpAAwi/DAo0+34OoIrujHGK39+paBcEmT/prtJdFDKHCRZtdNuTtUp0MqEJGNdatrOQ03LaUQt154dvbycYCMrJ0s5l/4wn8Oif/JT/0E2I4ixaH1tK9b7MxcX9VKI3XcEQWFDpIXTdhp+EHRdPmBBEJAiiBAy0RBVAFiVAJC7DwQVDsuDRHu03EEVVFFVElFltbrqAeeOl2uN2rn9UIqgoAdB11FgFAFVZQEUFSjdtT5i6uj34iodgQC6SLzlqx30aUNmKoCpO5VtVkOaHandX/tWKnw4tny53/5Myen7fDGGyrOMF/VMkC/D6Hd93RXxSQHp999oP+/fNGlPPe/5Wnhb7eWB9dxahtLGsoF1k0PxU/HH7rvhyfjrcMbPbCQkqBhSEKCIbRKaE22iIg999CDT8/UtdwDdAhIEEiTkAogohFlynMZb4u0Ws3TfNpOdt5x+81rGyts0SDXdQkVDHrDqgmtTzXBY8fh+IVptD1BAykCE0BUUUURRkCzH4uwVKwBEeQZtAHIJKBHHnvijW96c9V6diwijMigFpImgbZcN7a3bl5/xw0fufX63bK+MN7zMRzaXLv6ss0Bi5QT0yw4tqZNjohNvmhCk2Kwg/4Vhz//4Au/+QdfnpsiWVvHWKytVc6CySHSH3/hT3/uZ356NjtvDSo5NDnbDH3C5HMy1d6FG49u3njlt87qsDuez+ZlktAveuuro80825QU53txtpUPLGVZ0yRM4Fy/mioXq1Cs/vz/9qvblZ8qUj4KVQ0AgCrGPv7kk3fc/S1tGxCYkIwxBIIpOWLxtfrUzrKbr1u58opv2Z7JXlkC6WA0XBngWg4jA1LCMIOd8fjYkTUEA5AUEBJKAmRVVWU7TvDIC6dacMg2xhglgcnB9qGe/Pqv/8ZP/5NPW8aELIQIVtqGEDLDddtgWBxaGd192zVve+s1W+Od2XicAHqjIxvD0YroALw2E/Wzfp4JxcViouDU42CwsWgBNzZ+5z989sHTO9XaJkFqFmfKC6f/3j13HlodaPCZc2CNAZXohbj0GnuDrz7+8m6VaCVvvSfT9XdOkVgRkpdmHma7ox5/4FvvqhazFcc+dj4biioxBOBCLTz01IveOCFbVY3r2QjAbKVtjWps5lJPd86dfPPtb7vpDdcRgEZFgwJKZIBEwCjA6QvNcyfPJrchkdE638yL3KVLavsBXeXiHnztnldhsp1DeseIRxSRZV42ooCKYABww5W6rSUfrl9zPQOHJtXxVBO8KbKqrb7wp19pUH/yp3+cHUkInW7u66fSHcD9SxEzLP2zuvNOZ/bYXcookRIo8EVoShm6aFPaL8/CwALKyIyEgGqW4bIq3bxhn4y4JGJ3vE9B7IxftOvlujlf9wg6G68E0OFGIgIgSF3z382BUlffkyoJJAJKQATLqe1yCakCgs1z8S1lvcprtrK620KF8E9//he/+sK5y265/dR4HnuZBgMuh6RgLcROLRCXs2AAUYa/ofH+Bk35peke3+zOXYOvbWZDCKSqvoXQTnd2wDfvfscdG2ujeTPOclaRzBbQIAM0KeR5LwUIqmrh4adfmEaww1FsiURZk0JURQLTBR9IjNTL8zpIVWpdwvb5v/+Jnyp6HKR1zmXRxZhAEAWJOCB89ot/vuvVHVopWw/agjNsUEMAMtplme3Lervo8cVicejIse2nHwYRNPbXfuO3P/aJj6+vrNV+oUCIEUUsCiJhqA22RWozwFXXu/xwX44M6zZE3+B4r57vbq70M0ZQ41zeNE0VUjbcbBOCGz3wwoXf/dIDTbE286JKECNohNUV2DoHCfe2p7/3O7//0Y/eF6QuK5/3R2XVaJLCOSCE4E0zme6etza7YpDhsFCxkBLKrl2k+aIcFo4YF7MFGhwOVwht1aTe2vpeon/9S7/51PndMeUyGDaRIHNgGbKsasvPff6LP/Tf/HAx7KkXFJUgWZbFWAEnEhwWdqecDIqN4QiO9KlOwwTgGDIG4yEtwrCwoWyPHVmLmkTEseWOA8cI/w97bxptW1aVCX5zrrV2c9rbvD5edGDQBY0KiWSCiFkiOcysykr7NsvEoTUcZaplWyo5Sk0dmiWYaY+KCCbiAEqlUBCRJpBADcBoiAiCIF60L+K1tzv9btaas36svc8990a8MAL0X67xxhnn7bvPbtZee7bf/CYCERU+3HH/9KFLE0mOq8AxnHMLYZgUefetb33ra7/9W1/w/GfujXaU4L2KJzJgSy6hUgpfSbXQHHjW0KXrx3zQuRD8WKfzJHGOFFnGCWbVFOJdkhGyCvbei1u//3vvemDhR0mPTKee7dbTEWa73/FN35iwVouFY2RpXpWFIbVpvlWihLnl0/dw3gswAcGSqPpIDqRaV2VVTcblZPvLXvDsjqNenjnLi8mUiKy1oS4rX6frnYdm+MyDjxbINChz5NllBadpWiymXE6ryc7epXO/8GM/s9FNDERNNDG4oTgFBeDuMw8VgSqBy3tl5Q2peE/MTyhLD8FjlviKpohp9a2n/Z1V1RhDhknEE6CYljUjcWm/k3SsmqoKW0k+eewxPxmB03ox/9AHb5pORz/8w/9xbb2TpM5X4UqmphI4BlN1BZgvkdmLFbWyVRWyCSEgtJWpUIIDPMFxNBFIVe1KVylLjNg2O7IaA7Q00dBU5TKgCiPqGUYRFA1TTQPogwImwEdiWdXA8NR8StuwNgp2FQGYgpK2GBvSADXLgllVBbSsQpJYTnirhKT4iZ/5/Tseujx45nPOXBptnDi9O60xKrvHNmazORiBheAZQhADDjGI0HYrfBrjACvkP/UQUcAYQ7XXqq6mU7106Stf85pnXH9tkth5UEGAMaoxyBSsZYEIWE1y15nRA49eQtbz5BQCBKOiLEoUSKEGSpjN1AG+nI/2wu5O5+iRV7z8y4Q0aF0HZGlKWtdlLV4ptZd3ylvvOSOu50PEjVqESkWtSURFiEFLbalEIiRJlo4vXaQTJ/SeR7VcnHngoV/79Tf+yI//EHHjEoqvCJo5E0It4nMbVLWqS19ORG1CtmuMMczDNV/M1Rnv+fJomvf7rj98dG/kXP8zZ8694W3vvohOkW9InkGrtV7/0mib+11xKeAspb/1K7/1xV/8rBOnjngwBwAIITApU+gkoa5GG91UqFItASUKZMRQYILNjVoEIgoJvJmUqoJCs/HIv/k9773pgYfHLvfdfmewVlzeyTaPFJc66ORyefe2O+96z3vf9+/+3b/t2kw0+BghCYgwNLLI2IVqXu/OXWKGSUowxiMBJwo4ree7eTe57c5PP/cFL1RjAlAvQpYaCAofEsOj0fyvPnbLPBhhp0Gcc5rlyPpwKepidPnin/zJnxw58lqXWwipNymnRirvPSUctDbWdIKmKrlUSVUVdeXgYJOkb+rFLCy891VwmvfTfJjPFnUpsjtb/M67//z2S5Nq85QdbqrqYneK0fhLXvwlz77+GpSjzDhfVs6lCN4541Vt2nn43Nal8aKiDMTGGItQiyoHw4n6qiwWxXSnnO79L1/9rQbeORt8UGMFMIa8r4m0EvzNpx6c1BJcEgI55wAYY0LTey4Uk93x1oXrr7nqq//lKxlQrSxlQYAmZMDCGJW498wZl3XnahUUgndMpEEPAcsPvObaVqtCV0oXD9lzkbOQqO0pR0QwSkQkhp1Rl2cZu4yldl4HV12rxhZK9XnFfIR8iHpyy8dufiOH1/3Ej4jWiUuXVTeryV5VbSPSLfg9Xl6g2K4JsWu2EgPGECuW/0iUDZEoMYyAmZjJaPOPmUjUkFFF7P8ikXtAVZSEWFkltEFshoRWZTTNOXT5nRGoYaUJkEAQjtRoFCKIK1b8ClSVRZlAImJZIxmtsCVq8KHzRUHWBeLtBeYWP/eGd/39585i48Q87YPEa0Je1taO7+3M4AiGGn7LILGBStuYBQhPN+T+BaBllOL8N92lrriylifo5D74UJVhUepiodMxOPzoD33vWj/b2b7YzTuAJdiy8mBS1YRpMZtXZAtDN33i7kuTqjvY9PMZMYg0EIQYMIS2EGbYUSn8fEZVCQ3/6qu+8uprTopWg163Lkv4YJRVDSWdifLff+6BiRrNu7N5Adgs68Kr1ME4q6vzEtceIRCSbq7xr+tH0V8XL2/8nTfd/NGbLbE1xpD1XkQaemVSiK9EKyAQKmPqxNYI83K2o2XRSVxV1GUtgyOnvOudn5YYHPvIHff90lve8egiFGkP+UCSVEx6eTw9dvo6EaDTxWB9PB09eu7cO97+jtHuaH2wuZjX/d46QGVdlXVVFHNjFSgR5upn6qeshUGpoQjlvJhPy7Koqqqs4W2O3vrU9c8u8Itv+qP3fvKuXero8FiddHamU+70KwXYotND2pVgfvM33/TIg2frsnbExpigQRDEcgXZmU1MSsEXw36Sskc9N1KmrEa9+kqrwhjzup/8KSKufBVCUCDLzGKBmrEQKk338lxuuf0zJu0AAqZFCIGdXVtH3kclnPZ/89d+5wPv/1AIplYWpTTL1PK8LmtSQYD61GqqIcwnfjFNNaRao5hYqorZXpraY8eOMbnxpJ4ssDXVD33qnu/6sZ/51AMX8hPXpYNNZVNOZpiNMd3+X//N/zQZ74pIb9gjVu8rSmxJZqfwpjv8zP1nyabzecXkQDaY1IMAWIgLFRUTmY4xn3z5S19ybG2tmM4Wi5lzTpgCsSRZlfQuTMKH/+ZvXZabNBGosPGizGyhoZj2HJeT3cnWpZe/+EsHGTi2gYzePSDAQrkALk300csTsrlxrpwvEmcM8WpnhsPvaVu2vlrEqHLQZG9KnNByzJAlpljBH2oSNcQGpirq0WRR1qDOsHfi6s3rnrV+3TPNtc9A3kPpYTOQ+ehHb/6Fn/35YlJGlHoMuDfxF+lv0XkAACAASURBVAggpMIqpBKZe4UgbCI3DoQ0iAaIDxoAUQhB9Erf4ycpx0BL/CuDWNkc/IyKiskyM5ON/11+NpyGK98VLAQwMYTbRh9NXlrFinBQUlVhifsriVJQiJKqsngWHycd5EzW3VpoyPE7b//Qe2/+1CJdC92NGSzS3rz03d5gb29v0OtYa2MXVQDKBsrSCFgGorlJT/3f6jB4+bc/rR+3qCCKWeTGD1rV1W1oLWbi1QhCbdVmdeUvXwyP3vdF1679+Pd/p5VJ5qCeSAw0ZbIKMHkDX6upe8MHZvjFN78nPf6MrZ0RshRaK2tg8uxErWo8r1c/YdTZfDx56HOY7fzub7zesd8YpHUx6xhrKzJIpxUmxs4H+IO/+tQ9u9WMU7KpsvVeQZaN85GtLMr1pmJAlQCW4AtDEoLobI7RGCppaj/24Q9cf/WpL/3iF432RsYmZaXGdciks6IsRIJxSFPNbDDqtRKqnKFiMXXsQKYWm3SHptf79Oce+L13veetH/ibcWeT1o/VLisEHlAQkw1lbYzxox3s7UCrEGYXHnzozGfve/krX5nmXVG1SaLEtYhJE5tnk9kUTGyN4USURZgoSU1OhfZdH5RV3mq2sVWZd3/sE7/45rc/MC1184TpHyk583DgVANYQuYX/tGzAMHrzvkL9aJ88QtfsLbemy32NBHOXU3qmTjLlCj2jCvK2qQdSjqjeV2bJOlnwaTf/6M/fsdd93zf931/nnZJYJlB0ASFYgaeMP7ilvtvfejCgl0w1qs3jkPwviy0KjArdFFKIR/+qw/21oY3POc5x44NLm/tkOW01y2ryiWZZcsKFSGywklNNlBCbObzUb/fBcloPsuGm9Tb+NhtD/z2uz70tr/8BB+7oXPVs73JGTChrPYuytZDdnr+B177zRv9rjFYzGfGWQHVbMZqzcbJXTXvuemW3QXEZosCaX9jqlSCcudcOTHjS7Tz2MXbb/nub/m6f/tVr+K6NKSWCcxsTcUyJVvl2Ufueuzuhy7sFlXNNrBznf68rEi1aygLc9m7NDv/0M7ZB37sP37vjdefzIhIfCQtqUOo1XhLM+Dtf3HrXp2MSpDNCBBfRYNR2AhRjFq33DK8DzQnNC9olN5NFkzbKpsVsKRqLCKN2QJDsXOzODCH4AwZNsSsxqm1g7XNIGEaazurEsTq6/MXLj9w5uHn3fgik+Q26xa+hrMeKiKdLCMfbCx7EgRQTbY21lNDk4tGvBGIiRigGAnXle3NnyiiV2KgRJvsGFNEtsMwGVYmIYTYyTpWoUBag375c4mnVbRVSqTKFIgVhgBvstseunDfw+fmWzvV9uXM1V/3Na+5+sgxI0qWwUbUKHRaFsMjR8bjSZKYTpLW82limGHFpqXhyyX96n9/3x994OM4chobp+acicmULNjU4imxldRCEvloAQKMEoNsQzneGJr0BP+utL0h2iIQPc2wTBuSBtAinFaMhRURv59Uqeo0y7E7o3kRpiMsxl/15a8cdl0oxohVhZoARkkC1VAxZGzSuVTgU/dckmw4mizS7qCsy1g/GrnH4qkNhLVO87ze2hudP4fJ9Mte9CWnNo5nqS/LypBTMV6McpKumSrDXTu4/ZFzlR0IH7B3Wi+yjbW3kDGFBjAnqc17drBRDY9gtIdxXVTVROsf+MEfOXfh/Ctf+YoXvOiFZVFP5gvH6A+OMIU6VIuyrLT2FJiRsCW2R06sj3fnZLOsP7j13vvf+b7333z7HZeC4ZPPkXxgTB7ASgRiYVIRX2s365kTp0M5w6UK1eT8eIQ7PvODP/jj3//D/+eznvus3d3RkaOb/aR/ceucqf1guBlC8FWoQlBlKAuMgjaGg73dqU9s7bof+tgn3/L//cV9j23ZU9ea/iana7C5xBbARCBia/PekJ75rPmn74AnuN4fvv2dW+cf/anX/cg/f+XLZtVsXE69hMR1Uk58Fcp5ka0POoNuFXg8rbNeN3F4559/9A2/9Pq7br/tbW95s+FMajhji0KYuTaoDTTBBPi7ex6sTVp7yYeduig8mDsdNxyG9SMYjVBV5aKQqn7d//1zn7733m/+lm98wY3PS3r5Yj4rPBKVui6jaDLGsWOAESBSb26e3tnZCiBNOp+44653vO8jf33H/WPJ0tPPnQ9PunQASIJAoViUi3o+fcU/e8lmf2htYpiUnE2SRe1rk1J3cH4htz/08P0XthZ2gE4/kJ0UXtM0MVzNx7kUtp7vnT974uiR//Bt34HAUMNsjOEaqAMFY0KS7AAP7RZzZZM6zjpBaG86dTZ1pMV0tO4wX0zOP3r22qtOvejG5zlGFUBqHTlYWIsATBXnZjjz2PbWnEpOORAv4+ymeX+fhFvm0Bt6yNTnppsFEAHcsdwxAjUQFYSP0SEhKKw6Mtoz7I5f/0VZkm7l+fT+GiEgGSyq6d2fe+jnf+EN/9dP/sRmktqko0aJa4KMJuNekpGAiAVERMzWE0cScG3lUkyIBhXEQmcVxBLclS8N72NjVSpE0LRoWkH0rxijMVEcyZlppQfefhKizUkQEVQJRqFMxDFcEwNFZFSVJSB4iRzySoogatY2NrZ39jbXBixhsre1MVxjm+xMCm+ywPiDP7vpnR/8m6p7zPSPzMmVlY9rVQgwLXxz5Wk0E78vkFafz8HxFB7302SF3MfFImYcAaCNkLS5b0C51cURAGF8ED8eh9Eu5uN/+RWvkFA3HlDkZABAypBA6onh0iD45K2fZpvWtaTOIWLbm+bZjeIihVOqL2+l0xlPq3Lhh6730Q99vMaYnI91Xi5kgTu6drRa27hrPLq8qCW1raXS6p/VQt6D0xeL9TjvpwMfNmZhMoX3OtuZzhcI5f/zK7/1h3/8p1/5yq949atffeONN3b7AxNUJgunLjUJdSxnFkxlXdd1uLi7ePiRrVtuvfOvb/30nQ+e3Q3iNo+mJ06E3jolPWEblMEmtrRVYpMkNjH9Y8dGkx2djlEVurDndidbt95x63d9zyu/4hWvec1X33DDM6+7/vQ1V3/RxYvnq5IAZuPSLLXGiUhZ1kVRf/LM2bPnL3781k/ffNtdj40W9sjJ4fU3UH/dJ32keSCnQaHCxgEw7EqlfH1zvnEUsxlSo6H+0E1/++j5H/r6b/zaL3nxC1/8specPHJ8MfPleNFNu8eP90czLQPY0t5o9lfv/uCHPvSR22677bEHHhwM1kZT/+73fLhczKy13UF/e2fHDdd3yXROXlMmg7seehTd48JUiIpSbThNsnR905TlfLHQ2qtsV9UElP7RW972wZv++itf9RWv+BcvfelLXvyM668j0jx3ReHn83ldBx9gjKOErXTPnt95+OzWJ26/7eZbb7vzoUdHwjh2GkevoWMnfDYQYhPESaBFFfam2Jrkz3nmp/72ThXPAGlIOvmoKiXvmvVjdXft7nM7vj+oqCtpUgajRFrMh50Eqk61WhSLWaGl//jHP3l3ykYqa4iNqURrIOsO7OaJ7XTtzs89Mg9cU6JK4KT2RbeTGPGlLxe+nE6nRVW6zfW//eSnPulLZwGpoVp7L8zJYNNnm9ve7kwWkqyT6QQyhqyK1L5yrjXWWgr1CLMmotaJfrKI7VK0LMWiQpdvB7c+OBnE5nTxr5w4Y2ndHM8dJ0bOVovFJYvZHnbrnfF4cs/s5372P7/up193/PSx8XSaJDzoD6bSBLBZGziOUUlkabbvIzIjLfDyv0QUideXX1YveLlP/Iw5sNX/LgV6lO9YqdWK/WBXNWJMORiNMZrmIEoQEBge6kE+MpQgACpgIl0s5vViWpqQGpMlZjybBE7Q2Vw4euuf3vKHf/ExGZ4YnLjm/HihjP7RI5PZE/ee/acYhB9739PavRltrgNo22yRYEW4xx0I4ixxscgm0/H99/iH77l6gL/8k989NjAm8n9Tro0xEYgWDPhgpLv+2Ql+4Bff8nCZLbJB4SXppL4qBWi6vysTxISQSonxbj6bTu69t7zjVhhPptJ6BwlgDYoKnc3OxsnhNc9Mr7luvr42tp3g1gLSZUQSaIV7+5hX1028hVTFFYuwfaE4f9ZfeBhb5zDZAdeo5ugkkLrX7x9Z33jus5/zRVdd8/yrnsFEwaBknfvq8mj3/OXLW3uTz9334OXJfD4qYRyOnzbXXpsfP65ZH9lQTOrV1AIYBxtpbL3TkNaLZDGenz9bPHw/ZjuYTbB9CXWRDLrVZASmZ95w/WDYO3782Mte9jImDSIhaAgyX5Q7o73Ll7e3RtMHL17cvrSNSnDydHLV9dxfp/5muna0trm6NMDUQTRIfDFSKTt+NDn7QHHpEi5dwIWzKOfQCtUEqDdOHLnhhhue85znXHf1dRv9NRaug+dB59a77/7MvWfOXbh8aXvkZ3MoIXhUFaSCZZQFjHHDYb27i+MncPLk8Wc/v3fimsfGZbJ5dciHsyogzVBXDiH3czParS4+NnvsLC6cx3gbKDC+DCJYBuTqa656/o03rg+HJ08dz/O81x+meVYHbG9vP3buwuXt0Z133bczmRTzGVKLk6fMddfb41dX3Q3uH1HOOairqnwx89sXxmc+hwfuxniLU5ZiHknBqddVCThyLDl51VUveNEiHUhvfUad2nbU5olzdrHocnB12ZXisbtuHz30WZw/C6pQLFCXRAQ2KoBLjp46vX7dDde9/FUXSzFZrwhUqeU8EzXWck6gejo59+DFM3eN770TOxdgFXWBsoa1YCAE6vWvf+7zr3vei5PNU1WySd3NmZrCB2eY1JMvM2d9E3KRfaG2UrgE0ohNXEoxxj5wWldEmzYGLQ68GkBMJqpSaIowlVUMgtPgZ2M/2ZlePr/zyAPnHjyDrQvw3vq643D1tVe/9rtf+9znP6vTz8eTnfVhr5gvADGRTStStUTRzHogGhB9H+ZYxvz4wdzsE3db7r/6CUBEQghRH2jLFtlwRqoC8H6FRbIBsEsEg6oSeZnY3ps+/On3fvSWrfvOlPd/Bnb839/43176/BcQBKnCkYINsYSw2esUs0mecJqm40XdO3r6sRn+4C9ufst7PjzL1runnrE1r8Q5Mq72HsYdznRemfkL0Z95oqFX+NWqunp6UMg28CKtI9VeJQGrsY42osdKWgkVVZiMwngbs53v+t7vPn1kXWUq0EDcEnYJk4AkEGrNvMHHbz2zV/h5EDYJ6nlVedbHmyGRQ0On43E5naE/xGKsEtA/Cgd0epgWcIPF4ETaP1Ena7vB2f5a8FeMRB1S44hNf8VUZMipGx7rsanSfJH3dPciZrsYbSHpYrI73VtMtx966JELLKbj2cGK5ZCYylEFgVeIYu0YKMPJq5PTVydHT5VpNs1SyjqOO6rwCpBpJ5WgRogWFdl80LvqWja23LsctrdRKebjal6Au/D+/nsesXl2Dz/4/j+7qdft+li0DQi1mpcYwyGOX4eNo+naZjI84oYbnA+DTatKVCnm6WMvDANVsOT99ORV5NIyScVYXHgM5RTdHkK1Mylv+eTdt3zibsBachlbsXauNSwj7VJv2D/1jDzvTqfz2cULKAuQINToCNK8nk6wfjUGG/bE9eNsUCNbu/qa7YUoWfgAIyBTq7BxWW+YEqvL5vkAO5fw6APoHIN4+Bren31w69GHP6Z11RsMRESggUAm8VDxgkDm1DOCS3HVtelVx9zRY2W/Vw2G6G8ESkFWCBRCGXxVFPAeNsPmSZmMYB2Y4b1yDkvoHU1PPpOGJwtBPjiKGl5IJPiFP5Y7XZRFOSfUo7LAokCaYbxA3odNVSyMhTLyDg1Pu/WrH9leJJvHvUnBVFU119rtZ7PJuChmw9zWXqpAGKyhWmD7EjY3YT1cAgK817QzM/05slpcDSZF6VF6sDGWSY0GAmJVI3Hkx0IbZmxEfNMzqMmKUZvfbF+g/WCO0uNgNFHiI1q4EDYQVVEPDYAxlvI8T472+33r3KQsJwKMd7Uu5sXs7nvu+eVf+uWf+E8//tznPquTdmbTAhYNCkPFCLMKBwKaTknL00XLOiIyo3HdkIKtfFnKYrRBFW07Ky1ziWhCdma52+p7raqrh41Ha2z/eGxWivAaMhIpcTgyE5AlkSZoERQ2ZUbw3TSZL6bzqu5snpgy3vrnH/zd99w0TjY7x59x0ZtgsqTTqxYTBE82QdsSaylrriSR8A9I/ifaf+X704dCNnVt+wdqUhk4YNdrpINTaOU7zo53L+tkZ61jvvVr/2dGjSbOYhW2jd0Lq9RkJe1tF3j/R/8mmBScekXWGxbTPXG2KUldEr8QKcF0szKx2Fi3w6Gfj1wC6riqLlDVOJrDdJKNY7R+0m6eVKlLtdGQ2T9CW8Tx+McPAGRgyIOsJdvhxLkkzWynW6xvVuMdjLYAD0phCb4GRMaLqetCGQwQw1jkGbIukgwmS4+d7GyeqNNunXepP+A0l6DeKzT2i6SG2h8Ak7IVNiVr0t/IwaY7LPqbdbefFONqdxtlheAxn/uy8gy4ZKoODIDBDJdSJ8vybujmfPJ06VLb6aRrRzjtzpTKeQUWJJ3YHS2iykgFgDBvF9Vg/WiW5mpT0x+E4yeK84/g8gU4B05gNGbJvdCUDazDxgBJwoONjePH8+5gUVTejbmzLqMdZCmKWTYYFIsCqpRk2kll/eTCdMh2ZpXUXlELr21IWUAFCLVakzLbJEkyyfq6vmHX13SyO9/bxWIOCVgUKoJeMi2KOFFwFmmGLKMkVZeF3sn82Inu+jCkSd1J0sGAOp2KbOzGB2ZYK4mTNMH6EHy1tTaUpbPWusRLqBVqbbJ5hNaOzjif+yCVVELGJs6mCaOYTja62WQxGc2LbGOjWJyC1KnlcjpFUGbDlCiMdbk9ejL0jyWDY8Hm86Jyecc6W/k6gvW6g74vprCW0gxZL7nqOjp+ipk9pQpjCNaZbq9/8prru8evDkm31CQEBGLjyBgDkAaUPjgmWkU9PmnwPSJYDtlIjShc3W21OV8QYiiR5Vj5E1mXTU2SpB3UBtb2jp086T2yzuSznwmTAB9cPjx34fJPv+5nf/pnXvec597Q7w2m5Swqk5gwZVEDbdqCHDz10ohGGz859AWtEF8KZSzbBK6MZXgdB4X+8q5XtyztfYJow4ZFbVimKbIVgmrs5KQIAWyggURGO7ONjbUatrt+9OIs/OlffvRNf/q+ee+qzqln7pWEvMO9rJqOySZJnlelPyxkPr/xlGLuT4fPnYA2nkf7uJiIoMEBJiJSEAkRWSjKsp6OMNv7qq98yelja9Viy9gG9BPz1gwYFSJR0MLg7+/Zvv/CDjausdRZKBkm2EgPgBYbFNMMIbApndVjRzqbm7aqqKp8KIMzqEt2Sbc71FJdPiiUFh5CFrUoW12B9yznqE2jtit/SaqpAFNNTpmUjTVsk7wzWKPRNl91nZbTYncb5RxlgTTSuBPYwDISiyRFlnGakcuGa0dr2MrmmnW9ccEbqCBJBL6Z2ohgiJ0hI7NcYivRiYLzrks7nbVNOXJsevHh/OrTi/EU4xGMs9b4skJZAYBhGIckoSwzWUJJxkkW+sO0M0h7Pbaph9HYPgVNZ8n4voFiYxsEBvr9cV3knUF2bT4/f8G7JFsf+vn1fncLjKbtfVXDq03SpNedO+vW15K0MzeJdvo2TfL5QqezzfXBpYvnLTTLs2I8OXLk2HS2CFniNjdqlyAbVnVAljarp/awMdHENQjWcW7ZZNQfJEfWF6PLNJuT96grmc9RVPAVkgTMcBaJhUs4dSZJ1PU6R07XnFWps92MmWdBwtQjabOTpGQYWcprQ07JnT7uS58aQ8rW2oRMWQfYhLOM+0Pt9Do5wySmroKvyQBMla9LTZB1VKV36nS2PqC6qhfTzU7OMMxNvxTiJM07trsW0u504QOYBUowxtRlZR0b4+Y+pN3Bieu+SI8f76dJN7N7u+Osv1lUnjRAlK1xvUFBWVWT6eS1EDNbayR4aM0xgsxR3wKNIU4a2ys2zSLiHw7E35exF6IlaKZ5lx+vJIiaiiNVMNiyBrVKwfsI1TfKoM5w4yrjOoMHvczvuwuWfVWpLrZ39v7b63/12779m17xyn/BjsQAMTG7Yqo/XsjEUx8Kta9+wUHh+HiR3eCSiVZVwqGY+34S9eBvm7wioRU4K5cVi7xUETxBSZTIWrLC1lPCnSNjdP/fD3/4HR++ZQedbHjCpwOIoBappyBkWbYY7SLJnkCwPsn4AuT/51PEFAMk0gZl5Am1AwlLjI7raOcy+QLV9Gte/RXlfNeyOJfW8UlFunMIgQkcyI4q/O1d90naq2ADW1EqRmPXz31VHroGBQIh2AzOWZvOd3aGR/JQVzZ1nUj3CbMYLzbXjpigpWEwYCy8PwTyuZLJQ0uKJUKAhqC1qjOJzY1N8rS3lpHOx7v9o6dTSFXOHXElISSuIgSoMpkktS4l45jNAtYmHTZpqUbYwiYgQl03F0CsJvpgEnGYUgcYB5bSB+ZEDINTz9Rbf14x3UtPgETLyURFB2kGUWYOAg8SNpRYShNjLZvE2EzYlWRCgI8uVaSzalpPqmoIpIZEAIllHmlnUdeLSrtHT/SPHa1nUxnv5ievqutafTDEzAaiBgbO5J0u5x12GYwtYIqypE7S3Th2cTxau+F5CN57v37ClAoeAsyls8Kmns6R9IitKmQxh3WQhrrWg0UBYzkxlKR1brWbD6zzRTnb2XbWDfK8KhcAg1XJeNJgSJ2xac5pdxYcuzwQ+RBIQC41sKFWsEHwIFVrNEuZhnaQJ85y7ROXVUVRCzmXGi82yT2oZlN6AojEpy5JTCI+iPhOf7g7HmXOdNY3y9k46eQb/e5sPHKWo8MlAQrDnIhxpbG+lir4tbW12vtQ1Ulqy3KRJrYsS+vSvJP3+kMj9Ww6QtYZ9I7XgToweeqYuaoqIYjNmJ1XLqvKJMSKqioMSZI4ZTwOcfEU3t/HiVQiOrRxucUaE6PSTVOLRgkQMSsZIWNsEpwQeJj1ThbFOOHLd9+mixJJlhr74MOP/uov/0Zq3Uu//MsYKqxgjcFDpQYQ/oRXuBoqOfQFV7Dcl/89FJxZ7r88yPIel1J+HzlDhKDaaqB9maBKoiyqIuwjZxwxkbJRNtPgRsIfufnTv/3HH6gHx9evfcbE9sqi5t5QqjpmNxbbu6bbOVCTRE/WauMLH1afWDZfYZC0ZbjAfqEEa4xCRNnEzBANqkFJvdRzqadhseecvupVL5O66Gx0p0XJpgN2JGyJ6qJWqrNuXpa0SHH7fQ+HpLsQEudQezcc1osJM4GgTZlxk9pWMmADg0lQOzgygcDlEimHSAw4XetMBULGA1CCDyAiPYgHiwEYPJGSJDTFaQAsRG0J8WLYgiXxomYzMypBNYEHYElqhjATx4K/2JyFhQjCAdwwHAAIddPuVyOmNzaLa42apuI5CBjWiqIEmI0kg5mpkOcqCi/Z2nES1YaKCSDmyEbLRogjqxyLIY2MpstcGrX3rDDxKUqAMomAoQaBQYSEqxACyHT6SaerwSf7TSEaelUFw7iaOMCGqBg6GYCRilk7MkZgY2O+XJpWNdBIGZhlAMdaAlVFCLERAkUij3jhxCBRR8jziQgn3aS3YYEyovTIKImCIzJWCAWREoNcaFw8B4XGUAIxahFihdQh1ESUZB6mgKhL5src7QNcKVNmKqWGrUmZiFglhOBl4ZQMmbqULO0ThdIHznpMMq6V837d2MUMZSKjZAQMMAEdTupiISTOErROnKHYRsq6SolI2Dg3zEoiUhhlIqoVIKHMERDAQqyqWeoUgC9Tx6xQ8dy0KGk8ZSBKo3224BDB3w3BVVzjBxAmaCXpIVHYbBElBRMz2ERSLYIoCSN2ijY2EcC4jnASan/iGTdY69Xq1n3349z5YlGm1EEw//X1v/Z9VXj1v/6qWTULIRjnZovp5nBtb28vT3NtU5pLaRvH0gBfKh5jTFwhjw+zLPEw+3qoTc+uuiMHIk4roJr9sAyxAKQas7VEFJlmyNlQVizITVpUM4ZJXLooayTkBpu7wd1y78O//vb3T5ITZnDVnHMxKbGRYrovS/KOCA7rshXl8Tjp09zEE29+SmGZz2sss5uyZKTkhjMCEG7iN8pBQjmV+QiXz379133NoJdZH7nQuZaA4B2gopYNCFUtrr9+52fGOyUqk1cN7ptUlYw5ZKEoMZQAhlqAFeJXLimWJwRtwAJo6h0asuSnfpvN6gaaoJMSYAJzUEAsqRhNCGK07ZNMUhK1ZV7xOoQ5Yqt05dQR4B+72MTfSpsWb2+zbcLa3GyMBZKACQhCBKMeaggmHhukgBgKTXVe41+qxs7fhxL0UU9HW0ziC9+cWBhqGnccHMCBhCBibXzuGlsTNEqIGUaIANtUT0RGQJJA8R6Xp2xVi9btlYFic+b4yokqC0EbgCwi9N6AU5ATUVFhhShsXHxKQqpEgVWW4YU2PNHqEI6KLT5KBhqePzKttpP4kjRgfxBgWiAcQ2FiOx+VyDsFDaAESk2xOoxQgIoSVth1uS3lZ4oNywmIGBEcINVSsAeI3L51qTCqFoTY6HEl2xmDBIQAgFUJkft6fzE/ebT98x5RxMdkUAP9BrXFQM0sKTliYmdUpH/iKjCC5121OH+hnM+kCpngV3/lt3an49f8m692aQbV/nBtWlWdQb8ui6UIXhXxy8zqMomKFcF9yE4/cLUr31fdkaU+iBtX/YDVHUKk/I7AbiDiPSBgCZlNOKCqa2WSwJ40yfol2Qt780em8vrff2e9dpVqtitpd+1IVRakYhqUOgEccDDO808/Pj/hTrG8WJQbGoQ4lU0JmJJK1IMktZ+OZLINVN/2LV/PJCYxtaIKgUxCKlaEVJmNN7ZiKRk333bnblmHtB9CS5AfxBBDJLTJDwAx6M5CViKrtmtqDqhhswEQe0c2kq8VYXiaE2yUlGKryyhu9iOYquwVpE3UfMniH4vgecKm9wAAIABJREFUIhI/UjyjsZiWchxLWUpL1RxTmvFrrCdp2+U0r3CUOELxkwUcewJSTKkRABJY4gA0hVoqFKs+2pUa20A2wZ+Vg7epNjJNkwXaR+80BMsqMXkea7aj9lJGUBZuisuWKLvWN2iGLuW+AAaQeLmROZVVm87py155zf1G5c2sgMR6kqY+kVREqWEJF2GwND6JgOo2uKxCspw3WuXFjuI7aj069BxivWRUUU1/zBgsU6gRRlALiiXq3Eh5IVZzQI5ElRGYiBtjg9DOpjaLoF2H0fXgyCCsLF7iZTSiSprp1GCWzwK0BLa3TmjDW74PENjfTtK8Avv7rayo1VWw8t+leatx6uJ3MCmJMEGaItKGGVsZRAqLbn7SZInhzMDuBgoXztfFTLyf+tlvv/HNJk3+1b9+dS1Sig8hgDmIJtwK1hBWQ+GrNji1yPT4ci8x708u3NFSGS+N+uXncmN7WCEiGNYQG8s2q5kgDAEFJjVE3nujsGlWQ8pC2Bgdrt11z4O/8Ud/NnHDywvKT5xg8LT0RDAqFoEgoiSwgI0QBjyt8QX0uH66UEiDZsFRbHuobUcXVYUGSIAKiBgKCagKnY+we/nGF934pc9/dl3uZh2n1tZllbI1RPB16pKirj3bkHTufXRy55mHF2qYbdtKl0U8k4CU1BxA5gIEWIlWUex+gPib+FZrI7OWNrtEs/NpDY51yqsvw/ISCIjthZfbFaRk9pG7urRkdXmQhmpj/wzSkkvvI5S1zR4/fkQ/O4pnNqwICmLSED2ZJnCG5iVnpeb9oGhgLm30psB7xZshhsIojKyqGW5Ip7S53/37VwYkApgCKKyk2IFVTgpg6XQ2lnVT7P2E6bSo1Yg1zmI0tOLURsHWViDEcFT7CKIVq8TcKBaJV8jUyMZVbdNIJQZknyM16gdemXYSQBQUmaZqKAgGse0oSBkUYtUlQksMG3+1RGg05oQsYyZL52YpOmNum2JrCV3GWfaXB6jR5wqJHpNG4Uv7i/kf0WxfClaKbTWiobJ8mtpg5pXEgAWqca2SiTvULC5f6x/jUAYOtGuT+vL5MNkDcY3whtf/173x6Ju+9ZtqKbO8K6GOp5O2YcDSfkcr3JfR8H3q9hUz/ErCfTW8s9yyjMCsxvSXaoyIEG86rvKI6lEhRHx/8BrYGlGtggZrOM1KTu47t/2md7//7NxnJ4+jtJVNQh2XTewI3l6VoulWcuV5f+LtVwrXPJWwzOflKTTEQDH4eeAiiIySI1ig1hrVnOZjTLa//mu+teusr01QCMiknRBbnfvK5NliUdXOVQk+/unPXp4s4DYDO3AAAcwqARIYFKM0DVpGlcgYFSJl1cY6aoUsHajFaGQttdbQU88ysBrVEFHCjRNAAEKs0gLAKu3R902ilVeu/UJEhpetKoEVIRvbPqhpxNby2lTb+EArWBvZ0YaJGAJpKscoGq3LK1jabRHo0JyIFSuGQ9QfZnkd7aVJg/pqPdOltGGFgDnEngLxBWKGUNM0U5aEyTHKxK0O0wZ6v7yRZg9ehtGi9RetBKaVWRDFSioiOnJYCsrlg2plj2qcCYluFtNKyU57o8rtJ0FNqzKa7XFxCK9OFJQQAAIzg1gQK+hJoRBuItwa+yYDRI04phimjH5DY7kTtfqPtampR0ueYppJAyIypXkehyEb1JCfk4IZCJB9ItMVtAwOjMauXz7r+OfV1NMyChHHUuRJCxducp9tS4qW3FFjYhSAEBOxr2HhTN4fnLzaOGc62VbK9TnFYuKLAjb9vTe/tSiK7/yu7yzmC2cpcY50v7YoSvClRNaVstVV4f4kYZmlWF+N59BK0hUrmJlVL6E9giElptqQJY1PREEaxJOB6+bj2XxaVb3BkZqSe85t/8a7//Kzu7Ph1ddfmpbdo8dHswWMRergJbRoQG3cbICvVJP0lIT10x1Pn1sGS6ebD4U4DDERDMESGamruq5nM7+9lWfJq77sJVqVnSybFbNayGV5qD2RshGwqmFJ3KU57jjzYMXOJJ0K1DBektBKS4FDQwix9El4aWk2f4qWWrtkGSS0b5o9nTtWi2iNxRe+WQMeqqZ1GgKxts35lBC4qSBa6lyJWfjW2YeCSfYdjmZiuX3tudnQyLuV5dDMvDYZiOZmDdCWCzcyLjTfBWAWav6uvOoxRJJqVoq+DhBZlUnUeCG0/BDNMLE3sQIKUYAowqVazQEGh/0oR8xCt1e+NOdj9XbrCoQmF9gQkO3HQ5rRslmTtCF4NApwVf43OzaaTzXOs2miOvsMSIJlFwRqkwHtGbVlzo1HZYkqq3mkUGViBokisAgJEYmCGTHfwa30ACQCktrN0WOLlLKNFbx8BKyIPI2E0GIEZPXe4i0xWEmlbRIWEZVNTI7IKqI0XzXeP29D/vFWsGjEUIFWVlwrMZVAYCWl0LiLauGYrCYuWWOTJZxYD7/NImcfgWMspszmne/4493d3e/53u9J2JLB0rxdFbWr94K24hRNT2Ycgs2sXvPq9lXpv5Tvzdyu4GqW+xsFYJgYEAuyIIZydN0NYE2hoSLibr+yye33nHnnB/76Ew9f2nzWC85PF5314/N6QWmy7OAkDQeZaTHcAOQfsN//UcfnEXPn1qttBmlc0w2ChUCkQX2oFoVMxhht//MvfcEzT59i78GAsih5UWIKIp3UVdWCE6cJf/a+xx7d2YMbKrMXhUuAaI2oJTqQPtKIiQZIaw6g0Jomje3XJiK5tTVAahgMkivQ8FzxZiP2gIDW848yS63GHmghzogoArhp+riMCQBLcQFuBVBjLMfelyLLd1nbZbcqtxQg5mUyuYlTLO2a5S9am1mjpogm6gGDtxHxrXCJ6qh5jjE1DYAkOA1xj30HhKEIbYQq0t9IFPcUkSmiUblSu4IhDXK+Ec/SaC80lZBowmaI4T0lPiD2gEbYNTEiAasAqjHT46FoKqIVjZ0dGzcQQsQgNQub2rUqpIiehBI36ZfmlVtG0BrDv7EZYjOIyKYCZqK4fmr2yhoTvgxjESvrWv+p9Q4pZk0adS4crwEclyM1Xkws74hhG0XjyTf8QoeGNlcTnzcrOBBx4xXt2+CqDeJo/xb3x1LPoV03yxVweBARRJUghgRMGtQQRJiaK2nCWaptMltVBUBCKUg8BWFhZzr2xCaFtJuck1pHu1osJHiC3vRXH0mcee1r/zdq+Nn5kAWNg5pmJZUKPGnM/fFCPyZs48ZVwpn9eVhlFpNYY2JMDA/GJ0UCg8CYhwp5pqn9+8/e+2cfvOmWex84/sJXnN8dD09fV5S+DqHXz6c7E6TduBiUUwWahiSfF+rxSkr6CWOah8bTFO6rYp1EI1Yp+jgBaojAEA9V1CXmE0x3UM1e+dIvXut1rJa+LLOsQ84WvrasQUqbuN29CXpHKsWdD166tIB3aQBBhC1JCAiB2LAx3vv2GvZRJYEaztCDLkWMWzaYChAEzM3LZ67IsnalERMasagB0XsiE6Ou7S4UjU/WJb9d7KLczhXtB1WWBmMjeZcJliWB0rIyrD08NRwgrWlOjX0KkWj1QiWy7TRHkWVWXlfztgpQjAUCy3fzsN+/vKUVwRBjKUwa25I3EZmGVFbaauTHOxmK5gksYzVPMs2rOQbS/RcvZlwVoCZ90k6iRKwRExpAUzTryS47R+77C8uI3WFRRrI/NXQgLL/8PbUaMZ49lstrO22hBTWR7rvcS0uRGkqvOOUskepBBQQBxXCiOXi6K8wOAxpUDNHSxolqOf59NWHzpCNej+7fNZr20KvG8lI+anP7AiKIxnDnMu4BoAUmKsU3IhZxKglQg9jYpLc2PIksyzKXPHzHHcIcHns0MNVB3vee9ydkvu3ff1OS2CSxxpCIxEz5IeELRL9LVVUMAHnysMzyCvfD7kIw0bkM3IAkWEk5vrpLKD0iXIuCMaWh2khg3yySEkYTsTk6vUuT+Z/d/KmP3X3/sed+ySW1dPRUDYuEMSumuzu2N/BBWlhRxFUZaEzcBOgTKtMrCvEvBAhvYZ5GnMJI0waotgGsYA8FArNaCWTYBV/18k69e5lmoyNWLj3yOfLj1/6Hb5yXe6k1eZorqJ5XaSepZNbtmOne3sbm8YcuVaGbffT2h8a8LiZXMFuSUEGVDAHsocIWzWKUNk7b5lcVODwDK7ANRGsX9VKyPmWHVVXrVhkosBTEAog5ICcarCEtd8W+GFoRb/s7cKt6aeU3K6J2X9K0wd9WNMYTRYXGaCP1+5+HEFd0aCqa1dLCLJZR8KVzsBQa7Q9bCzv+VhqlpaoKlcZOpAM7r8z/ErqxhCSuBseWU6iH3MF4SUoIxoialWjb8j6io8jtYmjTjI3u33+LlESX543XydTkCKNCiA6JqvL+tEc1EjmxAyBR1KlCnYkwEW3abnLMpTaQ+yZ7RkSsgtaObjW2NnfdUACJgZVG+RArFEJkmoAiEbXR88ZYRsOXi+icKTeta2KArXUWWt27H2tu7qgVxxRDRhBu8EvcGkwkaKYVzbJV17gHcWHGEKkqgLahtsRHGy0fVvEebAyx4TRAfag5We8e7YKSY4HO3/sZlB6TvbosnIT3vPu9Dz989qf+008O+/3ZZJJ3Eq+VQIxl77024aAmcGmYiREoqG0vG6D2uRpjCcQwpKwBsT+2kpjEQpqsvAJEDXWk954pQrwkSNPVjkmd4d3ZvOwP6kFnnISFrZiBQnLTs6FXUL41C7/2tnf/3Wce2bzx5ZfgattXckUpQmDXEVVfh2Zpa8ufvB/OXWKUDw9dbX76VMZTSag+vSMCpKxR3HDrtBCgsDbxPlhrx+PRZp6Eib/0wL3Q+ju++Ws31rpVuXBsyqIiYmdsqL0iVBK6iatqn/UHN31y69xu4ZO1QDaoxlZW8YRCgNIy5Li8J1naek9hWj4/hOlha3R/O+OpuwCPBz/RlS/pykiplf155bONRe1//gPa+nHnfdwZr2BcxN/q8ier/scTjNWo1MFvT3Lqx59xiak/PJZvyb7N2mAEn8hRWF7nirxbwYNCnuA3K1uWKsoqqcKQttY+CYEa647+wXhqI2UaV6DJgcQ3XoBGZB7cf5XWo0Xhxks6fINXQoIdCsG3/1tdRYcjNstB+6iAJ16xDIRW2wPxaQhgVON8OCFW5v6xqwQaQtgmqh8JKKtamcB33XPmP//8f/k/vvd/f9YN19fVYrFY5N3cGFPURSyVQQwhqggEAMNEAGhsUhglBUErXzOzQA0iMWRDfRxCYGYwjBplJSJiGLBYFhFt2RCic8eAFtXxo8ceVWxNq5o06eZ7tcJ2RTyS4cz13vi2P/zkmbOnXvjPHtye9U6dCpWPbbuj1XnA312pWfkHZdTTzZH844dlhMAkQgfZfsERLCgqzLbyNRkJiwl2twzrN3zDN9SRBoiN956MzfPOtJw5ImajLh1VUmb46N/fPq2EMif7EiSeYZnGflpX+j/GP9Wg1dqQK6/Ixy/Wxgh9yor2yXdTeoKT74NRrnCc5TV83mMfwgg0uZU226+xPVhbC/rUDtfklONBDiQdrpwUPYRsObD9oIiPsM0rXU3L//4ULjPKvxVYIbVXeOhTbewwLUJoUZIEMHGytnk8Vc2g56uqrCvM55VFNR/f+bl73/Brv/5TP/Gj11172qtny6WvjbNCEfrJsagglq0UoSJANTCMsDFqLCwrO+dWnN0IFSUlBFURMpHzlFaGFRLxQZSb3kwIEBGGLKazkkyWdxN2rIkXg7xXiewo/+E73vV3Z+7XzSOX6rpz+uppWYEs6RN4SIdHE2P4Qpbe0x4Gr/z3T33v6HCCVBsW5uiqORCJVxgQfG4ljC7NLjwiO1vXHBn80Pe9Vuo5qRgCiIwxxplQ1wmzMaYKmCB5cEzv+utP7NBgjkTpcbFPPCUf5H+Mf9LxhJHNJxlP+POnLtnjbwCstg078O+K+uPxi2f/mg8ff7nlCgvsUBgarf5omjnEWBLFOE8c2uAdl8maNnIYr42oYVdfRt8oYoXinrFcqBUWy9/uT8bKXTRuy/4dND+h5vOAIF7d4dAdLfG2+0dYmY3mzg6e5f9n711/bcmS/KBfxMrM/TrPe+6r3l3dPdM9PTMe3NNtz4yNbTBmQAYDtmRLlvwHAEKCDwiJj/CNb8AXJMQHBLZsEBIgoxFgEHjsEbbHPT39mO4ZT3d1VXU97vOce177kbki+BBrrVyZe+9zzr6Pqls1J3Rr1z75WLlyZe5YsX7xiwhEEAwZEGRHC5GGYIugTG3pMa8XBdNoWJWVY6JpI75ZwNcYVM3Z8aPTk+9853e/+PZbt27fanwzX8zCGkwj39JMYxUunCvYsXNFUTjHhStc4coCCsScH+lJKNpQPLABdAqCQNhxCLmMsRwKIcVkvHMuxHuTxRC/8Q++/ZP3Pp4ezeV4WuwfPFL9px/91O8fDA7uzsrJXAqgADnuPZcLfggr32RKDr3nLJspd8PihKVFD8iROoChHg6MeoiFf/zx/IMf44P3/uq/8eu//hf+FFAPyxKQsixAaJoFiZQgAZ96xd7Wb/zuO//v770zLfen3rV8jv6lr/X7pypPO/5EXRt7U+W+/oRLlXsbX7Zssy//6i68REelEsFogBQMS4DyqqR2gpEyjW8D07hKlKhwWVnqaDqa6icFGc04aHlrlziOZbolM1FT3G5sAaBQ3Sxeq6t3+ncXKI1ZeplcgzMta/bQq7glZBqyizoSajPdAAg5lKCOmQtXFEU5qJTdSeMxn6GZoap0On/06OF3vvu9r/7sz75y5/Z4NCIhImJyTOycVbhmImrq2ouShLhPUZDAZ98DiyB8kcIxQQjKBMsLYb0lZyuMDBdQVbij83pRTR54/q3vv/e//D+/dTpX6LCZi2zvPICO3v6C39470dJNbvhzj8EE4vN59IJXKH9qq5H3DVZ8VzKwNiyzByh5IMVAc6waDhQOqAF/fvp45M9xeoT52V/5i79OIlVRMoksGnEEqDR+VFaoPUBNMZoRvvXOu49rncK7waSJ2QE7HbtgibpR76/lOUlrH1240lz31D5NeeYuJS6qGaca/LKBO+S6R4Iy+AIxFCjuDcynbDAp6hmizpen62fbbGzNtuRtXgW9zSWuJ1ZgMpH7pXESCqofcK6ovHgV7waTyc1XblPpy+pwZ2v27o/w6GMMt1DP33//3n/+X/xX/8G/9++8/YU3ykFBSjGBRHBxqWpZDEPFJWIrhg11LFwOBlS4kh0cF8TxOwikpExOiQklmMCOGSIAMVFJMRliUaCpnI7dUY1/9P33/t4/+baMdgvS4wcf4/Yr2Nm+9XM/+2EzBQ9pMFmczGjrpk5nV0kPQEtJN1cehE0snyti7ptE9cRsU6REyqwsLc1XuHA6n8v0SX3yGCeP//Sf/pO/9NWfgV+Ia6SuHaNeTJ1zlaOSIMpMZeOq7344+/4HH88HQ6GKyBHFSM54E0DAgzbo57W8SOmqm9Uv2RqzGiswt/XX2bhnQE4SX9HLFTi9rt5uZy3hNl58Mn9F2SmZikdUzV7hMrssxd+m/hiximOGDNuuqkLc0gOUVEP+GTs3xMEG2m9LcM1FLCTXYpUVADyIjLfTfU4BiMlmjk7+93wEurMLUWR+hGHr6PeUd8GC+CjGnQiJwCmkQalE5ajYujN4dTQ6uHn7aLT902/9Y3gPGunx4Xs/ufef/if/2b/1b/7r462RqvfwSm1mGPFQkZSvMVwrfWd2zCBiIhA5ZrBCBEwMApMjR46IWBlN7W1rm+HA8XwwesfLfU/vPj5//9HZzqtfFMc4wNZbu8Ot0bSqxDFqdWVFJeNsXrLz0gR+WdRUq2Ul5h4eQ/YEDdxa2vJ08hSVmGCOcwZImZUszhB1PRwP56fnFfnp4wc4ffLX/8q/NqqIKtc0NVSHw+Hx6YJJC6p8vVBx4OpM8A+//YOfPH6CnTcKX87mMyqW1sufrBfiWq4uL6Nh/smK6URNdccipthzq17RABeDfLrv+0We1QtJMhfIsywIcoW+vItUA6s/RCuwVzBYtGFXgRsvpFBXueHurdFg7OYLB/fhuz+uP/gIw/3z+fz83pP/8r/+71xBAh8SQ9msJ8agcxT9CMbGJYsxQETlNGLptqWwkGhGBsKAAO9RuBgTBRChLDAe42e+jDe/+ObPf70sD+Zua6q+OLjjy8F5xTPvi50bDcRPF9ByuxjMzqc81GaVguotldLWT1KbPYVyJxiaKZFqDQDCo1LmpwNtpoePcHx4+41X/uyv/gpLDS+O1DHNp9NBWRGrr2tp4GgwJ8wYv/mt72zduPvgZF5WShHjWb7itbw8kq/31x2zge64+Mh1eyPfut+xJUw5hulm7XSaXGpfM1t+qUFlp4CVXHAxosBCHAWIpeOIEi+AHBBAcctbYM17yzsAy2SQmb0Zxh0Z60RZZkeikKCi7a/11PJKq3oQISQVM70v1GZlcW3YQuf+7YBov7f4u5LmKeAR0d4w+KKaPYngxg2ZO5WJVYiJRRVUiIrAgUnFe2IqXDF2W6++wa6ckruvJY4O4RcQDz/3jtBmgJCgFsS8ntl0ljIyWS6ppbclrthS9sy0pAJU4RhEaBQAdndw+xbe+ioObt+bsxvu+qbwJVFZSOFqeCGRpgEBBTuvWs+GBc1UKba5crZb3Z/OQYCFSqefVQbcLR9+ddk0K6Q5hChmrKaEvctiOjv8+PZWcf74AU6Of+Gbv3T39s3SycLPLM8GIZQ5Azsti6kvFiX+4W+///GT6dlkguHYEVla72sA5vMqQivf7hciT7+qWH/iiumE2ghUpTZSVJ/tNb66Zf0sNvhzbDZhbiEXftDvUAsmIItvZiKB1fYRBaEhlHsHA+f22PlqdPb4EPMpiVc05pC2kBofKaesRORIAbBYnBqJwT4a8gtZXic2Fmi8GYuz696Ohecww7FFrFTbW+7gQA7eaHZu0HBHeUjegdUTe0cCBVvElISsaZaQKQtMuRK2/gnKhlkhCTFTB4dwBQJICM32ZCjNaPbgA8wXePjgb/y1vzYYuPPTs6JUJXhysLzc4j2cuGrmBjrA771/v5jcarSCFvN6ylQoPV2iymt5uWUd1+sFqGD0bPbOjqe5Ssf9mLUgAQrnNnAWIfUXYAkG0AasEUg5RkomYTN4QAFJj2WktIU+AjUl/KeqkvWHwKoxK5VRTDQg+DBkfxVu03GxdkcytU/BolwzMBF4z73BHNihdlcBMbIkbKaSvcIRhcAsVXE8Kwa6f7BdDd3O/vzkROtFSWCGl0YAJRGKHRaF5VZEwPEBVvWwvNYCQKw+V4zJYlVNleasmpWmZ0TOm1OV2bwIg8GAJrvz8U5djQSlNg6NQkidxVCGWCUzaD2kVmHhXujXU+v3mMRiaZyfgUiyaW6ZFK/MUBKyaFUlleN791/bru7dv4/jJ7Sz+yvf+OV5o64agBuIVThzCvFUiMicitMC7z3G9969t6BRUxOVTrWGIyxntL6Wz7Ss08IvBm1b8WPY6EIb9spQcjPeSftxPUJE0ZhdZsJcKj2WS+u3zA5ofbmb0t6Wm1rJorkEM+vvDjhKAJoiOk5KUMvdEnWtEY3cVD270m3vjYfj8Y0D8uIcMVMjHoCQqNGNlM1ybwIdp4MNCiGWeA3gUtxrfMeQwN1Skqrde1F6EbESD6oGrHE5pMaROK1JRJ0QkzaWl46tccvMDjDqkO05Av3rx6Q3ZPlYvVApNgvMJw01DWwEwz9h9cPKzY+P5OQEDw///X/33751Y1SVWJy7cTVoGl8TU0FkiZYYTQlx+EffO/zJ4+kJT0SLajT2mHqpwcPN7volWgZdy5LQmoD8DVTwZg+4v/ruL8aXe7Lm4FzNLTURYW4DyBVJzypTwAdCbhYYEhGQYyUiq1/GpLBkXNGWyYtvxFRFQtTlVpryXIUOtSsDo6qEHbYyCJlGQ/bsy5R4h0WTjVPP5spReFWNafost7ESoOxh/CiCQgVCgRgKkLJyAy7LgWdRr45HVFQQVVXP2ohXhNyfqgoBKRpVkEtpU1UtV6gCEGMEcTsXdpJLBL8Aq6qtjci5RkTEJg/yoaQNk3OsjkCOUDgqiNVJbaCyeMQq4TZfNVkIwFU9pUvvFWdPYV3s8apmLleSm/Lcw8RMcamoZAmddeBw8uC+HB1SWf7xn//F7/7uj4tSoTUtFrVoQ4W6UlU9gbbGfmfvvab6B7/3B4tyIrTjGmjD4Jh57hp0/zxKhGVX7HhB13ua4ze1fxPaDittSpbomGNVjXDY1SzrlcdfzHnv7L1sZZBYPet6tSm/vnOMAQsWvSuWPj8W+rCM9VDTpFa9CwomGrCbS0NeiMgxCcSriJKS8wEEhjn6FKrEPqa4MW3ow/aYpyTemo/RCERk1VVCUkmywFRWhScKIDAZEAZVdcIEsjxyzrLQkQ8zlGrpIeDGOhXApRTOGbrV+fNTlacskA0AMaM6IKwyPTmR6RlOTvXw6D/+D/+jk6N7c5ntbo9p3ihxXQw8FdJ4GlTbr9ypXn9j6+e//s6Jm/FtFBWUfN3QqMAgFSS9ls+VrNUUz0DIW7l9LZ/9adt/OghVaKnOUcJtLrRdcrTB8HRhs6CyA5K9mI6kdmVAGVwjLbuG2vSiGR+m1eaZab+pK9WIQXZjHoAys2l3KJGHaMQzYGa7KkidsUxqES8k6piIWASsJM41UBdqrYBCKBIBqAGNOh1AzO0L1cDBlHw7wUrvmrJSqIWcCVhEmAlMYpMCkyqpegGEfM1Kot6LhMI3IKJSaOghRGeNU7LSASLUzbn2PMiOHfv9WWqobn5KehVCXnVWdarE7nxaQwiD8U/feR+7E5Rudv8JPMGVGDjAY+ExKaY6vDm8cXxSV7u35nUlisKxEHsC5jXcs8w31/IyynPX7M9TApGu/YzcriCXusgkpncV0xKWWjbmWLeAIo4KlzIu/OrurPF/rlvOXjmTe/++A1XaAAAgAElEQVSsFQVBli5KYRm9lse9cruNloEfArW6VKRgUiEOtXuJECMDSmIrSW3llsQmtRA4oACpCCNY1laemaOJrGoVEO3CVg/FiO3RP2lzJIEVXpnN0Q3A6vkRQcSLwKuS1esAMxcsqgomJi2dEyb14kDKTMoO5APZNA1OykLc+7x83NJk3t/+zD+OYsMQiGB2CAAVUiEVJw1Ez6cLDCZ47S0s7uLtL0MaaI3XCN6BXcioUZTY3vY3bjwa7o2qvfm8EZoraW0Mo6ZBUSJfXF2tR9fy8kpkyK3ZvZlaupJFGQ3ujVoGTAtEvdAxxdqr9n5vAk8g0y8FOSZDftUyizGYWSX/0ao6Cs4+q+lmbBbRuAsQKHN0n6J1S3Z+/N00hBKTwXBkksAqtrTMGTJ+SVtoNwfTbUuszBgVuqlpSX9G2xvBvAs3BKhaRCgxh8LtQetByEVN750yID5kWVfrocHMClaGVxVmUBkc1GylYgXKSuqBUDrMUK8IuENDYQIfHQemoIlCoRiR1vsa2fia7sa4OMTGs5Rg8XstlVSZGarkxJ4QCbgp4FWUGBCxoAYQ4EK+uPbTXC8rXte1vwVyiJnz28HdPDI/V+ebmska9buClFRZtaCiIEx2b07hZLwDkoKJvYd6BgEFlIXRAMKMwdBtbfFotHCVEBNIqSZiATt1gpfDmruWK8tmpsEzEIFfBJs7iMbPlCp9Te7y3vYc0NBY5crSyyhZ7aBQrTUttBOv5uLuPJdbXQMBcfL3XsGuexre2vJTJnKkNm2puSJzVmILzcPy88Q5RAGyMct1XlbgxXSptg7kgPmE/W392tBgcCvH3YE4o7G4sbVDTkORRSUIcQp/EkIsHBKLgmsklgArPtcsetaMWnZGuplnDGLa+Ix4YbMMSJ2SCJfl2BE73d4rHRVMpArxTKSNV3JK8MQNqWenzsEVwk7BgDOrwhFRCHS6pr98DuUZVfML1OxLl0jqu+9svLALZvIjJJ0NFneqIssx5e8yrzxJLLdoh3cKPwAhz0zMMAOsnwCU+nsNYAnVyy4+cqnl3MUqAUu5uq+1zVIQcJioU/tMm+zTVjA+mJDt1ZmiUdk22LZszbmob2MnwNyWQYqxFobjg2JssKqVsornJAszzgtMZM4CBHZU1uE1t69rK6dcPnBdr+yaob6C3t8sQhWAWmLNdBaTqAMEVGDAVIGcE1JpPABH6psFAGECOXUkIC9WuqU0tpSxxyL5BgyVzXp0LS+75O/Ys6vpi1t4CtNgBVl75RazyTpUwvZqGliPYCZRZdWeptQ2YjJwiF9ECu+ebMp+uWIjF7S2rKyXaT/UbaFtKh+rVS3AzPGlzvQ6kJ6LeXp7x5trtohVn0WVLL7J1hNZ5n2FOpAPOFPQuawI9FYilb7+TZ1Z6/C/ijGen7vu8HVPM2v/KbyX5gW3V5kN/hOwEKkrCKgtfIOFrBzkoAjgGLMySUjDFs6FkiOywLOw5s2ezbV8BmTdy7r803265ntnX1bV4FkupyklVU9aAnqvfU49CjUwQ2pfFitcEXnl0pp98KqBSkcQjXkc+xYaRxTHjMyUJSbYzuj+SOzc5cyOxhHMC/WlK/WOzPMRXmC/pyO77PtcUvysse7TWlzb7Ym/qEpZtb/cIoYKEayPXYaoxi+hAGO4XiwDm7OJwuAkQEdDRH26IgIQIsHU1mCgO8B3X2xVW0uE/JSE6DqhkPYnHYfu3fblCkq5e/hmk0T+e9nYcoexWOPQSDC4EZhQIfiCwAUReVbAKXzoiiIU1mmHn8WS+YcHcHlRzWv5TMjK9+pZMPfer+JFADVr+3zJ8a0tr6oeAIV8ACGmPB6fcRZfuOXeXWGkLc86bJeuAPJHvMruzgx5KFm6AAr2eN5ubsx3YJAVwbprLff2SA3zrul3AkSV48QT2JTd/ocoMqgLZZwBi5kCgjlPZFN6qBEfYsGeU97HNBibNpaNYrH5uQQ47XhaKDC/ALDVKgTglEht9EIBdStlZUPAoFSRBhrKzyCVUrmWz4qEJOSXHvaMSuXKp29KIAs5UmhFD4mMsLFWoiXCAByb6RcwZave7qLpnqHe6uJ0kbxuoqlyt0i8V4r89NZ+by10IiLOlEhua+c2eNiCrkYOSSWDBRvBinAuEblImQBE0bJucnxjOfN4Z9wyRIWztQuyWYeDd5pYVUhVE2GUs2uZ/d6qcs5asKhUCll0rM9QVeu/DyOmQiF7QcqtT0QqqeIQonpC2EIkaTpJI6QaoAhbCwHxEuEBEUEveflizsxLJZ8O17Jr1pybHb4xLENcADbq5veJjTm0eTWJ7I2CeisxCRdCzMJeIniNlFPR+Oi08w5fy2dAnglbfGnkqrB7F1Tt3aHhDAzyqkWw0JkJpP31aIgUXdERjvTs5yPPArVf0J+N7PflXUgKusXEOwnibUqQ7lnLxnVvY344cnBAA0hi04kDlMixZY/kFMsaopm0PdchrsoAzR83tXN+s9F6dMVK48LDL2j5Kpj7ps/eZ01LGIc4ABaeFqG5UEbYK5AMdru8HcAhFIEsEiF7TBt16Fo+VVnr/e6uT2Nyc9r88a69wJrt/R/DSrdbK0sRgC2NrSuBohdzkPRwbwlZbY3rB288PFGixLQjCm46uMiOZyhFqzPY0VAI2CIsyfxR1jCIyMe8j4i/xFimArBmu/Z72EIEq08EA6Wt66EStxhyHHZay7ayUACFmb5B0dgVbTzDD95s8LTXIjpDe9mzDmx0au3u9HwAOA2IFlGwgFUt/axV7zNHZwhiyvEZAFZnypI+pmeY1gHR2yFhYQWokkh6eJ4jMycppwCpt0b7svksLg67BE9se1iE4LuTjca1AdGaN3fFVo0r4xVvr6xBsJ/acheirsHRu4AAcGHGTV4Le6yGy+cspdZyD4FRBGi/EMG1XMtLJfHX3t8KhLSH+S/bLPTlWFCh4DB9vnKxQb2pFb8S0b76iTmGk+umFQugZZM8UmI63aXO/9b0dsX21GaETsKhPqIkAYgPjtkOTB9CZUEu2TEZpEYxGbPx6U1sfdDXxs8Li99EnirWnxj9laaEdEEQai1ziShUC82FIDMy08bAxLwpljVA3rV89qT3Qj/XJdmLeEfWQabrrxVDIVvh2JQlgwRakxxWW5QTME8kgQRs2SJbWosGLrZZgrFdAnWzPLY9jDh44sB07ffA1AxsE2o9DYjVvQMPJ9rvF00S8XaS5CGyCWNB5L5pBM0RLXTLE+nDQAlRqzjTde3eHVgBH/gzGlLMxNSSmqxx60Vi1+TPQwFQbN5CpeLiq51+NDoG4nNt9bzh7RrXnORi3mBr0MGWPmq5a5SCCaxR3WtLin3KyRIr8Zm1bJz261Mp99w2J+38GSWVKVgnHNYV1/SYz7Uk/f5pg20vgl1z8U2Zxky+OGS2s6bsXV3qnqCTI+wpxCaN5Y2tdlifCTK7raccKyFx2cQQsZ4VF2q/Z7yXLpDRt+4vht1XwtPZjbSXkBCIZI5ccCpzaBmBI7Zu7pOQ58agJwAtTyb2JMzDoRSIVSLvZP4iQkxr8SzOxEvQxVVS6CZZx8J81tsWEMPwIO3VFBLAIaBROfYa/kfkVkxk3QXOtbz8shb57kTZZcdvqDg2rla3dPjFr1PiLK469UIrqwVPzWol1UB2Z2OX2wKXEHMiKgLlIBj0ec0mKFz006WsXrFChGHKIOrY77bkTUyYxGc37cPZYASWTvj5WgqApEwDI4gzV0PiaDMpNgQTekxExBH26E8hLpnkCExzF7LiAIBKMhkDaaVFV3LHXuwziRnNxjINtZgNowfgDF+nnPMTzHJV5WiME7VOISsKolCKNVIt96UNn4/dMiM1dtGKA5Jo1HwhlXD2K1i3OrwCb93G9xJr6akxdwAcXarS9/bb68E+LPpCXrRVYbjMlh+JRMBk+d8+kYC9a/nE5DJL6rMqQTUs/+RsVy/yheCVHCXnaFAZLfzSo4EToEwbLmd1eWUQVwM9Yzndgm3v7Oq2EA4jFTAvsX0u7gwi8b81yYmWc82rWoBorqdW2OZ5U9nSZ0Ws7Mr3bfncaIWuoMznX5hII9PGAU0EzYyVzxqcvb0rMijxoCSz3KP631hWGOwBM7pcXW6m3BmSeF1ZGXGbJykcAsMaXShfGycDIM4qShoKmzPb5GcjEtyt1zr+cyIrPWkvm2yOs3elB3FkNkrC3DsHROw7x5dNp3hocr3mUaARf281bMDKw++rbWH1jaR5JbaZo0N2RDrY1gc9D/DKrMLLyPu665r0VHCGrbeQu0bcHEAo/hoVca+dCA/ENtq9qXcaUBYotbkVQ1KBcFuEHvemByhplj2mYDYLnTXwYTh4aCNfEPAttgNTkEZzimsCAJ36UFeXq2Pu+dYN2TIxp136SSQHKRQxqito93CdEMHUXjo8L9Xo6KBrD+q1fFbk4sRHpjsCOAMosUI9lOCsLlNKDAnl5QAplXW/2TUSssev+v10VT8um1xzXSwE102AuZzYIJy1pN8V0U41j+fSRS/AjikPIs2sbAfy3dPD93BKu+Z3MXYp7u+oRYss5ZBlPvBkfDArA0nT4lHtFI5ebk3zItLxwT7NM/u6FBeWgIuuUg4uVoT5IP+8VFYuhS+WYn2u7dWX8KmDbbyRBk5RS2b38Ri0lkz//6347PNaPleS/bQ1J5E9VQur9/ds5xWg++ojcckPZj2ySSu2R5a3IqISIVtSMF0Cg4IDGq6OSZWEJJnJgS1OFgBJRAbdEod8MC7eCOU0BIlqyDBjRSQdU6xBFJnpCPZjX9GHbC0IoDNi/Kw9MUv9ZMcJJFmy4S5ZA3cwthmiacnS9Kip0dz9iGDZqQW9OgoK1yDyoDMkAikxKwlDAU7YkUaYO5R7ShcFXORbm1Eds9mHKScZofE0hUbGEgLjxaXvasEBqkCstmrBxAw1cDkwAjXUiVLXsuY1foabMpvdLqaK3ucKKK4H8V1Ns3dyy2xMY6Bl2m7adeHWC65Dlx1wLZ8f+Yw85tVq/eIaeR2xUEefdCas9oMREUlV1rWlkZ54wcUu3ossXv+iHq46xggjMbwJOU1/OQ2ZMYJWpBE2ldw7v9dF62Z3iuXALCTEmNVgaKcgqejbaLV/pmBaiGBp2ra9ZryHLQolmxdbQz5RuXNUnSKukoAgF9tkaZMPGE/G8uWHgdXW39BR4LT0GcrE5j3uPJqnsNyvI4au5bMquUvwE7jY07E5U6zHsmiId9felvZPgkCtRoRlCZaQrZCNgxD4GEvkbgBCLZQhmtYVCWbvYAVLPWRdIkKs1izKUPbBzl1uk3pz+TIK33pc49MkVpD09gIgalMA9MDx3hfWsAzq7bVPB1q5l5e3qLTLJSIiK7BFKyR7Gzv3EntuCYFWDGA7ZEiLj+cl1wVLr+Wlliuq79Zf9yIc8s/2k0tog8ZIP47uK420a0QydTqlDzcFE5L6W66MpK8/YO3xuuoqOYll08shWKDJ+nbJcs+foKFHbVPx/+1hK/gt6G2J8Fi7t9tzjZ3pf+k2mxGQVi4I4iIjdCmyaywRLluGhljQ1RH5S61vWhvLmvfkKlJsjIFey7V8gnKV1zMDgrEW67jyT2IFzfHZfiJEMQFq4Im1xZgC3ktqfjkJm4jJ8FqLXCUikiznu9HDOSy7A4qANLFR+mjzR2pUfivUlqWrUd+q1wB69BdGtkWtJ5oOMygi9HBFrgXY+qIdfyIXyJoh1WKHgW6XdCFXe7xwF5yxMFEfIRprNOu5wqJsgGaJl4nOJBE4OR0OaDw+OhLa/JESuPYSIH+CBSggZogMWNOqULI8e9Alkun3ZYV+RXMHT5XP/Vqu5ZOTK/wQXswLvA5zf5qgnmxhQRBVaEi3aMa7h7oQqhqS62KFMkpf4q/9ajZ7B4ohCpGxy/Zpphnz61r6p+6UsPoqGz2H9kKZQtd8PonWd65z0//TkT1aZ97/riXe7ooHrLbcE1smNRK3ID/MxNzJgUsTXdKiCkubnK+1zAlh1P41Y9KxP5YA9/4BV5BrWOZaPquyUq1fYOkv7+qFzq04N215+imETGMHDooqVEWVY7Fos2Gjpy5UEDVr1+WO05ioJqn1mI29/XTBfg+MlSxmFZn9zjGtOeXRSXk2G3QBlkSodGELA0j2ezo4Jluw1kMN7nYIjU3SVqKOCosULcsweFBVFaHyXctD55TQMipZi/v3eSwSQLHEtrXPokjZJanTApLS7wA4IUe8tYbIzozPj9IykYLrO8wxCBOGzVgAKJGUjHVjHfBZKYyelu9rcLLnjaeWa4fqtXwmZVmzE/VhhJdBcpvdaxQKxZgkasDkEc159G0QSfzM925qxz0veb7XpVUm6vLnpQev/LJ8StrC2t+CLpKSY0QA3Co/KodszgCMAmU5JAxeZ0fkiBhk3wtmR9z3U28kG77exXI+62u5lpdHrv52JrflmoZWtaRdKkt+zLrfxcU/sCXHY7LyDAoQgImhgVeuAfFmjdA8IeNIBqp7SFZDgFVnJQoGpALBPlMB0FjhurAFAITEdBAAZWbtKDtlp2j580CMEogGuSHvsS/k1VozU52BUM61pb6r+oSmIFR0CsR7JlVlS79A5jMgijWP7PSCoLFWqeEgxvH3lgnSqlsZ9t2Fa1I/NSTC72cZs7z2kf9uOWA0RTxFkxsAON6gXVdVOfq5WdVb/nZydrOiSkwO0BQwlmAY9RqjZBFJjvaUzeQPK4808jngQ9m7dLXA1JVyDctcy7UAeBbgxc5effrKqSbwGjU4a1M2Eu3WXEVY+IcDAv89suA3mfiChDzyvc4sQe0vQi6193twdr5xCS7vmtih/dVnrW6wi9GHLzEyU/vHG8oSQB7JlgsBZCIApuLDYkvagnrxmYXWIKIxF/wK4k3o9nNifBXXyMy1fLKyYVasjRXOU2moXK+9ABVnqAtTjAaNIi3STYSW/uKDDZ53KLevGS0ur2lLyh+J2FTI/x5TvOelUNs+WA1SaJ8/g2TJJ7E0UC0rJvJn7AZaez/0U1u2TycbmiViSHoze8pERFBNWbosw6UqQJ7auYm1PctlLUQaZWuzS8ez2mLrwXugQAxrSmkGEB3a5uW2+q6EwNp0ba0lhQUdAyGTu2EyIaum4ewBbQ8sH8Phu0FqK7LNXAgrpbFduT2Xa8v9Wv5oyNXN0hdqwBJEWzsdMcIzfcdSzsgl2sxSmsNN+7DEllneFf5c8jlf0FpvS7626HFpOpfIOYjLCbx6h1GorLrSKk/b8+GKra1g0axYB5jGXeLVRIS948TORylMSaF+d/gUAuL2yHCXCJL1b39TW/0qSv9auV/LtUShF6HZGQFsb0UACuirGFWGQg5yqyGByKIh2x7pkcQUbd3WUAWSJRvyvxs/xK5tBntGUolZXAL4G5VLsN81UWMyFdnX7wzAqwBwHTVtijJblxCQ8sjHLXFR0BmPSEXhtF7xcSWRemLcIR+712uCIkKdMeJbYmUYPQ3MmewGl/L9Zhnec/s9X0HaHWmg54Mi/31VxwQRaWNAFAVxKu8nWZZKY+73Eo3lq5CnkGtM5lquBbAf0jNodlolF3O/859x8L4uHb7imKWkBVcX7dqMy82u/HJ5s0tHXrqFAitxBUaXG/K59Hat7El+WH5M2nJx48unLzeVSy9NZlv6VYMXlwCKtvrKN2T5pi69x4slb/zacr+Wz5dsyv4KTIhPrVRMJHeQsLZQckaHyTH0dam4pG+/o5//PeDvhv1Qz7GQ9Htspx8qFTPIr+h8x+yNKDxCsG1uehtcbizytao5YSbRz6CUBRClz3blke4uC25KDkmK1BddwnysfekUfbVLSupJbr/bmmE5szxFqzyMPcVjOoAPWdXstCNfVdhqo+fF7T27p5Nr5X4tny95GhbJC5W+cWo/5USAQWRVACwkhshHSgz1IIwVAHd2u7JUZ2NFbzKoJCUkz4R7HQ5QTuz5ShV/qbQQB1PsQ2pHVDvmam7jh5SQ5q4NEaQq1MUbbEKSThBA3g6RQfVMWb74uAuq3VSRazg2Ngn38Hl03QOCYKIb7GZO2FQ42x6dV3EEVfLwwROt4ZVoM0rmqS43tN+vMfdr+dSELkgZvVIuTKLUk5iK5KrHI+m2CxVWx5LK6g50tneTgeQnh7IO0JgJlkgNpaXoqyM1FF5JQBFsDxB2cCGy1WImQkz7ooEurdl1JWFLXmKzYFGKadMt7MarlcgxdZksYtNWzgI9wzpARQgOrY8xX+RIoAkK5dhxluIGZHVN2+GmMAQEBhFDQ9reZO+Hqqft41GCSjLSiRxUYba0IqpC45sH3kuIMLB1jwHmHeip1e+qRkUPC6NgWtvNQmz6iy5cokCnyR0oqukJxPbJuDFscHyKFFBVAazkiSdABGANVacAhAygdmsEQBlMqr6dfsOFlrD0+OplnwBQPB14dy3X8nSyqSWy0fG5UfayyCpDV/JyZhFAIYBDNBOgCCoVRKw9AmVP8lW96bALZrLWBgfn1EkXupDrqdbKzqmZecb2tuWrUXdSGT/VmDjsslNsRNjShPUTnkekJW5faXfH7UKBthi6HHZBQNzOzXGmWekk6G2xZnLAJ+fnOAtQiCcJqQPERo4s/4QKoMShVrgFrCEybdJ10zxEffWNzt8RSYtSwF37VK/lk5PNWO4XWNyftlHydP6uldJyB6/sTNPIkg6IRxcw0fVKs4uSd7b0DlieJnv0lexaORtnuZ+2t+XheAr+xjAZrepr7GSrMS2BFwVLPLJJW1REVZXBGjPJROWbk0dXXGVZL6cZhJE/lJZfhDWKvvUEqJrvJ7O5Q7k+m9Y5VBi1dU+A65E5GxwgrJ25rPUKrBiulXKdFfJaPlH51JXys8vyT2adwXj1RpLeVHCsV4nkBrRfvyUU5EwpB7We9NfVvA2rvKAJ2+kcZv9fvl/VBL30gSntarr8y3IjCiCUq1stK5RvwN87e7ODAz7ec58ud4M6G4P2d3GNoktTQsLl26t02+zdb+9tWPIBBEcCq0pC21OCudT5niaPT2ndcPWkUNnUlrqWa3kGeQYH0Ushvd+t/Z6zDcvWYXdruH371dkaPDViiLYqaSrco+rIYBk2kF4oQAEWbwpiifVXEbnhse0AGOflrdMan7r2fmtIxr3tHUVNZ2kfWVvmTt5aSvnYV3MhP2VHtFOchPORicMUMtR3jOIwllZ4XFkImQmsqsGuJ0594Ozu8kvk2SLNB9DmkjT6SrTQmUJkQMoGnLJLEpEL3HlOfYhPUwCElUT2God5sTuJJh9FuMMIlAWyv3YODi9TxgrL/Ub5g9u8huq1XMszyLN4/5+lnRciz6kPOVBrP37Lum7QvIeyAeQKxBW9iz9p7bazDJtceume9b3S3M63Y5Pj11408AsvGcOe5c4a0hf3zPl0cLxA/5i4i5YO7ocycYgTtmaC5W56N2twheXeu1+KOWTyGyEFQ8SIt9QNXlU4JomVucIsom26UPR+CyvGLVgD6e/CuQ3ZC9dyLc8gsuFKcePJYKOjn0Wu2LELO9RlHSojhpwSi4KgjimkE7PjyQgY8Mk5qkqBewcmBhHUMhciWtlEmf1uqV40pplEjJOk2D66MaUxyhWwot5tcqvApu9NDxK5HATikEPRLNmQvXJZLSZ/cseyNsxa+go6IPEKAgkJUbDxuWWZwJGqBsZkODFErnav0XOBRmOcE98/w9wTbqMxjjS39y3Dj7enF5CV9FVjnv3AlczWfkTtUJhJzy1ooy0ul3qL8CC0uyJZLddsmWt5qWWdcv+U39sXtm5IehYcaJCOSTPis4e6Lqa7kam+UjK34dM3u2y8XwwOq6pvk6mtlWV/RraGWDoyIua903ufS+3H763PYKmd7jSd9ibQBhGXtyeYJhKJUxKMkhRHJSQwVjEjXlRFw/qMMny/5/PoORIulkI+f8o9elueZ2vL8jLAAn8E5IUr8XWPMXuLImcxw0GWteHTvQ8ROc3gZKJA+gahYJCVafIqDDCYQMqak/9Srywq1FGwkaPKVmecayJVcFbMNFAbEfh2qiF5YcwLn+mU0FlnoLuZrAAo6KtojwfLNMIaAYmWVlESq4ac7GZJi7QmeVi0mG8geJF7RitSBClMsao6qKpKln433p0iW0kg+hfCvTADsPv1S0rfKdBme6dUUkpDy+FmQ0G+zIRnDbx+Jg5b2mxnfeanwodbJzjnCJFZbzeiTgkOgc6vGnAsRTvrLNvvecaLzx0P8vM3V13LpyK0lGpG9bm/XR0/G0JtprZgk6pAvapAU9mmXkmmXgttUxd+vlCJWmhF3y7+8yrbKfpVc11M6yUdebG1u3Jvqm2S1hbUPbJTzim2kzbyUptE6kBWs4kVHIjtxAg4V9q+PAhPIZ/9CNUXbtldW+h/JGXdc6elLxdLnyeSxaTYn1GDiCI4TYl8xGFZQ0pIB4opCWAZ0oOFqKQRnE0sF1WlYK0b+mz2uyHIge+BSPsLaLV1KmLN6HJsTESVzXRXtOUoAAoxobY4aHOz2FlWWclRUPcUWToxu6T1HIQQwRUsa/Snh642hxpzPOZDpxg9q6pZ8btk2/Zp7Mt5HxOSjmiJR/ydNLLUg52eYfHmdTB4KaH2DvAI9nsLecXW4yonPOLkC8hvloEQw4qQW0djbHRYfVzh9ft8We5mbS3bXNdyLS+n9K1plp6hbWohr7ka9yYDObbUbl/e2L3KRfZgbueuaz+X7t206unihUKv5ZUNrjx32R6/2ELP9y5/Wf5Me5PdndvvqXHq7k2np7MSqJWfYgkXzDY3a90hJI9EMOFDLdbeLfR7ckXM/YrHPXdZ99Q37U87MV7t9Od13U3l07ruHzV5lix6HYnW1nNq7hLJL6MU6BbGpuNQVdk0XyCbA2FNIJkmCJV9wlnpmA5bxmWXo8j9QEIVQgdaw9DqPXFX5xJRyv/es6nD8bElxDffg4i6/A7QxRQAACAASURBVJlgxRv2DVUIKa3JfWYnIyrNmN9H012zzQzBuFZANbNcLVu6j+sba1G7jtZov4fL2fom5PVJ/EijwGe2PKzAngriGqXLi1dVZWLEnO+kqeBWm8CSiKIvgZGFuYbQXqP62KIq9SR7z9P0ga6e+dRgmeem1LpzaWr2ZVOm10r8MyYtheJFPrjwQ40vLUJJJmQQAcJGCAI0s6YlgmZkm7RxyRjPviBt0RAldJFh2CIbF7LarSf9vqHlz+R9YO7AEVkHNL+XtCX82e12du4KtkzaS3lpjk4kKrIR6IwJW41yw08yuIkiYTG5tTs9QXqmbYxr7HyYfxyR11Dbz2Ku1CYqAhJHlkChXF9IZkkUEpFdpc7qZx5z7y2ULlXuT91+T55X+9fyGZL0Q30ubfW/MJFCVbpgdqLnRN1BMESeY3DpMlZACX8PiLYpLbEtqSlJaeM1gLghO2O8x6SO0bXEez8KjRotTQ+xHUX3FxSt0g6/vzVgldvU6N0D7DSrsoSQezKMQ2v89oFoRccZ0NHO7aW79nuO0ecHd1Yb2bAT2pbzrJa9iTBN1cE7Qsjbz6YxW3ZwsNCpVffp7lJ8Ay6TF67clQTtY8tWzQloAgABhA1RFE7Zja/yaS0ExhhpmCrBbULk7iAEUExZiYVsESkwPoKyEkNtRStKArJUbgzY99CGOboip0vslSNIm+pPOfUtnhM61HKzSFgFqqxiay4FA0wxvFtJlGMjCkKTwtDjgo1JoWRdVVKQOiiL1X6hJpx4PQ09hWwI9z2ldNSxXbbV7RrIdm2GdwG7TPeZQu21sGytd+2eLGN7cElmctX8NKuNm67pbSlTLmkuRfIDEqpPExOrQR6ae3SZ0E5F4U77i4YVPUo4SMtDzxVufhvtCqO7UftZ4DOlH++ht33pNlfvsilQCW1uA+NnUkgqqRQjsAiskJhiiORyBLLQTSvXbCYC3/BgILU6V/naU1FoM8ewggDs0BBA0BoyFa4hDXgUy0gmLzFgFcVtS+eTMRfa3pajw62dSTOfijTFcHi+WIAdwGDofMGlK12xWDRFUZRM82kDZS0KFB4Dh+Yc9RxcETmdKo8mpeqimQFnqAqZ6bAa1M2Zb+aDslIPbaQoB1wNz05PUTqMBlicQ+uCC1LlophNz1FWIKZyqPMZXIXGE5Ova7jKlSPvG6gnRkFSNH4xPysqDCdbx4dTV205lPV8UVVUA0qK8QheoaLHp6PJZDFXrSrPiqYp3bCZL3RxPry9O6+PnZCcAyhRVCDBgOAXYUZYls8ITMRrZqa1ka6bzmTrYY7YYNcxyBtGdHPWTgTTVxwW23fOUTSu1WwRUgNe1chzQWOaChAPTfa7xLVF0EfZJAFAPUDCzEZdMVoKJWuHyOwDBFChozeTltAYC2p/G0/bZcwZQahYFBYH8b7Mb2A97DBwRKJaV6iAtIFAUFDoflzDkJlFFHLmIAYDBH5q4MAoAOTYOgcIRxVqKW4M3UJLHIJZyW1uGWjoTVyEmB/b9LuqEsR0smV5TCsRF+ZjhUULI3ChYj3Y9kFrMP3Ur5pIbAazd0dFJT5A05VQMIGdE0BSLxDeZBVJr26xsctoQ6VQDCtfz1CDGw+RgauaUhbzUypKPVcUIzRCBY23tqezIyqHvkbqaIwY627pfY7GAIrhCIu5q+fkF5B6WJbCxaKpnRugrJiURLGYk1+UzpH3RTFYgKZlhXqKgtlVcjYbDsspdCi+OZ9ubVXnheNB4T2rasHkp1NIs7+1vZjK6ckTN2xcUWA88NpAajCzw2I6R127ooSqn51rUwMo1ZfMJaEmL6ria7gSVIrOF7OZI67A2iyasxMClZCBc8NhKf6kKN2ZNnj8CMWg2NkdjCf+9IwaZfVea1SDChgWpQy3Tg/vk1sUZTUsd4QHp1QJNUADCIiW2HgAPjlX4TPKum4+L1P6uTlgn5dEdRj9kHAEs9KYLISdKYvVCR6+VaMUMPp8V+dNYKDjDs0N2Z6ZGS3Tje9G6dKFo7SfIY1COHW5BVlVYvACeznfm2dbRERC8oRitHRKEvOsZuZ5OCzNciv7oMksWBq3dLwllgllmDSkl9DsgJguOTFZKZVqsqxz2quelT2kF5s4jAEWPySajCu3qFmmXJ8x+LyZn57JZOfgfPqEy/Gi0bMHJ25/5M/PUQx6wwBcqImahXo49fX0ZG/Ak+GQ1PsCNfuHsxmIiUtpaga2nE4K7FYqjppm9njudTCe+UVRFM3p2RZzNT+9vbVzfHhvd7h1dPJwsuOOn5wPqxuz4+PJdrW9v4f5WfPkUbGQr9x57dHJ9Ezq+WzuraIN2+RMw8FWAfaLs7IqRgU5bWR+WpLIvFZXLXg289WcS6kGYKJq6M9nO+WwKlzTzLZGg0ZmqGcqi4GrRVBWo7oc11IWZ/WWOHgaD1zDi2Y8PF/4xdGjshqMmUr1FSs1c/Wnc/VlsV0PnIhENsHLpsA2kRfsGL8g8flzaX9TWUaE2596u5iI1VLTKRSyhEfrsOOMDcZvbi8TzD7NW4GBf6EIYETZLcdLgIxa1+LzE069iEY6sv93Jpune+jt7AUhgmV66eaZaSFUybR/7g61LTG3DOJjiYi/rZyiU9d6nEaKAxfIFmQxx05kFoXuUQemR4TmbUcoN5h5lXvPoNXv2QgVFoZ7ddko8ROpymx2a3/3je3tcnE+lkqbU1cVxXD7dCFHZzXv7L937/BJg8HO3vHZDONdNHXoZ/7rWvtQBfXClQWaelIWX7p742BcumZxPp8dzaVWP228Z0Ijo4pvbu+8tjva5YYbOTppiif1R7PjqnClb7hpfvatN2+Ubn58fOcXvvDg/XtfvHPrWx/+ZFyNRepiULLUzXT69q3d1/b2zu4/LlnuTnbfefjow/NZNRpKVTTim6ZxrpRG5/PzvYH7wp2Dbaqr5hyzpiQtigmKwYmU92f1x+f+0fTIu2o8HoPlYHd4azLiphoMBk2zUFUmN+DB3DczLQ/P/YOjuZ/rm6/euf3aLUwfn8+PZbv6yb3HM0ev3d4dOexO9liePDk5fvSkvn+2KJTKwe65qqy3Szd97p+a6Abv2/OUl2BG7PjcoiWusb6Ph7J0MY5YkHQdloVVWrIHYaODSGm8OvUOXn8BBj2HRxYv1Kfl5O7T1OfcedtzkOb4UmfaWIOSX3xuzqjJ7f1cL7tAW1xhyxMRIc0BiMq7PT2/YmLj2J9WYttpcPHlxjvQ1l/tWu4bykaTpwNtDYav7m6/tTV4dTC4Ven8mB8e3vc1F1u7Z8PRD3/8k5taOje8f/xkdOvudDbNr3SpficFVTx0rHXzxt2DL9zZH54fFc0ZBvhgOj8l/wg6FSjxVlm+ujP8xddv7uv5w59+NOCGt4vjo2Piihfu1s7Olw/2xovTkrhcPLp7e3joFzedPnF4UteOCqjsjso3D3bvDNxsqLuT6vH5dDGQWeNPZNGAvUJUiFAoV1y9fmP3K7f2bvL5thYjX05Pn8wXzZxw1NSDigrALxaP66aQcnt/+MqNwVf2q20pZyeHgmlZ0MAB9XS0s33vdPH+ybSoFzTcfmtvdGerKhyGB3vvHD459VPs33j9xtadUaVnDwcOR5WOd8ummT/yC8hiIb5x5r349PXUU8s6n9CnxlZ68YOp+WLfft0g7kAxCpCCJbKfOWZbNBHDgrsjlBKkJAnc82z6jFGpZhtm2yOvBoAEXaOptaxiddjpQiBn20LKIpldJVwRCNZ0ji5EWjf1UI3IQ+8PWn779tKHUcp8pPGYbNkjgWWavU6cmrJ2fMaBaceynQCzq8fVFUdOvRnvWbBruICGeUJjY+3s2S6NwgRgxfmy7PYpdz80FA7UeEJXZxYvOgUrq7h6ens0/tWv3NkXf/qw+fajd97/+N58MD6Z4e3tWx+f181C5uXk3v2PsHcAafKLXbY6ltK5ZjFn9ZPRELOz8wc/nf70R3dv36HjxbaOp8XWXISInDRDXdwc4TUqvvO9/+/Mj9yt13erwkOm5/PhYLc5fHD3xujR+++gXtx/cHT7q3+sOXwwuDkqmM8WM1f4g729oj5//NFHw9OTot5/+KN3R/u3DqrB+Wx2NhOqxlxVJK6gwYiaCjpoZt/86it3Si9P7r3/zuPvvfvOnNx0AR5s3d45qLecnDbN4hREBfit/Z0vTLb+8Fs/np8esZMCQs2cTwb1vfO7O6/Q1uikqevje4PhzoM/+J2vfPFN+eiDfRqcLIqz++++/rWfv//ho4/f+V0alZObr44LOV64ejEUacrJcCF+9cB91ou0vGjl/unNiBSzGwItBwYWZ6/BByrRlAvsMACZpZ/IKrImBj03D9f2IaALmUV8OZNmBZHx2aXrGOgnd+xa5Wh7m4FaccfF99u35bt29Ipr9YYxoPAG4ChFHKZ9k1yc/WJ3WvZL4sx4dNqMRHjYIi3wapKTXAMr1FwWCmiWPK24IvMpyWYOKMX07OyE65239t+6gfd/+wfTo/uD+fmwnn7w8UfDrQMWefvma2VTnT46mUxuTqmRXs2tyzB3r+L9fOj48PDRhM+/ULkP3//RTn3WzHiy99qw8OSVi4J87Rayx56f3H/nW7+19/pXPRfDW2+4RkslOZ+W2/zW3s3X3zj4jf/p72xNDur7u7eHg4/ruat2hsOxnx89vn//5oR/9e3Xd86P/+e//be0nOwUNN6+43wDLsFOyRHc6dkJiz98cHSM4Rf+1B1/7+iDH//+4uF9OX7sqiGfz3F+vDUo75bjM9SH0+n5fH4+PB/7nTcnt354/z1/dlSMBiDPvjk8mv7gu++8+Yu/IqNb87mcF4ubX771h+//wQ8//v0Fj2594asnp49n89P94muvfuG1v/Ubf3NwY6ccVNoMSB2xSiOsCMXsl0U+Gw7VtbrieSnfl2xVEzMpmggQiCZe4HLbHNFINP4EGApHBIr53K3Ytvkos3tMw6kxw4zZ3Q6qkSisRm0hh5S10TK5Z7b/clxrLtE2N/Zzi+BbxGzIB9lpDUDIPp8j/nFMyEzxCyxLqze9vD1mWg9qpE3xyJIu3G00MGEo5vBByEVjXgHWLJaVKGXHJMT1TavfY17JfFWS2/hxblDz7RrilOr5WSb/AMAEGhOn7zF2IWfKANT5vbzwSkyTyURl6pr68MOTv/3f/jfTo0eTGwcLrvZu3n7w8AHR4/F8Ptx/5fWt0WlzVnvXAEpLz2lNJ0OsRFEORqMHRw92h/5nv/ZzH/5WgbMnNHeT/VfGTotFXTIPWIao90s6+vi9xZOHb33jxk+ahZe6XtBkuDUpaQz52pu3F8Wjv/vk3nQ2vfuFtydUYb7gShrFsByMRlrS/EuvvvKFwe2/Ozve394t0BzLfFgMB9VoCta6ESYuaDQYF/5kPjs9P/L/4H/7X3/n7/+9/f39qRuNdg+m89nponaOtw7u3ioGrNqUJS8W9dHxWUHf+e1vzadPtm7tF5UbKLMbHh6fHcz9rGzcYKSq5Jtf+aWf+4f/+9+99eWv3d4bfzR9NChKOj/8udfvHlROtPbNDA2cIx4MUPvaU39xftmQvmzyonv5sjlUc+npMlPTiQMjkdi3znmSKnt0pcOtQNcuXr5oPOBp7+FpJUENSz1ZkZPdZKV1v+ygtu8BGV+y+pft9+WrJKW88siAjaxB/1OgacBwIiXGFgaa2e+Iz85qhrgA5gAWw2UEnpicwG7d2+QeFfwL96rVCz8ej0um+fn544ePFLx989Vq92aN6k/9mT/36u2Doj49eveH23p2s/TF/Ji8XzGsa39pXItQWR2dnBRb2+KKaV3f2Ns9fHD/zds3JuznJ492Rk4XJwc7w0rrScU/+uF397dHIk05HMzm82IwmE6nO1vjuwd7I8beuPjq26+dPP64Pj++tbczZPZ1Q+SImIiJiGRRNnVZT11zVqLRpgGg5FSAYgBiqvhs/mQwqkaT4aJZHB8fN+CtG7dHu7eaYvAzP/OVP/ur39Tjh+fv//irt3Yn9bxcaOmH29Xe2Zl//8HJ+LUvHk9uPNm6dTi6cb/c+9q/+JeOR/tHND6nwUIGhRv8iW/88bdfv3Ny76MPf/T7NyfDvVHZTE/Yz1wzpflUFtPhaCCM0/miGI0UbPYXonMsuciu5RIhWv1vU1FNS/q4ITyDlf/CMQGrtfg0FSg5w4JJFV5j+hg20xuWE9irelUl1sylqgQfvHAkIWDPQtg5Ic2q6kEeJKrSfUOClw+sYOuPV/GW4YZI7J9q+pdERBoVD1UhlaABlQxc4rAx/hMRVfXQRkWVVIngCE4IyhTEOXLOblzjLYccyEwh35ZYKF/7zzrDFiMZwhIj4qEgVpBYDq/lCcMG0nJ7xU1iyRlNTdu/tJejn6MFeUTTk6Aw/QirWNgmZRMSkRIrpXu1hGL9LknPV06klIFyEC2YCseOienFK3chUjCpBSGQd8XCjRc8mRcTVKO/8Of/heb08NF7f1Asjv3xg0mhjKavyi9RRoXAoShnInNFA7d342A+nRXiS7/YH9FQzl7ZqfyTR/vDcn88fPLokapO68VCsSDy0NGwGjLf2Jrsb2FQ8M2D3VsH+z/4/ncnpZuUjiAkXrWt8UvwTtWpJ7VIMfYogAKBYuUb9Q15gSi8OBJXSTmW8d6cRzs3bvzar/zqL3zpzeOfvvPkp+/sOhoIDYuSlIfVeNbIlBzv3JhXW8X+Xd6582BBT1CeFYNT5Wo88SqvvfHGN//E1w/2thfHh3J+vDh5PCqJdEGqpMIKEvLENbOnS8MDr+XFy8op4cqTRG6NWm53U2eRHE5Iuo+Iuf0DgAK+z1u//LrPPPevVSkrW04be1+SFbL8ZSNJo9HxuK7Qm+gdc7Fzsbd3xcSgqw5bOsX0e7DQtf0e+qnhLFuBhTnWnOkgC/qnmGBy+aZebPoBCf0Jgyvsaq4W5WTKbmuyM0f55ptvnh4/bs6PtrAYc3kqNfFwkyswXAE0cEXNcjL3Hz5+cmPv5tzj7PR069W9HarvvvFqI8JTP1JP88WD+/ddVc08L5yriRvQzng0Kvi1g92Tw+kPv/+d3f09co4awWLGnkrWmahAlAoBezXGsZV+ZwF7KhTOchIAoipmajWkntjDNcVgXowOfTHc3i4ne/sHNyala04ej3w9dvqomReMZj6T4Uik8XVz9+CmFtXB5MbJuX/04ZMFFWekdbPQcm/aLLZuTL7+J/7kR4/P/9lHD08Xs8nuntRn1SDwz0gLoGioaJiEGCr9COvPmrx0QUbPKJep9c6z4rguBySBshohBQXDEquzVROFKrW54E1NiLeYTnPSalAwKaO6xszpEfs2xJ80hrBmMfeI7HrrT4sbRP4MoiHG0fW6zJZRdLk3atVcxTa0FVYDdhGAee3SXS4d4wy66VIk0bKAmCiEwvs4eukSrTNTQ+0M0pApzGq32oCYwachI01eYy8MjiEmib0jEUAxrpGE+7JSg6bIxfD3lEUncWyWRKLPBRZhq0oMeNHwJnwCsIzCUp2ExyzsFm6wcEMZbDVUPj46KqBbpZP5+f5koosYLJ+m6MvmaseMWsAFimIG+ujx0WTvpqtG9Ww6KeiVLdwZNHcH/s5A704Gs8PHTx4/GW3t1a7ybtBQoapbw2ricDAZf+93fvv//D/+r/HO7uOjJ2+99dbxo48raUrUhWqI/raE/RSTfgCeWOCEGEoIi0yyN0lDaDA3VDRucK6FjndOGz09n/nFtCLZGQ2b+XlVMbPW9dnWyP3Jb/zSl9989Uuv3H1jb3+PeCg6GVRcUK3SOPLwcPTx45Mf/OgP9/d3f/UbX6fTkzH8oIRobT8qJ8zKQuTNwfM8GMfXchWhNdI7aKMGe1tCDSaz3w36ALzCMA37TJBIeAG7hrBk8e7LJnPv+8Wy5qzLpq5VF8235Ob5SuP9it3L4I6O5d57NMufy6fnG/NGAASLamlxwOk6mf1uYAtlTXGWxdNO4e7xcSawUi1hEjCb3VFYmDtrKl4xR19frHJXghBbLRMmz1AiEmbvypnXcjQWwdZorI1fnM3Vk0OZBrL/ZfUF4BcewiAVESoGDZWDnRsLD4K4xenXXj94+Ae/7R+8c/bBH37lldvN2dn5yflovCtu4HngqSCiccF7Axo7/d63v/3Ou+9u79+8cfuO93765Gi3ojFQSMMKhgM5MeSR2BN7JiEOJF8FqxQiJTFrwVqyFZ8RVdUGcJPdGdx501ST0dbWWOpFPZs3tQerp3lR6uuv3/gbf/Uv/cu/9vVvvPXKV/e2Hn73249/8P2Rnw9YiOvRuAQ1o9Ho/Xv3/+b/8D9+/PH9X/7FX7wxKD76/d+7eWP7+OzIsyjYiXPizKAgw1chOZgbh+1aPnG5qmZnIoec1g6AyJDotFGyNY2SQc0sBA/trnVYwR4q1NrgXgPoG3UlB+slnmPHLxt/eSOISFHbpWxvfOUY4O5ZnE5Q6tyCmiG8pJFUVcCCQLKw1no96Y9ghMJ7koDsdZqdiJgiV6iryh2pS9s1FO4IWjVq5HRRZLAMg3qtJSJ93NK6SKyTICFW8yxErR1eHwqGfYvOt3MAlKGm9B2xoxcdpqhs3C4GnArDg0SIPdHci4CHw6E0XmrZ3b6xmIPckMIslU+Pax1ZBKARVxZQTKdTryRcLoTPpvX09GwI//atyeD80Y/+6W/i+MGNQTE7PFrM51yNvCsXxKIoCh473R9VvJh+9P5PmLkR+vP/0q+fnZ2xX1TNYkh+oOJELauHB3kiibinZ9a4OiulKURZ2UnBcE7ZKZwKVL1CiDyxukKBWnyjIuByOJo3XsFF5RaL+eHRw/d+8s/e/cMfHn747k9/+P377/7Yz6fM9kIUqElrzBvcf/zknXfeqc/O/uw3vj47fIxmShxiUVm48DEHnnoKXKxr+fRklSeW1iv6/q7sZ21flnTiCgGvXrItV17NZdk6vsBS3tSaXkbMe1t65mpvOy4ctNTasjZPJm3vEuv0+8UXXdnJXmtpS3J5LbdGsWZTmGwU646naJU7UEHMRMwczPyYa9Zlt1wUhYvywlP+sjLDORUWIvEsQuKNQSoi2vj5dDYoh2U1kkUlRZVHiKX7vOAFqpgcu2mIEJWz6az2u1/60perswd7k8Fru6O3D8a/85u/9823vzjy9eHH9wiuKAdcjEClEg2KslS/N6p++N3fPXr4YDLefnh49M1f/tN/+N7Hv/PDH+/c9UNGKSLamE/cjCNP5ImIWEACBgmEWNWpeO9InRNXqC+VnIpTgfimaUomHriz6fnZ+Xk1HBSDMRZlwQV4VEv5kw/u/fd/5+8cHt3fvXEw4iGVBVM59V64bLTUOQ3KsUwJk2q8s3N8fPSj3//BH/uFf+7X//lfK1hD5XRwKezEnr46MQdAnozpWj5luVhDZWIJo6JDDe1qi4zsRiuyaGmGXFOgQ1sDAWwn6kcFagyq7HVL2wpNbWRp5wDEHCmbM4h6Wd17uk/MR7yU811ippVNr2Ypw9CSPs3HYJkgrSdLDMuQJ7KjshPunzsAwggbFg+lmH/G57dmOXuzxAnLTeVBUqk/iPx9ioz8NNZqqt+Qf1VLQGYtFBGc+YQSjJAyKbGyqnqoQOG4Gg6815LLUTl8fP+h+LoAObATLtQVSlYXPDBuEpurY5QIsa+bKaQuR2OtRieLxo23fu3P/bnXXn9lPKju3tirIKU045K3x4MnTw5pMNTBmKoBuKiUhgSCH1b893/z/z49Pt4eDc8Pj1n8L//xP3Z0/4P9sRthXmHBwUJyHEfME3tiQJ02lW+AhXDjWVRrEs8QBjkok+VbVzes5l5ARTkcjUejYVHU8xO/OGNHdV3XdQ1yH95/VG7fGOzfle0b1atvVHdfP0Mxp0Lhat9MtsdcUFPP799/KBg8eDx7fDT/y3/5r791+7Xm9NQcAWJkL0gpUohUHu4agvn05EWNPSfznIxxaPlG7J9XEpEI0Ju+YCS1kqmqrsLeTBVcxWCPR7QtS+estlervjAQEixToPPadLJBP5MDM285t7updQWvSC5NGcCCCLzkXQXC0mD5xJUbV35fvlbvKvk6wGCN9CdDSDP7XQHxqt4+X2wQE7GwIxEZDbcKh+kMo53tWqgmpdKdnJ1PXn+NhRan53fLwtWnW9s3j+fNDBhPJgK/aOZawItn55RidUYkLytDBdSIb0Cso8mDBx/fubn38PzsL/yZb74/Xoz1dDqdf+1rv/CP/8l3v/TFnyGnP/7w/cV4VE8mc6Ynh4/2b7+B+ezG6/uDrZEbFP/qX/xXXrm599abr9+5sXN6djIoZX9c7J/XHxyeFju3hdAs/MBVhT93VDTM1ajS+QL1+XhSDbe2Do8PUVUkzc3drdnsTMflYDyqVeZ+wePBuUjpytOpHwzKEnz66N4uz4/YH4GLcjAaFvW8UT/c2nvjUEfF1j5tVY/O/XG5dTz3GA2qyt87/9CPB8OhFErTZvz+Y9p6THeoGPrRjlTO+2YoC64XvCgLHSiKBfn/v70va5LtOM77MqtO7z0zd+Zu2AgQEBeIpGktVEgOKqxghBY/yBF2OGyH9eCww0/+OX70g8MOv/gvmJa1hCyFZIqURYorCBDbBXC3ubP19HJOZfohq86p08vcGYKXwgU6caPRU12nqk716aysrzK/ZA5ByaV9fftpWvuVPfVrwSoW23YzX5arnjlvqL8xzkeNfT2p1KadTfMv+R/tayxCEilMRUFSsOPok6aOYxCLgBIcSkHFEQEsCoJIhgIrIGoxjjZ8jinlYmAsRe4VSDT8zYImQfodpgXDIiYBIGiyVZPRGmetxkxaOxHOjgjqjwgxyxJDySX4wXxNzDxMVnM2q3Uim5rPPTVb57rW5HvefAkpHwYsUCt6EXHibU9Pk6oxcRJF95V6DyT2fVAaNxoHH2tPNTrbp+882ftEOcOjfSWpmltKWmsHJMlbysz2GEnrspBPGMzNDwAAIABJREFU4nToQgroE4dlyAMcHp2eTDrdbr8fQlnQYjwcMKYOi3JxXpblrFyMdoYHo/0333vn1u1XXhjtTRfzo8mZBqmEnEMIAa6JJECcEAvRCnCAsLJDZ1gKn81mk0X40pe/qJP73/3udx8ePfrX//Jffe4znzs7PZ7OTl/49MuBXQD6/eHk+PiLn3mpz/rc7b0/+Df/Qh590GfnfDGbl7dv3/zMp194543v6d4rB+Nr74uWZdjd3+s4Pz0+BxBCCPNyt/Da6T6aTSoKO7uDoj+YHs0mZ8c3BwMQHZ4cC6E77J2fn6A7Hng/7PaP7k9Pj06Hg3FgnM0n3b2D6dlkNl34bnc+r8qK/d5u1RssSvi93d3RgVQ4VUGYB9CsnFZuWnSc+t5bD0/L9z54/vgXPrczcsdFgM616nVdxYDHZDHro+ucu+Dc6WMp9X42L/p7Gov1DuBxC8zVxegHWFkZ5qxHxFlqbEY0zJXB9pZAaukfsvRGrUQPT0AkOgLmJdb7cqDsOjGfS2aNBIipMF7YAlI2SH68nAMsNTxCKSUTACZV+NZJQHJnVI2x/TWwc7EsPYdtBEaXasaRWPvaGjMyMI3yGFdENS8IAMckJAqGCGBROU/Yz500SOBu0Rn3OoMOF1KG071edX969/kbL3k5fu3HD0/mk9Dzbx0+PO0fvPzy88/tDXdHg8MJvU1nD6ZhojTlomS/iAPm5EUqpHAqKmD2Ag4Ved8py+r8vJpNF/394fHDO3/0h/+7KIp/++/+/e5o9O6d1w/vfbDz3ItHZ6cz3eHeSM7LgacbA/TD2f/4b//5+P33+6NrVPRf+sznf+d3v/ap5279xXd+eO2ZL4z8SE4X1XyxWCyqSrrdfr/bBXNPwo7Kwd5oNma/tzPpyFv3Hjp0qsCDwRi+DKCKVGSx1yukoKI8Hyz6R++9/+DwdIr+g8p3rt9+OPeDfm9ncNDrdSDqSLs9PirPro32+teuhd4+HU6mx6daYTjujTsjyIlSSSO3GOi704d//e4Pdl99Yep01vVVx89CEO8mKlW/cxpc0e1W5fyJfsUfQXnsOc2Hko2wwKadQX6tflj9Xt8UpYRkNT6u6ogQy9LtR/IsJUo8sfaeAKhDo+BWu7IFIYf1zbGSqeFKkRYxVrTikUEZ+bVYN0d57zU3S65562qbrmqVr/Ree9PnWpXSkiMZ1J5/ipwzYAUrT9wybRQ8fZqzXdYNasy1nfxt4mmHqqohvSG/R4lWfy42qgi1541rZO9hcELh4uCfrHJnhWh5ejZZlPu+2ykcV4vJKwfDGwqvk2fHu+9/98eHR4/2nnsF3f50Ud283f/sfufs3k/YdUs/n5aTUv35oqTeiKhQZhAbtEjRGwQIAHuoQykOrlrMZy6UQbjjf/TGT374w9efff6Zk5OT6/s3nKeT40ev/oNfLjE47Q4V/uBgZ3568unPv3B29+3XvvftG3vXtbcbujtn1OP+bijLo/vvP8OopicjN7i+O3bVXMv5eNChckGL+Qt7o6o3kg6VZTXsCu32bvH+X/3o7kxQTs5KLXf3xtf2RlxObgx5f9Tv9oaf3usvHj08Pz2Xovfu6WzO1STQQd+HqmLp3Nrd2fXYH/c/s78nFfX3RnPf8wJZzE9OZr4K1WTaHVNYzKezM0fVw+nht370vS+8MB4U/rwMvWGnnAUeu/PZwt0ehcmitN/6Okr0n+Ic7OmSVdNpU70rNfthV4wPo983ubhkafls324WENfBPylqBua2t6I9dfOoNBHLrLF224bwZezozV0sN3ilay9ZeV3N1ZFHp5t8VLnez05TNW9z7SKh7fYp4wXLyi+bgpUiMSQ5IGBjeGJd+ckqd4KMfLE/KLpFb2+88xu/8pXXfvC3vcnxeDzeGffP7rz1vW99azHX8d6NhR8Sir1O8dKI/vRP/pLG17rd3f680v61ySxIUHJeLXWMEgAn4gBSBHUED+cQSJWCIICmlZaE7732xsOTsxf7w8OTs5cU9x8dPTg65m5xfjqfunBczl6+9ez1Pez3/em77xzee/8XXvnccWe06Ox2MXwwDe998MGw6xfHD6TsMc/c1PUH1KX5uOe+/Oor79x9eN2Vi/IYsqBQnf7kJ/dOHp5T//nxi8eBRzwfFtQt5LOffu7hWzcOeFGVRwPG9K173/7WX3/vh9/pPffSYjA8BdDx3X5HUI36/qu/9IXZ/EwfvX97yOWsfHT/3tuP5g9Dr+jv7Hi3O3C9Dn37z/8Sp9Pebe54x96dTCd37h+evvnj48Npt8v7N/YmU/SpmMwqcIEqgNe7BD/12PoGWXIPrxXipkjXn/cS92HW1BrFpnSIohAx/SKs0Y4289CluEhkri+sRqcSvVwidyOAlBXIeEJSd0C0QDUdPDb6S5Ptn/vbNAqOIgy0VnI+9yVplhlp+qppcrm92Eh7VE0j7d5rSzclM2rE3A1yf2ELzWUl1LG+5uvSLItxVLbvCWmGY8VGRxv21MxPWieaTQDHfZXUSI+VNImvEFlC7eg5jifiaNmaFGksbWaagFj/RC04p3R+enjrxc9Oy/Dd19997qXPDDpenHjR++++83//6m/ee/vu/nMvL/z4/lm56HG5WLiSDt95fdYdd2695Nyo3ykG6gJxSRRdv2Jkl1K6VQXDdSACsChPg9x5dPqtxaMff/BQB3udvVvHc/rhnbv/77WfFHv7oT8u58GN98YYjHd2Xnnlxrt3vv3orbeu3X529OwLDxb7Ex73Onvvni4Op9XuwfXC4/n9A0xRaLl/7fpsfv7GO4c3n7nd3z/oF746n/Qdhl0fHh1N3vqRv3abaNgtdm7v37i56995+85wtPMrv/TLDqRuePLo+L2377z95hsludG1g7OiW3Z6RX988Nxzftw9PDt69dVXUU0mswlEXK84vX/36M33p4NrwxeGGPScl5OToz/70z/fG9+8ffPZMBwv+j3fozvvH/7Z1/8khC60e+vgubtH8/3xzunZOe1e13K6yQni42u5t82fn9dtbppPxTqjmJZdEi/TQQu4NwXBBFE7DBSo/bDJvGJNQyJyD1gbVp7rXE3YzgaJAPdjDeSf2my/+PIl8zlAfabU2m/Wt5w3u3Z7sbRvqJXmYy33zIRvtZMKM5AnI3aXRMubd6pN/qbVKWjsktr8t5Sqgex9s97HbUFmuT9Zb8h+p3syOf/me2/94ff/pn/6YIBpFaaLar4Qdzat9l56tdi9fepHvHt9Rv67P3r9pXKsnf7R2bQ7PC+Hw8nZmfqdUFXMCCTGhKGJzpSVwAghwDMEAp4DD2eLv3vrzrfee+31u0fn3d03Hs30h2/TD95687V35js33zxZnLnxg1klHXr7/fd2woPTv/1f03d+MOuOf3y0ON4ZTf01cv3v3z094iFKObv3kMIgFDuTyeTde3L0zg8nr3/n7O6dwXA3yOuCDsqA6SkhnJ2f3r7xjKPKF3p4fBTOyu//5d/p0bvVyQe6qIre7tnJzJUivf6tl14JB7dPUMyL/mS+ePvwwR+/effoO9/wp4c9qbjg0+NHw35/WvG906r//E5RFKXj0/n07Xsn3Z2bt2/tBB6dnCyOS+6G4lE3zEPv4PYrnd612TQ46rigXfI0lwUXivD3fKL4c5erYe5X9Qa+sncNLb/5qaXdQvypJ78Rbp27JXNVVQDLIkSkkRCRCMq1CRkgZBl9zFwGxRDNpiubIvOTiRarWfx2bZ6LdfUmk/fIhvLkao4lVU52yPZ4zD3lclqW1cxT5o2uWcqOekeChJbE+VMhso0OgmYo94r/e43dL31ajyI1mQpVHOw6lfoslwiWcSmx+dc4GyLoBiRUHZmWr79Eyu8nTaOjf/IfV6blZyas2vVy/+6dfqfXGwwqVfQHgxs3dLRbHDwjo+uz/vXT7ng6PDjtDu4vwmhnKCeHw/HuGXVpfDP0dw/n4kZ7letUxHF1jiucEKDGnhkEvmsmDEuF+WR2ftLtd8V3RjeewWAv9MZHpRS718vRtbuVx8GnPjgH9fqkYXZ2OKB5p9/rXn/mAUaT4bN3Zno0rdTBa+kGQ+kf3J/pwo+mcJPpFOzJ+97+zTDYn7rh6Oan/Gjs+6PbL748951j1zvu7565zvv3DweDvX63z92B+N7NT3/m3A061277veuL/m64dutsuH+n6k24P1eeTc/7BGIeXbtxKujffmF4+4UwHI+ffaka36j6e8foPDibzqkKIn0qeLB7dyKz3vis2z+aLYa9YRUw3r9RFsM7R9NytPv2dN7ZPzidTJ0vyLaoK/LkvvSnS648ERuwho1Tyq0I1Wb+r2i5E68J7qOMVISIQBp5gTlpDKQSsyVNR6SGkl6IMA6QSApbt9TyVUSKiqx1FdVrSbbYILXT/KnZveeYtbZqLk0j5Wqx7i4Du+tPmYB273ULzXgSiLHcS9oMERlffquC1s6L2ZexdG2uzyNPoq5MnH2qzSJYE7FTPT6Nj0o9V8nkt/I4a2l1Jc1Gnn9x6f//6Tt4YsIouzjv6WIUZBiqYTUvwgIyVdWKioqKBQ1nrjt13bnjWYFemD+/mPaqRUV+Tn5GnXP2M+7MuVOyC+RTtsZavxt1klPqggqWqi+LcXUykskOla6axVxy5AhCWs1Ak87uOfcn6APc13KMk2vlg57OAtwZDR7QwZQHnjHG/KC635Fypt0pDyd+VBF7zLsy7cvEixAKqCclh9CRudNKiM99cd93Fq5XoN8VP6rmnXDOMhFU8F6ISbQSnrE/c71DP55xp2Dqy+IgnIxl4aUiDQuIauh4kgCVXqmduesGR8SLLs0H8xMfWHU49b2TrlOSUTnraemqEnBB+yed/r3u4NR1VV10hFundp6UM8lHVX5297vect+k3K/MankZp8kVLQ8k8tVET+pSeDoRUYojZcBFBd1cG2PfKfqBIKnv1FQzbxz1TuMTQpnSrMtrLZPab8rRUvpS95jfi/3tXGOLZ2TrQqpAfTvNtRzt4dac2MLDGjPxUlvJ2smBZiQKQrCslFZuhWbRGzejOerltn9NDKkZfaOxCDbXpr6Qvl7NHshQuzylHpVdfVVe2fq1fKpBBagzDBNSgFjIvCee7IGqgmZgoaJinVLnlDqOS9aBqoorSuqU3F1QUTpfMoSrQHwvdLqQAArEJagkVOQEChJQFZP3qqXwZQUIITq8QwRcMc9dAepVSuQ8EYKSEhtxwIJ4ysM5dwMVDlqqm0oPbuS1W8Kfc+8U/ZI9gwKpuHGHpRRXUn9K/YocyHkqOlyQgtABPKs4BMaMVaFu7vmUQ+DCh14BP6Ouoy65nnAl3iJaWQVCfsZ+7voVXACUiLk3hSdHAbQgBEjBFQd1VaHiAxVmEDDro87YCXvpVVRMuFCSqnBeS/gSyori3LvTAhUJVw7rFftWPoZi/uNRBQKGxhMhfwYEoAzr2CQ16GGQDukV/MovX+3iCy3Hb9o81B9dkDhrfackV3BP4lYIWQOsX1CyVhKBb/vCDU4M5rcOJDA+K4nXAhFGjwkVo0u7pShZQuo5w52etHJnoFiAAngBmVLBrmf3oK4I5CsqAnEggCsQ5uwPnXeRIlhUgzElWzgGEGCwezxA5hg7pxrXVEIAT70PUswFxIB2VBEESkJcleSn3AU6IPLxvL471x2oVEwld2euK3AkCArhcYGgQEXFAkVlo2I7YSfSnv2CgODgAChcYCxobmZEAVeC2bGwF64qZ3CSt8wxAlZyTCyQmRLgZkxQF8gv2Ckp69xDPZwTr3DCIbhKuBBfsFK/7Cn8zHlAAxWMMqBSFhIuHVfOFvzgLIHOVX5omzwcnha5uqV81R6u6Of++FCdpWZW2qHM5FsRrfeytUkYj0wpVbBgl5pCndOvKYKzHLlqGgyd0ca70xlsAhQYQIxTTfY7gDQzUtfEMjK+7F2z5nZqb5nMoK4temq7bC55tWd+NclrsMbWJXn6t09HkbG+xMLkpl6XR68YNjua66usR41nMOYekz0bNj/Rfs/GmXB2ojp/t7KqJK8Y655TDillV+Py9QqHLC1641uJGAdFMer4CSt3gIm6hEJIFaJsscBOwIFYyIltrSgg5gzghe9CPSCgymkAhFBlDrurUj+rAeQqkIIr9o7YwRE6qq4SEQR1FZyHeog9x1qChTpwLFBhJ94JFwBpJaVgSlQCTKWYSUQUHAEukEI9axdwQAAtLNZYtSuRLxKiVIEFRFTAITAvIMoM7Zi/GZMSKiKAPEAluUpB6ARywgVYJahACI7YC3ygcu5ZnYPvQbyDI+XAXgkz8YTOgmZgMIsQgx0ETtgpqif8BT81ssF8+6jvbC5tdRqVWMynQdF4DxbZlNWJb9Y5jVhvBgY0SpCW61/GMG/5sWwqTy1jBTDJ7r49yMdNxurYhFq+kpss8SWTfG254UnLXjGU3cKKiqpB86WrsktiXFJzCdoYfbN9aXKu1jlUrYJLeUKWbu+Je8swPCSQlmyUDsQCBhUS1+gAVZBE9WhnyZbrEQhgYmV1IBFZtYDqEiZlBUMJTIEY5BUUiFn7KggkAoF3po1BikAqVFEhpGCv5q9KDCaoggnCFTkgOCekIASGWgpJM4Y4hnRXiiAU6rlmdiRCBHWlMoNUXaUusIjCC8jOfgilQ6mQYEQgHEgCpHTmpiqiGjxpQc72Y+pYvQMTXAfKRJ6ESFlUK/EgCPcMTAIA9VDy6lgRdAOP3scWc79qfpKrPv8/r/wnV0M2GqvZpDaBxdoiyhkc1Q5iVXTJFhYiSl4xBiWYrySRGqdBY3ev2OntlbLR4237uv5I2s4wFy8YzfHpymO76hWDZMUvudKvxo7G8rSfaMZspru24o9Utc0l2Y5XUnXGxkiurg/LYp2esXr8lHJh1+JAuuRxH8sNzU/OUHF4yatd2VaXPDaqbuEJW+7KFZhARoTOUCFRsB2LKAkQlpn3pUpflEChIoFiEtxUg6FAfDaEmtSmEZuz+w8EwMVVgxhUxQNqMhoehpLAGSuDkIICLCZE1SZRVEtFYALZ9krFcC8QQSlOryrXZykEOJUCECFH4Mo2JRzIfJyUoAz1AkCFoYrA2hFVJQQlZzmLVZQCMUQ0qDpiqA8agAIkEIYQRFVhKx4pVB0cR8xQ1TpiOKRgiq08ZXJJzb5Sy+KDTJMGVUdApr5VNQCubVO3jMoYJaANaJC5hrTt7jUjrI/+1lji6zJQJ4acptpqnezAli54mFfHpimWB+tYFtai53UXmy33ZX92XYF6tN2FKfRNYP3mYWTBZHYoro1tbsC6M/QoLUtWuSY5wBPH3IlATkkCIBQoxcXZcSggQKUIUCixOXo6nSFtDQGoJt7f+hmzpU9Q4+yolzMg8c8wQBBRCVAGEZxCA0LlFFAKWoA7UBf5Nizbq4R6vSRYslQELkActECcb3v+HcE5I+dR0Rgs4gEnWjQ03AywGEObrR0QD+2AIKCSFgTmqmCQsCiHihzIwzNIFFwqRLkIHlIoOhAGAlAhqIiQssCBaspPWwsVIESiYVBc37fJ9p4eWafdsIInXCTR3GnVV9Xkv641ViMgIhIV1CUp1mat5RsjP7MSsyjdBp27pE8TJq5tCsCaSqx1ScL3ryBr9fvSAmY3DMQMFy1NnTjCkGabbYGjnInW1HGm6LPTiFxa5barTx7tCYmJR6xZVKrmsxtHDsDcMICQHJGWESRrR+u0qrER39rKRWL+VZE0NtCVgj5II8ZCROoJVTrJlXTP2grBUoCUVYQsfpia/Zxmyr0VSFKPV0AACcSSclu20wBNCcPBEFVRNt9fgjJEBRIgJTlSkfqZIiIiERDYAQxnlEwOdtDCrAFKYja5xmNSGx4ZOgQAHOJKo/E/qAIBymAoM8Ro80BUWPhI8te1q1iIS45GP8THB1BFYpU6Et1ajs8qhKBcbQh5+4TKRsz9qpO0vv4VlO/PULQ1nPzk094LNSSKBgga8Uz9+3HZVbGRzdGejxVKmrqt1tdY3KpKyFIrr7ARaPICjE3E1ljsxGxVlDfFl0VfFKrrxWlpjTy5o3BTv2VTWwQpiQqlZUCBJZtdayXbapZXfFqWpLb3V2uuXdpNfQHJ0lWsvdwTSltRogFooWtaa3kBREnU9OZ6QojNogBKQKAqYIK320fqKx5HR2EliEKocXHVZlOYvjk7XYj3kD4lAUHtXJoUcIkBU+NhtQiIoB0hMUdRRYDlS2GADKzmen8g0Eh8LSFp5DQGW6A4VHFUnB5DSRQd6amMQy7SJoPBFepB2n7FmWct1LyKbUdiHsAKJRYOQonZUSytkisjy440o4pt1OQgEjyTQjeZ7Rueto8tiLNB+Ur0ZfjQsvHXu5H/YX3tVZa3aEWuaUcSeXv9tSkhqLLCMguTkmrMWeGI7FFmpPMvSrifXUpkVO6mUCJCnRQLka0OlPgiG+ggQTo2CrbuNP0wok2YfhdEFACyc84s5LJRqVaiYb1eA5RcbYOl+ZUEBtj/IrQtgE+6pG5FzbCjpoV8exFUXKocsqHbMmpnF0qm4m1zHFWYYQ0CRfR+iaMVUkBdrbKUYeiFRofumKHJxkFMmb88EYmSUEQl8ifGKCXrlZtBoKgONOWb9bbcmSd4Hbug0WCWJs4q5spIHNGXlHQ0mprNLkwY0dIVuu4hvlAYEb7PW8kHkBdyAjGwDqxodV0/jmmf0Wq53ePycVZ7GJwtQsveK1k73FyizWA0Tz6Vem+sl+UbbN7EJXkrnzwxy1RtP2dWHtUnqxBN+8O0GDgyw23985Kb9gkuzT5NyncDEL+JnSauBc3lNUBhl23ePqzrqMUOn1fILdnalajp93G2jIEw8X0yk0FNgowc40aO7dQWfTLwV+H1pZI1G5zHj00ZjXliqI15pqAOZ4snlpqZydRAMVvZylZ+PiJ0hX8XyPrTyw3w0VLhJetkap1Mc0qm6JtqyapTbQ1AiELWGmCgabuXC/VdvCrfumrcLNT/LpbVOtnhLRyIjUaTpH2uazXVDiXy8uzT5fp14dqa6U8h8/zLzp953Vk0aRO427SpcIj/WKNm57Z1KWm3JGhocDj7t5WtbOXvXy5ve+WKVVdUsCC6xtfhPC3tfJFa16U2l3q8eDy15JpuU/38ktVb2NS+JrlgMEuyqqxXh1cjVxdUzksy9b3xfjf1Ur9/bGWDdQiVhzIFDyoinEMJfDBAhrQGygCXkeBcfpa2spWnVq56QPpTn0J+WOH2uUsUO1hiQ1NrX5HoDmwZSomJoQmfTq1J3SIBbSgDEe5ozHDTLCFGhDYIsoEqqYUGLxZoS0UBynYAFmNK6zaVWDVGkySEHapq9a0w570x7kaGLPnM5H9KtMebXqJEbD2+zy9U1TzvkhXGE+OExhsy01wCUGLKbDHCx04pzQkFUlVtfN0aoEYAZWVJSLhla8pzt0bXGGJNnk7xQhWQQsWRmgNiMskzeF0SmJuwKyMR4qvBQlvZylMqROv/fZTk8lwRCcHIyK0SglHDNdJO2bVkoS+9Waqz1jpea2s3Xbf9+ZbeYMVWXR3V6hjWjnbt2GiD1GO4jOWORE7wWMt9bflS4dLwYCeE2STUi18j2mrKqlJMdwFPygwRpHOSZLmn9zkIk078rkppvZWtbOWyclXumtWrJHtnIYRm/yopVEgSB6Sky7T25o76PYbeAImpHEBilMy91qKtZxGnBEC9Mc9EbkipbV5SVq09x6MnnzZ5XJu+XHa3QqxQ86Nv52u1kViBIK1zIfLjxlGvOGVamwBAq0sRsvJV+53U2keyr4maLBxxBuqQpcY7qOVHT4mk10rSnsA6bDhnUqpVW5OIAAsmRnR2TJzvgMUQE1g1sU7afavC4hpIs5tLR6npeB0NIr89Xd3KJ0YusOyeLmmZzNSmq01ou6Yfu1xiY77JHv+ph7dk/l8GIr9kv0KNX+Alr1r7Fa81uh971cUVLvMs5XW4bb+jvdpnNQ3MYSF4DaXvFlAJQQBF4VBVYLcRc1TdavmtfHxkwzb0ymrrivWJ11vom35bl2/dnIlVAhpMvNELygmOAUAG+EZ+cAU5U/Rq9j4ABAlxsx/90yNOH8M82QhIzfMdSPEgAJCyjJp1n/zKDa8HgWxBqZnWNeHCZtsGETTYfTNXKpEhpwYa4kFC8tBXKMebtC+XNKZUiqGcpgZtPDmokuqjRmdskyGZb6UxvQRLRa5s5fXVySHaxqNITA8he5ziXUfeTkYaD6e+0NbaLffQ+Bg0LJJxe2AnDQayEdT8e6CeEKQK7DgYGA9G89ixgrNgrgj5YCtb+djIJ+l5lhiX3aANQjGCm6PZrk4jRFAfYz7ForzpXGIVrklCj11JKUIrWGqdVjzZseHTy9c0UoFsbbD1iZY53xt2IAdAWUmdH3Z5Op/5TjdoEFVWEdQ5ES0+yC7f4uxb2cpHT+xUbHX/YfZ7TXNkZQZtR5IYqMLV1l/Eizmkeqb0k23YamZJAxrHJBJYXZcnNNlsTKlLogdODBS3kzwhopzfUdrmedYm1+eTuS8NYi/NLqG+32ycy61FplzUnDMtjsyIrasarl87CJmvi8WpAuxSO7kHUe1lZN4sCoRsMIa/CwlRm/PdQPz4Jp56sIHtNVt9ROKj/U7Jf8Z2P5INnm8ejBxVHRajOY9E70IER3BErkEb+SPnLbCVrWzl8rIasFN7uDcKMXPNVqInDcFe7EXzYRu/cPBrDw90lf5hpXI+RZS5b+ZvlirX7/OTm1Y7qTx/wyuV6/KlmvWnDIFGql3//K2Du++9RVI4VEIeqkxeFADXyL1YBHxq/KIJ28pWtvJh5ErEfEtXrTk/WGGItJqsGvfm0QYnI8WDoqY8jKwDrBSpl6wVYxVO3tlZH9Fboxk/tfzlOS+hNhOkZTGIrJUxM1Rqo42SrLPizRM86500vaybKsLaT2s2MUWktbG5ivZ7pv1qSMfOIkC13zoav/W06Wjwes18Yyh0WzVUAAALEUlEQVTi8kQJA4vkOJHnPYNZ4kGCqrqYLSvfH0S2SNRHBRBoPCD3Lz4//Oa3Kq3ONbArXBB1jjR6T8XZqG8fdhD00z1/W9nKR1A+YZvRmn+RKClRYxptbD+SmpWXEE9Of16yGQr/KWWVb3Kpo7U9LhVmh6aPYYkhWvaxXIJrMmSl9RHlywYtDyB1irqdvIWsRBjKbIRV4l96Ed0OKhUmJXZVKUIx/189P+k1X6e3spWtfMRkg/2+hEFLtDST70XSVpp8PChyVWf2Xcrc9DMcoUR/lWwMGW5ukte5ai9K8tggryVndoUqLAlGrFDr3zqONEHc9eUxFxLaqrY29DPl2/Sbdga6nMF1Q9q/mvNdNR6FcuMGn6V9BUEEqKwz/mwHNwv0qGSnKCgwRCzjkJCKUAgclEWJSZnUb832rWzl6RUxZz5zJicLykdADE+1oP9Uh3QZgX6yv/2fIdqeNbo+QfwSHK8xgpfjqy7jE0twuV3Cq/q6/lNXXgEiciuwNqM5gI0daasZTXATAUxktGJsYaixUAniVFhRiUoApEI1978I/Or13W88PDxezM6rwu0ehMOZd86FChwqF8AAeQj7skdASbLMr7vu3upb2vrEb+WjIJsVx0fMWLlq+Heug/Jr4+9R6hckLzqDdMVi0pOdrACTiirHlDQAoEoEipAuyIFSYgiK9CT1pDbIQ8S7qYnYzHxtKOLjtVYIEddvBi6W67VVkmEUljqNatQ7ZemjjEkmef7AYu/VsnomYCQi1KnPPHxfRdUphBJFTFMh2e+aJk0BJZImVYbdBdXu6qhBc2Vjn5S4M6hRFEt8yjbRRgovBCJG4q6J/uzKTETBGgwwv1UJnr1zrixLWzkWor6/O1+c7xX+5t4uXwN+89WXuuWkmp8Vo1E4PsVg6LpdimlFK1CwQGUiR6izzW1lK1t5isVYZRIZJFKenCXnGV62cCUqpqta2UvRp0t//kxknbNNnRQhS5WWKqyuojGZRFovLzG2eoFoTRNnhbnxzqAlnnpORv1SyaqkFuLaICLeFeTddDGfz+cKFL7b9d1QLkYdf/j+u1985VPcE/zWF/ZvDjq7vlMenqC/i6nMgyvZCzMTQW29kUBpg3O5r+MyfMpb2cpWnoTQBrFPjYE9r7/WL9CkZhYLUKmp0o1+3XzukIhNaofClCd5Kf+HCqlQsOyXGSuAQUPxT8SAy5opIWd+R8OXUl8r0tjKmrUgSqI1r0vuMaRKmlLNrpITpKvWzs+qbyKDcnZ1O57kloqX5IPehN1m64HUAEvygVEXZwIe6lScCkEYAoiAQY5dUYFmlVbkuTeG709LOT8/G1HJp/deGPuvfJ55SOgB//y3vjooZz3noUCvh9k8sKu0EHWk3jYhgjJE5pytbGUrHwdp6XSKGhxAiCSRGlbM4dzcvkAJXlDHhGhNkt8LGry4/aU9wdKbSzcVloZ0weDt1QjFllzO8z/z1zXY9cV+8aoEZQIhJO54OytmYVcJVwrf6fpudyEyq6pux48w6Zx98Pu/+ZVPF/BFmEpJ/+jl8dd+8bNff+3BfemEQSf0OxBJq3EFlUiQsBmgfCKHIVvZylZ+ppJ7zhHZ+aGYezVgcEzj8gEA4KBwFD2x61KKCIb5vRBqzkilLMwzYt8W0YnEtWKUkRYQGvsUEJHFYrrEKwlEz3drzIx3zm8BwY4ftY7eRCAiiwjNU5+379r8XgDbWbTVq6oKt+gkNUXPKqIPOxkJYzSy45+G5qjWSlIijA41rsqkIc14h6pqPG+w3UnktbdRAHDm82N5nili/LZJEHAZQtHrkUpZlqFahKry3u/1Pe6+/msv3/ral/fHABOw3+/1FX/wtS/9Qk/3Zw/x6J2CF+AAdkAH6AKeVBgleE5roKqtbGUrT42sWqzRVSb5yZgJr8l4BxBWLPfVRkIW+p+cT9CUWEdLdnFik8+beqzxvqlkk+W+6a43NXiZzUcDcHHLKl9FwNC23NeWb2ocJKQglSXednvjC0dahXJWOIx7nsrp6b0713jxz/7xV64DfYDh+wTsE17q4T987Ve/vLP4lDspzt/3KEEEKoAOk3cE5oWnBVBdNkVAvtBvZStb+TmKbpD6UyCSCK7mzlSNfiBIyZWUWMDBfCiJlViAoBEZN4jaHDASKG/UBRS0zuFHChaloCTgoCQJdg/xXFfNx88+tZGIUiy0N3X+WBZhMaQ+z5haHxGH5MRZ32meVbWeirqmtDW4nS6kfyTNTsTOG1jBILesnamlGg13qrV/Kjb8fZmWICH1GZ9Boqisv6CamZlIOx5aTXVx3uNq7EMnnPXD2c2B/s6v/8Mv3er3AnYAPwvacVTMw4F3v/vZncX0C//1z74hVTiW3pQpSAdGKm9UcbQlENvKVj6GYsgGxZPSSIKumdu1XCLCRS2mlYCEeFhmP0msk+Y2aA4hgZYhkVw2RZYmhGI5hnPpXihyXhITsBTtSeuZCcR8gxIQpNkrIvSkFt/kEoolFBk0sc7LJP/0YmklwFrZ3ESm4cZYFoYQQRezQmdDT3726Ozw/rPX93/7137pn35xjxRjBwd4BVUBo45TkTn497/8qe5e/798/f+8cX4Pcl7KiDsDJZlqFTig44kdSWtS89GsOW7dGu9b+STLkw7f5/wHtvJjWxN9YtguNNmGURezg0JVklM5AXBMQCJ7ITOigajLBNHrBo40i7/0QKQkI2qC5msMvW6cyKMBcAjmIg5iMjfzmHRUjRDB8GhVFwnJHdLaEyc42rlOkbGkK5SZkubVGtygxsqmzKVdVKxVVijFV2cLFpH1oaboUxiqBKjB/pw0MABAAsEYYSzlXa39I7cPNKW0DTFEwMU0qk16Jhfnh4iNlR6aNjnVwPtqvnC06FRzOX30wtB99Ysvfu2Lex2gT7YOKM1UWVEIEOZlKMv+6B3gr++e/Pev/8UHp/5o4mbUW/jOtHDznuNOVyaBpL2Ju1i5b2Urn2S5qnK/ahAT5cH5q8S/yyW1ckdS7ibR4VrNh4/MYCcin7n0cZZ8w8gJ6gPG2spmNGAFQYgounmIHajGpnIQuWmHiIg4atKmPCdCcGn4QNNUfbPJlbBp3MVEHwwIa/wPECIHCCmDlZSVhOFAhtA05WDNPBeFlYUkjzJVJSEsQV4KhmgOASkBQsaIULuWIml2MVUPIMt2okIABRWosUOaY44oAqOcnDy8vtt1i1M5e/i552783m/+xpee6fWBPlDUmfOCqJSldw5AqBbzbvcMdARMgD/8wYP/+cfffO3u2WJ0s9y78ZAI0wV8x8vGfURLudv7rRPNVj7J8lFW7u06nJzBHZl7R8KVDbUmMl8XTjGoVhO1hiUB4OBQ+2ujeSUNuU6v9WOsWSv9pKxdVKlNXzZUT5zfZtu7MIWtZsrdR+VOgJISGBRjPxmm1Ekd2F7NLge1lXuTrUniFTlirpwr6wTRMAGSlQSoLQwkliAlflSfJ0uIW6jmkMDAq4zmixSqAVo5LJ67uffG97/ZC5Pf++qv/t6vf/6mhwvokYyYa45+UqnConSuY1uVCekZ0SNoBZ4CDwV/+yb+6PsffOPd+4/QQX+A85kX2Sr3rWzlUvL0KHcAToBMuRORj6r5McodiOk4lpR7raw5pbGuPUbyFHctVkpDhNYqd8Bz607byj3eU1u5t2jHGp8Tbf7MTkSNDlPyj4ynoL3VkKy1VjirqkqmBJNmp6xCqD9qm/BUl6foLRujD6okFEIIUmqoJCxYpwejzm/88qtf/dLgNtAHdoAh0GlSXROA/w+Mnh8MojSoBAAAAABJRU5ErkJggg==</text:p>
          </table:table-cell>
          <table:table-cell office:value-type="float" office:value="-1">
            <text:p>-1</text:p>
          </table:table-cell>
          <table:table-cell office:value-type="string">
            <text:p>USD</text:p>
          </table:table-cell>
        </table:table-row>
      </table:table>
      <table:table table:name="bank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web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icon</text:p>
          </table:table-cell>
          <table:table-cell office:value-type="string">
            <text:p>online</text:p>
          </table:table-cell>
          <table:table-cell office:value-type="string">
            <text:p>fid</text:p>
          </table:table-cell>
          <table:table-cell office:value-type="string">
            <text:p>org</text:p>
          </table:table-cell>
          <table:table-cell office:value-type="string">
            <text:p>ofx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>
          <table:table-cell office:value-type="string">
            <text:p>a03be909be4d8d556509b368675b1124f</text:p>
          </table:table-cell>
          <table:table-cell office:value-type="float" office:value="0">
            <text:p>0</text:p>
          </table:table-cell>
          <table:table-cell office:value-type="string">
            <text:p>[<text:line-break/><text:s text:c="2"/>{<text:line-break/><text:s text:c="4"/>"t": 0,<text:line-break/><text:s text:c="4"/>"q": {<text:line-break/><text:s text:c="6"/>"$set": {<text:line-break/><text:s text:c="8"/>"name": "Chase",<text:line-break/><text:s text:c="8"/>"web": "chase.com",<text:line-break/><text:s text:c="8"/>"address": "Bank One Plaza\nSuite IL1-0852\nChicago, IL 60670\nUSA",<text:line-break/><text:s text:c="8"/>"notes": "",<text:line-break/><text:s text:c="8"/>"icon": "data:image/png;width=120;height=120;base64,iVBORw0KGgoAAAANSUhEUgAAAHgAAAB4CAIAAAC2BqGFAAAAGXRFWHRTb2Z0d2FyZQBBZG9iZSBJbWFnZVJlYWR5ccllPAAAA2hpVFh0WE1MOmNvbS5hZG9iZS54bXAAAAAAADw/eHBhY2tldCBiZWdpbj0i77u/IiBpZD0iVzVNME1wQ2VoaUh6cmVTek5UY3prYzlkIj8+IDx4OnhtcG1ldGEgeG1sbnM6eD0iYWRvYmU6bnM6bWV0YS8iIHg6eG1wdGs9IkFkb2JlIFhNUCBDb3JlIDUuMy1jMDExIDY2LjE0NTY2MSwgMjAxMi8wMi8wNi0xNDo1NjoyNyAgICAgICAgIj4gPHJkZjpSREYgeG1sbnM6cmRmPSJodHRwOi8vd3d3LnczLm9yZy8xOTk5LzAyLzIyLXJkZi1zeW50YXgtbnMjIj4gPHJkZjpEZXNjcmlwdGlvbiByZGY6YWJvdXQ9IiIgeG1sbnM6eG1wTU09Imh0dHA6Ly9ucy5hZG9iZS5jb20veGFwLzEuMC9tbS8iIHhtbG5zOnN0UmVmPSJodHRwOi8vbnMuYWRvYmUuY29tL3hhcC8xLjAvc1R5cGUvUmVzb3VyY2VSZWYjIiB4bWxuczp4bXA9Imh0dHA6Ly9ucy5hZG9iZS5jb20veGFwLzEuMC8iIHhtcE1NOk9yaWdpbmFsRG9jdW1lbnRJRD0ieG1wLmRpZDowNjgwMTE3NDA3MjA2ODExODA4M0Y4OTk5MDkzMENERSIgeG1wTU06RG9jdW1lbnRJRD0ieG1wLmRpZDpEQURCNEE1QjBDN0YxMUU1QTFDN0NCQUVCOUU5QkI1NiIgeG1wTU06SW5zdGFuY2VJRD0ieG1wLmlpZDpEQURCNEE1QTBDN0YxMUU1QTFDN0NCQUVCOUU5QkI1NiIgeG1wOkNyZWF0b3JUb29sPSJBZG9iZSBQaG90b3Nob3AgQ1M2IChNYWNpbnRvc2gpIj4gPHhtcE1NOkRlcml2ZWRGcm9tIHN0UmVmOmluc3RhbmNlSUQ9InhtcC5paWQ6MDU4MDExNzQwNzIwNjgxMTgwODM5NjE1QkNBMDYxMTAiIHN0UmVmOmRvY3VtZW50SUQ9InhtcC5kaWQ6MDY4MDExNzQwNzIwNjgxMTgwODNGODk5OTA5MzBDREUiLz4gPC9yZGY6RGVzY3JpcHRpb24+IDwvcmRmOlJERj4gPC94OnhtcG1ldGE+IDw/eHBhY2tldCBlbmQ9InIiPz7KzfHHAAAJTUlEQVR42uydeVAUdxbH+5p7uE+5j4CAHMMm2VUrwYq7iTHGLSOYYBSPFdGgAYNWsrWpZCW1R222JOAFJksAjXIYDcbsGrfcVDwqWkkZhlO5BBREuUYYZ6aZ6WO7o3FjVmGE7pnpnt+3+j+o6V9/+vX7vfd7vwOmaRoC4l8IQABAA9BAADQADUADAdAANNAjC3OERnQNmup79CRFQzBv9yDp2GB1XKDaeUFXnu//Q2Vbd58B4hU0QfsFq6tfT5oX42GXx4Ttm4LX9YzNzf8Wv22BZCjvNxsnfb1k5a8lLkz0Fr+PHtKbay8OWMi7b7fibD+utwllRjJ0QGdesavheN2gyEGbzNSqkqaaCzcl6F0fcW0YZz2GzSRBdGPjy3fXM/5KtKDNBP1aWcuJ030q+f/sF4ZtblpS1GAkMvc17T93XYSgGV+RXdFSceoqpMDsAPfnEQBixMl1HzbtPXVNbKC3Hmwt/bIHkmGQ3Sn/6EMIgs4payk8eVUkoBkPnHeobdcXXZDUYSjfEQozkfsbFZf+dKxLDKDfPdL+QW0n4xkdMQnFEObdv1PZuv1op7BBb/+s88+HO5nv1LFs+T4AMHPlV7dvq2wj+UwpeAT9/j+782vaIYx9EocehmBiTQm847NOpiOhBQe64ETPW59cZsM3B6d8L8yUIkXHrqwvbcYtlGBAl3zV+9bBVhYxKgTK91jLsNITPRs+bjbxwJp70P843bu5rIUgKWHY8n2sIUiO7f/3tYySxlET4dCgD53vz/n4EknQbIcuRDGsldiR030ZextHblscFPThb2+s/6jZNE6yHaCgJceOn+9/ZXf9wJjZ4UB/UTeU+WGz0USywZzQxdiJAjt1cSC1qP7qMO5AoE82Dq8ubhjTmwVvy/fb9bmGobQibc+QySFAn2nVrdzTMMJ8ZVIUEpnk6HeXdIsLtC3XDXYG/U3HrVd31Q+N4GLwGA9h3dhxa2lBXXPvbbuBruvRv7Kzvm/QZKMSib0kQ1uv6l/cUfdd15gdQDf16l8u1Pb2G0ToMR7Euvu64aUd35/vuGVT0G03jEsL6zv6bjM9BuQkkiLMt7ukQPtVy4iNQHcNmtIKte3dYyL3GA9gjQ4M42kf1H3ZMMQ76GsjeGqRtvHKKBNpQk4oKaLTW9KL6o99P8gj6Juj5pd3ausu65zOln8qCTJqsKTv1FZduMEL6EG9edlO7YVmnZPa8v2s8XFyXXFj+VlrS+nWItMZLMt3N5ytH+KWMjv4i5NCGk39iYx689oi7eCYecvzoZLJHsEqanqcWFnc+B/GK3Fty4uTvX1VGCbYAJEmqI6bxu4hPMpPMV3QepzMKGn6F+OPePAYG+YHM5fQHQlhxWSrSXy0maCySpuPfdPvRPHyowuzosQxEehRI5FZ2lL1dR+b+8GA5/RexgR/O9OqO3CyB1JKREbZZCa3H+3svG7gpAzEdIOPh7mumRforZZMETQbEtCQ+GzZTNBMutHaPMyVP6xCoPKve6tyNfFB6qmAZj2PGD0GDEMuchRSSThMu5qvjL1Z1XY8Lxl9iL8Gi4U4khw9c1k3wZwQAJq7mJrDsQ6giTwSAO0IAqABaAAaCIAGoAFogACABqCBAGgAGoAGAqABaCAAGoAGoIEAaAAaCIAGoAFoIAAagAYCoIUHWqyTHB0ONPrDVmUQOHmIb9AYikAI8C38g44JUAX4KaBxAmDiF3SEj+Ivy6IUSglkJCAzCY1zc5kJSpQoxyfcxG2StQWrnw4I91Uev3iz75aZk93VSAv19EwPsTGm2X3t18wPkj98d5jJF3GkzHRnLvDtTyScWPnr4D2r4tCHGyNYPThtW8aJJU8FFP8uTiqBp+462J+iod4RnL4T7QlWJE37uEgVnG/8hBOLZvuXZ8WrJ1t3ZJVFn2vTvV3TwYBGUaGyJo2W3RsSFiR4cUs5JdmnYmOCm3JyjJP/BwxDy37l39pvzK9shX4wbEGSNphHjRZOKZNzZnkdyk70mnAd56NZNIbA25dGeqglW8ovsa5EiPuOWlAuXR9OaqLdq3OSAj1kHMTRP1PucyElmbPkDGWRBsJWB8zkzHDXys2JwZ5ybhKW/9eG+UHF6+MxhrXFWVmbyfBA1ZHcpJgZKs4ywwdqTUrAgU2JLgrUGVmbyUA/ZU2OZtajnyI3FW+bPtu/LDtRzXS1TsXaTPl4yA+/nvREuCvHYx0TKPVJv6pcjaerhLm9U1C2UJ5ukurcpDlRU0ySpx4/LEryrsrReLlJxc/aQjGf74FNSc/Eek75N6YVqD0b73UkL9nPS86O7QlHCAIj1h/YZaFUcqw8O+GFpGmdgjjdiHhejEftVk2gj0JAds2kBRhqXeWIoFAJsi8rPvUJv+m+3em3e3ake+3WX4QFqNjhZjGJpKUowqQOK+b6c/AZcdIkpiP+fGtyVLCLeFiTNJMDv58RkzkvkBt/xVXDEoLUtXmaWRFu7M6MQhdFIzT01xUxuQtCOOsYOGxeXKD687zk5Gh3YbOmaMY1v5322O9fDOOyB+a2kRG+iqNbkmfHe0ImQrCU6Td+G/FeaiTHoQ7nTQ3zkR/N1aRofITHmmKT7I0LQ/+WHs19TMlHg2e4y2pykp570k9IrGn2ZNzVz4bsWRUj4aG+wdfIsp+r9NCmxEVzZrCsBTHXCSfSUgL2rI5F+KnY8TiE76WWHMxOSEsJZJ7B0W0ZJxfPnVGRlaDibad3fmslbgqsLCs+fX6QQ9u1ifjN4777NyYopTzS4L0opZaj5evj1y0IZe3aAVnj5FMa78pNie5Kfmde2KL6J5Mge9fGZi0KY/NGinYoW/5lrMfhHI23i4TvW9mozCrFkH1r47YsCWdrBbRjsB4nE6Lca3I1/m5SG9zNpvXsgldnbnspErLQ7EiCPfq8O2KiijETER7q8mmuJtRLbpu723RKGAzDf18erZQh79V0sI9ry6lPMIz+OAY9TlCaEJfNC0Ki/ZU2u78d5t7lL30MQ+B3qzsgmrLRdByCUrnLwrzvHiwhw5DCjBgrJ74IGDSjd5ZEqmTYm59cJgn+D1tmul+cyFockRzmcq9zltn89EW7zSbNWxiKIvAfP21nZ+Pwh5pm86Z1zwRteyHMvl0vTNs1BjDwXyhgXqfcAU4PtTNo5xFYdAVAA9BAADQADUADBAC0qPRfAQYAMdhewC2wq90AAAAASUVORK5CYII=",<text:line-break/><text:s text:c="8"/>"online": true,<text:line-break/><text:s text:c="8"/>"fid": "10898",<text:line-break/><text:s text:c="8"/>"org": "B1",<text:line-break/><text:s text:c="8"/>"ofx": "https://ofx.chase.com",<text:line-break/><text:s text:c="8"/>"username": "",<text:line-break/><text:s text:c="8"/>"password": ""<text:line-break/><text:s text:c="6"/>}<text:line-break/><text:s text:c="4"/>}<text:line-break/><text:s text:c="2"/>}<text:line-break/>]</text:p>
          </table:table-cell>
          <table:table-cell office:value-type="string">
            <text:p>Chase</text:p>
          </table:table-cell>
          <table:table-cell office:value-type="string">
            <text:p>chase.com</text:p>
          </table:table-cell>
          <table:table-cell office:value-type="string">
            <text:p>Bank One Plaza<text:line-break/>Suite IL1-0852<text:line-break/>Chicago, IL 60670<text:line-break/>USA</text:p>
          </table:table-cell>
          <table:table-cell office:value-type="string">
            <text:p/>
          </table:table-cell>
          <table:table-cell office:value-type="string">
            <text:p>data:image/png;width=120;height=120;base64,iVBORw0KGgoAAAANSUhEUgAAAHgAAAB4CAIAAAC2BqGFAAAAGXRFWHRTb2Z0d2FyZQBBZG9iZSBJbWFnZVJlYWR5ccllPAAAA2hpVFh0WE1MOmNvbS5hZG9iZS54bXAAAAAAADw/eHBhY2tldCBiZWdpbj0i77u/IiBpZD0iVzVNME1wQ2VoaUh6cmVTek5UY3prYzlkIj8+IDx4OnhtcG1ldGEgeG1sbnM6eD0iYWRvYmU6bnM6bWV0YS8iIHg6eG1wdGs9IkFkb2JlIFhNUCBDb3JlIDUuMy1jMDExIDY2LjE0NTY2MSwgMjAxMi8wMi8wNi0xNDo1NjoyNyAgICAgICAgIj4gPHJkZjpSREYgeG1sbnM6cmRmPSJodHRwOi8vd3d3LnczLm9yZy8xOTk5LzAyLzIyLXJkZi1zeW50YXgtbnMjIj4gPHJkZjpEZXNjcmlwdGlvbiByZGY6YWJvdXQ9IiIgeG1sbnM6eG1wTU09Imh0dHA6Ly9ucy5hZG9iZS5jb20veGFwLzEuMC9tbS8iIHhtbG5zOnN0UmVmPSJodHRwOi8vbnMuYWRvYmUuY29tL3hhcC8xLjAvc1R5cGUvUmVzb3VyY2VSZWYjIiB4bWxuczp4bXA9Imh0dHA6Ly9ucy5hZG9iZS5jb20veGFwLzEuMC8iIHhtcE1NOk9yaWdpbmFsRG9jdW1lbnRJRD0ieG1wLmRpZDowNjgwMTE3NDA3MjA2ODExODA4M0Y4OTk5MDkzMENERSIgeG1wTU06RG9jdW1lbnRJRD0ieG1wLmRpZDpEQURCNEE1QjBDN0YxMUU1QTFDN0NCQUVCOUU5QkI1NiIgeG1wTU06SW5zdGFuY2VJRD0ieG1wLmlpZDpEQURCNEE1QTBDN0YxMUU1QTFDN0NCQUVCOUU5QkI1NiIgeG1wOkNyZWF0b3JUb29sPSJBZG9iZSBQaG90b3Nob3AgQ1M2IChNYWNpbnRvc2gpIj4gPHhtcE1NOkRlcml2ZWRGcm9tIHN0UmVmOmluc3RhbmNlSUQ9InhtcC5paWQ6MDU4MDExNzQwNzIwNjgxMTgwODM5NjE1QkNBMDYxMTAiIHN0UmVmOmRvY3VtZW50SUQ9InhtcC5kaWQ6MDY4MDExNzQwNzIwNjgxMTgwODNGODk5OTA5MzBDREUiLz4gPC9yZGY6RGVzY3JpcHRpb24+IDwvcmRmOlJERj4gPC94OnhtcG1ldGE+IDw/eHBhY2tldCBlbmQ9InIiPz7KzfHHAAAJTUlEQVR42uydeVAUdxbH+5p7uE+5j4CAHMMm2VUrwYq7iTHGLSOYYBSPFdGgAYNWsrWpZCW1R222JOAFJksAjXIYDcbsGrfcVDwqWkkZhlO5BBREuUYYZ6aZ6WO7o3FjVmGE7pnpnt+3+j+o6V9/+vX7vfd7vwOmaRoC4l8IQABAA9BAADQADUADAdAANNAjC3OERnQNmup79CRFQzBv9yDp2GB1XKDaeUFXnu//Q2Vbd58B4hU0QfsFq6tfT5oX42GXx4Ttm4LX9YzNzf8Wv22BZCjvNxsnfb1k5a8lLkz0Fr+PHtKbay8OWMi7b7fibD+utwllRjJ0QGdesavheN2gyEGbzNSqkqaaCzcl6F0fcW0YZz2GzSRBdGPjy3fXM/5KtKDNBP1aWcuJ030q+f/sF4ZtblpS1GAkMvc17T93XYSgGV+RXdFSceoqpMDsAPfnEQBixMl1HzbtPXVNbKC3Hmwt/bIHkmGQ3Sn/6EMIgs4payk8eVUkoBkPnHeobdcXXZDUYSjfEQozkfsbFZf+dKxLDKDfPdL+QW0n4xkdMQnFEObdv1PZuv1op7BBb/+s88+HO5nv1LFs+T4AMHPlV7dvq2wj+UwpeAT9/j+782vaIYx9EocehmBiTQm847NOpiOhBQe64ETPW59cZsM3B6d8L8yUIkXHrqwvbcYtlGBAl3zV+9bBVhYxKgTK91jLsNITPRs+bjbxwJp70P843bu5rIUgKWHY8n2sIUiO7f/3tYySxlET4dCgD53vz/n4EknQbIcuRDGsldiR030ZextHblscFPThb2+s/6jZNE6yHaCgJceOn+9/ZXf9wJjZ4UB/UTeU+WGz0USywZzQxdiJAjt1cSC1qP7qMO5AoE82Dq8ubhjTmwVvy/fb9bmGobQibc+QySFAn2nVrdzTMMJ8ZVIUEpnk6HeXdIsLtC3XDXYG/U3HrVd31Q+N4GLwGA9h3dhxa2lBXXPvbbuBruvRv7Kzvm/QZKMSib0kQ1uv6l/cUfdd15gdQDf16l8u1Pb2G0ToMR7Euvu64aUd35/vuGVT0G03jEsL6zv6bjM9BuQkkiLMt7ukQPtVy4iNQHcNmtIKte3dYyL3GA9gjQ4M42kf1H3ZMMQ76GsjeGqRtvHKKBNpQk4oKaLTW9KL6o99P8gj6Juj5pd3ausu65zOln8qCTJqsKTv1FZduMEL6EG9edlO7YVmnZPa8v2s8XFyXXFj+VlrS+nWItMZLMt3N5ytH+KWMjv4i5NCGk39iYx689oi7eCYecvzoZLJHsEqanqcWFnc+B/GK3Fty4uTvX1VGCbYAJEmqI6bxu4hPMpPMV3QepzMKGn6F+OPePAYG+YHM5fQHQlhxWSrSXy0maCySpuPfdPvRPHyowuzosQxEehRI5FZ2lL1dR+b+8GA5/RexgR/O9OqO3CyB1JKREbZZCa3H+3svG7gpAzEdIOPh7mumRforZZMETQbEtCQ+GzZTNBMutHaPMyVP6xCoPKve6tyNfFB6qmAZj2PGD0GDEMuchRSSThMu5qvjL1Z1XY8Lxl9iL8Gi4U4khw9c1k3wZwQAJq7mJrDsQ6giTwSAO0IAqABaAAaCIAGoAFogACABqCBAGgAGoAGAqABaCAAGoAGoIEAaAAaCIAGoAFoIAAagAYCoIUHWqyTHB0ONPrDVmUQOHmIb9AYikAI8C38g44JUAX4KaBxAmDiF3SEj+Ivy6IUSglkJCAzCY1zc5kJSpQoxyfcxG2StQWrnw4I91Uev3iz75aZk93VSAv19EwPsTGm2X3t18wPkj98d5jJF3GkzHRnLvDtTyScWPnr4D2r4tCHGyNYPThtW8aJJU8FFP8uTiqBp+462J+iod4RnL4T7QlWJE37uEgVnG/8hBOLZvuXZ8WrJ1t3ZJVFn2vTvV3TwYBGUaGyJo2W3RsSFiR4cUs5JdmnYmOCm3JyjJP/BwxDy37l39pvzK9shX4wbEGSNphHjRZOKZNzZnkdyk70mnAd56NZNIbA25dGeqglW8ovsa5EiPuOWlAuXR9OaqLdq3OSAj1kHMTRP1PucyElmbPkDGWRBsJWB8zkzHDXys2JwZ5ybhKW/9eG+UHF6+MxhrXFWVmbyfBA1ZHcpJgZKs4ywwdqTUrAgU2JLgrUGVmbyUA/ZU2OZtajnyI3FW+bPtu/LDtRzXS1TsXaTPl4yA+/nvREuCvHYx0TKPVJv6pcjaerhLm9U1C2UJ5ukurcpDlRU0ySpx4/LEryrsrReLlJxc/aQjGf74FNSc/Eek75N6YVqD0b73UkL9nPS86O7QlHCAIj1h/YZaFUcqw8O+GFpGmdgjjdiHhejEftVk2gj0JAds2kBRhqXeWIoFAJsi8rPvUJv+m+3em3e3ake+3WX4QFqNjhZjGJpKUowqQOK+b6c/AZcdIkpiP+fGtyVLCLeFiTNJMDv58RkzkvkBt/xVXDEoLUtXmaWRFu7M6MQhdFIzT01xUxuQtCOOsYOGxeXKD687zk5Gh3YbOmaMY1v5322O9fDOOyB+a2kRG+iqNbkmfHe0ImQrCU6Td+G/FeaiTHoQ7nTQ3zkR/N1aRofITHmmKT7I0LQ/+WHs19TMlHg2e4y2pykp570k9IrGn2ZNzVz4bsWRUj4aG+wdfIsp+r9NCmxEVzZrCsBTHXCSfSUgL2rI5F+KnY8TiE76WWHMxOSEsJZJ7B0W0ZJxfPnVGRlaDibad3fmslbgqsLCs+fX6QQ9u1ifjN4777NyYopTzS4L0opZaj5evj1y0IZe3aAVnj5FMa78pNie5Kfmde2KL6J5Mge9fGZi0KY/NGinYoW/5lrMfhHI23i4TvW9mozCrFkH1r47YsCWdrBbRjsB4nE6Lca3I1/m5SG9zNpvXsgldnbnspErLQ7EiCPfq8O2KiijETER7q8mmuJtRLbpu723RKGAzDf18erZQh79V0sI9ry6lPMIz+OAY9TlCaEJfNC0Ki/ZU2u78d5t7lL30MQ+B3qzsgmrLRdByCUrnLwrzvHiwhw5DCjBgrJ74IGDSjd5ZEqmTYm59cJgn+D1tmul+cyFockRzmcq9zltn89EW7zSbNWxiKIvAfP21nZ+Pwh5pm86Z1zwRteyHMvl0vTNs1BjDwXyhgXqfcAU4PtTNo5xFYdAVAA9BAADQADUADBAC0qPRfAQYAMdhewC2wq90AAAAASUVORK5CYII=</text:p>
          </table:table-cell>
          <table:table-cell office:value-type="boolean" office:boolean-value="true">
            <text:p>TRUE</text:p>
          </table:table-cell>
          <table:table-cell office:value-type="string">
            <text:p>10898</text:p>
          </table:table-cell>
          <table:table-cell office:value-type="string">
            <text:p>B1</text:p>
          </table:table-cell>
          <table:table-cell office:value-type="string">
            <text:p>https://ofx.chase.com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bill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web</text:p>
          </table:table-cell>
          <table:table-cell office:value-type="string">
            <text:p>icon</text:p>
          </table:table-cell>
          <table:table-cell office:value-type="string">
            <text:p>notes</text:p>
          </table:table-cell>
          <table:table-cell office:value-type="string">
            <text:p>amount</text:p>
          </table:table-cell>
          <table:table-cell office:value-type="string">
            <text:p>account</text:p>
          </table:table-cell>
          <table:table-cell office:value-type="string">
            <text:p>category</text:p>
          </table:table-cell>
          <table:table-cell office:value-type="string">
            <text:p>showAdvanced</text:p>
          </table:table-cell>
          <table:table-cell office:value-type="string">
            <text:p>sortOrder</text:p>
          </table:table-cell>
          <table:table-cell office:value-type="string">
            <text:p>rrule</text:p>
          </table:table-cell>
        </table:table-row>
      </table:table>
      <table:table table:name="budge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sortOrder</text:p>
          </table:table-cell>
        </table:table-row>
      </table:table>
      <table:table table:name="categori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amount</text:p>
          </table:table-cell>
        </table:table-row>
      </table:table>
      <table:table table:name="settings">
        <table:table-row>
          <table:table-cell office:value-type="string">
            <text:p>key</text:p>
          </table:table-cell>
          <table:table-cell office:value-type="string">
            <text:p>value</text:p>
          </table:table-cell>
        </table:table-row>
      </table:table>
      <table:table table:name="transaction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accountId</text:p>
          </table:table-cell>
          <table:table-cell office:value-type="string">
            <text:p>time</text:p>
          </table:table-cell>
          <table:table-cell office:value-type="string">
            <text:p>account</text:p>
          </table:table-cell>
          <table:table-cell office:value-type="string">
            <text:p>server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amount</text:p>
          </table:table-cell>
          <table:table-cell office:value-type="string">
            <text:p>bal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